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11" table:default-cell-style-name="Default"/>
        <table:table-row table:style-name="ro1">
          <table:table-cell office:value-type="float" office:value="-5">
            <text:p>-5</text:p>
          </table:table-cell>
          <table:table-cell office:value-type="float" office:value="-0.33213868">
            <text:p>-0,3321</text:p>
          </table:table-cell>
          <table:table-cell table:number-columns-repeated="9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33373117">
            <text:p>-0,3337</text:p>
          </table:table-cell>
          <table:table-cell>
            <draw:frame table:end-cell-address="Feuille1.L28" table:end-x="1.284cm" table:end-y="0.135cm" draw:z-index="0" svg:width="20.491cm" svg:height="11.663cm" svg:x="1.115cm" svg:y="0.213cm">
              <draw:object draw:notify-on-update-of-ranges="Feuille1.A1:Feuille1.B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33136713">
            <text:p>-0,3314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32752001">
            <text:p>-0,3275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3223982">
            <text:p>-0,3224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3155156">
            <text:p>-0,3155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30846315">
            <text:p>-0,3085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30696201">
            <text:p>-0,307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30958624">
            <text:p>-0,3096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31055372">
            <text:p>-0,310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31010657">
            <text:p>-0,310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30772415">
            <text:p>-0,307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30268802">
            <text:p>-0,302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29912676">
            <text:p>-0,299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2985861">
            <text:p>-0,2986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29995697">
            <text:p>-0,3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29747437">
            <text:p>-0,297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29696264">
            <text:p>-0,297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29484034">
            <text:p>-0,2948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29341707">
            <text:p>-0,293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28973532">
            <text:p>-0,2897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28753267">
            <text:p>-0,287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28651126">
            <text:p>-0,286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28156169">
            <text:p>-0,281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27917768">
            <text:p>-0,2792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27714563">
            <text:p>-0,277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27266784">
            <text:p>-0,2727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2698125">
            <text:p>-0,2698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26674946">
            <text:p>-0,2667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26493831">
            <text:p>-0,264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26304369">
            <text:p>-0,263</text:p>
          </table:table-cell>
          <table:table-cell office:value-type="float" office:value="-0.29884705">
            <text:p>-0,2988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25881321">
            <text:p>-0,2588</text:p>
          </table:table-cell>
          <table:table-cell office:value-type="float" office:value="-0.3086311">
            <text:p>-0,3086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25859827">
            <text:p>-0,2586</text:p>
          </table:table-cell>
          <table:table-cell office:value-type="float" office:value="-0.30802053">
            <text:p>-0,308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25725831">
            <text:p>-0,2573</text:p>
          </table:table-cell>
          <table:table-cell office:value-type="float" office:value="-0.30274999">
            <text:p>-0,3027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25510396">
            <text:p>-0,2551</text:p>
          </table:table-cell>
          <table:table-cell office:value-type="float" office:value="-0.30230683">
            <text:p>-0,3023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25082895">
            <text:p>-0,2508</text:p>
          </table:table-cell>
          <table:table-cell office:value-type="float" office:value="-0.30028602">
            <text:p>-0,3003</text:p>
          </table:table-cell>
          <table:table-cell table:formula="oooc:=[.B36]-[.C36]" office:value-type="float" office:value="0.04945707">
            <text:p>0,0495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formula="oooc:=[.C37]+[.$D$36]" office:value-type="float" office:value="-0.25447784">
            <text:p>-0,2545</text:p>
          </table:table-cell>
          <table:table-cell office:value-type="float" office:value="-0.30393491">
            <text:p>-0,3039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ooc:=[.C38]+[.$D$36]" office:value-type="float" office:value="-0.25126149">
            <text:p>-0,2513</text:p>
          </table:table-cell>
          <table:table-cell office:value-type="float" office:value="-0.30071856">
            <text:p>-0,3007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ooc:=[.C39]+[.$D$36]" office:value-type="float" office:value="-0.24333783">
            <text:p>-0,2433</text:p>
          </table:table-cell>
          <table:table-cell office:value-type="float" office:value="-0.2927949">
            <text:p>-0,2928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ooc:=[.C40]+[.$D$36]" office:value-type="float" office:value="-0.23584603">
            <text:p>-0,2358</text:p>
          </table:table-cell>
          <table:table-cell office:value-type="float" office:value="-0.2853031">
            <text:p>-0,2853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ooc:=[.C41]+[.$D$36]" office:value-type="float" office:value="-0.22937568">
            <text:p>-0,2294</text:p>
          </table:table-cell>
          <table:table-cell office:value-type="float" office:value="-0.27883275">
            <text:p>-0,2788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ooc:=[.C42]+[.$D$36]" office:value-type="float" office:value="-0.22369534">
            <text:p>-0,2237</text:p>
          </table:table-cell>
          <table:table-cell office:value-type="float" office:value="-0.27315241">
            <text:p>-0,2732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ooc:=[.C43]+[.$D$36]" office:value-type="float" office:value="-0.21003258">
            <text:p>-0,21</text:p>
          </table:table-cell>
          <table:table-cell office:value-type="float" office:value="-0.25948965">
            <text:p>-0,2595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ooc:=[.C44]+[.$D$36]" office:value-type="float" office:value="-0.20320253">
            <text:p>-0,2032</text:p>
          </table:table-cell>
          <table:table-cell office:value-type="float" office:value="-0.2526596">
            <text:p>-0,2527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ooc:=[.C45]+[.$D$36]" office:value-type="float" office:value="-0.19465277">
            <text:p>-0,1947</text:p>
          </table:table-cell>
          <table:table-cell office:value-type="float" office:value="-0.24410984">
            <text:p>-0,2441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ooc:=[.C46]+[.$D$36]" office:value-type="float" office:value="-0.18887994">
            <text:p>-0,1889</text:p>
          </table:table-cell>
          <table:table-cell office:value-type="float" office:value="-0.23833701">
            <text:p>-0,2383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ooc:=[.C47]+[.$D$36]" office:value-type="float" office:value="-0.18769841">
            <text:p>-0,1877</text:p>
          </table:table-cell>
          <table:table-cell office:value-type="float" office:value="-0.23715548">
            <text:p>-0,2372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ooc:=[.C48]+[.$D$36]" office:value-type="float" office:value="-0.18182209">
            <text:p>-0,1818</text:p>
          </table:table-cell>
          <table:table-cell office:value-type="float" office:value="-0.23127916">
            <text:p>-0,2313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ooc:=[.C49]+[.$D$36]" office:value-type="float" office:value="-0.17747824">
            <text:p>-0,1775</text:p>
          </table:table-cell>
          <table:table-cell office:value-type="float" office:value="-0.22693531">
            <text:p>-0,2269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ooc:=[.C50]+[.$D$36]" office:value-type="float" office:value="-0.17155223">
            <text:p>-0,1716</text:p>
          </table:table-cell>
          <table:table-cell office:value-type="float" office:value="-0.2210093">
            <text:p>-0,221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ooc:=[.C51]+[.$D$36]" office:value-type="float" office:value="-0.16890057">
            <text:p>-0,1689</text:p>
          </table:table-cell>
          <table:table-cell office:value-type="float" office:value="-0.21835764">
            <text:p>-0,2184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ooc:=[.C52]+[.$D$36]" office:value-type="float" office:value="-0.16298179">
            <text:p>-0,163</text:p>
          </table:table-cell>
          <table:table-cell office:value-type="float" office:value="-0.21243886">
            <text:p>-0,2124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ooc:=[.C53]+[.$D$36]" office:value-type="float" office:value="-0.15477919">
            <text:p>-0,1548</text:p>
          </table:table-cell>
          <table:table-cell office:value-type="float" office:value="-0.20423626">
            <text:p>-0,2042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ooc:=[.C54]+[.$D$36]" office:value-type="float" office:value="-0.14898927">
            <text:p>-0,149</text:p>
          </table:table-cell>
          <table:table-cell office:value-type="float" office:value="-0.19844634">
            <text:p>-0,1984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ooc:=[.C55]+[.$D$36]" office:value-type="float" office:value="-0.13948574">
            <text:p>-0,1395</text:p>
          </table:table-cell>
          <table:table-cell office:value-type="float" office:value="-0.18894281">
            <text:p>-0,1889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ooc:=[.C56]+[.$D$36]" office:value-type="float" office:value="-0.13228671">
            <text:p>-0,1323</text:p>
          </table:table-cell>
          <table:table-cell office:value-type="float" office:value="-0.18174378">
            <text:p>-0,1817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ooc:=[.C57]+[.$D$36]" office:value-type="float" office:value="-0.12772793">
            <text:p>-0,1277</text:p>
          </table:table-cell>
          <table:table-cell office:value-type="float" office:value="-0.177185">
            <text:p>-0,1772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ooc:=[.C58]+[.$D$36]" office:value-type="float" office:value="-0.12383396">
            <text:p>-0,1238</text:p>
          </table:table-cell>
          <table:table-cell office:value-type="float" office:value="-0.17329103">
            <text:p>-0,1733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ooc:=[.C59]+[.$D$36]" office:value-type="float" office:value="-0.11315321">
            <text:p>-0,1132</text:p>
          </table:table-cell>
          <table:table-cell office:value-type="float" office:value="-0.16261028">
            <text:p>-0,1626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ooc:=[.C60]+[.$D$36]" office:value-type="float" office:value="-0.10301693">
            <text:p>-0,103</text:p>
          </table:table-cell>
          <table:table-cell office:value-type="float" office:value="-0.152474">
            <text:p>-0,1525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ooc:=[.C61]+[.$D$36]" office:value-type="float" office:value="-0.09504093">
            <text:p>-0,095</text:p>
          </table:table-cell>
          <table:table-cell office:value-type="float" office:value="-0.144498">
            <text:p>-0,1445</text:p>
          </table:table-cell>
          <table:table-cell office:value-type="float" office:value="-0.0783967">
            <text:p>-0,0784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62]+[.$D$36]" office:value-type="float" office:value="-0.08725386">
            <text:p>-0,0873</text:p>
          </table:table-cell>
          <table:table-cell office:value-type="float" office:value="-0.13671093">
            <text:p>-0,1367</text:p>
          </table:table-cell>
          <table:table-cell office:value-type="float" office:value="-0.0728156">
            <text:p>-0,0728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63]+[.$D$36]" office:value-type="float" office:value="-0.07824405">
            <text:p>-0,0782</text:p>
          </table:table-cell>
          <table:table-cell office:value-type="float" office:value="-0.12770112">
            <text:p>-0,1277</text:p>
          </table:table-cell>
          <table:table-cell office:value-type="float" office:value="-0.06314778">
            <text:p>-0,0631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64]+[.$D$36]" office:value-type="float" office:value="-0.07121938">
            <text:p>-0,0712</text:p>
          </table:table-cell>
          <table:table-cell office:value-type="float" office:value="-0.12067645">
            <text:p>-0,1207</text:p>
          </table:table-cell>
          <table:table-cell office:value-type="float" office:value="-0.05162349">
            <text:p>-0,0516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65]+[.$D$36]" office:value-type="float" office:value="-0.0639267">
            <text:p>-0,0639</text:p>
          </table:table-cell>
          <table:table-cell office:value-type="float" office:value="-0.11338377">
            <text:p>-0,1134</text:p>
          </table:table-cell>
          <table:table-cell office:value-type="float" office:value="-0.04696393">
            <text:p>-0,047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66]+[.$D$36]" office:value-type="float" office:value="-0.05716929">
            <text:p>-0,0572</text:p>
          </table:table-cell>
          <table:table-cell office:value-type="float" office:value="-0.10662636">
            <text:p>-0,1066</text:p>
          </table:table-cell>
          <table:table-cell office:value-type="float" office:value="-0.04151805">
            <text:p>-0,0415</text:p>
          </table:table-cell>
          <table:table-cell table:formula="oooc:=[.B66]-[.D66]" office:value-type="float" office:value="-0.01565124">
            <text:p>-0,0157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formula="oooc:=[.D67]+[.$E$66]" office:value-type="float" office:value="-0.05133725">
            <text:p>-0,0513</text:p>
          </table:table-cell>
          <table:table-cell/>
          <table:table-cell office:value-type="float" office:value="-0.03568601">
            <text:p>-0,0357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68]+[.$E$66]" office:value-type="float" office:value="-0.05613253">
            <text:p>-0,0561</text:p>
          </table:table-cell>
          <table:table-cell/>
          <table:table-cell office:value-type="float" office:value="-0.04048129">
            <text:p>-0,0405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69]+[.$E$66]" office:value-type="float" office:value="-0.05227527">
            <text:p>-0,0523</text:p>
          </table:table-cell>
          <table:table-cell/>
          <table:table-cell office:value-type="float" office:value="-0.03662403">
            <text:p>-0,0366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70]+[.$E$66]" office:value-type="float" office:value="-0.04680373">
            <text:p>-0,0468</text:p>
          </table:table-cell>
          <table:table-cell/>
          <table:table-cell office:value-type="float" office:value="-0.03115249">
            <text:p>-0,0312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71]+[.$E$66]" office:value-type="float" office:value="-0.04151811">
            <text:p>-0,0415</text:p>
          </table:table-cell>
          <table:table-cell/>
          <table:table-cell office:value-type="float" office:value="-0.02586687">
            <text:p>-0,0259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72]+[.$E$66]" office:value-type="float" office:value="-0.0351394">
            <text:p>-0,0351</text:p>
          </table:table-cell>
          <table:table-cell/>
          <table:table-cell office:value-type="float" office:value="-0.01948816">
            <text:p>-0,0195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73]+[.$E$66]" office:value-type="float" office:value="-0.03412876">
            <text:p>-0,0341</text:p>
          </table:table-cell>
          <table:table-cell/>
          <table:table-cell office:value-type="float" office:value="-0.01847752">
            <text:p>-0,0185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74]+[.$E$66]" office:value-type="float" office:value="-0.03841305">
            <text:p>-0,0384</text:p>
          </table:table-cell>
          <table:table-cell/>
          <table:table-cell office:value-type="float" office:value="-0.02276181">
            <text:p>-0,0228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75]+[.$E$66]" office:value-type="float" office:value="-0.03578083">
            <text:p>-0,0358</text:p>
          </table:table-cell>
          <table:table-cell/>
          <table:table-cell office:value-type="float" office:value="-0.02012959">
            <text:p>-0,0201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76]+[.$E$66]" office:value-type="float" office:value="-0.03253455">
            <text:p>-0,0325</text:p>
          </table:table-cell>
          <table:table-cell/>
          <table:table-cell office:value-type="float" office:value="-0.01688331">
            <text:p>-0,0169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77]+[.$E$66]" office:value-type="float" office:value="-0.02077816">
            <text:p>-0,0208</text:p>
          </table:table-cell>
          <table:table-cell/>
          <table:table-cell office:value-type="float" office:value="-0.00512691999999999">
            <text:p>-0,0051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78]+[.$E$66]" office:value-type="float" office:value="-0.02024435">
            <text:p>-0,0202</text:p>
          </table:table-cell>
          <table:table-cell/>
          <table:table-cell office:value-type="float" office:value="-0.00459311">
            <text:p>-0,0046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79]+[.$E$66]" office:value-type="float" office:value="-0.02353305">
            <text:p>-0,0235</text:p>
          </table:table-cell>
          <table:table-cell/>
          <table:table-cell office:value-type="float" office:value="-0.00788181">
            <text:p>-0,0079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80]+[.$E$66]" office:value-type="float" office:value="-0.01778553">
            <text:p>-0,0178</text:p>
          </table:table-cell>
          <table:table-cell/>
          <table:table-cell office:value-type="float" office:value="-0.00213429">
            <text:p>-0,0021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81]+[.$E$66]" office:value-type="float" office:value="-0.0144353">
            <text:p>-0,0144</text:p>
          </table:table-cell>
          <table:table-cell/>
          <table:table-cell office:value-type="float" office:value="0.00121594">
            <text:p>0,0012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82]+[.$E$66]" office:value-type="float" office:value="-0.01147946">
            <text:p>-0,0115</text:p>
          </table:table-cell>
          <table:table-cell/>
          <table:table-cell office:value-type="float" office:value="0.00417178">
            <text:p>0,0042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83]+[.$E$66]" office:value-type="float" office:value="-0.00625712">
            <text:p>-0,0063</text:p>
          </table:table-cell>
          <table:table-cell/>
          <table:table-cell office:value-type="float" office:value="0.00939412000000001">
            <text:p>0,0094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84]+[.$E$66]" office:value-type="float" office:value="0.00130920999999999">
            <text:p>0,0013</text:p>
          </table:table-cell>
          <table:table-cell/>
          <table:table-cell office:value-type="float" office:value="0.01696045">
            <text:p>0,017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85]+[.$E$66]" office:value-type="float" office:value="0.00551118999999999">
            <text:p>0,0055</text:p>
          </table:table-cell>
          <table:table-cell/>
          <table:table-cell office:value-type="float" office:value="0.02116243">
            <text:p>0,0212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86]+[.$E$66]" office:value-type="float" office:value="0.00525115999999999">
            <text:p>0,0053</text:p>
          </table:table-cell>
          <table:table-cell/>
          <table:table-cell office:value-type="float" office:value="0.0209024">
            <text:p>0,0209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87]+[.$E$66]" office:value-type="float" office:value="0.00957236999999999">
            <text:p>0,0096</text:p>
          </table:table-cell>
          <table:table-cell/>
          <table:table-cell office:value-type="float" office:value="0.02522361">
            <text:p>0,0252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88]+[.$E$66]" office:value-type="float" office:value="0.00323930999999999">
            <text:p>0,0032</text:p>
          </table:table-cell>
          <table:table-cell/>
          <table:table-cell office:value-type="float" office:value="0.01889055">
            <text:p>0,0189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89]+[.$E$66]" office:value-type="float" office:value="0.00473022999999999">
            <text:p>0,0047</text:p>
          </table:table-cell>
          <table:table-cell/>
          <table:table-cell office:value-type="float" office:value="0.02038147">
            <text:p>0,0204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90]+[.$E$66]" office:value-type="float" office:value="0.00419072999999999">
            <text:p>0,0042</text:p>
          </table:table-cell>
          <table:table-cell/>
          <table:table-cell office:value-type="float" office:value="0.01984197">
            <text:p>0,0198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91]+[.$E$66]" office:value-type="float" office:value="0.01196425">
            <text:p>0,012</text:p>
          </table:table-cell>
          <table:table-cell/>
          <table:table-cell office:value-type="float" office:value="0.02761549">
            <text:p>0,0276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92]+[.$E$66]" office:value-type="float" office:value="0.01925468">
            <text:p>0,0193</text:p>
          </table:table-cell>
          <table:table-cell/>
          <table:table-cell office:value-type="float" office:value="0.03490592">
            <text:p>0,0349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93]+[.$E$66]" office:value-type="float" office:value="0.01493602">
            <text:p>0,0149</text:p>
          </table:table-cell>
          <table:table-cell/>
          <table:table-cell office:value-type="float" office:value="0.03058726">
            <text:p>0,0306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94]+[.$E$66]" office:value-type="float" office:value="0.02053438">
            <text:p>0,0205</text:p>
          </table:table-cell>
          <table:table-cell/>
          <table:table-cell office:value-type="float" office:value="0.03618562">
            <text:p>0,0362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95]+[.$E$66]" office:value-type="float" office:value="0.03315615">
            <text:p>0,0332</text:p>
          </table:table-cell>
          <table:table-cell/>
          <table:table-cell office:value-type="float" office:value="0.04880739">
            <text:p>0,0488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96]+[.$E$66]" office:value-type="float" office:value="0.02918905">
            <text:p>0,0292</text:p>
          </table:table-cell>
          <table:table-cell/>
          <table:table-cell office:value-type="float" office:value="0.04484029">
            <text:p>0,0448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0.30662344">
            <text:p>-0,3066</text:p>
          </table:table-cell>
          <table:table-cell table:number-columns-repeated="2"/>
          <table:table-cell office:value-type="string">
            <text:p>Trainée gauche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30906497">
            <text:p>-0,3091</text:p>
          </table:table-cell>
          <table:table-cell>
            <draw:frame table:end-cell-address="Feuille1.L128" table:end-x="1.061cm" table:end-y="0.188cm" draw:z-index="1" svg:width="20.268cm" svg:height="11.716cm" svg:x="1.115cm" svg:y="0.213cm">
              <draw:object draw:notify-on-update-of-ranges="Feuille1.A101:Feuille1.B1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3090213">
            <text:p>-0,309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31030542">
            <text:p>-0,3103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31303797">
            <text:p>-0,313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31738991">
            <text:p>-0,3174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32442332">
            <text:p>-0,3244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3277187">
            <text:p>-0,3277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32738603">
            <text:p>-0,3274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32595746">
            <text:p>-0,32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32701931">
            <text:p>-0,327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32837919">
            <text:p>-0,328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33484409">
            <text:p>-0,334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33716047">
            <text:p>-0,337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33825617">
            <text:p>-0,3383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33958971">
            <text:p>-0,3396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33975039">
            <text:p>-0,3398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33858837">
            <text:p>-0,3386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33867555">
            <text:p>-0,3387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338992">
            <text:p>-0,33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33930634">
            <text:p>-0,3393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33891954">
            <text:p>-0,33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33773444">
            <text:p>-0,3377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33753166">
            <text:p>-0,337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33650179">
            <text:p>-0,336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33757399">
            <text:p>-0,33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33824623">
            <text:p>-0,3382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33568193">
            <text:p>-0,3357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33839882">
            <text:p>-0,3384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33681076">
            <text:p>-0,3368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33436796">
            <text:p>-0,3344</text:p>
          </table:table-cell>
          <table:table-cell office:value-type="float" office:value="-0.41106816">
            <text:p>-0,4111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33322506">
            <text:p>-0,3332</text:p>
          </table:table-cell>
          <table:table-cell office:value-type="float" office:value="-0.39708986">
            <text:p>-0,3971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32965241">
            <text:p>-0,3297</text:p>
          </table:table-cell>
          <table:table-cell office:value-type="float" office:value="-0.38621382">
            <text:p>-0,3862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32769729">
            <text:p>-0,3277</text:p>
          </table:table-cell>
          <table:table-cell office:value-type="float" office:value="-0.38345416">
            <text:p>-0,3835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32625013">
            <text:p>-0,3263</text:p>
          </table:table-cell>
          <table:table-cell office:value-type="float" office:value="-0.37381583">
            <text:p>-0,3738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32502093">
            <text:p>-0,325</text:p>
          </table:table-cell>
          <table:table-cell office:value-type="float" office:value="-0.37007602">
            <text:p>-0,3701</text:p>
          </table:table-cell>
          <table:table-cell table:formula="oooc:=[.B136]-[.C136]" office:value-type="float" office:value="0.04505509">
            <text:p>0,0451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formula="oooc:=[.C137]+[.$D$136]" office:value-type="float" office:value="-0.31855201">
            <text:p>-0,3186</text:p>
          </table:table-cell>
          <table:table-cell office:value-type="float" office:value="-0.3636071">
            <text:p>-0,3636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ooc:=[.C138]+[.$D$136]" office:value-type="float" office:value="-0.31776898">
            <text:p>-0,3178</text:p>
          </table:table-cell>
          <table:table-cell office:value-type="float" office:value="-0.36282407">
            <text:p>-0,3628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ooc:=[.C139]+[.$D$136]" office:value-type="float" office:value="-0.31583782">
            <text:p>-0,3158</text:p>
          </table:table-cell>
          <table:table-cell office:value-type="float" office:value="-0.36089291">
            <text:p>-0,3609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ooc:=[.C140]+[.$D$136]" office:value-type="float" office:value="-0.31121644">
            <text:p>-0,3112</text:p>
          </table:table-cell>
          <table:table-cell office:value-type="float" office:value="-0.35627153">
            <text:p>-0,3563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ooc:=[.C141]+[.$D$136]" office:value-type="float" office:value="-0.30922872">
            <text:p>-0,3092</text:p>
          </table:table-cell>
          <table:table-cell office:value-type="float" office:value="-0.35428381">
            <text:p>-0,3543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ooc:=[.C142]+[.$D$136]" office:value-type="float" office:value="-0.30272603">
            <text:p>-0,3027</text:p>
          </table:table-cell>
          <table:table-cell office:value-type="float" office:value="-0.34778112">
            <text:p>-0,3478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ooc:=[.C143]+[.$D$136]" office:value-type="float" office:value="-0.30563642">
            <text:p>-0,3056</text:p>
          </table:table-cell>
          <table:table-cell office:value-type="float" office:value="-0.35069151">
            <text:p>-0,3507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ooc:=[.C144]+[.$D$136]" office:value-type="float" office:value="-0.30144197">
            <text:p>-0,3014</text:p>
          </table:table-cell>
          <table:table-cell office:value-type="float" office:value="-0.34649706">
            <text:p>-0,3465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ooc:=[.C145]+[.$D$136]" office:value-type="float" office:value="-0.29882434">
            <text:p>-0,2988</text:p>
          </table:table-cell>
          <table:table-cell office:value-type="float" office:value="-0.34387943">
            <text:p>-0,3439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ooc:=[.C146]+[.$D$136]" office:value-type="float" office:value="-0.29281533">
            <text:p>-0,2928</text:p>
          </table:table-cell>
          <table:table-cell office:value-type="float" office:value="-0.33787042">
            <text:p>-0,3379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ooc:=[.C147]+[.$D$136]" office:value-type="float" office:value="-0.28389112">
            <text:p>-0,2839</text:p>
          </table:table-cell>
          <table:table-cell office:value-type="float" office:value="-0.32894621">
            <text:p>-0,3289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ooc:=[.C148]+[.$D$136]" office:value-type="float" office:value="-0.27914671">
            <text:p>-0,2791</text:p>
          </table:table-cell>
          <table:table-cell office:value-type="float" office:value="-0.3242018">
            <text:p>-0,3242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ooc:=[.C149]+[.$D$136]" office:value-type="float" office:value="-0.27179546">
            <text:p>-0,2718</text:p>
          </table:table-cell>
          <table:table-cell office:value-type="float" office:value="-0.31685055">
            <text:p>-0,3169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ooc:=[.C150]+[.$D$136]" office:value-type="float" office:value="-0.26677594">
            <text:p>-0,2668</text:p>
          </table:table-cell>
          <table:table-cell office:value-type="float" office:value="-0.31183103">
            <text:p>-0,3118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ooc:=[.C151]+[.$D$136]" office:value-type="float" office:value="-0.26076797">
            <text:p>-0,2608</text:p>
          </table:table-cell>
          <table:table-cell office:value-type="float" office:value="-0.30582306">
            <text:p>-0,3058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ooc:=[.C152]+[.$D$136]" office:value-type="float" office:value="-0.25358377">
            <text:p>-0,2536</text:p>
          </table:table-cell>
          <table:table-cell office:value-type="float" office:value="-0.29863886">
            <text:p>-0,2986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ooc:=[.C153]+[.$D$136]" office:value-type="float" office:value="-0.24964131">
            <text:p>-0,2496</text:p>
          </table:table-cell>
          <table:table-cell office:value-type="float" office:value="-0.2946964">
            <text:p>-0,2947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ooc:=[.C154]+[.$D$136]" office:value-type="float" office:value="-0.24270101">
            <text:p>-0,2427</text:p>
          </table:table-cell>
          <table:table-cell office:value-type="float" office:value="-0.2877561">
            <text:p>-0,2878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ooc:=[.C155]+[.$D$136]" office:value-type="float" office:value="-0.23990974">
            <text:p>-0,2399</text:p>
          </table:table-cell>
          <table:table-cell office:value-type="float" office:value="-0.28496483">
            <text:p>-0,285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ooc:=[.C156]+[.$D$136]" office:value-type="float" office:value="-0.2348257">
            <text:p>-0,2348</text:p>
          </table:table-cell>
          <table:table-cell office:value-type="float" office:value="-0.27988079">
            <text:p>-0,2799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ooc:=[.C157]+[.$D$136]" office:value-type="float" office:value="-0.22746628">
            <text:p>-0,2275</text:p>
          </table:table-cell>
          <table:table-cell office:value-type="float" office:value="-0.27252137">
            <text:p>-0,2725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ooc:=[.C158]+[.$D$136]" office:value-type="float" office:value="-0.2175505">
            <text:p>-0,2176</text:p>
          </table:table-cell>
          <table:table-cell office:value-type="float" office:value="-0.26260559">
            <text:p>-0,2626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ooc:=[.C159]+[.$D$136]" office:value-type="float" office:value="-0.2149545">
            <text:p>-0,215</text:p>
          </table:table-cell>
          <table:table-cell office:value-type="float" office:value="-0.26000959">
            <text:p>-0,26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ooc:=[.C160]+[.$D$136]" office:value-type="float" office:value="-0.21300999">
            <text:p>-0,213</text:p>
          </table:table-cell>
          <table:table-cell office:value-type="float" office:value="-0.25806508">
            <text:p>-0,2581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ooc:=[.C161]+[.$D$136]" office:value-type="float" office:value="-0.20826003">
            <text:p>-0,2083</text:p>
          </table:table-cell>
          <table:table-cell office:value-type="float" office:value="-0.25331512">
            <text:p>-0,2533</text:p>
          </table:table-cell>
          <table:table-cell office:value-type="float" office:value="-0.17679622">
            <text:p>-0,1768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162]+[.$D$136]" office:value-type="float" office:value="-0.20639789">
            <text:p>-0,2064</text:p>
          </table:table-cell>
          <table:table-cell office:value-type="float" office:value="-0.25145298">
            <text:p>-0,2515</text:p>
          </table:table-cell>
          <table:table-cell office:value-type="float" office:value="-0.17685103">
            <text:p>-0,1769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163]+[.$D$136]" office:value-type="float" office:value="-0.20090729">
            <text:p>-0,2009</text:p>
          </table:table-cell>
          <table:table-cell office:value-type="float" office:value="-0.24596238">
            <text:p>-0,246</text:p>
          </table:table-cell>
          <table:table-cell office:value-type="float" office:value="-0.17578881">
            <text:p>-0,1758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164]+[.$D$136]" office:value-type="float" office:value="-0.19685242">
            <text:p>-0,1969</text:p>
          </table:table-cell>
          <table:table-cell office:value-type="float" office:value="-0.24190751">
            <text:p>-0,2419</text:p>
          </table:table-cell>
          <table:table-cell office:value-type="float" office:value="-0.18379778">
            <text:p>-0,1838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165]+[.$D$136]" office:value-type="float" office:value="-0.19144615">
            <text:p>-0,1914</text:p>
          </table:table-cell>
          <table:table-cell office:value-type="float" office:value="-0.23650124">
            <text:p>-0,2365</text:p>
          </table:table-cell>
          <table:table-cell office:value-type="float" office:value="-0.18828703">
            <text:p>-0,1883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166]+[.$D$136]" office:value-type="float" office:value="-0.18524029">
            <text:p>-0,1852</text:p>
          </table:table-cell>
          <table:table-cell office:value-type="float" office:value="-0.23029538">
            <text:p>-0,2303</text:p>
          </table:table-cell>
          <table:table-cell office:value-type="float" office:value="-0.18769061">
            <text:p>-0,1877</text:p>
          </table:table-cell>
          <table:table-cell table:formula="oooc:=[.B166]-[.D166]" office:value-type="float" office:value="0.00245032000000003">
            <text:p>0,0025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formula="oooc:=[.D167]+[.$E$166]" office:value-type="float" office:value="-0.19323762">
            <text:p>-0,1932</text:p>
          </table:table-cell>
          <table:table-cell/>
          <table:table-cell office:value-type="float" office:value="-0.19568794">
            <text:p>-0,1957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168]+[.$E$166]" office:value-type="float" office:value="-0.18794306">
            <text:p>-0,1879</text:p>
          </table:table-cell>
          <table:table-cell/>
          <table:table-cell office:value-type="float" office:value="-0.19039338">
            <text:p>-0,1904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169]+[.$E$166]" office:value-type="float" office:value="-0.18675152">
            <text:p>-0,1868</text:p>
          </table:table-cell>
          <table:table-cell/>
          <table:table-cell office:value-type="float" office:value="-0.18920184">
            <text:p>-0,1892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170]+[.$E$166]" office:value-type="float" office:value="-0.18393281">
            <text:p>-0,1839</text:p>
          </table:table-cell>
          <table:table-cell/>
          <table:table-cell office:value-type="float" office:value="-0.18638313">
            <text:p>-0,1864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171]+[.$E$166]" office:value-type="float" office:value="-0.18033959">
            <text:p>-0,1803</text:p>
          </table:table-cell>
          <table:table-cell/>
          <table:table-cell office:value-type="float" office:value="-0.18278991">
            <text:p>-0,1828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172]+[.$E$166]" office:value-type="float" office:value="-0.18219155">
            <text:p>-0,1822</text:p>
          </table:table-cell>
          <table:table-cell/>
          <table:table-cell office:value-type="float" office:value="-0.18464187">
            <text:p>-0,1846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173]+[.$E$166]" office:value-type="float" office:value="-0.17844829">
            <text:p>-0,1784</text:p>
          </table:table-cell>
          <table:table-cell/>
          <table:table-cell office:value-type="float" office:value="-0.18089861">
            <text:p>-0,1809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174]+[.$E$166]" office:value-type="float" office:value="-0.17503494">
            <text:p>-0,175</text:p>
          </table:table-cell>
          <table:table-cell/>
          <table:table-cell office:value-type="float" office:value="-0.17748526">
            <text:p>-0,1775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175]+[.$E$166]" office:value-type="float" office:value="-0.16912351">
            <text:p>-0,1691</text:p>
          </table:table-cell>
          <table:table-cell/>
          <table:table-cell office:value-type="float" office:value="-0.17157383">
            <text:p>-0,1716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176]+[.$E$166]" office:value-type="float" office:value="-0.16598115">
            <text:p>-0,166</text:p>
          </table:table-cell>
          <table:table-cell/>
          <table:table-cell office:value-type="float" office:value="-0.16843147">
            <text:p>-0,1684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177]+[.$E$166]" office:value-type="float" office:value="-0.16841296">
            <text:p>-0,1684</text:p>
          </table:table-cell>
          <table:table-cell/>
          <table:table-cell office:value-type="float" office:value="-0.17086328">
            <text:p>-0,1709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178]+[.$E$166]" office:value-type="float" office:value="-0.16627378">
            <text:p>-0,1663</text:p>
          </table:table-cell>
          <table:table-cell/>
          <table:table-cell office:value-type="float" office:value="-0.1687241">
            <text:p>-0,1687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179]+[.$E$166]" office:value-type="float" office:value="-0.1583766">
            <text:p>-0,1584</text:p>
          </table:table-cell>
          <table:table-cell/>
          <table:table-cell office:value-type="float" office:value="-0.16082692">
            <text:p>-0,1608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180]+[.$E$166]" office:value-type="float" office:value="-0.15520684">
            <text:p>-0,1552</text:p>
          </table:table-cell>
          <table:table-cell/>
          <table:table-cell office:value-type="float" office:value="-0.15765716">
            <text:p>-0,1577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181]+[.$E$166]" office:value-type="float" office:value="-0.14701259">
            <text:p>-0,147</text:p>
          </table:table-cell>
          <table:table-cell/>
          <table:table-cell office:value-type="float" office:value="-0.14946291">
            <text:p>-0,1495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182]+[.$E$166]" office:value-type="float" office:value="-0.15004959">
            <text:p>-0,15</text:p>
          </table:table-cell>
          <table:table-cell/>
          <table:table-cell office:value-type="float" office:value="-0.15249991">
            <text:p>-0,1525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183]+[.$E$166]" office:value-type="float" office:value="-0.14529399">
            <text:p>-0,1453</text:p>
          </table:table-cell>
          <table:table-cell/>
          <table:table-cell office:value-type="float" office:value="-0.14774431">
            <text:p>-0,1477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184]+[.$E$166]" office:value-type="float" office:value="-0.1453429">
            <text:p>-0,1453</text:p>
          </table:table-cell>
          <table:table-cell/>
          <table:table-cell office:value-type="float" office:value="-0.14779322">
            <text:p>-0,1478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185]+[.$E$166]" office:value-type="float" office:value="-0.13952883">
            <text:p>-0,1395</text:p>
          </table:table-cell>
          <table:table-cell/>
          <table:table-cell office:value-type="float" office:value="-0.14197915">
            <text:p>-0,142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186]+[.$E$166]" office:value-type="float" office:value="-0.14130905">
            <text:p>-0,1413</text:p>
          </table:table-cell>
          <table:table-cell/>
          <table:table-cell office:value-type="float" office:value="-0.14375937">
            <text:p>-0,1438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187]+[.$E$166]" office:value-type="float" office:value="-0.13794094">
            <text:p>-0,1379</text:p>
          </table:table-cell>
          <table:table-cell/>
          <table:table-cell office:value-type="float" office:value="-0.14039126">
            <text:p>-0,1404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188]+[.$E$166]" office:value-type="float" office:value="-0.12921306">
            <text:p>-0,1292</text:p>
          </table:table-cell>
          <table:table-cell/>
          <table:table-cell office:value-type="float" office:value="-0.13166338">
            <text:p>-0,1317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189]+[.$E$166]" office:value-type="float" office:value="-0.11324187">
            <text:p>-0,1132</text:p>
          </table:table-cell>
          <table:table-cell/>
          <table:table-cell office:value-type="float" office:value="-0.11569219">
            <text:p>-0,1157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190]+[.$E$166]" office:value-type="float" office:value="-0.11069115">
            <text:p>-0,1107</text:p>
          </table:table-cell>
          <table:table-cell/>
          <table:table-cell office:value-type="float" office:value="-0.11314147">
            <text:p>-0,1131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191]+[.$E$166]" office:value-type="float" office:value="-0.10874854">
            <text:p>-0,1087</text:p>
          </table:table-cell>
          <table:table-cell/>
          <table:table-cell office:value-type="float" office:value="-0.11119886">
            <text:p>-0,1112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192]+[.$E$166]" office:value-type="float" office:value="-0.10512937">
            <text:p>-0,1051</text:p>
          </table:table-cell>
          <table:table-cell/>
          <table:table-cell office:value-type="float" office:value="-0.10757969">
            <text:p>-0,1076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193]+[.$E$166]" office:value-type="float" office:value="-0.11340616">
            <text:p>-0,1134</text:p>
          </table:table-cell>
          <table:table-cell/>
          <table:table-cell office:value-type="float" office:value="-0.11585648">
            <text:p>-0,1159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194]+[.$E$166]" office:value-type="float" office:value="-0.10413856">
            <text:p>-0,1041</text:p>
          </table:table-cell>
          <table:table-cell/>
          <table:table-cell office:value-type="float" office:value="-0.10658888">
            <text:p>-0,1066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195]+[.$E$166]" office:value-type="float" office:value="-0.09701064">
            <text:p>-0,097</text:p>
          </table:table-cell>
          <table:table-cell/>
          <table:table-cell office:value-type="float" office:value="-0.09946096">
            <text:p>-0,0995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196]+[.$E$166]" office:value-type="float" office:value="-0.09499461">
            <text:p>-0,095</text:p>
          </table:table-cell>
          <table:table-cell/>
          <table:table-cell office:value-type="float" office:value="-0.09744493">
            <text:p>-0,0974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07846135">
            <text:p>0,0785</text:p>
          </table:table-cell>
          <table:table-cell table:number-columns-repeated="2"/>
          <table:table-cell office:value-type="string">
            <text:p>Portance droite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08370609">
            <text:p>0,0837</text:p>
          </table:table-cell>
          <table:table-cell>
            <draw:frame table:end-cell-address="Feuille1.L228" table:end-x="0.782cm" table:end-y="0.081cm" draw:z-index="2" svg:width="19.989cm" svg:height="11.609cm" svg:x="1.115cm" svg:y="0.214cm">
              <draw:object draw:notify-on-update-of-ranges="Feuille1.A201:Feuille1.B29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08874446">
            <text:p>0,0887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09321116">
            <text:p>0,0932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09843673">
            <text:p>0,0984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0236962">
            <text:p>0,1024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0723513">
            <text:p>0,1072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1120735">
            <text:p>0,111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1617626">
            <text:p>0,116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989082">
            <text:p>0,1199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2429152">
            <text:p>0,124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2799367">
            <text:p>0,12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3272312">
            <text:p>0,132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3476375">
            <text:p>0,134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3965338">
            <text:p>0,139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4553016">
            <text:p>0,145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5310098">
            <text:p>0,153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5739312">
            <text:p>0,157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6233817">
            <text:p>0,1623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674065">
            <text:p>0,167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7188295">
            <text:p>0,171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7728738">
            <text:p>0,1773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8292432">
            <text:p>0,182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8619307">
            <text:p>0,1862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9208878">
            <text:p>0,192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9602836">
            <text:p>0,19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9956174">
            <text:p>0,199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0202426">
            <text:p>0,202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20526844">
            <text:p>0,2053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21006378">
            <text:p>0,21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21484373">
            <text:p>0,2148</text:p>
          </table:table-cell>
          <table:table-cell office:value-type="float" office:value="-0.09516671">
            <text:p>-0,0952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2202117">
            <text:p>0,2202</text:p>
          </table:table-cell>
          <table:table-cell office:value-type="float" office:value="-0.08319217">
            <text:p>-0,0832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22150944">
            <text:p>0,2215</text:p>
          </table:table-cell>
          <table:table-cell office:value-type="float" office:value="-0.07421413">
            <text:p>-0,0742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2564846">
            <text:p>0,2256</text:p>
          </table:table-cell>
          <table:table-cell office:value-type="float" office:value="-0.06735044">
            <text:p>-0,0674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3026402">
            <text:p>0,2303</text:p>
          </table:table-cell>
          <table:table-cell office:value-type="float" office:value="-0.06143376">
            <text:p>-0,0614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3518079">
            <text:p>0,2352</text:p>
          </table:table-cell>
          <table:table-cell office:value-type="float" office:value="-0.04934776">
            <text:p>-0,0493</text:p>
          </table:table-cell>
          <table:table-cell table:formula="oooc:=[.B236]-[.C236]" office:value-type="float" office:value="0.28452855">
            <text:p>0,2845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formula="oooc:=[.C237]+[.$D$236]" office:value-type="float" office:value="0.24758008">
            <text:p>0,2476</text:p>
          </table:table-cell>
          <table:table-cell office:value-type="float" office:value="-0.03694847">
            <text:p>-0,0369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ooc:=[.C238]+[.$D$236]" office:value-type="float" office:value="0.24840481">
            <text:p>0,2484</text:p>
          </table:table-cell>
          <table:table-cell office:value-type="float" office:value="-0.03612374">
            <text:p>-0,0361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ooc:=[.C239]+[.$D$236]" office:value-type="float" office:value="0.24620602">
            <text:p>0,2462</text:p>
          </table:table-cell>
          <table:table-cell office:value-type="float" office:value="-0.03832253">
            <text:p>-0,0383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ooc:=[.C240]+[.$D$236]" office:value-type="float" office:value="0.2474279">
            <text:p>0,2474</text:p>
          </table:table-cell>
          <table:table-cell office:value-type="float" office:value="-0.03710065">
            <text:p>-0,0371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ooc:=[.C241]+[.$D$236]" office:value-type="float" office:value="0.24798399">
            <text:p>0,248</text:p>
          </table:table-cell>
          <table:table-cell office:value-type="float" office:value="-0.03654456">
            <text:p>-0,0365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ooc:=[.C242]+[.$D$236]" office:value-type="float" office:value="0.25069183">
            <text:p>0,2507</text:p>
          </table:table-cell>
          <table:table-cell office:value-type="float" office:value="-0.03383672">
            <text:p>-0,0338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ooc:=[.C243]+[.$D$236]" office:value-type="float" office:value="0.25087003">
            <text:p>0,2509</text:p>
          </table:table-cell>
          <table:table-cell office:value-type="float" office:value="-0.03365852">
            <text:p>-0,0337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ooc:=[.C244]+[.$D$236]" office:value-type="float" office:value="0.25178994">
            <text:p>0,2518</text:p>
          </table:table-cell>
          <table:table-cell office:value-type="float" office:value="-0.03273861">
            <text:p>-0,0327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ooc:=[.C245]+[.$D$236]" office:value-type="float" office:value="0.25741813">
            <text:p>0,2574</text:p>
          </table:table-cell>
          <table:table-cell office:value-type="float" office:value="-0.02711042">
            <text:p>-0,0271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ooc:=[.C246]+[.$D$236]" office:value-type="float" office:value="0.26412457">
            <text:p>0,2641</text:p>
          </table:table-cell>
          <table:table-cell office:value-type="float" office:value="-0.02040398">
            <text:p>-0,0204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ooc:=[.C247]+[.$D$236]" office:value-type="float" office:value="0.27737473">
            <text:p>0,2774</text:p>
          </table:table-cell>
          <table:table-cell office:value-type="float" office:value="-0.00715382000000001">
            <text:p>-0,0072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ooc:=[.C248]+[.$D$236]" office:value-type="float" office:value="0.28603403">
            <text:p>0,286</text:p>
          </table:table-cell>
          <table:table-cell office:value-type="float" office:value="0.00150547999999998">
            <text:p>0,0015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ooc:=[.C249]+[.$D$236]" office:value-type="float" office:value="0.29398637">
            <text:p>0,294</text:p>
          </table:table-cell>
          <table:table-cell office:value-type="float" office:value="0.00945782000000003">
            <text:p>0,0095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ooc:=[.C250]+[.$D$236]" office:value-type="float" office:value="0.29838606">
            <text:p>0,2984</text:p>
          </table:table-cell>
          <table:table-cell office:value-type="float" office:value="0.01385751">
            <text:p>0,0139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ooc:=[.C251]+[.$D$236]" office:value-type="float" office:value="0.30277042">
            <text:p>0,3028</text:p>
          </table:table-cell>
          <table:table-cell office:value-type="float" office:value="0.01824187">
            <text:p>0,0182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ooc:=[.C252]+[.$D$236]" office:value-type="float" office:value="0.30818816">
            <text:p>0,3082</text:p>
          </table:table-cell>
          <table:table-cell office:value-type="float" office:value="0.02365961">
            <text:p>0,0237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ooc:=[.C253]+[.$D$236]" office:value-type="float" office:value="0.30987514">
            <text:p>0,3099</text:p>
          </table:table-cell>
          <table:table-cell office:value-type="float" office:value="0.02534659">
            <text:p>0,0253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ooc:=[.C254]+[.$D$236]" office:value-type="float" office:value="0.31347684">
            <text:p>0,3135</text:p>
          </table:table-cell>
          <table:table-cell office:value-type="float" office:value="0.02894829">
            <text:p>0,0289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ooc:=[.C255]+[.$D$236]" office:value-type="float" office:value="0.31100331">
            <text:p>0,311</text:p>
          </table:table-cell>
          <table:table-cell office:value-type="float" office:value="0.02647476">
            <text:p>0,0265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ooc:=[.C256]+[.$D$236]" office:value-type="float" office:value="0.31178732">
            <text:p>0,3118</text:p>
          </table:table-cell>
          <table:table-cell office:value-type="float" office:value="0.02725877">
            <text:p>0,0273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ooc:=[.C257]+[.$D$236]" office:value-type="float" office:value="0.31910837">
            <text:p>0,3191</text:p>
          </table:table-cell>
          <table:table-cell office:value-type="float" office:value="0.03457982">
            <text:p>0,0346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ooc:=[.C258]+[.$D$236]" office:value-type="float" office:value="0.32302265">
            <text:p>0,323</text:p>
          </table:table-cell>
          <table:table-cell office:value-type="float" office:value="0.0384941">
            <text:p>0,0385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ooc:=[.C259]+[.$D$236]" office:value-type="float" office:value="0.32309246">
            <text:p>0,3231</text:p>
          </table:table-cell>
          <table:table-cell office:value-type="float" office:value="0.03856391">
            <text:p>0,0386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ooc:=[.C260]+[.$D$236]" office:value-type="float" office:value="0.32232207">
            <text:p>0,3223</text:p>
          </table:table-cell>
          <table:table-cell office:value-type="float" office:value="0.03779352">
            <text:p>0,0378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ooc:=[.C261]+[.$D$236]" office:value-type="float" office:value="0.3243501">
            <text:p>0,3244</text:p>
          </table:table-cell>
          <table:table-cell office:value-type="float" office:value="0.03982155">
            <text:p>0,0398</text:p>
          </table:table-cell>
          <table:table-cell office:value-type="float" office:value="0.31551297">
            <text:p>0,3155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262]+[.$D$236]" office:value-type="float" office:value="0.32404783">
            <text:p>0,324</text:p>
          </table:table-cell>
          <table:table-cell office:value-type="float" office:value="0.03951928">
            <text:p>0,0395</text:p>
          </table:table-cell>
          <table:table-cell office:value-type="float" office:value="0.31169874">
            <text:p>0,3117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263]+[.$D$236]" office:value-type="float" office:value="0.32037011">
            <text:p>0,3204</text:p>
          </table:table-cell>
          <table:table-cell office:value-type="float" office:value="0.03584156">
            <text:p>0,0358</text:p>
          </table:table-cell>
          <table:table-cell office:value-type="float" office:value="0.30321876">
            <text:p>0,3032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264]+[.$D$236]" office:value-type="float" office:value="0.31640361">
            <text:p>0,3164</text:p>
          </table:table-cell>
          <table:table-cell office:value-type="float" office:value="0.03187506">
            <text:p>0,0319</text:p>
          </table:table-cell>
          <table:table-cell office:value-type="float" office:value="0.29153973">
            <text:p>0,2915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265]+[.$D$236]" office:value-type="float" office:value="0.3148644">
            <text:p>0,3149</text:p>
          </table:table-cell>
          <table:table-cell office:value-type="float" office:value="0.03033585">
            <text:p>0,0303</text:p>
          </table:table-cell>
          <table:table-cell office:value-type="float" office:value="0.29664228">
            <text:p>0,2966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266]+[.$D$236]" office:value-type="float" office:value="0.31383591">
            <text:p>0,3138</text:p>
          </table:table-cell>
          <table:table-cell office:value-type="float" office:value="0.02930736">
            <text:p>0,0293</text:p>
          </table:table-cell>
          <table:table-cell office:value-type="float" office:value="0.29164166">
            <text:p>0,2916</text:p>
          </table:table-cell>
          <table:table-cell table:formula="oooc:=[.B266]-[.D266]" office:value-type="float" office:value="0.02219425">
            <text:p>0,0222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formula="oooc:=[.D267]+[.$E$266]" office:value-type="float" office:value="0.31623788">
            <text:p>0,3162</text:p>
          </table:table-cell>
          <table:table-cell/>
          <table:table-cell office:value-type="float" office:value="0.29404363">
            <text:p>0,294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268]+[.$E$266]" office:value-type="float" office:value="0.3347967">
            <text:p>0,3348</text:p>
          </table:table-cell>
          <table:table-cell/>
          <table:table-cell office:value-type="float" office:value="0.31260245">
            <text:p>0,3126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269]+[.$E$266]" office:value-type="float" office:value="0.34047371">
            <text:p>0,3405</text:p>
          </table:table-cell>
          <table:table-cell/>
          <table:table-cell office:value-type="float" office:value="0.31827946">
            <text:p>0,3183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270]+[.$E$266]" office:value-type="float" office:value="0.34068833">
            <text:p>0,3407</text:p>
          </table:table-cell>
          <table:table-cell/>
          <table:table-cell office:value-type="float" office:value="0.31849408">
            <text:p>0,3185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271]+[.$E$266]" office:value-type="float" office:value="0.33252806">
            <text:p>0,3325</text:p>
          </table:table-cell>
          <table:table-cell/>
          <table:table-cell office:value-type="float" office:value="0.31033381">
            <text:p>0,3103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272]+[.$E$266]" office:value-type="float" office:value="0.32963154">
            <text:p>0,3296</text:p>
          </table:table-cell>
          <table:table-cell/>
          <table:table-cell office:value-type="float" office:value="0.30743729">
            <text:p>0,3074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273]+[.$E$266]" office:value-type="float" office:value="0.34451823">
            <text:p>0,3445</text:p>
          </table:table-cell>
          <table:table-cell/>
          <table:table-cell office:value-type="float" office:value="0.32232398">
            <text:p>0,3223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274]+[.$E$266]" office:value-type="float" office:value="0.36489109">
            <text:p>0,3649</text:p>
          </table:table-cell>
          <table:table-cell/>
          <table:table-cell office:value-type="float" office:value="0.34269684">
            <text:p>0,3427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275]+[.$E$266]" office:value-type="float" office:value="0.36622138">
            <text:p>0,3662</text:p>
          </table:table-cell>
          <table:table-cell/>
          <table:table-cell office:value-type="float" office:value="0.34402713">
            <text:p>0,344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276]+[.$E$266]" office:value-type="float" office:value="0.369819">
            <text:p>0,3698</text:p>
          </table:table-cell>
          <table:table-cell/>
          <table:table-cell office:value-type="float" office:value="0.34762475">
            <text:p>0,3476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277]+[.$E$266]" office:value-type="float" office:value="0.34614564">
            <text:p>0,3461</text:p>
          </table:table-cell>
          <table:table-cell/>
          <table:table-cell office:value-type="float" office:value="0.32395139">
            <text:p>0,324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278]+[.$E$266]" office:value-type="float" office:value="0.33156557">
            <text:p>0,3316</text:p>
          </table:table-cell>
          <table:table-cell/>
          <table:table-cell office:value-type="float" office:value="0.30937132">
            <text:p>0,3094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279]+[.$E$266]" office:value-type="float" office:value="0.33532221">
            <text:p>0,3353</text:p>
          </table:table-cell>
          <table:table-cell/>
          <table:table-cell office:value-type="float" office:value="0.31312796">
            <text:p>0,3131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280]+[.$E$266]" office:value-type="float" office:value="0.31859502">
            <text:p>0,3186</text:p>
          </table:table-cell>
          <table:table-cell/>
          <table:table-cell office:value-type="float" office:value="0.29640077">
            <text:p>0,2964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281]+[.$E$266]" office:value-type="float" office:value="0.33102864">
            <text:p>0,331</text:p>
          </table:table-cell>
          <table:table-cell/>
          <table:table-cell office:value-type="float" office:value="0.30883439">
            <text:p>0,3088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282]+[.$E$266]" office:value-type="float" office:value="0.31695262">
            <text:p>0,317</text:p>
          </table:table-cell>
          <table:table-cell/>
          <table:table-cell office:value-type="float" office:value="0.29475837">
            <text:p>0,2948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283]+[.$E$266]" office:value-type="float" office:value="0.30959874">
            <text:p>0,3096</text:p>
          </table:table-cell>
          <table:table-cell/>
          <table:table-cell office:value-type="float" office:value="0.28740449">
            <text:p>0,2874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284]+[.$E$266]" office:value-type="float" office:value="0.31284699">
            <text:p>0,3128</text:p>
          </table:table-cell>
          <table:table-cell/>
          <table:table-cell office:value-type="float" office:value="0.29065274">
            <text:p>0,2907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285]+[.$E$266]" office:value-type="float" office:value="0.29910714">
            <text:p>0,2991</text:p>
          </table:table-cell>
          <table:table-cell/>
          <table:table-cell office:value-type="float" office:value="0.27691289">
            <text:p>0,2769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286]+[.$E$266]" office:value-type="float" office:value="0.30006699">
            <text:p>0,3001</text:p>
          </table:table-cell>
          <table:table-cell/>
          <table:table-cell office:value-type="float" office:value="0.27787274">
            <text:p>0,2779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287]+[.$E$266]" office:value-type="float" office:value="0.29849492">
            <text:p>0,2985</text:p>
          </table:table-cell>
          <table:table-cell/>
          <table:table-cell office:value-type="float" office:value="0.27630067">
            <text:p>0,2763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288]+[.$E$266]" office:value-type="float" office:value="0.31933144">
            <text:p>0,3193</text:p>
          </table:table-cell>
          <table:table-cell/>
          <table:table-cell office:value-type="float" office:value="0.29713719">
            <text:p>0,2971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289]+[.$E$266]" office:value-type="float" office:value="0.32701054">
            <text:p>0,327</text:p>
          </table:table-cell>
          <table:table-cell/>
          <table:table-cell office:value-type="float" office:value="0.30481629">
            <text:p>0,3048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290]+[.$E$266]" office:value-type="float" office:value="0.32270204">
            <text:p>0,3227</text:p>
          </table:table-cell>
          <table:table-cell/>
          <table:table-cell office:value-type="float" office:value="0.30050779">
            <text:p>0,3005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291]+[.$E$266]" office:value-type="float" office:value="0.31634964">
            <text:p>0,3163</text:p>
          </table:table-cell>
          <table:table-cell/>
          <table:table-cell office:value-type="float" office:value="0.29415539">
            <text:p>0,2942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292]+[.$E$266]" office:value-type="float" office:value="0.30267228">
            <text:p>0,3027</text:p>
          </table:table-cell>
          <table:table-cell/>
          <table:table-cell office:value-type="float" office:value="0.28047803">
            <text:p>0,2805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293]+[.$E$266]" office:value-type="float" office:value="0.29985224">
            <text:p>0,2999</text:p>
          </table:table-cell>
          <table:table-cell/>
          <table:table-cell office:value-type="float" office:value="0.27765799">
            <text:p>0,2777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294]+[.$E$266]" office:value-type="float" office:value="0.28541794">
            <text:p>0,2854</text:p>
          </table:table-cell>
          <table:table-cell/>
          <table:table-cell office:value-type="float" office:value="0.26322369">
            <text:p>0,2632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295]+[.$E$266]" office:value-type="float" office:value="0.3493817">
            <text:p>0,3494</text:p>
          </table:table-cell>
          <table:table-cell/>
          <table:table-cell office:value-type="float" office:value="0.32718745">
            <text:p>0,3272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296]+[.$E$266]" office:value-type="float" office:value="0.35277986">
            <text:p>0,3528</text:p>
          </table:table-cell>
          <table:table-cell/>
          <table:table-cell office:value-type="float" office:value="0.33058561">
            <text:p>0,3306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0.12728061">
            <text:p>-0,1273</text:p>
          </table:table-cell>
          <table:table-cell table:number-columns-repeated="2"/>
          <table:table-cell office:value-type="string">
            <text:p>Portance gauche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12201707">
            <text:p>-0,122</text:p>
          </table:table-cell>
          <table:table-cell>
            <draw:frame table:end-cell-address="Feuille1.L328" table:end-x="0.726cm" table:end-y="0.163cm" draw:z-index="3" svg:width="19.933cm" svg:height="11.69cm" svg:x="1.115cm" svg:y="0.214cm">
              <draw:object draw:notify-on-update-of-ranges="Feuille1.A301:Feuille1.B39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11651729">
            <text:p>-0,1165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11261008">
            <text:p>-0,1126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10884923">
            <text:p>-0,1088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0342863">
            <text:p>-0,1034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9796995">
            <text:p>-0,098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09277062">
            <text:p>-0,0928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08708722">
            <text:p>-0,0871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8193603">
            <text:p>-0,0819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07649479">
            <text:p>-0,076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07110944">
            <text:p>-0,071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06472975">
            <text:p>-0,064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05920315">
            <text:p>-0,059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05413216">
            <text:p>-0,054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04917007">
            <text:p>-0,0492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04118066">
            <text:p>-0,0412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03789321">
            <text:p>-0,037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03380245">
            <text:p>-0,0338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02910839">
            <text:p>-0,029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02330796">
            <text:p>-0,0233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01857394">
            <text:p>-0,018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01363463">
            <text:p>-0,013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00800004999999999">
            <text:p>-0,008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00205822">
            <text:p>-0,002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350195">
            <text:p>0,003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914588">
            <text:p>0,009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1385554">
            <text:p>0,013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2014814">
            <text:p>0,02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2501963">
            <text:p>0,025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266893">
            <text:p>0,0267</text:p>
          </table:table-cell>
          <table:table-cell office:value-type="float" office:value="0.07029791">
            <text:p>0,0703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3475645">
            <text:p>0,0348</text:p>
          </table:table-cell>
          <table:table-cell office:value-type="float" office:value="0.07172551">
            <text:p>0,0717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4115958">
            <text:p>0,0412</text:p>
          </table:table-cell>
          <table:table-cell office:value-type="float" office:value="0.07366539">
            <text:p>0,0737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4546404">
            <text:p>0,0455</text:p>
          </table:table-cell>
          <table:table-cell office:value-type="float" office:value="0.08302936">
            <text:p>0,083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511785">
            <text:p>0,0512</text:p>
          </table:table-cell>
          <table:table-cell office:value-type="float" office:value="0.08411198">
            <text:p>0,0841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5739948">
            <text:p>0,0574</text:p>
          </table:table-cell>
          <table:table-cell office:value-type="float" office:value="0.09158784">
            <text:p>0,0916</text:p>
          </table:table-cell>
          <table:table-cell table:formula="oooc:=[.B336]-[.C336]" office:value-type="float" office:value="-0.03418836">
            <text:p>-0,0342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formula="oooc:=[.C337]+[.$D$336]" office:value-type="float" office:value="0.06350125">
            <text:p>0,0635</text:p>
          </table:table-cell>
          <table:table-cell office:value-type="float" office:value="0.09768961">
            <text:p>0,0977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ooc:=[.C338]+[.$D$336]" office:value-type="float" office:value="0.06579249">
            <text:p>0,0658</text:p>
          </table:table-cell>
          <table:table-cell office:value-type="float" office:value="0.09998085">
            <text:p>0,1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ooc:=[.C339]+[.$D$336]" office:value-type="float" office:value="0.06764275">
            <text:p>0,0676</text:p>
          </table:table-cell>
          <table:table-cell office:value-type="float" office:value="0.10183111">
            <text:p>0,1018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ooc:=[.C340]+[.$D$336]" office:value-type="float" office:value="0.07343009">
            <text:p>0,0734</text:p>
          </table:table-cell>
          <table:table-cell office:value-type="float" office:value="0.10761845">
            <text:p>0,1076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ooc:=[.C341]+[.$D$336]" office:value-type="float" office:value="0.07752308">
            <text:p>0,0775</text:p>
          </table:table-cell>
          <table:table-cell office:value-type="float" office:value="0.11171144">
            <text:p>0,1117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ooc:=[.C342]+[.$D$336]" office:value-type="float" office:value="0.07859154">
            <text:p>0,0786</text:p>
          </table:table-cell>
          <table:table-cell office:value-type="float" office:value="0.1127799">
            <text:p>0,1128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ooc:=[.C343]+[.$D$336]" office:value-type="float" office:value="0.08674489">
            <text:p>0,0867</text:p>
          </table:table-cell>
          <table:table-cell office:value-type="float" office:value="0.12093325">
            <text:p>0,1209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ooc:=[.C344]+[.$D$336]" office:value-type="float" office:value="0.089496">
            <text:p>0,0895</text:p>
          </table:table-cell>
          <table:table-cell office:value-type="float" office:value="0.12368436">
            <text:p>0,1237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ooc:=[.C345]+[.$D$336]" office:value-type="float" office:value="0.09776032">
            <text:p>0,0978</text:p>
          </table:table-cell>
          <table:table-cell office:value-type="float" office:value="0.13194868">
            <text:p>0,1319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ooc:=[.C346]+[.$D$336]" office:value-type="float" office:value="0.10456737">
            <text:p>0,1046</text:p>
          </table:table-cell>
          <table:table-cell office:value-type="float" office:value="0.13875573">
            <text:p>0,1388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ooc:=[.C347]+[.$D$336]" office:value-type="float" office:value="0.10573758">
            <text:p>0,1057</text:p>
          </table:table-cell>
          <table:table-cell office:value-type="float" office:value="0.13992594">
            <text:p>0,1399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ooc:=[.C348]+[.$D$336]" office:value-type="float" office:value="0.11045086">
            <text:p>0,1105</text:p>
          </table:table-cell>
          <table:table-cell office:value-type="float" office:value="0.14463922">
            <text:p>0,1446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ooc:=[.C349]+[.$D$336]" office:value-type="float" office:value="0.11375984">
            <text:p>0,1138</text:p>
          </table:table-cell>
          <table:table-cell office:value-type="float" office:value="0.1479482">
            <text:p>0,1479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ooc:=[.C350]+[.$D$336]" office:value-type="float" office:value="0.11578741">
            <text:p>0,1158</text:p>
          </table:table-cell>
          <table:table-cell office:value-type="float" office:value="0.14997577">
            <text:p>0,15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ooc:=[.C351]+[.$D$336]" office:value-type="float" office:value="0.11436121">
            <text:p>0,1144</text:p>
          </table:table-cell>
          <table:table-cell office:value-type="float" office:value="0.14854957">
            <text:p>0,1485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ooc:=[.C352]+[.$D$336]" office:value-type="float" office:value="0.11940406">
            <text:p>0,1194</text:p>
          </table:table-cell>
          <table:table-cell office:value-type="float" office:value="0.15359242">
            <text:p>0,1536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ooc:=[.C353]+[.$D$336]" office:value-type="float" office:value="0.12712402">
            <text:p>0,1271</text:p>
          </table:table-cell>
          <table:table-cell office:value-type="float" office:value="0.16131238">
            <text:p>0,1613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ooc:=[.C354]+[.$D$336]" office:value-type="float" office:value="0.13240628">
            <text:p>0,1324</text:p>
          </table:table-cell>
          <table:table-cell office:value-type="float" office:value="0.16659464">
            <text:p>0,1666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ooc:=[.C355]+[.$D$336]" office:value-type="float" office:value="0.14127666">
            <text:p>0,1413</text:p>
          </table:table-cell>
          <table:table-cell office:value-type="float" office:value="0.17546502">
            <text:p>0,1755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ooc:=[.C356]+[.$D$336]" office:value-type="float" office:value="0.14733008">
            <text:p>0,1473</text:p>
          </table:table-cell>
          <table:table-cell office:value-type="float" office:value="0.18151844">
            <text:p>0,1815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ooc:=[.C357]+[.$D$336]" office:value-type="float" office:value="0.15314576">
            <text:p>0,1531</text:p>
          </table:table-cell>
          <table:table-cell office:value-type="float" office:value="0.18733412">
            <text:p>0,1873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ooc:=[.C358]+[.$D$336]" office:value-type="float" office:value="0.14963984">
            <text:p>0,1496</text:p>
          </table:table-cell>
          <table:table-cell office:value-type="float" office:value="0.1838282">
            <text:p>0,1838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ooc:=[.C359]+[.$D$336]" office:value-type="float" office:value="0.15921476">
            <text:p>0,1592</text:p>
          </table:table-cell>
          <table:table-cell office:value-type="float" office:value="0.19340312">
            <text:p>0,1934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ooc:=[.C360]+[.$D$336]" office:value-type="float" office:value="0.16565551">
            <text:p>0,1657</text:p>
          </table:table-cell>
          <table:table-cell office:value-type="float" office:value="0.19984387">
            <text:p>0,1998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ooc:=[.C361]+[.$D$336]" office:value-type="float" office:value="0.1700322">
            <text:p>0,17</text:p>
          </table:table-cell>
          <table:table-cell office:value-type="float" office:value="0.20422056">
            <text:p>0,2042</text:p>
          </table:table-cell>
          <table:table-cell office:value-type="float" office:value="0.01295496">
            <text:p>0,013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362]+[.$D$336]" office:value-type="float" office:value="0.17980012">
            <text:p>0,1798</text:p>
          </table:table-cell>
          <table:table-cell office:value-type="float" office:value="0.21398848">
            <text:p>0,214</text:p>
          </table:table-cell>
          <table:table-cell office:value-type="float" office:value="0.0174071">
            <text:p>0,0174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363]+[.$D$336]" office:value-type="float" office:value="0.18971447">
            <text:p>0,1897</text:p>
          </table:table-cell>
          <table:table-cell office:value-type="float" office:value="0.22390283">
            <text:p>0,2239</text:p>
          </table:table-cell>
          <table:table-cell office:value-type="float" office:value="0.02075674">
            <text:p>0,0208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364]+[.$D$336]" office:value-type="float" office:value="0.19715355">
            <text:p>0,1972</text:p>
          </table:table-cell>
          <table:table-cell office:value-type="float" office:value="0.23134191">
            <text:p>0,2313</text:p>
          </table:table-cell>
          <table:table-cell office:value-type="float" office:value="0.04035378">
            <text:p>0,0404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365]+[.$D$336]" office:value-type="float" office:value="0.20031405">
            <text:p>0,2003</text:p>
          </table:table-cell>
          <table:table-cell office:value-type="float" office:value="0.23450241">
            <text:p>0,2345</text:p>
          </table:table-cell>
          <table:table-cell office:value-type="float" office:value="0.05502999">
            <text:p>0,055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366]+[.$D$336]" office:value-type="float" office:value="0.20519938">
            <text:p>0,2052</text:p>
          </table:table-cell>
          <table:table-cell office:value-type="float" office:value="0.23938774">
            <text:p>0,2394</text:p>
          </table:table-cell>
          <table:table-cell office:value-type="float" office:value="0.06020546">
            <text:p>0,0602</text:p>
          </table:table-cell>
          <table:table-cell table:formula="oooc:=[.B366]-[.D366]" office:value-type="float" office:value="0.14499392">
            <text:p>0,145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formula="oooc:=[.D367]+[.$E$366]" office:value-type="float" office:value="0.22418491">
            <text:p>0,2242</text:p>
          </table:table-cell>
          <table:table-cell/>
          <table:table-cell office:value-type="float" office:value="0.07919099">
            <text:p>0,0792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368]+[.$E$366]" office:value-type="float" office:value="0.21965135">
            <text:p>0,2197</text:p>
          </table:table-cell>
          <table:table-cell/>
          <table:table-cell office:value-type="float" office:value="0.07465743">
            <text:p>0,0747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369]+[.$E$366]" office:value-type="float" office:value="0.22363788">
            <text:p>0,2236</text:p>
          </table:table-cell>
          <table:table-cell/>
          <table:table-cell office:value-type="float" office:value="0.07864396">
            <text:p>0,0786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370]+[.$E$366]" office:value-type="float" office:value="0.23039996">
            <text:p>0,2304</text:p>
          </table:table-cell>
          <table:table-cell/>
          <table:table-cell office:value-type="float" office:value="0.08540604">
            <text:p>0,0854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371]+[.$E$366]" office:value-type="float" office:value="0.23159071">
            <text:p>0,2316</text:p>
          </table:table-cell>
          <table:table-cell/>
          <table:table-cell office:value-type="float" office:value="0.08659679">
            <text:p>0,0866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372]+[.$E$366]" office:value-type="float" office:value="0.25087157">
            <text:p>0,2509</text:p>
          </table:table-cell>
          <table:table-cell/>
          <table:table-cell office:value-type="float" office:value="0.10587765">
            <text:p>0,1059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373]+[.$E$366]" office:value-type="float" office:value="0.24299296">
            <text:p>0,243</text:p>
          </table:table-cell>
          <table:table-cell/>
          <table:table-cell office:value-type="float" office:value="0.09799904">
            <text:p>0,098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374]+[.$E$366]" office:value-type="float" office:value="0.24143229">
            <text:p>0,2414</text:p>
          </table:table-cell>
          <table:table-cell/>
          <table:table-cell office:value-type="float" office:value="0.09643837">
            <text:p>0,0964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375]+[.$E$366]" office:value-type="float" office:value="0.24250563">
            <text:p>0,2425</text:p>
          </table:table-cell>
          <table:table-cell/>
          <table:table-cell office:value-type="float" office:value="0.09751171">
            <text:p>0,0975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376]+[.$E$366]" office:value-type="float" office:value="0.24835401">
            <text:p>0,2484</text:p>
          </table:table-cell>
          <table:table-cell/>
          <table:table-cell office:value-type="float" office:value="0.10336009">
            <text:p>0,1034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377]+[.$E$366]" office:value-type="float" office:value="0.26754598">
            <text:p>0,2675</text:p>
          </table:table-cell>
          <table:table-cell/>
          <table:table-cell office:value-type="float" office:value="0.12255206">
            <text:p>0,1226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378]+[.$E$366]" office:value-type="float" office:value="0.28244727">
            <text:p>0,2824</text:p>
          </table:table-cell>
          <table:table-cell/>
          <table:table-cell office:value-type="float" office:value="0.13745335">
            <text:p>0,1375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379]+[.$E$366]" office:value-type="float" office:value="0.2863005">
            <text:p>0,2863</text:p>
          </table:table-cell>
          <table:table-cell/>
          <table:table-cell office:value-type="float" office:value="0.14130658">
            <text:p>0,1413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380]+[.$E$366]" office:value-type="float" office:value="0.29823475">
            <text:p>0,2982</text:p>
          </table:table-cell>
          <table:table-cell/>
          <table:table-cell office:value-type="float" office:value="0.15324083">
            <text:p>0,1532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381]+[.$E$366]" office:value-type="float" office:value="0.30063725">
            <text:p>0,3006</text:p>
          </table:table-cell>
          <table:table-cell/>
          <table:table-cell office:value-type="float" office:value="0.15564333">
            <text:p>0,1556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382]+[.$E$366]" office:value-type="float" office:value="0.3074608">
            <text:p>0,3075</text:p>
          </table:table-cell>
          <table:table-cell/>
          <table:table-cell office:value-type="float" office:value="0.16246688">
            <text:p>0,1625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383]+[.$E$366]" office:value-type="float" office:value="0.32159521">
            <text:p>0,3216</text:p>
          </table:table-cell>
          <table:table-cell/>
          <table:table-cell office:value-type="float" office:value="0.17660129">
            <text:p>0,1766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384]+[.$E$366]" office:value-type="float" office:value="0.32699201">
            <text:p>0,327</text:p>
          </table:table-cell>
          <table:table-cell/>
          <table:table-cell office:value-type="float" office:value="0.18199809">
            <text:p>0,182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385]+[.$E$366]" office:value-type="float" office:value="0.33317516">
            <text:p>0,3332</text:p>
          </table:table-cell>
          <table:table-cell/>
          <table:table-cell office:value-type="float" office:value="0.18818124">
            <text:p>0,1882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386]+[.$E$366]" office:value-type="float" office:value="0.32522222">
            <text:p>0,3252</text:p>
          </table:table-cell>
          <table:table-cell/>
          <table:table-cell office:value-type="float" office:value="0.1802283">
            <text:p>0,1802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387]+[.$E$366]" office:value-type="float" office:value="0.34441963">
            <text:p>0,3444</text:p>
          </table:table-cell>
          <table:table-cell/>
          <table:table-cell office:value-type="float" office:value="0.19942571">
            <text:p>0,1994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388]+[.$E$366]" office:value-type="float" office:value="0.32475466">
            <text:p>0,3248</text:p>
          </table:table-cell>
          <table:table-cell/>
          <table:table-cell office:value-type="float" office:value="0.17976074">
            <text:p>0,1798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389]+[.$E$366]" office:value-type="float" office:value="0.31865976">
            <text:p>0,3187</text:p>
          </table:table-cell>
          <table:table-cell/>
          <table:table-cell office:value-type="float" office:value="0.17366584">
            <text:p>0,1737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390]+[.$E$366]" office:value-type="float" office:value="0.34156928">
            <text:p>0,3416</text:p>
          </table:table-cell>
          <table:table-cell/>
          <table:table-cell office:value-type="float" office:value="0.19657536">
            <text:p>0,1966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391]+[.$E$366]" office:value-type="float" office:value="0.35484282">
            <text:p>0,3548</text:p>
          </table:table-cell>
          <table:table-cell/>
          <table:table-cell office:value-type="float" office:value="0.2098489">
            <text:p>0,2098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392]+[.$E$366]" office:value-type="float" office:value="0.37704591">
            <text:p>0,377</text:p>
          </table:table-cell>
          <table:table-cell/>
          <table:table-cell office:value-type="float" office:value="0.23205199">
            <text:p>0,2321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393]+[.$E$366]" office:value-type="float" office:value="0.38028331">
            <text:p>0,3803</text:p>
          </table:table-cell>
          <table:table-cell/>
          <table:table-cell office:value-type="float" office:value="0.23528939">
            <text:p>0,2353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394]+[.$E$366]" office:value-type="float" office:value="0.38528757">
            <text:p>0,3853</text:p>
          </table:table-cell>
          <table:table-cell/>
          <table:table-cell office:value-type="float" office:value="0.24029365">
            <text:p>0,2403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395]+[.$E$366]" office:value-type="float" office:value="0.35033295">
            <text:p>0,3503</text:p>
          </table:table-cell>
          <table:table-cell/>
          <table:table-cell office:value-type="float" office:value="0.20533903">
            <text:p>0,2053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396]+[.$E$366]" office:value-type="float" office:value="0.3303339">
            <text:p>0,3303</text:p>
          </table:table-cell>
          <table:table-cell/>
          <table:table-cell office:value-type="float" office:value="0.18533998">
            <text:p>0,1853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0.15679171">
            <text:p>-0,1568</text:p>
          </table:table-cell>
          <table:table-cell table:number-columns-repeated="2"/>
          <table:table-cell office:value-type="string">
            <text:p>Portance 3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06586749">
            <text:p>-0,0659</text:p>
          </table:table-cell>
          <table:table-cell>
            <draw:frame table:end-cell-address="Feuille1.L428" table:end-x="0.754cm" table:end-y="0.215cm" draw:z-index="4" svg:width="19.961cm" svg:height="11.742cm" svg:x="1.115cm" svg:y="0.215cm">
              <draw:object draw:notify-on-update-of-ranges="Feuille1.A401:Feuille1.B49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09698379">
            <text:p>-0,097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0641400500000001">
            <text:p>-0,0641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09469578">
            <text:p>-0,0947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5973404">
            <text:p>-0,1597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11258298">
            <text:p>-0,1126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13558501">
            <text:p>-0,1356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12688649">
            <text:p>-0,1269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9552645">
            <text:p>-0,095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11332801">
            <text:p>-0,113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11360607">
            <text:p>-0,113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11550644">
            <text:p>-0,115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1026862">
            <text:p>-0,1027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10110113">
            <text:p>-0,101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10002392">
            <text:p>-0,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10470581">
            <text:p>-0,1047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1042042">
            <text:p>-0,1042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10357797">
            <text:p>-0,1036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10407761">
            <text:p>-0,104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1034401">
            <text:p>-0,103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10359022">
            <text:p>-0,103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10362223">
            <text:p>-0,103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10338202">
            <text:p>-0,103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10712698">
            <text:p>-0,107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10581097">
            <text:p>-0,1058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1042585">
            <text:p>-0,1043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10325145">
            <text:p>-0,1033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10258126">
            <text:p>-0,102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1019015">
            <text:p>-0,101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10028985">
            <text:p>-0,1003</text:p>
          </table:table-cell>
          <table:table-cell office:value-type="float" office:value="-0.28291123">
            <text:p>-0,2829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10301134">
            <text:p>-0,103</text:p>
          </table:table-cell>
          <table:table-cell office:value-type="float" office:value="-0.22641726">
            <text:p>-0,2264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10503396">
            <text:p>-0,105</text:p>
          </table:table-cell>
          <table:table-cell office:value-type="float" office:value="-0.21271918">
            <text:p>-0,2127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10472196">
            <text:p>-0,1047</text:p>
          </table:table-cell>
          <table:table-cell office:value-type="float" office:value="-0.2174882">
            <text:p>-0,2175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10508471">
            <text:p>-0,1051</text:p>
          </table:table-cell>
          <table:table-cell office:value-type="float" office:value="-0.21658146">
            <text:p>-0,2166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11252487">
            <text:p>-0,1125</text:p>
          </table:table-cell>
          <table:table-cell table:formula="oooc:=[.F436]*COS(RADIANS(30))" office:value-type="float" office:value="-0.195379747823329">
            <text:p>-0,1954</text:p>
          </table:table-cell>
          <table:table-cell table:formula="oooc:=[.B436]-[.C436]" office:value-type="float" office:value="0.0828548778233287">
            <text:p>0,0829</text:p>
          </table:table-cell>
          <table:table-cell/>
          <table:table-cell office:value-type="float" office:value="-0.2256051">
            <text:p>-0,2256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formula="oooc:=[.C437]+[.$D$436]" office:value-type="float" office:value="-0.120104895910688">
            <text:p>-0,1201</text:p>
          </table:table-cell>
          <table:table-cell table:formula="oooc:=[.F437]*COS(RADIANS(30))" office:value-type="float" office:value="-0.202959773734017">
            <text:p>-0,203</text:p>
          </table:table-cell>
          <table:table-cell table:number-columns-repeated="2"/>
          <table:table-cell office:value-type="float" office:value="-0.23435776">
            <text:p>-0,234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formula="oooc:=[.C438]+[.$D$436]" office:value-type="float" office:value="-0.122013347432754">
            <text:p>-0,122</text:p>
          </table:table-cell>
          <table:table-cell table:formula="oooc:=[.F438]*COS(RADIANS(30))" office:value-type="float" office:value="-0.204868225256082">
            <text:p>-0,2049</text:p>
          </table:table-cell>
          <table:table-cell table:number-columns-repeated="2"/>
          <table:table-cell office:value-type="float" office:value="-0.23656145">
            <text:p>-0,2366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formula="oooc:=[.C439]+[.$D$436]" office:value-type="float" office:value="-0.118760668599442">
            <text:p>-0,1188</text:p>
          </table:table-cell>
          <table:table-cell table:formula="oooc:=[.F439]*COS(RADIANS(30))" office:value-type="float" office:value="-0.20161554642277">
            <text:p>-0,2016</text:p>
          </table:table-cell>
          <table:table-cell table:number-columns-repeated="2"/>
          <table:table-cell office:value-type="float" office:value="-0.23280558">
            <text:p>-0,2328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formula="oooc:=[.C440]+[.$D$436]" office:value-type="float" office:value="-0.117112180583084">
            <text:p>-0,1171</text:p>
          </table:table-cell>
          <table:table-cell table:formula="oooc:=[.F440]*COS(RADIANS(30))" office:value-type="float" office:value="-0.199967058406413">
            <text:p>-0,2</text:p>
          </table:table-cell>
          <table:table-cell table:number-columns-repeated="2"/>
          <table:table-cell office:value-type="float" office:value="-0.23090207">
            <text:p>-0,2309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formula="oooc:=[.C441]+[.$D$436]" office:value-type="float" office:value="-0.114828506234321">
            <text:p>-0,1148</text:p>
          </table:table-cell>
          <table:table-cell table:formula="oooc:=[.F441]*COS(RADIANS(30))" office:value-type="float" office:value="-0.197683384057649">
            <text:p>-0,1977</text:p>
          </table:table-cell>
          <table:table-cell table:number-columns-repeated="2"/>
          <table:table-cell office:value-type="float" office:value="-0.22826511">
            <text:p>-0,2283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formula="oooc:=[.C442]+[.$D$436]" office:value-type="float" office:value="-0.111426351416316">
            <text:p>-0,1114</text:p>
          </table:table-cell>
          <table:table-cell table:formula="oooc:=[.F442]*COS(RADIANS(30))" office:value-type="float" office:value="-0.194281229239644">
            <text:p>-0,1943</text:p>
          </table:table-cell>
          <table:table-cell table:number-columns-repeated="2"/>
          <table:table-cell office:value-type="float" office:value="-0.22433664">
            <text:p>-0,2243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formula="oooc:=[.C443]+[.$D$436]" office:value-type="float" office:value="-0.106993020150024">
            <text:p>-0,107</text:p>
          </table:table-cell>
          <table:table-cell table:formula="oooc:=[.F443]*COS(RADIANS(30))" office:value-type="float" office:value="-0.189847897973353">
            <text:p>-0,1898</text:p>
          </table:table-cell>
          <table:table-cell table:number-columns-repeated="2"/>
          <table:table-cell office:value-type="float" office:value="-0.21921747">
            <text:p>-0,2192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formula="oooc:=[.C444]+[.$D$436]" office:value-type="float" office:value="-0.103990475434088">
            <text:p>-0,104</text:p>
          </table:table-cell>
          <table:table-cell table:formula="oooc:=[.F444]*COS(RADIANS(30))" office:value-type="float" office:value="-0.186845353257416">
            <text:p>-0,1868</text:p>
          </table:table-cell>
          <table:table-cell table:number-columns-repeated="2"/>
          <table:table-cell office:value-type="float" office:value="-0.21575043">
            <text:p>-0,2158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formula="oooc:=[.C445]+[.$D$436]" office:value-type="float" office:value="-0.103746905789273">
            <text:p>-0,1037</text:p>
          </table:table-cell>
          <table:table-cell table:formula="oooc:=[.F445]*COS(RADIANS(30))" office:value-type="float" office:value="-0.186601783612602">
            <text:p>-0,1866</text:p>
          </table:table-cell>
          <table:table-cell table:number-columns-repeated="2"/>
          <table:table-cell office:value-type="float" office:value="-0.21546918">
            <text:p>-0,2155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formula="oooc:=[.C446]+[.$D$436]" office:value-type="float" office:value="-0.103199127400872">
            <text:p>-0,1032</text:p>
          </table:table-cell>
          <table:table-cell table:formula="oooc:=[.F446]*COS(RADIANS(30))" office:value-type="float" office:value="-0.1860540052242">
            <text:p>-0,1861</text:p>
          </table:table-cell>
          <table:table-cell table:number-columns-repeated="2"/>
          <table:table-cell office:value-type="float" office:value="-0.21483666">
            <text:p>-0,2148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formula="oooc:=[.C447]+[.$D$436]" office:value-type="float" office:value="-0.107521650716748">
            <text:p>-0,1075</text:p>
          </table:table-cell>
          <table:table-cell table:formula="oooc:=[.F447]*COS(RADIANS(30))" office:value-type="float" office:value="-0.190376528540077">
            <text:p>-0,1904</text:p>
          </table:table-cell>
          <table:table-cell table:number-columns-repeated="2"/>
          <table:table-cell office:value-type="float" office:value="-0.21982788">
            <text:p>-0,2198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formula="oooc:=[.C448]+[.$D$436]" office:value-type="float" office:value="-0.108547414506261">
            <text:p>-0,1085</text:p>
          </table:table-cell>
          <table:table-cell table:formula="oooc:=[.F448]*COS(RADIANS(30))" office:value-type="float" office:value="-0.19140229232959">
            <text:p>-0,1914</text:p>
          </table:table-cell>
          <table:table-cell table:number-columns-repeated="2"/>
          <table:table-cell office:value-type="float" office:value="-0.22101233">
            <text:p>-0,221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formula="oooc:=[.C449]+[.$D$436]" office:value-type="float" office:value="-0.107919277620642">
            <text:p>-0,1079</text:p>
          </table:table-cell>
          <table:table-cell table:formula="oooc:=[.F449]*COS(RADIANS(30))" office:value-type="float" office:value="-0.190774155443971">
            <text:p>-0,1908</text:p>
          </table:table-cell>
          <table:table-cell table:number-columns-repeated="2"/>
          <table:table-cell office:value-type="float" office:value="-0.22028702">
            <text:p>-0,220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formula="oooc:=[.C450]+[.$D$436]" office:value-type="float" office:value="-0.106056171188718">
            <text:p>-0,1061</text:p>
          </table:table-cell>
          <table:table-cell table:formula="oooc:=[.F450]*COS(RADIANS(30))" office:value-type="float" office:value="-0.188911049012047">
            <text:p>-0,1889</text:p>
          </table:table-cell>
          <table:table-cell table:number-columns-repeated="2"/>
          <table:table-cell office:value-type="float" office:value="-0.21813569">
            <text:p>-0,2181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formula="oooc:=[.C451]+[.$D$436]" office:value-type="float" office:value="-0.104795965662148">
            <text:p>-0,1048</text:p>
          </table:table-cell>
          <table:table-cell table:formula="oooc:=[.F451]*COS(RADIANS(30))" office:value-type="float" office:value="-0.187650843485476">
            <text:p>-0,1877</text:p>
          </table:table-cell>
          <table:table-cell table:number-columns-repeated="2"/>
          <table:table-cell office:value-type="float" office:value="-0.21668053">
            <text:p>-0,2167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formula="oooc:=[.C452]+[.$D$436]" office:value-type="float" office:value="-0.106211735332">
            <text:p>-0,1062</text:p>
          </table:table-cell>
          <table:table-cell table:formula="oooc:=[.F452]*COS(RADIANS(30))" office:value-type="float" office:value="-0.189066613155329">
            <text:p>-0,1891</text:p>
          </table:table-cell>
          <table:table-cell table:number-columns-repeated="2"/>
          <table:table-cell office:value-type="float" office:value="-0.21831532">
            <text:p>-0,2183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formula="oooc:=[.C453]+[.$D$436]" office:value-type="float" office:value="-0.107709422344797">
            <text:p>-0,1077</text:p>
          </table:table-cell>
          <table:table-cell table:formula="oooc:=[.F453]*COS(RADIANS(30))" office:value-type="float" office:value="-0.190564300168126">
            <text:p>-0,1906</text:p>
          </table:table-cell>
          <table:table-cell table:number-columns-repeated="2"/>
          <table:table-cell office:value-type="float" office:value="-0.2200447">
            <text:p>-0,22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formula="oooc:=[.C454]+[.$D$436]" office:value-type="float" office:value="-0.111030577806786">
            <text:p>-0,111</text:p>
          </table:table-cell>
          <table:table-cell table:formula="oooc:=[.F454]*COS(RADIANS(30))" office:value-type="float" office:value="-0.193885455630115">
            <text:p>-0,1939</text:p>
          </table:table-cell>
          <table:table-cell table:number-columns-repeated="2"/>
          <table:table-cell office:value-type="float" office:value="-0.22387964">
            <text:p>-0,2239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formula="oooc:=[.C455]+[.$D$436]" office:value-type="float" office:value="-0.11299255835906">
            <text:p>-0,113</text:p>
          </table:table-cell>
          <table:table-cell table:formula="oooc:=[.F455]*COS(RADIANS(30))" office:value-type="float" office:value="-0.195847436182388">
            <text:p>-0,1958</text:p>
          </table:table-cell>
          <table:table-cell table:number-columns-repeated="2"/>
          <table:table-cell office:value-type="float" office:value="-0.22614514">
            <text:p>-0,2261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formula="oooc:=[.C456]+[.$D$436]" office:value-type="float" office:value="-0.115119941103202">
            <text:p>-0,1151</text:p>
          </table:table-cell>
          <table:table-cell table:formula="oooc:=[.F456]*COS(RADIANS(30))" office:value-type="float" office:value="-0.197974818926531">
            <text:p>-0,198</text:p>
          </table:table-cell>
          <table:table-cell table:number-columns-repeated="2"/>
          <table:table-cell office:value-type="float" office:value="-0.22860163">
            <text:p>-0,2286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formula="oooc:=[.C457]+[.$D$436]" office:value-type="float" office:value="-0.123085512863401">
            <text:p>-0,1231</text:p>
          </table:table-cell>
          <table:table-cell table:formula="oooc:=[.F457]*COS(RADIANS(30))" office:value-type="float" office:value="-0.20594039068673">
            <text:p>-0,2059</text:p>
          </table:table-cell>
          <table:table-cell table:number-columns-repeated="2"/>
          <table:table-cell office:value-type="float" office:value="-0.23779948">
            <text:p>-0,2378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formula="oooc:=[.C458]+[.$D$436]" office:value-type="float" office:value="-0.118415964507973">
            <text:p>-0,1184</text:p>
          </table:table-cell>
          <table:table-cell table:formula="oooc:=[.F458]*COS(RADIANS(30))" office:value-type="float" office:value="-0.201270842331302">
            <text:p>-0,2013</text:p>
          </table:table-cell>
          <table:table-cell table:number-columns-repeated="2"/>
          <table:table-cell office:value-type="float" office:value="-0.23240755">
            <text:p>-0,2324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formula="oooc:=[.C459]+[.$D$436]" office:value-type="float" office:value="-0.118593846125911">
            <text:p>-0,1186</text:p>
          </table:table-cell>
          <table:table-cell table:formula="oooc:=[.F459]*COS(RADIANS(30))" office:value-type="float" office:value="-0.201448723949239">
            <text:p>-0,2014</text:p>
          </table:table-cell>
          <table:table-cell table:number-columns-repeated="2"/>
          <table:table-cell office:value-type="float" office:value="-0.23261295">
            <text:p>-0,2326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formula="oooc:=[.C460]+[.$D$436]" office:value-type="float" office:value="-0.136964972920201">
            <text:p>-0,137</text:p>
          </table:table-cell>
          <table:table-cell table:formula="oooc:=[.F460]*COS(RADIANS(30))" office:value-type="float" office:value="-0.219819850743529">
            <text:p>-0,2198</text:p>
          </table:table-cell>
          <table:table-cell table:number-columns-repeated="2"/>
          <table:table-cell office:value-type="float" office:value="-0.2538261">
            <text:p>-0,2538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formula="oooc:=[.C461]+[.$D$436]" office:value-type="float" office:value="-0.142010973858399">
            <text:p>-0,142</text:p>
          </table:table-cell>
          <table:table-cell table:formula="oooc:=[.F461]*COS(RADIANS(30))" office:value-type="float" office:value="-0.224865851681728">
            <text:p>-0,2249</text:p>
          </table:table-cell>
          <table:table-cell office:value-type="float" office:value="0.26482472">
            <text:p>0,2648</text:p>
          </table:table-cell>
          <table:table-cell/>
          <table:table-cell office:value-type="float" office:value="-0.25965272">
            <text:p>-0,2597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formula="oooc:=[.C462]+[.$D$436]" office:value-type="float" office:value="-0.147923770962991">
            <text:p>-0,1479</text:p>
          </table:table-cell>
          <table:table-cell table:formula="oooc:=[.F462]*COS(RADIANS(30))" office:value-type="float" office:value="-0.23077864878632">
            <text:p>-0,2308</text:p>
          </table:table-cell>
          <table:table-cell office:value-type="float" office:value="0.2864645">
            <text:p>0,2865</text:p>
          </table:table-cell>
          <table:table-cell/>
          <table:table-cell office:value-type="float" office:value="-0.26648023">
            <text:p>-0,2665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formula="oooc:=[.C463]+[.$D$436]" office:value-type="float" office:value="-0.155148128900599">
            <text:p>-0,1551</text:p>
          </table:table-cell>
          <table:table-cell table:formula="oooc:=[.F463]*COS(RADIANS(30))" office:value-type="float" office:value="-0.238003006723928">
            <text:p>-0,238</text:p>
          </table:table-cell>
          <table:table-cell office:value-type="float" office:value="0.28867172">
            <text:p>0,2887</text:p>
          </table:table-cell>
          <table:table-cell/>
          <table:table-cell office:value-type="float" office:value="-0.2748222">
            <text:p>-0,2748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formula="oooc:=[.C464]+[.$D$436]" office:value-type="float" office:value="-0.161721313676847">
            <text:p>-0,1617</text:p>
          </table:table-cell>
          <table:table-cell table:formula="oooc:=[.F464]*COS(RADIANS(30))" office:value-type="float" office:value="-0.244576191500176">
            <text:p>-0,2446</text:p>
          </table:table-cell>
          <table:table-cell office:value-type="float" office:value="0.285171">
            <text:p>0,2852</text:p>
          </table:table-cell>
          <table:table-cell/>
          <table:table-cell office:value-type="float" office:value="-0.28241226">
            <text:p>-0,2824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formula="oooc:=[.C465]+[.$D$436]" office:value-type="float" office:value="-0.164210365950118">
            <text:p>-0,1642</text:p>
          </table:table-cell>
          <table:table-cell table:formula="oooc:=[.F465]*COS(RADIANS(30))" office:value-type="float" office:value="-0.247065243773447">
            <text:p>-0,2471</text:p>
          </table:table-cell>
          <table:table-cell office:value-type="float" office:value="0.25718831">
            <text:p>0,2572</text:p>
          </table:table-cell>
          <table:table-cell/>
          <table:table-cell office:value-type="float" office:value="-0.28528637">
            <text:p>-0,2853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formula="oooc:=[.C466]+[.$D$436]" office:value-type="float" office:value="-0.165073559450832">
            <text:p>-0,1651</text:p>
          </table:table-cell>
          <table:table-cell table:formula="oooc:=[.F466]*COS(RADIANS(30))" office:value-type="float" office:value="-0.247928437274161">
            <text:p>-0,2479</text:p>
          </table:table-cell>
          <table:table-cell table:formula="oooc:=[.G466]*COS(RADIANS(60))" office:value-type="float" office:value="0.1307943">
            <text:p>0,1308</text:p>
          </table:table-cell>
          <table:table-cell table:formula="oooc:=[.B466]-[.D466]" office:value-type="float" office:value="-0.295867859450832">
            <text:p>-0,2959</text:p>
          </table:table-cell>
          <table:table-cell office:value-type="float" office:value="-0.2862831">
            <text:p>-0,2863</text:p>
          </table:table-cell>
          <table:table-cell office:value-type="float" office:value="0.2615886">
            <text:p>0,2616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ooc:=[.D467]+[.$E$466]" office:value-type="float" office:value="-0.174240944450832">
            <text:p>-0,1742</text:p>
          </table:table-cell>
          <table:table-cell/>
          <table:table-cell table:formula="oooc:=[.G467]*COS(RADIANS(60))" office:value-type="float" office:value="0.121626915">
            <text:p>0,1216</text:p>
          </table:table-cell>
          <table:table-cell table:number-columns-repeated="2"/>
          <table:table-cell office:value-type="float" office:value="0.24325383">
            <text:p>0,2433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ooc:=[.D468]+[.$E$466]" office:value-type="float" office:value="-0.173333204450832">
            <text:p>-0,1733</text:p>
          </table:table-cell>
          <table:table-cell/>
          <table:table-cell table:formula="oooc:=[.G468]*COS(RADIANS(60))" office:value-type="float" office:value="0.122534655">
            <text:p>0,1225</text:p>
          </table:table-cell>
          <table:table-cell table:number-columns-repeated="2"/>
          <table:table-cell office:value-type="float" office:value="0.24506931">
            <text:p>0,2451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ooc:=[.D469]+[.$E$466]" office:value-type="float" office:value="-0.180169969450832">
            <text:p>-0,1802</text:p>
          </table:table-cell>
          <table:table-cell/>
          <table:table-cell table:formula="oooc:=[.G469]*COS(RADIANS(60))" office:value-type="float" office:value="0.11569789">
            <text:p>0,1157</text:p>
          </table:table-cell>
          <table:table-cell table:number-columns-repeated="2"/>
          <table:table-cell office:value-type="float" office:value="0.23139578">
            <text:p>0,2314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ooc:=[.D470]+[.$E$466]" office:value-type="float" office:value="-0.175496034450832">
            <text:p>-0,1755</text:p>
          </table:table-cell>
          <table:table-cell/>
          <table:table-cell table:formula="oooc:=[.G470]*COS(RADIANS(60))" office:value-type="float" office:value="0.120371825">
            <text:p>0,1204</text:p>
          </table:table-cell>
          <table:table-cell table:number-columns-repeated="2"/>
          <table:table-cell office:value-type="float" office:value="0.24074365">
            <text:p>0,2407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ooc:=[.D471]+[.$E$466]" office:value-type="float" office:value="-0.172155669450832">
            <text:p>-0,1722</text:p>
          </table:table-cell>
          <table:table-cell/>
          <table:table-cell table:formula="oooc:=[.G471]*COS(RADIANS(60))" office:value-type="float" office:value="0.12371219">
            <text:p>0,1237</text:p>
          </table:table-cell>
          <table:table-cell table:number-columns-repeated="2"/>
          <table:table-cell office:value-type="float" office:value="0.24742438">
            <text:p>0,2474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table:formula="oooc:=[.D472]+[.$E$466]" office:value-type="float" office:value="-0.189817009450832">
            <text:p>-0,1898</text:p>
          </table:table-cell>
          <table:table-cell/>
          <table:table-cell table:formula="oooc:=[.G472]*COS(RADIANS(60))" office:value-type="float" office:value="0.10605085">
            <text:p>0,1061</text:p>
          </table:table-cell>
          <table:table-cell table:number-columns-repeated="2"/>
          <table:table-cell office:value-type="float" office:value="0.2121017">
            <text:p>0,2121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formula="oooc:=[.D473]+[.$E$466]" office:value-type="float" office:value="-0.190135434450832">
            <text:p>-0,1901</text:p>
          </table:table-cell>
          <table:table-cell/>
          <table:table-cell table:formula="oooc:=[.G473]*COS(RADIANS(60))" office:value-type="float" office:value="0.105732425">
            <text:p>0,1057</text:p>
          </table:table-cell>
          <table:table-cell table:number-columns-repeated="2"/>
          <table:table-cell office:value-type="float" office:value="0.21146485">
            <text:p>0,2115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table:formula="oooc:=[.D474]+[.$E$466]" office:value-type="float" office:value="-0.196464814450832">
            <text:p>-0,1965</text:p>
          </table:table-cell>
          <table:table-cell/>
          <table:table-cell table:formula="oooc:=[.G474]*COS(RADIANS(60))" office:value-type="float" office:value="0.099403045">
            <text:p>0,0994</text:p>
          </table:table-cell>
          <table:table-cell table:number-columns-repeated="2"/>
          <table:table-cell office:value-type="float" office:value="0.19880609">
            <text:p>0,1988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table:formula="oooc:=[.D475]+[.$E$466]" office:value-type="float" office:value="-0.196032819450832">
            <text:p>-0,196</text:p>
          </table:table-cell>
          <table:table-cell/>
          <table:table-cell table:formula="oooc:=[.G475]*COS(RADIANS(60))" office:value-type="float" office:value="0.09983504">
            <text:p>0,0998</text:p>
          </table:table-cell>
          <table:table-cell table:number-columns-repeated="2"/>
          <table:table-cell office:value-type="float" office:value="0.19967008">
            <text:p>0,1997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formula="oooc:=[.D476]+[.$E$466]" office:value-type="float" office:value="-0.198358059450832">
            <text:p>-0,1984</text:p>
          </table:table-cell>
          <table:table-cell/>
          <table:table-cell table:formula="oooc:=[.G476]*COS(RADIANS(60))" office:value-type="float" office:value="0.0975098">
            <text:p>0,0975</text:p>
          </table:table-cell>
          <table:table-cell table:number-columns-repeated="2"/>
          <table:table-cell office:value-type="float" office:value="0.1950196">
            <text:p>0,195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table:formula="oooc:=[.D477]+[.$E$466]" office:value-type="float" office:value="-0.192733749450832">
            <text:p>-0,1927</text:p>
          </table:table-cell>
          <table:table-cell/>
          <table:table-cell table:formula="oooc:=[.G477]*COS(RADIANS(60))" office:value-type="float" office:value="0.10313411">
            <text:p>0,1031</text:p>
          </table:table-cell>
          <table:table-cell table:number-columns-repeated="2"/>
          <table:table-cell office:value-type="float" office:value="0.20626822">
            <text:p>0,2063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table:formula="oooc:=[.D478]+[.$E$466]" office:value-type="float" office:value="-0.193200364450832">
            <text:p>-0,1932</text:p>
          </table:table-cell>
          <table:table-cell/>
          <table:table-cell table:formula="oooc:=[.G478]*COS(RADIANS(60))" office:value-type="float" office:value="0.102667495">
            <text:p>0,1027</text:p>
          </table:table-cell>
          <table:table-cell table:number-columns-repeated="2"/>
          <table:table-cell office:value-type="float" office:value="0.20533499">
            <text:p>0,2053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table:formula="oooc:=[.D479]+[.$E$466]" office:value-type="float" office:value="-0.194039479450832">
            <text:p>-0,194</text:p>
          </table:table-cell>
          <table:table-cell/>
          <table:table-cell table:formula="oooc:=[.G479]*COS(RADIANS(60))" office:value-type="float" office:value="0.10182838">
            <text:p>0,1018</text:p>
          </table:table-cell>
          <table:table-cell table:number-columns-repeated="2"/>
          <table:table-cell office:value-type="float" office:value="0.20365676">
            <text:p>0,2037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table:formula="oooc:=[.D480]+[.$E$466]" office:value-type="float" office:value="-0.191861139450832">
            <text:p>-0,1919</text:p>
          </table:table-cell>
          <table:table-cell/>
          <table:table-cell table:formula="oooc:=[.G480]*COS(RADIANS(60))" office:value-type="float" office:value="0.10400672">
            <text:p>0,104</text:p>
          </table:table-cell>
          <table:table-cell table:number-columns-repeated="2"/>
          <table:table-cell office:value-type="float" office:value="0.20801344">
            <text:p>0,208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formula="oooc:=[.D481]+[.$E$466]" office:value-type="float" office:value="-0.195522984450832">
            <text:p>-0,1955</text:p>
          </table:table-cell>
          <table:table-cell/>
          <table:table-cell table:formula="oooc:=[.G481]*COS(RADIANS(60))" office:value-type="float" office:value="0.100344875">
            <text:p>0,1003</text:p>
          </table:table-cell>
          <table:table-cell table:number-columns-repeated="2"/>
          <table:table-cell office:value-type="float" office:value="0.20068975">
            <text:p>0,2007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table:formula="oooc:=[.D482]+[.$E$466]" office:value-type="float" office:value="-0.189723304450832">
            <text:p>-0,1897</text:p>
          </table:table-cell>
          <table:table-cell/>
          <table:table-cell table:formula="oooc:=[.G482]*COS(RADIANS(60))" office:value-type="float" office:value="0.106144555">
            <text:p>0,1061</text:p>
          </table:table-cell>
          <table:table-cell table:number-columns-repeated="2"/>
          <table:table-cell office:value-type="float" office:value="0.21228911">
            <text:p>0,2123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table:formula="oooc:=[.D483]+[.$E$466]" office:value-type="float" office:value="-0.187049299450832">
            <text:p>-0,187</text:p>
          </table:table-cell>
          <table:table-cell/>
          <table:table-cell table:formula="oooc:=[.G483]*COS(RADIANS(60))" office:value-type="float" office:value="0.10881856">
            <text:p>0,1088</text:p>
          </table:table-cell>
          <table:table-cell table:number-columns-repeated="2"/>
          <table:table-cell office:value-type="float" office:value="0.21763712">
            <text:p>0,2176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table:formula="oooc:=[.D484]+[.$E$466]" office:value-type="float" office:value="-0.191267729450832">
            <text:p>-0,1913</text:p>
          </table:table-cell>
          <table:table-cell/>
          <table:table-cell table:formula="oooc:=[.G484]*COS(RADIANS(60))" office:value-type="float" office:value="0.10460013">
            <text:p>0,1046</text:p>
          </table:table-cell>
          <table:table-cell table:number-columns-repeated="2"/>
          <table:table-cell office:value-type="float" office:value="0.20920026">
            <text:p>0,2092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table:formula="oooc:=[.D485]+[.$E$466]" office:value-type="float" office:value="-0.186761284450832">
            <text:p>-0,1868</text:p>
          </table:table-cell>
          <table:table-cell/>
          <table:table-cell table:formula="oooc:=[.G485]*COS(RADIANS(60))" office:value-type="float" office:value="0.109106575">
            <text:p>0,1091</text:p>
          </table:table-cell>
          <table:table-cell table:number-columns-repeated="2"/>
          <table:table-cell office:value-type="float" office:value="0.21821315">
            <text:p>0,2182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formula="oooc:=[.D486]+[.$E$466]" office:value-type="float" office:value="-0.184707364450832">
            <text:p>-0,1847</text:p>
          </table:table-cell>
          <table:table-cell/>
          <table:table-cell table:formula="oooc:=[.G486]*COS(RADIANS(60))" office:value-type="float" office:value="0.111160495">
            <text:p>0,1112</text:p>
          </table:table-cell>
          <table:table-cell table:number-columns-repeated="2"/>
          <table:table-cell office:value-type="float" office:value="0.22232099">
            <text:p>0,2223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table:formula="oooc:=[.D487]+[.$E$466]" office:value-type="float" office:value="-0.188662789450832">
            <text:p>-0,1887</text:p>
          </table:table-cell>
          <table:table-cell/>
          <table:table-cell table:formula="oooc:=[.G487]*COS(RADIANS(60))" office:value-type="float" office:value="0.10720507">
            <text:p>0,1072</text:p>
          </table:table-cell>
          <table:table-cell table:number-columns-repeated="2"/>
          <table:table-cell office:value-type="float" office:value="0.21441014">
            <text:p>0,2144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table:formula="oooc:=[.D488]+[.$E$466]" office:value-type="float" office:value="-0.191026924450832">
            <text:p>-0,191</text:p>
          </table:table-cell>
          <table:table-cell/>
          <table:table-cell table:formula="oooc:=[.G488]*COS(RADIANS(60))" office:value-type="float" office:value="0.104840935">
            <text:p>0,1048</text:p>
          </table:table-cell>
          <table:table-cell table:number-columns-repeated="2"/>
          <table:table-cell office:value-type="float" office:value="0.20968187">
            <text:p>0,2097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table:formula="oooc:=[.D489]+[.$E$466]" office:value-type="float" office:value="-0.189540124450832">
            <text:p>-0,1895</text:p>
          </table:table-cell>
          <table:table-cell/>
          <table:table-cell table:formula="oooc:=[.G489]*COS(RADIANS(60))" office:value-type="float" office:value="0.106327735">
            <text:p>0,1063</text:p>
          </table:table-cell>
          <table:table-cell table:number-columns-repeated="2"/>
          <table:table-cell office:value-type="float" office:value="0.21265547">
            <text:p>0,2127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table:formula="oooc:=[.D490]+[.$E$466]" office:value-type="float" office:value="-0.196328044450832">
            <text:p>-0,1963</text:p>
          </table:table-cell>
          <table:table-cell/>
          <table:table-cell table:formula="oooc:=[.G490]*COS(RADIANS(60))" office:value-type="float" office:value="0.099539815">
            <text:p>0,0995</text:p>
          </table:table-cell>
          <table:table-cell table:number-columns-repeated="2"/>
          <table:table-cell office:value-type="float" office:value="0.19907963">
            <text:p>0,1991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formula="oooc:=[.D491]+[.$E$466]" office:value-type="float" office:value="-0.196488719450832">
            <text:p>-0,1965</text:p>
          </table:table-cell>
          <table:table-cell/>
          <table:table-cell table:formula="oooc:=[.G491]*COS(RADIANS(60))" office:value-type="float" office:value="0.09937914">
            <text:p>0,0994</text:p>
          </table:table-cell>
          <table:table-cell table:number-columns-repeated="2"/>
          <table:table-cell office:value-type="float" office:value="0.19875828">
            <text:p>0,1988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table:formula="oooc:=[.D492]+[.$E$466]" office:value-type="float" office:value="-0.197083834450832">
            <text:p>-0,1971</text:p>
          </table:table-cell>
          <table:table-cell/>
          <table:table-cell table:formula="oooc:=[.G492]*COS(RADIANS(60))" office:value-type="float" office:value="0.098784025">
            <text:p>0,0988</text:p>
          </table:table-cell>
          <table:table-cell table:number-columns-repeated="2"/>
          <table:table-cell office:value-type="float" office:value="0.19756805">
            <text:p>0,1976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table:formula="oooc:=[.D493]+[.$E$466]" office:value-type="float" office:value="-0.195453309450832">
            <text:p>-0,1955</text:p>
          </table:table-cell>
          <table:table-cell/>
          <table:table-cell table:formula="oooc:=[.G493]*COS(RADIANS(60))" office:value-type="float" office:value="0.10041455">
            <text:p>0,1004</text:p>
          </table:table-cell>
          <table:table-cell table:number-columns-repeated="2"/>
          <table:table-cell office:value-type="float" office:value="0.2008291">
            <text:p>0,2008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table:formula="oooc:=[.D494]+[.$E$466]" office:value-type="float" office:value="-0.200037664450832">
            <text:p>-0,2</text:p>
          </table:table-cell>
          <table:table-cell/>
          <table:table-cell table:formula="oooc:=[.G494]*COS(RADIANS(60))" office:value-type="float" office:value="0.095830195">
            <text:p>0,0958</text:p>
          </table:table-cell>
          <table:table-cell table:number-columns-repeated="2"/>
          <table:table-cell office:value-type="float" office:value="0.19166039">
            <text:p>0,1917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table:formula="oooc:=[.D495]+[.$E$466]" office:value-type="float" office:value="-0.208255699450832">
            <text:p>-0,2083</text:p>
          </table:table-cell>
          <table:table-cell/>
          <table:table-cell table:formula="oooc:=[.G495]*COS(RADIANS(60))" office:value-type="float" office:value="0.08761216">
            <text:p>0,0876</text:p>
          </table:table-cell>
          <table:table-cell table:number-columns-repeated="2"/>
          <table:table-cell office:value-type="float" office:value="0.17522432">
            <text:p>0,1752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formula="oooc:=[.D496]+[.$E$466]" office:value-type="float" office:value="-0.200410489450832">
            <text:p>-0,2004</text:p>
          </table:table-cell>
          <table:table-cell/>
          <table:table-cell table:formula="oooc:=[.G496]*COS(RADIANS(60))" office:value-type="float" office:value="0.09545737">
            <text:p>0,0955</text:p>
          </table:table-cell>
          <table:table-cell table:number-columns-repeated="2"/>
          <table:table-cell office:value-type="float" office:value="0.19091474">
            <text:p>0,1909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>
            <text:p>L</text:p>
          </table:table-cell>
          <table:table-cell office:value-type="float" office:value="0.065">
            <text:p>0,065</text:p>
          </table:table-cell>
          <table:table-cell table:number-columns-repeated="9"/>
        </table:table-row>
        <table:table-row table:style-name="ro1">
          <table:table-cell office:value-type="string">
            <text:p>D1</text:p>
          </table:table-cell>
          <table:table-cell office:value-type="float" office:value="0.08">
            <text:p>0,08</text:p>
          </table:table-cell>
          <table:table-cell table:number-columns-repeated="9"/>
        </table:table-row>
        <table:table-row table:style-name="ro1">
          <table:table-cell office:value-type="string">
            <text:p>D2</text:p>
          </table:table-cell>
          <table:table-cell office:value-type="float" office:value="0.092">
            <text:p>0,092</text:p>
          </table:table-cell>
          <table:table-cell table:number-columns-repeated="9"/>
        </table:table-row>
        <table:table-row table:style-name="ro1">
          <table:table-cell office:value-type="string">
            <text:p>D3</text:p>
          </table:table-cell>
          <table:table-cell office:value-type="float" office:value="0.16">
            <text:p>0,1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Lacet</text:p>
          </table:table-cell>
          <table:table-cell office:value-type="string">
            <text:p>Roulis</text:p>
          </table:table-cell>
          <table:table-cell office:value-type="string">
            <text:p>Tangage</text:p>
          </table:table-cell>
          <table:table-cell office:value-type="string">
            <text:p>Poussée</text:p>
          </table:table-cell>
          <table:table-cell office:value-type="string">
            <text:p>Portance</text:p>
          </table:table-cell>
          <table:table-cell>
            <draw:frame table:end-cell-address="Feuille1.M531" table:end-x="1.255cm" table:end-y="0.163cm" draw:z-index="9" svg:width="13.229cm" svg:height="11.307cm" svg:x="1.574cm" svg:y="0.145cm">
              <draw:object draw:notify-on-update-of-ranges="Feuille1.A507:Feuille1.B60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3"/>
          <table:table-cell>
            <draw:frame table:end-cell-address="Feuille1.O521" table:end-x="0.446cm" table:end-y="0.332cm" draw:z-index="5" svg:width="7.999cm" svg:height="6.999cm" svg:x="1.478cm" svg:y="0.106cm">
              <draw:object draw:notify-on-update-of-ranges="Feuille1.A507:Feuille1.A602 Feuille1.C507:Feuille1.C60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-5">
            <text:p>-5</text:p>
          </table:table-cell>
          <table:table-cell table:formula="oooc:=[.$B$501]/2*(([.B301]-[.B201])*SIN(RADIANS([.A507]))+([.B1]-[.B101])*COS(RADIANS([.A507])))" office:value-type="float" office:value="-0.000243312987787332">
            <text:p>-0,0002</text:p>
          </table:table-cell>
          <table:table-cell table:formula="oooc:=[.$B$501]/2*(([.B301]-[.B201])*COS(RADIANS([.A507]))+([.B101]-[.B1])*SIN(RADIANS([.A507])))" office:value-type="float" office:value="-0.00673344260616913">
            <text:p>-0,0067</text:p>
          </table:table-cell>
          <table:table-cell table:formula="oooc:=-[.B401]*[.$B$502]" office:value-type="float" office:value="0.0125433368">
            <text:p>0,0125</text:p>
          </table:table-cell>
          <table:table-cell table:formula="oooc:=([.B301]+[.B201])*SIN(RADIANS([.A507]))-([.B101]+[.B1])*COS(RADIANS([.A507]))" office:value-type="float" office:value="0.640586316151534">
            <text:p>0,6406</text:p>
          </table:table-cell>
          <table:table-cell table:formula="oooc:=-([.B301]+[.B201])*COS(RADIANS([.A507]))-([.B1]+[.B101])*SIN(RADIANS([.A507]))-[.B401]" office:value-type="float" office:value="0.149753410969094">
            <text:p>0,1498</text:p>
          </table:table-cell>
          <table:table-cell table:number-columns-repeated="5"/>
        </table:table-row>
        <table:table-row table:style-name="ro1">
          <table:table-cell office:value-type="float" office:value="-4">
            <text:p>-4</text:p>
          </table:table-cell>
          <table:table-cell table:formula="oooc:=[.$B$501]/2*(([.B302]-[.B202])*SIN(RADIANS([.A508]))+([.B2]-[.B102])*COS(RADIANS([.A508])))" office:value-type="float" office:value="-0.000333306745441163">
            <text:p>-0,0003</text:p>
          </table:table-cell>
          <table:table-cell table:formula="oooc:=[.$B$501]/2*(([.B302]-[.B202])*COS(RADIANS([.A508]))+([.B102]-[.B2])*SIN(RADIANS([.A508])))" office:value-type="float" office:value="-0.00672563631527181">
            <text:p>-0,0067</text:p>
          </table:table-cell>
          <table:table-cell table:formula="oooc:=-[.B402]*[.$B$502]" office:value-type="float" office:value="0.0052693992">
            <text:p>0,0053</text:p>
          </table:table-cell>
          <table:table-cell table:formula="oooc:=([.B302]+[.B202])*SIN(RADIANS([.A508]))-([.B102]+[.B2])*COS(RADIANS([.A508]))" office:value-type="float" office:value="0.643902759780263">
            <text:p>0,6439</text:p>
          </table:table-cell>
          <table:table-cell table:formula="oooc:=-([.B302]+[.B202])*COS(RADIANS([.A508]))-([.B2]+[.B102])*SIN(RADIANS([.A508]))-[.B402]" office:value-type="float" office:value="0.059245954315488">
            <text:p>0,0592</text:p>
          </table:table-cell>
          <table:table-cell table:number-columns-repeated="5"/>
        </table:table-row>
        <table:table-row table:style-name="ro1">
          <table:table-cell office:value-type="float" office:value="-3">
            <text:p>-3</text:p>
          </table:table-cell>
          <table:table-cell table:formula="oooc:=[.$B$501]/2*(([.B303]-[.B203])*SIN(RADIANS([.A509]))+([.B3]-[.B103])*COS(RADIANS([.A509])))" office:value-type="float" office:value="-0.000376110665133279">
            <text:p>-0,0004</text:p>
          </table:table-cell>
          <table:table-cell table:formula="oooc:=[.$B$501]/2*(([.B303]-[.B203])*COS(RADIANS([.A509]))+([.B103]-[.B3])*SIN(RADIANS([.A509])))" office:value-type="float" office:value="-0.00669987292931131">
            <text:p>-0,0067</text:p>
          </table:table-cell>
          <table:table-cell table:formula="oooc:=-[.B403]*[.$B$502]" office:value-type="float" office:value="0.0077587032">
            <text:p>0,0078</text:p>
          </table:table-cell>
          <table:table-cell table:formula="oooc:=([.B303]+[.B203])*SIN(RADIANS([.A509]))-([.B103]+[.B3])*COS(RADIANS([.A509]))" office:value-type="float" office:value="0.640964317528735">
            <text:p>0,641</text:p>
          </table:table-cell>
          <table:table-cell table:formula="oooc:=-([.B303]+[.B203])*COS(RADIANS([.A509]))-([.B3]+[.B103])*SIN(RADIANS([.A509]))-[.B403]" office:value-type="float" office:value="0.0912032174507504">
            <text:p>0,0912</text:p>
          </table:table-cell>
          <table:table-cell table:number-columns-repeated="5"/>
        </table:table-row>
        <table:table-row table:style-name="ro1">
          <table:table-cell office:value-type="float" office:value="-2">
            <text:p>-2</text:p>
          </table:table-cell>
          <table:table-cell table:formula="oooc:=[.$B$501]/2*(([.B304]-[.B204])*SIN(RADIANS([.A510]))+([.B4]-[.B104])*COS(RADIANS([.A510])))" office:value-type="float" office:value="-0.000325683983631826">
            <text:p>-0,0003</text:p>
          </table:table-cell>
          <table:table-cell table:formula="oooc:=[.$B$501]/2*(([.B304]-[.B204])*COS(RADIANS([.A510]))+([.B104]-[.B4])*SIN(RADIANS([.A510])))" office:value-type="float" office:value="-0.00670464079313066">
            <text:p>-0,0067</text:p>
          </table:table-cell>
          <table:table-cell table:formula="oooc:=-[.B404]*[.$B$502]" office:value-type="float" office:value="0.00513120400000001">
            <text:p>0,0051</text:p>
          </table:table-cell>
          <table:table-cell table:formula="oooc:=([.B304]+[.B204])*SIN(RADIANS([.A510]))-([.B104]+[.B4])*COS(RADIANS([.A510]))" office:value-type="float" office:value="0.638113896526083">
            <text:p>0,6381</text:p>
          </table:table-cell>
          <table:table-cell table:formula="oooc:=-([.B304]+[.B204])*COS(RADIANS([.A510]))-([.B4]+[.B104])*SIN(RADIANS([.A510]))-[.B404]" office:value-type="float" office:value="0.0612673662110211">
            <text:p>0,0613</text:p>
          </table:table-cell>
          <table:table-cell table:number-columns-repeated="5"/>
        </table:table-row>
        <table:table-row table:style-name="ro1">
          <table:table-cell office:value-type="float" office:value="-1">
            <text:p>-1</text:p>
          </table:table-cell>
          <table:table-cell table:formula="oooc:=[.$B$501]/2*(([.B305]-[.B205])*SIN(RADIANS([.A511]))+([.B5]-[.B105])*COS(RADIANS([.A511])))" office:value-type="float" office:value="-0.000186587880991564">
            <text:p>-0,0002</text:p>
          </table:table-cell>
          <table:table-cell table:formula="oooc:=[.$B$501]/2*(([.B305]-[.B205])*COS(RADIANS([.A511]))+([.B105]-[.B5])*SIN(RADIANS([.A511])))" office:value-type="float" office:value="-0.00674107680618406">
            <text:p>-0,0067</text:p>
          </table:table-cell>
          <table:table-cell table:formula="oooc:=-[.B405]*[.$B$502]" office:value-type="float" office:value="0.0075756624">
            <text:p>0,0076</text:p>
          </table:table-cell>
          <table:table-cell table:formula="oooc:=([.B305]+[.B205])*SIN(RADIANS([.A511]))-([.B105]+[.B5])*COS(RADIANS([.A511]))" office:value-type="float" office:value="0.635521113175533">
            <text:p>0,6355</text:p>
          </table:table-cell>
          <table:table-cell table:formula="oooc:=-([.B305]+[.B205])*COS(RADIANS([.A511]))-([.B5]+[.B105])*SIN(RADIANS([.A511]))-[.B405]" office:value-type="float" office:value="0.0940168038220252">
            <text:p>0,09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ooc:=[.$B$501]/2*(([.B306]-[.B206])*SIN(RADIANS([.A512]))+([.B6]-[.B106])*COS(RADIANS([.A512])))" office:value-type="float" office:value="0.0000609150749999997">
            <text:p>0,0001</text:p>
          </table:table-cell>
          <table:table-cell table:formula="oooc:=[.$B$501]/2*(([.B306]-[.B206])*COS(RADIANS([.A512]))+([.B106]-[.B6])*SIN(RADIANS([.A512])))" office:value-type="float" office:value="-0.006688443125">
            <text:p>-0,0067</text:p>
          </table:table-cell>
          <table:table-cell table:formula="oooc:=-[.B406]*[.$B$502]" office:value-type="float" office:value="0.0127787232">
            <text:p>0,0128</text:p>
          </table:table-cell>
          <table:table-cell table:formula="oooc:=([.B306]+[.B206])*SIN(RADIANS([.A512]))-([.B106]+[.B6])*COS(RADIANS([.A512]))" office:value-type="float" office:value="0.63290551">
            <text:p>0,6329</text:p>
          </table:table-cell>
          <table:table-cell table:formula="oooc:=-([.B306]+[.B206])*COS(RADIANS([.A512]))-([.B6]+[.B106])*SIN(RADIANS([.A512]))-[.B406]" office:value-type="float" office:value="0.16079305">
            <text:p>0,16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ooc:=[.$B$501]/2*(([.B307]-[.B207])*SIN(RADIANS([.A513]))+([.B7]-[.B107])*COS(RADIANS([.A513])))" office:value-type="float" office:value="0.000402233543713589">
            <text:p>0,0004</text:p>
          </table:table-cell>
          <table:table-cell table:formula="oooc:=[.$B$501]/2*(([.B307]-[.B207])*COS(RADIANS([.A513]))+([.B107]-[.B7])*SIN(RADIANS([.A513])))" office:value-type="float" office:value="-0.00667720201349601">
            <text:p>-0,0067</text:p>
          </table:table-cell>
          <table:table-cell table:formula="oooc:=-[.B407]*[.$B$502]" office:value-type="float" office:value="0.0090066384">
            <text:p>0,009</text:p>
          </table:table-cell>
          <table:table-cell table:formula="oooc:=([.B307]+[.B207])*SIN(RADIANS([.A513]))-([.B107]+[.B7])*COS(RADIANS([.A513]))" office:value-type="float" office:value="0.632951778012239">
            <text:p>0,633</text:p>
          </table:table-cell>
          <table:table-cell table:formula="oooc:=-([.B307]+[.B207])*COS(RADIANS([.A513]))-([.B7]+[.B107])*SIN(RADIANS([.A513]))-[.B407]" office:value-type="float" office:value="0.114364603034889">
            <text:p>0,114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ooc:=[.$B$501]/2*(([.B308]-[.B208])*SIN(RADIANS([.A514]))+([.B8]-[.B108])*COS(RADIANS([.A514])))" office:value-type="float" office:value="0.000442822805551136">
            <text:p>0,0004</text:p>
          </table:table-cell>
          <table:table-cell table:formula="oooc:=[.$B$501]/2*(([.B308]-[.B208])*COS(RADIANS([.A514]))+([.B108]-[.B8])*SIN(RADIANS([.A514])))" office:value-type="float" office:value="-0.00664878858040105">
            <text:p>-0,0066</text:p>
          </table:table-cell>
          <table:table-cell table:formula="oooc:=-[.B408]*[.$B$502]" office:value-type="float" office:value="0.0108468008">
            <text:p>0,0108</text:p>
          </table:table-cell>
          <table:table-cell table:formula="oooc:=([.B308]+[.B208])*SIN(RADIANS([.A514]))-([.B108]+[.B8])*COS(RADIANS([.A514]))" office:value-type="float" office:value="0.634937512257807">
            <text:p>0,6349</text:p>
          </table:table-cell>
          <table:table-cell table:formula="oooc:=-([.B308]+[.B208])*COS(RADIANS([.A514]))-([.B8]+[.B108])*SIN(RADIANS([.A514]))-[.B408]" office:value-type="float" office:value="0.139309548503558">
            <text:p>0,139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formula="oooc:=[.$B$501]/2*(([.B309]-[.B209])*SIN(RADIANS([.A515]))+([.B9]-[.B109])*COS(RADIANS([.A515])))" office:value-type="float" office:value="0.00023196574086922">
            <text:p>0,0002</text:p>
          </table:table-cell>
          <table:table-cell table:formula="oooc:=[.$B$501]/2*(([.B309]-[.B209])*COS(RADIANS([.A515]))+([.B109]-[.B9])*SIN(RADIANS([.A515])))" office:value-type="float" office:value="-0.006627285713606">
            <text:p>-0,0066</text:p>
          </table:table-cell>
          <table:table-cell table:formula="oooc:=-[.B409]*[.$B$502]" office:value-type="float" office:value="0.0101509192">
            <text:p>0,0102</text:p>
          </table:table-cell>
          <table:table-cell table:formula="oooc:=([.B309]+[.B209])*SIN(RADIANS([.A515]))-([.B109]+[.B9])*COS(RADIANS([.A515]))" office:value-type="float" office:value="0.637621724366254">
            <text:p>0,6376</text:p>
          </table:table-cell>
          <table:table-cell table:formula="oooc:=-([.B309]+[.B209])*COS(RADIANS([.A515]))-([.B9]+[.B109])*SIN(RADIANS([.A515]))-[.B409]" office:value-type="float" office:value="0.131173868369031">
            <text:p>0,1312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formula="oooc:=[.$B$501]/2*(([.B310]-[.B210])*SIN(RADIANS([.A516]))+([.B10]-[.B110])*COS(RADIANS([.A516])))" office:value-type="float" office:value="0.0000418433567716043">
            <text:p>0</text:p>
          </table:table-cell>
          <table:table-cell table:formula="oooc:=[.$B$501]/2*(([.B310]-[.B210])*COS(RADIANS([.A516]))+([.B110]-[.B10])*SIN(RADIANS([.A516])))" office:value-type="float" office:value="-0.00657831591696673">
            <text:p>-0,0066</text:p>
          </table:table-cell>
          <table:table-cell table:formula="oooc:=-[.B410]*[.$B$502]" office:value-type="float" office:value="0.007642116">
            <text:p>0,0076</text:p>
          </table:table-cell>
          <table:table-cell table:formula="oooc:=([.B310]+[.B210])*SIN(RADIANS([.A516]))-([.B110]+[.B10])*COS(RADIANS([.A516]))" office:value-type="float" office:value="0.637608263068559">
            <text:p>0,6376</text:p>
          </table:table-cell>
          <table:table-cell table:formula="oooc:=-([.B310]+[.B210])*COS(RADIANS([.A516]))-([.B10]+[.B110])*SIN(RADIANS([.A516]))-[.B410]" office:value-type="float" office:value="0.102064891376351">
            <text:p>0,102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formula="oooc:=[.$B$501]/2*(([.B311]-[.B211])*SIN(RADIANS([.A517]))+([.B11]-[.B111])*COS(RADIANS([.A517])))" office:value-type="float" office:value="-0.0000211671870607397">
            <text:p>0</text:p>
          </table:table-cell>
          <table:table-cell table:formula="oooc:=[.$B$501]/2*(([.B311]-[.B211])*COS(RADIANS([.A517]))+([.B111]-[.B11])*SIN(RADIANS([.A517])))" office:value-type="float" office:value="-0.00654862974636012">
            <text:p>-0,0065</text:p>
          </table:table-cell>
          <table:table-cell table:formula="oooc:=-[.B411]*[.$B$502]" office:value-type="float" office:value="0.0090662408">
            <text:p>0,0091</text:p>
          </table:table-cell>
          <table:table-cell table:formula="oooc:=([.B311]+[.B211])*SIN(RADIANS([.A517]))-([.B111]+[.B11])*COS(RADIANS([.A517]))" office:value-type="float" office:value="0.638867183177097">
            <text:p>0,6389</text:p>
          </table:table-cell>
          <table:table-cell table:formula="oooc:=-([.B311]+[.B211])*COS(RADIANS([.A517]))-([.B11]+[.B111])*SIN(RADIANS([.A517]))-[.B411]" office:value-type="float" office:value="0.121242340283033">
            <text:p>0,1212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formula="oooc:=[.$B$501]/2*(([.B312]-[.B212])*SIN(RADIANS([.A518]))+([.B12]-[.B112])*COS(RADIANS([.A518])))" office:value-type="float" office:value="-0.00000877670918810101">
            <text:p>0</text:p>
          </table:table-cell>
          <table:table-cell table:formula="oooc:=[.$B$501]/2*(([.B312]-[.B212])*COS(RADIANS([.A518]))+([.B112]-[.B12])*SIN(RADIANS([.A518])))" office:value-type="float" office:value="-0.00650557186242762">
            <text:p>-0,0065</text:p>
          </table:table-cell>
          <table:table-cell table:formula="oooc:=-[.B412]*[.$B$502]" office:value-type="float" office:value="0.0090884856">
            <text:p>0,0091</text:p>
          </table:table-cell>
          <table:table-cell table:formula="oooc:=([.B312]+[.B212])*SIN(RADIANS([.A518]))-([.B112]+[.B12])*COS(RADIANS([.A518]))" office:value-type="float" office:value="0.638564720492953">
            <text:p>0,6386</text:p>
          </table:table-cell>
          <table:table-cell table:formula="oooc:=-([.B312]+[.B212])*COS(RADIANS([.A518]))-([.B12]+[.B112])*SIN(RADIANS([.A518]))-[.B412]" office:value-type="float" office:value="0.123524362373457">
            <text:p>0,123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formula="oooc:=[.$B$501]/2*(([.B313]-[.B213])*SIN(RADIANS([.A519]))+([.B13]-[.B113])*COS(RADIANS([.A519])))" office:value-type="float" office:value="0.000255220287076528">
            <text:p>0,0003</text:p>
          </table:table-cell>
          <table:table-cell table:formula="oooc:=[.$B$501]/2*(([.B313]-[.B213])*COS(RADIANS([.A519]))+([.B113]-[.B13])*SIN(RADIANS([.A519])))" office:value-type="float" office:value="-0.00649674757505879">
            <text:p>-0,0065</text:p>
          </table:table-cell>
          <table:table-cell table:formula="oooc:=-[.B413]*[.$B$502]" office:value-type="float" office:value="0.0092405152">
            <text:p>0,0092</text:p>
          </table:table-cell>
          <table:table-cell table:formula="oooc:=([.B313]+[.B213])*SIN(RADIANS([.A519]))-([.B113]+[.B13])*COS(RADIANS([.A519]))" office:value-type="float" office:value="0.641066349686075">
            <text:p>0,6411</text:p>
          </table:table-cell>
          <table:table-cell table:formula="oooc:=-([.B313]+[.B213])*COS(RADIANS([.A519]))-([.B13]+[.B113])*SIN(RADIANS([.A519]))-[.B413]" office:value-type="float" office:value="0.125715501914774">
            <text:p>0,1257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formula="oooc:=[.$B$501]/2*(([.B314]-[.B214])*SIN(RADIANS([.A520]))+([.B14]-[.B114])*COS(RADIANS([.A520])))" office:value-type="float" office:value="0.000346729291745396">
            <text:p>0,0003</text:p>
          </table:table-cell>
          <table:table-cell table:formula="oooc:=[.$B$501]/2*(([.B314]-[.B214])*COS(RADIANS([.A520]))+([.B114]-[.B14])*SIN(RADIANS([.A520])))" office:value-type="float" office:value="-0.00641460614679642">
            <text:p>-0,0064</text:p>
          </table:table-cell>
          <table:table-cell table:formula="oooc:=-[.B414]*[.$B$502]" office:value-type="float" office:value="0.008214896">
            <text:p>0,0082</text:p>
          </table:table-cell>
          <table:table-cell table:formula="oooc:=([.B314]+[.B214])*SIN(RADIANS([.A520]))-([.B114]+[.B14])*COS(RADIANS([.A520]))" office:value-type="float" office:value="0.640610929429426">
            <text:p>0,6406</text:p>
          </table:table-cell>
          <table:table-cell table:formula="oooc:=-([.B314]+[.B214])*COS(RADIANS([.A520]))-([.B14]+[.B114])*SIN(RADIANS([.A520]))-[.B414]" office:value-type="float" office:value="0.116415017465436">
            <text:p>0,1164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formula="oooc:=[.$B$501]/2*(([.B315]-[.B215])*SIN(RADIANS([.A521]))+([.B15]-[.B115])*COS(RADIANS([.A521])))" office:value-type="float" office:value="0.000288175170632725">
            <text:p>0,0003</text:p>
          </table:table-cell>
          <table:table-cell table:formula="oooc:=[.$B$501]/2*(([.B315]-[.B215])*COS(RADIANS([.A521]))+([.B115]-[.B15])*SIN(RADIANS([.A521])))" office:value-type="float" office:value="-0.00642217824990596">
            <text:p>-0,0064</text:p>
          </table:table-cell>
          <table:table-cell table:formula="oooc:=-[.B415]*[.$B$502]" office:value-type="float" office:value="0.0080880904">
            <text:p>0,0081</text:p>
          </table:table-cell>
          <table:table-cell table:formula="oooc:=([.B315]+[.B215])*SIN(RADIANS([.A521]))-([.B115]+[.B15])*COS(RADIANS([.A521]))" office:value-type="float" office:value="0.642380151177429">
            <text:p>0,6424</text:p>
          </table:table-cell>
          <table:table-cell table:formula="oooc:=-([.B315]+[.B215])*COS(RADIANS([.A521]))-([.B15]+[.B115])*SIN(RADIANS([.A521]))-[.B415]" office:value-type="float" office:value="0.116256897954985">
            <text:p>0,1163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formula="oooc:=[.$B$501]/2*(([.B316]-[.B216])*SIN(RADIANS([.A522]))+([.B16]-[.B116])*COS(RADIANS([.A522])))" office:value-type="float" office:value="0.000169691908564258">
            <text:p>0,0002</text:p>
          </table:table-cell>
          <table:table-cell table:formula="oooc:=[.$B$501]/2*(([.B316]-[.B216])*COS(RADIANS([.A522]))+([.B116]-[.B16])*SIN(RADIANS([.A522])))" office:value-type="float" office:value="-0.00645529459556174">
            <text:p>-0,0065</text:p>
          </table:table-cell>
          <table:table-cell table:formula="oooc:=-[.B416]*[.$B$502]" office:value-type="float" office:value="0.0080019136">
            <text:p>0,008</text:p>
          </table:table-cell>
          <table:table-cell table:formula="oooc:=([.B316]+[.B216])*SIN(RADIANS([.A522]))-([.B116]+[.B16])*COS(RADIANS([.A522]))" office:value-type="float" office:value="0.646563282905539">
            <text:p>0,6466</text:p>
          </table:table-cell>
          <table:table-cell table:formula="oooc:=-([.B316]+[.B216])*COS(RADIANS([.A522]))-([.B16]+[.B116])*SIN(RADIANS([.A522]))-[.B416]" office:value-type="float" office:value="0.116183871801981">
            <text:p>0,1162</text:p>
          </table:table-cell>
          <table:table-cell>
            <draw:frame table:end-cell-address="Feuille1.M546" table:end-x="1.312cm" table:end-y="0.321cm" draw:z-index="8" svg:width="13.047cm" svg:height="10.788cm" svg:x="1.813cm" svg:y="0.371cm">
              <draw:object draw:notify-on-update-of-ranges="Feuille1.A507:Feuille1.A602 Feuille1.D507:Feuille1.D60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3"/>
          <table:table-cell>
            <draw:frame table:end-cell-address="Feuille1.O538" table:end-x="0.556cm" table:end-y="0.198cm" draw:z-index="6" svg:width="7.999cm" svg:height="6.999cm" svg:x="1.588cm" svg:y="0.424cm">
              <draw:object draw:notify-on-update-of-ranges="Feuille1.A507:Feuille1.A602 Feuille1.E507:Feuille1.E60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ooc:=[.$B$501]/2*(([.B317]-[.B217])*SIN(RADIANS([.A523]))+([.B17]-[.B117])*COS(RADIANS([.A523])))" office:value-type="float" office:value="0.000143929691472762">
            <text:p>0,0001</text:p>
          </table:table-cell>
          <table:table-cell table:formula="oooc:=[.$B$501]/2*(([.B317]-[.B217])*COS(RADIANS([.A523]))+([.B117]-[.B17])*SIN(RADIANS([.A523])))" office:value-type="float" office:value="-0.00646031047913913">
            <text:p>-0,0065</text:p>
          </table:table-cell>
          <table:table-cell table:formula="oooc:=-[.B417]*[.$B$502]" office:value-type="float" office:value="0.0083764648">
            <text:p>0,0084</text:p>
          </table:table-cell>
          <table:table-cell table:formula="oooc:=([.B317]+[.B217])*SIN(RADIANS([.A523]))-([.B117]+[.B17])*COS(RADIANS([.A523]))" office:value-type="float" office:value="0.646872550203335">
            <text:p>0,6469</text:p>
          </table:table-cell>
          <table:table-cell table:formula="oooc:=-([.B317]+[.B217])*COS(RADIANS([.A523]))-([.B17]+[.B117])*SIN(RADIANS([.A523]))-[.B417]" office:value-type="float" office:value="0.116429997792499">
            <text:p>0,1164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formula="oooc:=[.$B$501]/2*(([.B318]-[.B218])*SIN(RADIANS([.A524]))+([.B18]-[.B118])*COS(RADIANS([.A524])))" office:value-type="float" office:value="0.00000369839809294482">
            <text:p>0</text:p>
          </table:table-cell>
          <table:table-cell table:formula="oooc:=[.$B$501]/2*(([.B318]-[.B218])*COS(RADIANS([.A524]))+([.B118]-[.B18])*SIN(RADIANS([.A524])))" office:value-type="float" office:value="-0.0064893832591716">
            <text:p>-0,0065</text:p>
          </table:table-cell>
          <table:table-cell table:formula="oooc:=-[.B418]*[.$B$502]" office:value-type="float" office:value="0.008336336">
            <text:p>0,0083</text:p>
          </table:table-cell>
          <table:table-cell table:formula="oooc:=([.B318]+[.B218])*SIN(RADIANS([.A524]))-([.B118]+[.B18])*COS(RADIANS([.A524]))" office:value-type="float" office:value="0.646508123916117">
            <text:p>0,6465</text:p>
          </table:table-cell>
          <table:table-cell table:formula="oooc:=-([.B318]+[.B218])*COS(RADIANS([.A524]))-([.B18]+[.B118])*SIN(RADIANS([.A524]))-[.B418]" office:value-type="float" office:value="0.119454134835629">
            <text:p>0,1195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formula="oooc:=[.$B$501]/2*(([.B319]-[.B219])*SIN(RADIANS([.A525]))+([.B19]-[.B119])*COS(RADIANS([.A525])))" office:value-type="float" office:value="-0.0000458354929852616">
            <text:p>0</text:p>
          </table:table-cell>
          <table:table-cell table:formula="oooc:=[.$B$501]/2*(([.B319]-[.B219])*COS(RADIANS([.A525]))+([.B119]-[.B19])*SIN(RADIANS([.A525])))" office:value-type="float" office:value="-0.00653166557300728">
            <text:p>-0,0065</text:p>
          </table:table-cell>
          <table:table-cell table:formula="oooc:=-[.B419]*[.$B$502]" office:value-type="float" office:value="0.0082862376">
            <text:p>0,0083</text:p>
          </table:table-cell>
          <table:table-cell table:formula="oooc:=([.B319]+[.B219])*SIN(RADIANS([.A525]))-([.B119]+[.B19])*COS(RADIANS([.A525]))" office:value-type="float" office:value="0.646193164516624">
            <text:p>0,6462</text:p>
          </table:table-cell>
          <table:table-cell table:formula="oooc:=-([.B319]+[.B219])*COS(RADIANS([.A525]))-([.B19]+[.B119])*SIN(RADIANS([.A525]))-[.B419]" office:value-type="float" office:value="0.120846679575475">
            <text:p>0,1208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formula="oooc:=[.$B$501]/2*(([.B320]-[.B220])*SIN(RADIANS([.A526]))+([.B20]-[.B120])*COS(RADIANS([.A526])))" office:value-type="float" office:value="-0.000107903084186057">
            <text:p>-0,0001</text:p>
          </table:table-cell>
          <table:table-cell table:formula="oooc:=[.$B$501]/2*(([.B320]-[.B220])*COS(RADIANS([.A526]))+([.B120]-[.B20])*SIN(RADIANS([.A526])))" office:value-type="float" office:value="-0.00655535176965564">
            <text:p>-0,0066</text:p>
          </table:table-cell>
          <table:table-cell table:formula="oooc:=-[.B420]*[.$B$502]" office:value-type="float" office:value="0.0083262088">
            <text:p>0,0083</text:p>
          </table:table-cell>
          <table:table-cell table:formula="oooc:=([.B320]+[.B220])*SIN(RADIANS([.A526]))-([.B120]+[.B20])*COS(RADIANS([.A526]))" office:value-type="float" office:value="0.647081158808229">
            <text:p>0,6471</text:p>
          </table:table-cell>
          <table:table-cell table:formula="oooc:=-([.B320]+[.B220])*COS(RADIANS([.A526]))-([.B20]+[.B120])*SIN(RADIANS([.A526]))-[.B420]" office:value-type="float" office:value="0.122881145923775">
            <text:p>0,122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ooc:=[.$B$501]/2*(([.B321]-[.B221])*SIN(RADIANS([.A527]))+([.B21]-[.B121])*COS(RADIANS([.A527])))" office:value-type="float" office:value="-0.0000857088857755054">
            <text:p>-0,0001</text:p>
          </table:table-cell>
          <table:table-cell table:formula="oooc:=[.$B$501]/2*(([.B321]-[.B221])*COS(RADIANS([.A527]))+([.B121]-[.B21])*SIN(RADIANS([.A527])))" office:value-type="float" office:value="-0.00654452061532825">
            <text:p>-0,0065</text:p>
          </table:table-cell>
          <table:table-cell table:formula="oooc:=-[.B421]*[.$B$502]" office:value-type="float" office:value="0.008275208">
            <text:p>0,0083</text:p>
          </table:table-cell>
          <table:table-cell table:formula="oooc:=([.B321]+[.B221])*SIN(RADIANS([.A527]))-([.B121]+[.B21])*COS(RADIANS([.A527]))" office:value-type="float" office:value="0.646061622243664">
            <text:p>0,6461</text:p>
          </table:table-cell>
          <table:table-cell table:formula="oooc:=-([.B321]+[.B221])*COS(RADIANS([.A527]))-([.B21]+[.B121])*SIN(RADIANS([.A527]))-[.B421]" office:value-type="float" office:value="0.122735641789264">
            <text:p>0,1227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formula="oooc:=[.$B$501]/2*(([.B322]-[.B222])*SIN(RADIANS([.A528]))+([.B22]-[.B122])*COS(RADIANS([.A528])))" office:value-type="float" office:value="-0.000149190162760119">
            <text:p>-0,0001</text:p>
          </table:table-cell>
          <table:table-cell table:formula="oooc:=[.$B$501]/2*(([.B322]-[.B222])*COS(RADIANS([.A528]))+([.B122]-[.B22])*SIN(RADIANS([.A528])))" office:value-type="float" office:value="-0.00657923908207896">
            <text:p>-0,0066</text:p>
          </table:table-cell>
          <table:table-cell table:formula="oooc:=-[.B422]*[.$B$502]" office:value-type="float" office:value="0.0082872176">
            <text:p>0,0083</text:p>
          </table:table-cell>
          <table:table-cell table:formula="oooc:=([.B322]+[.B222])*SIN(RADIANS([.A528]))-([.B122]+[.B22])*COS(RADIANS([.A528]))" office:value-type="float" office:value="0.645931866743128">
            <text:p>0,6459</text:p>
          </table:table-cell>
          <table:table-cell table:formula="oooc:=-([.B322]+[.B222])*COS(RADIANS([.A528]))-([.B22]+[.B122])*SIN(RADIANS([.A528]))-[.B422]" office:value-type="float" office:value="0.123698700207511">
            <text:p>0,1237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formula="oooc:=[.$B$501]/2*(([.B323]-[.B223])*SIN(RADIANS([.A529]))+([.B23]-[.B123])*COS(RADIANS([.A529])))" office:value-type="float" office:value="-0.000275707400814967">
            <text:p>-0,0003</text:p>
          </table:table-cell>
          <table:table-cell table:formula="oooc:=[.$B$501]/2*(([.B323]-[.B223])*COS(RADIANS([.A529]))+([.B123]-[.B23])*SIN(RADIANS([.A529])))" office:value-type="float" office:value="-0.00659576018302565">
            <text:p>-0,0066</text:p>
          </table:table-cell>
          <table:table-cell table:formula="oooc:=-[.B423]*[.$B$502]" office:value-type="float" office:value="0.0082897784">
            <text:p>0,0083</text:p>
          </table:table-cell>
          <table:table-cell table:formula="oooc:=([.B323]+[.B223])*SIN(RADIANS([.A529]))-([.B123]+[.B23])*COS(RADIANS([.A529]))" office:value-type="float" office:value="0.646464647056758">
            <text:p>0,6465</text:p>
          </table:table-cell>
          <table:table-cell table:formula="oooc:=-([.B323]+[.B223])*COS(RADIANS([.A529]))-([.B23]+[.B123])*SIN(RADIANS([.A529]))-[.B423]" office:value-type="float" office:value="0.12424147379233">
            <text:p>0,1242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formula="oooc:=[.$B$501]/2*(([.B324]-[.B224])*SIN(RADIANS([.A530]))+([.B24]-[.B124])*COS(RADIANS([.A530])))" office:value-type="float" office:value="-0.000220297011523851">
            <text:p>-0,0002</text:p>
          </table:table-cell>
          <table:table-cell table:formula="oooc:=[.$B$501]/2*(([.B324]-[.B224])*COS(RADIANS([.A530]))+([.B124]-[.B24])*SIN(RADIANS([.A530])))" office:value-type="float" office:value="-0.00656448988326114">
            <text:p>-0,0066</text:p>
          </table:table-cell>
          <table:table-cell table:formula="oooc:=-[.B424]*[.$B$502]" office:value-type="float" office:value="0.0082705616">
            <text:p>0,0083</text:p>
          </table:table-cell>
          <table:table-cell table:formula="oooc:=([.B324]+[.B224])*SIN(RADIANS([.A530]))-([.B124]+[.B24])*COS(RADIANS([.A530]))" office:value-type="float" office:value="0.643857436171491">
            <text:p>0,6439</text:p>
          </table:table-cell>
          <table:table-cell table:formula="oooc:=-([.B324]+[.B224])*COS(RADIANS([.A530]))-([.B24]+[.B124])*SIN(RADIANS([.A530]))-[.B424]" office:value-type="float" office:value="0.125220753425205">
            <text:p>0,1252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formula="oooc:=[.$B$501]/2*(([.B325]-[.B225])*SIN(RADIANS([.A531]))+([.B25]-[.B125])*COS(RADIANS([.A531])))" office:value-type="float" office:value="-0.000292729763582588">
            <text:p>-0,0003</text:p>
          </table:table-cell>
          <table:table-cell table:formula="oooc:=[.$B$501]/2*(([.B325]-[.B225])*COS(RADIANS([.A531]))+([.B125]-[.B25])*SIN(RADIANS([.A531])))" office:value-type="float" office:value="-0.00657255623685309">
            <text:p>-0,0066</text:p>
          </table:table-cell>
          <table:table-cell table:formula="oooc:=-[.B425]*[.$B$502]" office:value-type="float" office:value="0.0085701584">
            <text:p>0,0086</text:p>
          </table:table-cell>
          <table:table-cell table:formula="oooc:=([.B325]+[.B225])*SIN(RADIANS([.A531]))-([.B125]+[.B25])*COS(RADIANS([.A531]))" office:value-type="float" office:value="0.644004274209802">
            <text:p>0,644</text:p>
          </table:table-cell>
          <table:table-cell table:formula="oooc:=-([.B325]+[.B225])*COS(RADIANS([.A531]))-([.B25]+[.B125])*SIN(RADIANS([.A531]))-[.B425]" office:value-type="float" office:value="0.12789518437352">
            <text:p>0,127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formula="oooc:=[.$B$501]/2*(([.B326]-[.B226])*SIN(RADIANS([.A532]))+([.B26]-[.B126])*COS(RADIANS([.A532])))" office:value-type="float" office:value="-0.00029457435682942">
            <text:p>-0,0003</text:p>
          </table:table-cell>
          <table:table-cell table:formula="oooc:=[.$B$501]/2*(([.B326]-[.B226])*COS(RADIANS([.A532]))+([.B126]-[.B26])*SIN(RADIANS([.A532])))" office:value-type="float" office:value="-0.00655145930177497">
            <text:p>-0,0066</text:p>
          </table:table-cell>
          <table:table-cell table:formula="oooc:=-[.B426]*[.$B$502]" office:value-type="float" office:value="0.0084648776">
            <text:p>0,0085</text:p>
          </table:table-cell>
          <table:table-cell table:formula="oooc:=([.B326]+[.B226])*SIN(RADIANS([.A532]))-([.B126]+[.B26])*COS(RADIANS([.A532]))" office:value-type="float" office:value="0.645890875990333">
            <text:p>0,6459</text:p>
          </table:table-cell>
          <table:table-cell table:formula="oooc:=-([.B326]+[.B226])*COS(RADIANS([.A532]))-([.B26]+[.B126])*SIN(RADIANS([.A532]))-[.B426]" office:value-type="float" office:value="0.128560302607376">
            <text:p>0,1286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formula="oooc:=[.$B$501]/2*(([.B327]-[.B227])*SIN(RADIANS([.A533]))+([.B27]-[.B127])*COS(RADIANS([.A533])))" office:value-type="float" office:value="-0.000228027800126917">
            <text:p>-0,0002</text:p>
          </table:table-cell>
          <table:table-cell table:formula="oooc:=[.$B$501]/2*(([.B327]-[.B227])*COS(RADIANS([.A533]))+([.B127]-[.B27])*SIN(RADIANS([.A533])))" office:value-type="float" office:value="-0.00654126567085594">
            <text:p>-0,0065</text:p>
          </table:table-cell>
          <table:table-cell table:formula="oooc:=-[.B427]*[.$B$502]" office:value-type="float" office:value="0.00834068">
            <text:p>0,0083</text:p>
          </table:table-cell>
          <table:table-cell table:formula="oooc:=([.B327]+[.B227])*SIN(RADIANS([.A533]))-([.B127]+[.B27])*COS(RADIANS([.A533]))" office:value-type="float" office:value="0.645131539857621">
            <text:p>0,6451</text:p>
          </table:table-cell>
          <table:table-cell table:formula="oooc:=-([.B327]+[.B227])*COS(RADIANS([.A533]))-([.B27]+[.B127])*SIN(RADIANS([.A533]))-[.B427]" office:value-type="float" office:value="0.128345173721458">
            <text:p>0,1283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formula="oooc:=[.$B$501]/2*(([.B328]-[.B228])*SIN(RADIANS([.A534]))+([.B28]-[.B128])*COS(RADIANS([.A534])))" office:value-type="float" office:value="-0.000306025563386251">
            <text:p>-0,0003</text:p>
          </table:table-cell>
          <table:table-cell table:formula="oooc:=[.$B$501]/2*(([.B328]-[.B228])*COS(RADIANS([.A534]))+([.B128]-[.B28])*SIN(RADIANS([.A534])))" office:value-type="float" office:value="-0.00647211896178401">
            <text:p>-0,0065</text:p>
          </table:table-cell>
          <table:table-cell table:formula="oooc:=-[.B428]*[.$B$502]" office:value-type="float" office:value="0.008260116">
            <text:p>0,0083</text:p>
          </table:table-cell>
          <table:table-cell table:formula="oooc:=([.B328]+[.B228])*SIN(RADIANS([.A534]))-([.B128]+[.B28])*COS(RADIANS([.A534]))" office:value-type="float" office:value="0.642274655991428">
            <text:p>0,6423</text:p>
          </table:table-cell>
          <table:table-cell table:formula="oooc:=-([.B328]+[.B228])*COS(RADIANS([.A534]))-([.B28]+[.B128])*SIN(RADIANS([.A534]))-[.B428]" office:value-type="float" office:value="0.129913390667502">
            <text:p>0,129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formula="oooc:=[.$B$501]/2*(([.B329]-[.B229])*SIN(RADIANS([.A535]))+([.B29]-[.B129])*COS(RADIANS([.A535])))" office:value-type="float" office:value="-0.000207307103201632">
            <text:p>-0,0002</text:p>
          </table:table-cell>
          <table:table-cell table:formula="oooc:=[.$B$501]/2*(([.B329]-[.B229])*COS(RADIANS([.A535]))+([.B129]-[.B29])*SIN(RADIANS([.A535])))" office:value-type="float" office:value="-0.00644799252210445">
            <text:p>-0,0064</text:p>
          </table:table-cell>
          <table:table-cell table:formula="oooc:=-[.B429]*[.$B$502]" office:value-type="float" office:value="0.0082065008">
            <text:p>0,0082</text:p>
          </table:table-cell>
          <table:table-cell table:formula="oooc:=([.B329]+[.B229])*SIN(RADIANS([.A535]))-([.B129]+[.B29])*COS(RADIANS([.A535]))" office:value-type="float" office:value="0.645119203481989">
            <text:p>0,6451</text:p>
          </table:table-cell>
          <table:table-cell table:formula="oooc:=-([.B329]+[.B229])*COS(RADIANS([.A535]))-([.B29]+[.B129])*SIN(RADIANS([.A535]))-[.B429]" office:value-type="float" office:value="0.131534474409093">
            <text:p>0,1315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formula="oooc:=[.$B$501]/2*(([.B330]-[.B230])*SIN(RADIANS([.A536]))+([.B30]-[.B130])*COS(RADIANS([.A536])))" office:value-type="float" office:value="-0.000312178300351772">
            <text:p>-0,0003</text:p>
          </table:table-cell>
          <table:table-cell table:formula="oooc:=[.$B$501]/2*(([.B330]-[.B230])*COS(RADIANS([.A536]))+([.B130]-[.B30])*SIN(RADIANS([.A536])))" office:value-type="float" office:value="-0.00644408055650026">
            <text:p>-0,0064</text:p>
          </table:table-cell>
          <table:table-cell table:formula="oooc:=-[.B430]*[.$B$502]" office:value-type="float" office:value="0.00815212">
            <text:p>0,0082</text:p>
          </table:table-cell>
          <table:table-cell table:formula="oooc:=([.B330]+[.B230])*SIN(RADIANS([.A536]))-([.B130]+[.B30])*COS(RADIANS([.A536]))" office:value-type="float" office:value="0.645342166565371">
            <text:p>0,6453</text:p>
          </table:table-cell>
          <table:table-cell table:formula="oooc:=-([.B330]+[.B230])*COS(RADIANS([.A536]))-([.B30]+[.B130])*SIN(RADIANS([.A536]))-[.B430]" office:value-type="float" office:value="0.131895515333152">
            <text:p>0,131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formula="oooc:=[.$B$501]/2*(([.B331]-[.B231])*SIN(RADIANS([.A537]))+([.B31]-[.B131])*COS(RADIANS([.A537])))" office:value-type="float" office:value="-0.000483462097290496">
            <text:p>-0,0005</text:p>
          </table:table-cell>
          <table:table-cell table:formula="oooc:=[.$B$501]/2*(([.B331]-[.B231])*COS(RADIANS([.A537]))+([.B131]-[.B31])*SIN(RADIANS([.A537])))" office:value-type="float" office:value="-0.00652173483265741">
            <text:p>-0,0065</text:p>
          </table:table-cell>
          <table:table-cell table:formula="oooc:=-[.B431]*[.$B$502]" office:value-type="float" office:value="0.008023188">
            <text:p>0,008</text:p>
          </table:table-cell>
          <table:table-cell table:formula="oooc:=([.B331]+[.B231])*SIN(RADIANS([.A537]))-([.B131]+[.B31])*COS(RADIANS([.A537]))" office:value-type="float" office:value="0.643515099752978">
            <text:p>0,6435</text:p>
          </table:table-cell>
          <table:table-cell table:formula="oooc:=-([.B331]+[.B231])*COS(RADIANS([.A537]))-([.B31]+[.B131])*SIN(RADIANS([.A537]))-[.B431]" office:value-type="float" office:value="0.133863657151086">
            <text:p>0,1339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formula="oooc:=[.$B$501]/2*(([.B332]-[.B232])*SIN(RADIANS([.A538]))+([.B32]-[.B132])*COS(RADIANS([.A538])))" office:value-type="float" office:value="-0.000468562343159572">
            <text:p>-0,0005</text:p>
          </table:table-cell>
          <table:table-cell table:formula="oooc:=[.$B$501]/2*(([.B332]-[.B232])*COS(RADIANS([.A538]))+([.B132]-[.B32])*SIN(RADIANS([.A538])))" office:value-type="float" office:value="-0.00647744768365891">
            <text:p>-0,0065</text:p>
          </table:table-cell>
          <table:table-cell table:formula="oooc:=-[.B432]*[.$B$502]" office:value-type="float" office:value="0.0082409072">
            <text:p>0,0082</text:p>
          </table:table-cell>
          <table:table-cell table:formula="oooc:=([.B332]+[.B232])*SIN(RADIANS([.A538]))-([.B132]+[.B32])*COS(RADIANS([.A538]))" office:value-type="float" office:value="0.643891152567448">
            <text:p>0,6439</text:p>
          </table:table-cell>
          <table:table-cell table:formula="oooc:=-([.B332]+[.B232])*COS(RADIANS([.A538]))-([.B32]+[.B132])*SIN(RADIANS([.A538]))-[.B432]" office:value-type="float" office:value="0.133379980147008">
            <text:p>0,1334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formula="oooc:=[.$B$501]/2*(([.B333]-[.B233])*SIN(RADIANS([.A539]))+([.B33]-[.B133])*COS(RADIANS([.A539])))" office:value-type="float" office:value="-0.000603441174659818">
            <text:p>-0,0006</text:p>
          </table:table-cell>
          <table:table-cell table:formula="oooc:=[.$B$501]/2*(([.B333]-[.B233])*COS(RADIANS([.A539]))+([.B133]-[.B33])*SIN(RADIANS([.A539])))" office:value-type="float" office:value="-0.00627090120876773">
            <text:p>-0,0063</text:p>
          </table:table-cell>
          <table:table-cell table:formula="oooc:=-[.B433]*[.$B$502]" office:value-type="float" office:value="0.0084027168">
            <text:p>0,0084</text:p>
          </table:table-cell>
          <table:table-cell table:formula="oooc:=([.B333]+[.B233])*SIN(RADIANS([.A539]))-([.B133]+[.B33])*COS(RADIANS([.A539]))" office:value-type="float" office:value="0.643384433394141">
            <text:p>0,6434</text:p>
          </table:table-cell>
          <table:table-cell table:formula="oooc:=-([.B333]+[.B233])*COS(RADIANS([.A539]))-([.B33]+[.B133])*SIN(RADIANS([.A539]))-[.B433]" office:value-type="float" office:value="0.138054369663163">
            <text:p>0,138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formula="oooc:=[.$B$501]/2*(([.B334]-[.B234])*SIN(RADIANS([.A540]))+([.B34]-[.B134])*COS(RADIANS([.A540])))" office:value-type="float" office:value="-0.000727919835910513">
            <text:p>-0,0007</text:p>
          </table:table-cell>
          <table:table-cell table:formula="oooc:=[.$B$501]/2*(([.B334]-[.B234])*COS(RADIANS([.A540]))+([.B134]-[.B34])*SIN(RADIANS([.A540])))" office:value-type="float" office:value="-0.0062452811827681">
            <text:p>-0,0062</text:p>
          </table:table-cell>
          <table:table-cell table:formula="oooc:=-[.B434]*[.$B$502]" office:value-type="float" office:value="0.0083777568">
            <text:p>0,0084</text:p>
          </table:table-cell>
          <table:table-cell table:formula="oooc:=([.B334]+[.B234])*SIN(RADIANS([.A540]))-([.B134]+[.B34])*COS(RADIANS([.A540]))" office:value-type="float" office:value="0.643764748015139">
            <text:p>0,6438</text:p>
          </table:table-cell>
          <table:table-cell table:formula="oooc:=-([.B334]+[.B234])*COS(RADIANS([.A540]))-([.B34]+[.B134])*SIN(RADIANS([.A540]))-[.B434]" office:value-type="float" office:value="0.139963850423393">
            <text:p>0,14</text:p>
          </table:table-cell>
          <table:table-cell>
            <draw:frame table:end-cell-address="Feuille1.K555" table:end-x="0.723cm" table:end-y="0.227cm" draw:z-index="7" svg:width="7.999cm" svg:height="6.999cm" svg:x="1.756cm" svg:y="0.001cm">
              <draw:object draw:notify-on-update-of-ranges="Feuille1.A507:Feuille1.A602 Feuille1.F507:Feuille1.F602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ooc:=[.$B$501]/2*(([.B335]-[.B235])*SIN(RADIANS([.A541]))+([.B35]-[.B135])*COS(RADIANS([.A541])))" office:value-type="float" office:value="-0.000799387568633165">
            <text:p>-0,0008</text:p>
          </table:table-cell>
          <table:table-cell table:formula="oooc:=[.$B$501]/2*(([.B335]-[.B235])*COS(RADIANS([.A541]))+([.B135]-[.B35])*SIN(RADIANS([.A541])))" office:value-type="float" office:value="-0.0062115323632371">
            <text:p>-0,0062</text:p>
          </table:table-cell>
          <table:table-cell table:formula="oooc:=-[.B435]*[.$B$502]" office:value-type="float" office:value="0.0084067768">
            <text:p>0,0084</text:p>
          </table:table-cell>
          <table:table-cell table:formula="oooc:=([.B335]+[.B235])*SIN(RADIANS([.A541]))-([.B135]+[.B35])*COS(RADIANS([.A541]))" office:value-type="float" office:value="0.644909785182462">
            <text:p>0,6449</text:p>
          </table:table-cell>
          <table:table-cell table:formula="oooc:=-([.B335]+[.B235])*COS(RADIANS([.A541]))-([.B35]+[.B135])*SIN(RADIANS([.A541]))-[.B435]" office:value-type="float" office:value="0.140775591182581">
            <text:p>0,140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ooc:=[.$B$501]/2*(([.B336]-[.B236])*SIN(RADIANS([.A542]))+([.B36]-[.B136])*COS(RADIANS([.A542])))" office:value-type="float" office:value="-0.000800751755795322">
            <text:p>-0,0008</text:p>
          </table:table-cell>
          <table:table-cell table:formula="oooc:=[.$B$501]/2*(([.B336]-[.B236])*COS(RADIANS([.A542]))+([.B136]-[.B36])*SIN(RADIANS([.A542])))" office:value-type="float" office:value="-0.00620942142528749">
            <text:p>-0,0062</text:p>
          </table:table-cell>
          <table:table-cell table:formula="oooc:=-[.B436]*[.$B$502]" office:value-type="float" office:value="0.0090019896">
            <text:p>0,009</text:p>
          </table:table-cell>
          <table:table-cell table:formula="oooc:=([.B336]+[.B236])*SIN(RADIANS([.A542]))-([.B136]+[.B36])*COS(RADIANS([.A542]))" office:value-type="float" office:value="0.644990759846221">
            <text:p>0,645</text:p>
          </table:table-cell>
          <table:table-cell table:formula="oooc:=-([.B336]+[.B236])*COS(RADIANS([.A542]))-([.B36]+[.B136])*SIN(RADIANS([.A542]))-[.B436]" office:value-type="float" office:value="0.14706786353389">
            <text:p>0,147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formula="oooc:=[.$B$501]/2*(([.B337]-[.B237])*SIN(RADIANS([.A543]))+([.B37]-[.B137])*COS(RADIANS([.A543])))" office:value-type="float" office:value="-0.00129627299396617">
            <text:p>-0,0013</text:p>
          </table:table-cell>
          <table:table-cell table:formula="oooc:=[.$B$501]/2*(([.B337]-[.B237])*COS(RADIANS([.A543]))+([.B137]-[.B37])*SIN(RADIANS([.A543])))" office:value-type="float" office:value="-0.00620057720736228">
            <text:p>-0,0062</text:p>
          </table:table-cell>
          <table:table-cell table:formula="oooc:=-[.B437]*[.$B$502]" office:value-type="float" office:value="0.00960839167285503">
            <text:p>0,0096</text:p>
          </table:table-cell>
          <table:table-cell table:formula="oooc:=([.B337]+[.B237])*SIN(RADIANS([.A543]))-([.B137]+[.B37])*COS(RADIANS([.A543]))" office:value-type="float" office:value="0.651401179089895">
            <text:p>0,6514</text:p>
          </table:table-cell>
          <table:table-cell table:formula="oooc:=-([.B337]+[.B237])*COS(RADIANS([.A543]))-([.B37]+[.B137])*SIN(RADIANS([.A543]))-[.B437]" office:value-type="float" office:value="0.148588342785762">
            <text:p>0,1486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formula="oooc:=[.$B$501]/2*(([.B338]-[.B238])*SIN(RADIANS([.A544]))+([.B38]-[.B138])*COS(RADIANS([.A544])))" office:value-type="float" office:value="-0.00131196766933947">
            <text:p>-0,0013</text:p>
          </table:table-cell>
          <table:table-cell table:formula="oooc:=[.$B$501]/2*(([.B338]-[.B238])*COS(RADIANS([.A544]))+([.B138]-[.B38])*SIN(RADIANS([.A544])))" office:value-type="float" office:value="-0.00617849799051892">
            <text:p>-0,0062</text:p>
          </table:table-cell>
          <table:table-cell table:formula="oooc:=-[.B438]*[.$B$502]" office:value-type="float" office:value="0.00976106779462029">
            <text:p>0,0098</text:p>
          </table:table-cell>
          <table:table-cell table:formula="oooc:=([.B338]+[.B238])*SIN(RADIANS([.A544]))-([.B138]+[.B38])*COS(RADIANS([.A544]))" office:value-type="float" office:value="0.649064408778556">
            <text:p>0,6491</text:p>
          </table:table-cell>
          <table:table-cell table:formula="oooc:=-([.B338]+[.B238])*COS(RADIANS([.A544]))-([.B38]+[.B138])*SIN(RADIANS([.A544]))-[.B438]" office:value-type="float" office:value="0.157099133338939">
            <text:p>0,1571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formula="oooc:=[.$B$501]/2*(([.B339]-[.B239])*SIN(RADIANS([.A545]))+([.B39]-[.B139])*COS(RADIANS([.A545])))" office:value-type="float" office:value="-0.00118458987635918">
            <text:p>-0,0012</text:p>
          </table:table-cell>
          <table:table-cell table:formula="oooc:=[.$B$501]/2*(([.B339]-[.B239])*COS(RADIANS([.A545]))+([.B139]-[.B39])*SIN(RADIANS([.A545])))" office:value-type="float" office:value="-0.00615036771886196">
            <text:p>-0,0062</text:p>
          </table:table-cell>
          <table:table-cell table:formula="oooc:=-[.B439]*[.$B$502]" office:value-type="float" office:value="0.00950085348795534">
            <text:p>0,0095</text:p>
          </table:table-cell>
          <table:table-cell table:formula="oooc:=([.B339]+[.B239])*SIN(RADIANS([.A545]))-([.B139]+[.B39])*COS(RADIANS([.A545]))" office:value-type="float" office:value="0.639898451200205">
            <text:p>0,6399</text:p>
          </table:table-cell>
          <table:table-cell table:formula="oooc:=-([.B339]+[.B239])*COS(RADIANS([.A545]))-([.B39]+[.B139])*SIN(RADIANS([.A545]))-[.B439]" office:value-type="float" office:value="0.16009382883447">
            <text:p>0,1601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formula="oooc:=[.$B$501]/2*(([.B340]-[.B240])*SIN(RADIANS([.A546]))+([.B40]-[.B140])*COS(RADIANS([.A546])))" office:value-type="float" office:value="-0.00113143676173363">
            <text:p>-0,0011</text:p>
          </table:table-cell>
          <table:table-cell table:formula="oooc:=[.$B$501]/2*(([.B340]-[.B240])*COS(RADIANS([.A546]))+([.B140]-[.B40])*SIN(RADIANS([.A546])))" office:value-type="float" office:value="-0.00605791291416915">
            <text:p>-0,0061</text:p>
          </table:table-cell>
          <table:table-cell table:formula="oooc:=-[.B440]*[.$B$502]" office:value-type="float" office:value="0.00936897444664672">
            <text:p>0,0094</text:p>
          </table:table-cell>
          <table:table-cell table:formula="oooc:=([.B340]+[.B240])*SIN(RADIANS([.A546]))-([.B140]+[.B40])*COS(RADIANS([.A546]))" office:value-type="float" office:value="0.632956853194653">
            <text:p>0,633</text:p>
          </table:table-cell>
          <table:table-cell table:formula="oooc:=-([.B340]+[.B240])*COS(RADIANS([.A546]))-([.B40]+[.B140])*SIN(RADIANS([.A546]))-[.B440]" office:value-type="float" office:value="0.157022302397773">
            <text:p>0,157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formula="oooc:=[.$B$501]/2*(([.B341]-[.B241])*SIN(RADIANS([.A547]))+([.B41]-[.B141])*COS(RADIANS([.A547])))" office:value-type="float" office:value="-0.00105171886092864">
            <text:p>-0,0011</text:p>
          </table:table-cell>
          <table:table-cell table:formula="oooc:=[.$B$501]/2*(([.B341]-[.B241])*COS(RADIANS([.A547]))+([.B141]-[.B41])*SIN(RADIANS([.A547])))" office:value-type="float" office:value="-0.00602664481291793">
            <text:p>-0,006</text:p>
          </table:table-cell>
          <table:table-cell table:formula="oooc:=-[.B441]*[.$B$502]" office:value-type="float" office:value="0.00918628049874565">
            <text:p>0,0092</text:p>
          </table:table-cell>
          <table:table-cell table:formula="oooc:=([.B341]+[.B241])*SIN(RADIANS([.A547]))-([.B141]+[.B41])*COS(RADIANS([.A547]))" office:value-type="float" office:value="0.627902080540717">
            <text:p>0,6279</text:p>
          </table:table-cell>
          <table:table-cell table:formula="oooc:=-([.B341]+[.B241])*COS(RADIANS([.A547]))-([.B41]+[.B141])*SIN(RADIANS([.A547]))-[.B441]" office:value-type="float" office:value="0.157119516768294">
            <text:p>0,1571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formula="oooc:=[.$B$501]/2*(([.B342]-[.B242])*SIN(RADIANS([.A548]))+([.B42]-[.B142])*COS(RADIANS([.A548])))" office:value-type="float" office:value="-0.00120967733542759">
            <text:p>-0,0012</text:p>
          </table:table-cell>
          <table:table-cell table:formula="oooc:=[.$B$501]/2*(([.B342]-[.B242])*COS(RADIANS([.A548]))+([.B142]-[.B42])*SIN(RADIANS([.A548])))" office:value-type="float" office:value="-0.00603476683573904">
            <text:p>-0,006</text:p>
          </table:table-cell>
          <table:table-cell table:formula="oooc:=-[.B442]*[.$B$502]" office:value-type="float" office:value="0.00891410811330525">
            <text:p>0,0089</text:p>
          </table:table-cell>
          <table:table-cell table:formula="oooc:=([.B342]+[.B242])*SIN(RADIANS([.A548]))-([.B142]+[.B42])*COS(RADIANS([.A548]))" office:value-type="float" office:value="0.619431743243308">
            <text:p>0,6194</text:p>
          </table:table-cell>
          <table:table-cell table:formula="oooc:=-([.B342]+[.B242])*COS(RADIANS([.A548]))-([.B42]+[.B142])*SIN(RADIANS([.A548]))-[.B442]" office:value-type="float" office:value="0.154453226898861">
            <text:p>0,1545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formula="oooc:=[.$B$501]/2*(([.B343]-[.B243])*SIN(RADIANS([.A549]))+([.B43]-[.B143])*COS(RADIANS([.A549])))" office:value-type="float" office:value="-0.000728661485761736">
            <text:p>-0,0007</text:p>
          </table:table-cell>
          <table:table-cell table:formula="oooc:=[.$B$501]/2*(([.B343]-[.B243])*COS(RADIANS([.A549]))+([.B143]-[.B43])*SIN(RADIANS([.A549])))" office:value-type="float" office:value="-0.00612988974255151">
            <text:p>-0,0061</text:p>
          </table:table-cell>
          <table:table-cell table:formula="oooc:=-[.B443]*[.$B$502]" office:value-type="float" office:value="0.00855944161200195">
            <text:p>0,0086</text:p>
          </table:table-cell>
          <table:table-cell table:formula="oooc:=([.B343]+[.B243])*SIN(RADIANS([.A549]))-([.B143]+[.B43])*COS(RADIANS([.A549]))" office:value-type="float" office:value="0.615013305726854">
            <text:p>0,615</text:p>
          </table:table-cell>
          <table:table-cell table:formula="oooc:=-([.B343]+[.B243])*COS(RADIANS([.A549]))-([.B43]+[.B143])*SIN(RADIANS([.A549]))-[.B443]" office:value-type="float" office:value="0.147699107490042">
            <text:p>0,1477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formula="oooc:=[.$B$501]/2*(([.B344]-[.B244])*SIN(RADIANS([.A550]))+([.B44]-[.B144])*COS(RADIANS([.A550])))" office:value-type="float" office:value="-0.000731392720126624">
            <text:p>-0,0007</text:p>
          </table:table-cell>
          <table:table-cell table:formula="oooc:=[.$B$501]/2*(([.B344]-[.B244])*COS(RADIANS([.A550]))+([.B144]-[.B44])*SIN(RADIANS([.A550])))" office:value-type="float" office:value="-0.00612207727725004">
            <text:p>-0,0061</text:p>
          </table:table-cell>
          <table:table-cell table:formula="oooc:=-[.B444]*[.$B$502]" office:value-type="float" office:value="0.00831923803472701">
            <text:p>0,0083</text:p>
          </table:table-cell>
          <table:table-cell table:formula="oooc:=([.B344]+[.B244])*SIN(RADIANS([.A550]))-([.B144]+[.B44])*COS(RADIANS([.A550]))" office:value-type="float" office:value="0.607781898076791">
            <text:p>0,6078</text:p>
          </table:table-cell>
          <table:table-cell table:formula="oooc:=-([.B344]+[.B244])*COS(RADIANS([.A550]))-([.B44]+[.B144])*SIN(RADIANS([.A550]))-[.B444]" office:value-type="float" office:value="0.145743662044288">
            <text:p>0,1457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formula="oooc:=[.$B$501]/2*(([.B345]-[.B245])*SIN(RADIANS([.A551]))+([.B45]-[.B145])*COS(RADIANS([.A551])))" office:value-type="float" office:value="-0.000634380516224926">
            <text:p>-0,0006</text:p>
          </table:table-cell>
          <table:table-cell table:formula="oooc:=[.$B$501]/2*(([.B345]-[.B245])*COS(RADIANS([.A551]))+([.B145]-[.B45])*SIN(RADIANS([.A551])))" office:value-type="float" office:value="-0.0061631282513203">
            <text:p>-0,0062</text:p>
          </table:table-cell>
          <table:table-cell table:formula="oooc:=-[.B445]*[.$B$502]" office:value-type="float" office:value="0.00829975246314186">
            <text:p>0,0083</text:p>
          </table:table-cell>
          <table:table-cell table:formula="oooc:=([.B345]+[.B245])*SIN(RADIANS([.A551]))-([.B145]+[.B45])*COS(RADIANS([.A551]))" office:value-type="float" office:value="0.607024784154432">
            <text:p>0,607</text:p>
          </table:table-cell>
          <table:table-cell table:formula="oooc:=-([.B345]+[.B245])*COS(RADIANS([.A551]))-([.B45]+[.B145])*SIN(RADIANS([.A551]))-[.B445]" office:value-type="float" office:value="0.13827661561457">
            <text:p>0,1383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formula="oooc:=[.$B$501]/2*(([.B346]-[.B246])*SIN(RADIANS([.A552]))+([.B46]-[.B146])*COS(RADIANS([.A552])))" office:value-type="float" office:value="-0.000745623555409633">
            <text:p>-0,0007</text:p>
          </table:table-cell>
          <table:table-cell table:formula="oooc:=[.$B$501]/2*(([.B346]-[.B246])*COS(RADIANS([.A552]))+([.B146]-[.B46])*SIN(RADIANS([.A552])))" office:value-type="float" office:value="-0.00614367933788575">
            <text:p>-0,0061</text:p>
          </table:table-cell>
          <table:table-cell table:formula="oooc:=-[.B446]*[.$B$502]" office:value-type="float" office:value="0.00825593019206972">
            <text:p>0,0083</text:p>
          </table:table-cell>
          <table:table-cell table:formula="oooc:=([.B346]+[.B246])*SIN(RADIANS([.A552]))-([.B146]+[.B46])*COS(RADIANS([.A552]))" office:value-type="float" office:value="0.605990595683489">
            <text:p>0,606</text:p>
          </table:table-cell>
          <table:table-cell table:formula="oooc:=-([.B346]+[.B246])*COS(RADIANS([.A552]))-([.B46]+[.B146])*SIN(RADIANS([.A552]))-[.B446]" office:value-type="float" office:value="0.130392466741728">
            <text:p>0,1304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formula="oooc:=[.$B$501]/2*(([.B347]-[.B247])*SIN(RADIANS([.A553]))+([.B47]-[.B147])*COS(RADIANS([.A553])))" office:value-type="float" office:value="-0.00130021262095098">
            <text:p>-0,0013</text:p>
          </table:table-cell>
          <table:table-cell table:formula="oooc:=[.$B$501]/2*(([.B347]-[.B247])*COS(RADIANS([.A553]))+([.B147]-[.B47])*SIN(RADIANS([.A553])))" office:value-type="float" office:value="-0.0062609396637352">
            <text:p>-0,0063</text:p>
          </table:table-cell>
          <table:table-cell table:formula="oooc:=-[.B447]*[.$B$502]" office:value-type="float" office:value="0.00860173205733988">
            <text:p>0,0086</text:p>
          </table:table-cell>
          <table:table-cell table:formula="oooc:=([.B347]+[.B247])*SIN(RADIANS([.A553]))-([.B147]+[.B47])*COS(RADIANS([.A553]))" office:value-type="float" office:value="0.607257426316665">
            <text:p>0,6073</text:p>
          </table:table-cell>
          <table:table-cell table:formula="oooc:=-([.B347]+[.B247])*COS(RADIANS([.A553]))-([.B47]+[.B147])*SIN(RADIANS([.A553]))-[.B447]" office:value-type="float" office:value="0.127773689192362">
            <text:p>0,1278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formula="oooc:=[.$B$501]/2*(([.B348]-[.B248])*SIN(RADIANS([.A554]))+([.B48]-[.B148])*COS(RADIANS([.A554])))" office:value-type="float" office:value="-0.0014677580210786">
            <text:p>-0,0015</text:p>
          </table:table-cell>
          <table:table-cell table:formula="oooc:=[.$B$501]/2*(([.B348]-[.B248])*COS(RADIANS([.A554]))+([.B148]-[.B48])*SIN(RADIANS([.A554])))" office:value-type="float" office:value="-0.00635721470217155">
            <text:p>-0,0064</text:p>
          </table:table-cell>
          <table:table-cell table:formula="oooc:=-[.B448]*[.$B$502]" office:value-type="float" office:value="0.00868379316050088">
            <text:p>0,0087</text:p>
          </table:table-cell>
          <table:table-cell table:formula="oooc:=([.B348]+[.B248])*SIN(RADIANS([.A554]))-([.B148]+[.B48])*COS(RADIANS([.A554]))" office:value-type="float" office:value="0.607866753284349">
            <text:p>0,6079</text:p>
          </table:table-cell>
          <table:table-cell table:formula="oooc:=-([.B348]+[.B248])*COS(RADIANS([.A554]))-([.B48]+[.B148])*SIN(RADIANS([.A554]))-[.B448]" office:value-type="float" office:value="0.122350052779302">
            <text:p>0,1224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formula="oooc:=[.$B$501]/2*(([.B349]-[.B249])*SIN(RADIANS([.A555]))+([.B49]-[.B149])*COS(RADIANS([.A555])))" office:value-type="float" office:value="-0.00175288587260556">
            <text:p>-0,0018</text:p>
          </table:table-cell>
          <table:table-cell table:formula="oooc:=[.$B$501]/2*(([.B349]-[.B249])*COS(RADIANS([.A555]))+([.B149]-[.B49])*SIN(RADIANS([.A555])))" office:value-type="float" office:value="-0.0063743396993618">
            <text:p>-0,0064</text:p>
          </table:table-cell>
          <table:table-cell table:formula="oooc:=-[.B449]*[.$B$502]" office:value-type="float" office:value="0.00863354220965136">
            <text:p>0,0086</text:p>
          </table:table-cell>
          <table:table-cell table:formula="oooc:=([.B349]+[.B249])*SIN(RADIANS([.A555]))-([.B149]+[.B49])*COS(RADIANS([.A555]))" office:value-type="float" office:value="0.60666023007684">
            <text:p>0,6067</text:p>
          </table:table-cell>
          <table:table-cell table:formula="oooc:=-([.B349]+[.B249])*COS(RADIANS([.A555]))-([.B49]+[.B149])*SIN(RADIANS([.A555]))-[.B449]" office:value-type="float" office:value="0.116116504235165">
            <text:p>0,1161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formula="oooc:=[.$B$501]/2*(([.B350]-[.B250])*SIN(RADIANS([.A556]))+([.B50]-[.B150])*COS(RADIANS([.A556])))" office:value-type="float" office:value="-0.00189622797383848">
            <text:p>-0,0019</text:p>
          </table:table-cell>
          <table:table-cell table:formula="oooc:=[.$B$501]/2*(([.B350]-[.B250])*COS(RADIANS([.A556]))+([.B150]-[.B50])*SIN(RADIANS([.A556])))" office:value-type="float" office:value="-0.00641869876864994">
            <text:p>-0,0064</text:p>
          </table:table-cell>
          <table:table-cell table:formula="oooc:=-[.B450]*[.$B$502]" office:value-type="float" office:value="0.00848449369509748">
            <text:p>0,0085</text:p>
          </table:table-cell>
          <table:table-cell table:formula="oooc:=([.B350]+[.B250])*SIN(RADIANS([.A556]))-([.B150]+[.B50])*COS(RADIANS([.A556]))" office:value-type="float" office:value="0.603015966048155">
            <text:p>0,603</text:p>
          </table:table-cell>
          <table:table-cell table:formula="oooc:=-([.B350]+[.B250])*COS(RADIANS([.A556]))-([.B50]+[.B150])*SIN(RADIANS([.A556]))-[.B450]" office:value-type="float" office:value="0.112613042271826">
            <text:p>0,1126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formula="oooc:=[.$B$501]/2*(([.B351]-[.B251])*SIN(RADIANS([.A557]))+([.B51]-[.B151])*COS(RADIANS([.A557])))" office:value-type="float" office:value="-0.00221862447686826">
            <text:p>-0,0022</text:p>
          </table:table-cell>
          <table:table-cell table:formula="oooc:=[.$B$501]/2*(([.B351]-[.B251])*COS(RADIANS([.A557]))+([.B151]-[.B51])*SIN(RADIANS([.A557])))" office:value-type="float" office:value="-0.00644102847501676">
            <text:p>-0,0064</text:p>
          </table:table-cell>
          <table:table-cell table:formula="oooc:=-[.B451]*[.$B$502]" office:value-type="float" office:value="0.0083836772529718">
            <text:p>0,0084</text:p>
          </table:table-cell>
          <table:table-cell table:formula="oooc:=([.B351]+[.B251])*SIN(RADIANS([.A557]))-([.B151]+[.B51])*COS(RADIANS([.A557]))" office:value-type="float" office:value="0.598778142516921">
            <text:p>0,5988</text:p>
          </table:table-cell>
          <table:table-cell table:formula="oooc:=-([.B351]+[.B251])*COS(RADIANS([.A557]))-([.B51]+[.B151])*SIN(RADIANS([.A557]))-[.B451]" office:value-type="float" office:value="0.113660899738273">
            <text:p>0,1137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formula="oooc:=[.$B$501]/2*(([.B352]-[.B252])*SIN(RADIANS([.A558]))+([.B52]-[.B152])*COS(RADIANS([.A558])))" office:value-type="float" office:value="-0.00236803102295348">
            <text:p>-0,0024</text:p>
          </table:table-cell>
          <table:table-cell table:formula="oooc:=[.$B$501]/2*(([.B352]-[.B252])*COS(RADIANS([.A558]))+([.B152]-[.B52])*SIN(RADIANS([.A558])))" office:value-type="float" office:value="-0.00638020712803678">
            <text:p>-0,0064</text:p>
          </table:table-cell>
          <table:table-cell table:formula="oooc:=-[.B452]*[.$B$502]" office:value-type="float" office:value="0.00849693882656002">
            <text:p>0,0085</text:p>
          </table:table-cell>
          <table:table-cell table:formula="oooc:=([.B352]+[.B252])*SIN(RADIANS([.A558]))-([.B152]+[.B52])*COS(RADIANS([.A558]))" office:value-type="float" office:value="0.5969548552601">
            <text:p>0,597</text:p>
          </table:table-cell>
          <table:table-cell table:formula="oooc:=-([.B352]+[.B252])*COS(RADIANS([.A558]))-([.B52]+[.B152])*SIN(RADIANS([.A558]))-[.B452]" office:value-type="float" office:value="0.108833407324214">
            <text:p>0,1088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formula="oooc:=[.$B$501]/2*(([.B353]-[.B253])*SIN(RADIANS([.A559]))+([.B53]-[.B153])*COS(RADIANS([.A559])))" office:value-type="float" office:value="-0.00224119667898741">
            <text:p>-0,0022</text:p>
          </table:table-cell>
          <table:table-cell table:formula="oooc:=[.$B$501]/2*(([.B353]-[.B253])*COS(RADIANS([.A559]))+([.B153]-[.B53])*SIN(RADIANS([.A559])))" office:value-type="float" office:value="-0.00630544611921337">
            <text:p>-0,0063</text:p>
          </table:table-cell>
          <table:table-cell table:formula="oooc:=-[.B453]*[.$B$502]" office:value-type="float" office:value="0.00861675378758376">
            <text:p>0,0086</text:p>
          </table:table-cell>
          <table:table-cell table:formula="oooc:=([.B353]+[.B253])*SIN(RADIANS([.A559]))-([.B153]+[.B53])*COS(RADIANS([.A559]))" office:value-type="float" office:value="0.595415071046124">
            <text:p>0,5954</text:p>
          </table:table-cell>
          <table:table-cell table:formula="oooc:=-([.B353]+[.B253])*COS(RADIANS([.A559]))-([.B53]+[.B153])*SIN(RADIANS([.A559]))-[.B453]" office:value-type="float" office:value="0.105451141561783">
            <text:p>0,1055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formula="oooc:=[.$B$501]/2*(([.B354]-[.B254])*SIN(RADIANS([.A560]))+([.B54]-[.B154])*COS(RADIANS([.A560])))" office:value-type="float" office:value="-0.00233532832978739">
            <text:p>-0,0023</text:p>
          </table:table-cell>
          <table:table-cell table:formula="oooc:=[.$B$501]/2*(([.B354]-[.B254])*COS(RADIANS([.A560]))+([.B154]-[.B54])*SIN(RADIANS([.A560])))" office:value-type="float" office:value="-0.00620104056890568">
            <text:p>-0,0062</text:p>
          </table:table-cell>
          <table:table-cell table:formula="oooc:=-[.B454]*[.$B$502]" office:value-type="float" office:value="0.00888244622454289">
            <text:p>0,0089</text:p>
          </table:table-cell>
          <table:table-cell table:formula="oooc:=([.B354]+[.B254])*SIN(RADIANS([.A560]))-([.B154]+[.B54])*COS(RADIANS([.A560]))" office:value-type="float" office:value="0.593447687956987">
            <text:p>0,5934</text:p>
          </table:table-cell>
          <table:table-cell table:formula="oooc:=-([.B354]+[.B254])*COS(RADIANS([.A560]))-([.B54]+[.B154])*SIN(RADIANS([.A560]))-[.B454]" office:value-type="float" office:value="0.103759140127798">
            <text:p>0,1038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formula="oooc:=[.$B$501]/2*(([.B355]-[.B255])*SIN(RADIANS([.A561]))+([.B55]-[.B155])*COS(RADIANS([.A561])))" office:value-type="float" office:value="-0.00202183334752018">
            <text:p>-0,002</text:p>
          </table:table-cell>
          <table:table-cell table:formula="oooc:=[.$B$501]/2*(([.B355]-[.B255])*COS(RADIANS([.A561]))+([.B155]-[.B55])*SIN(RADIANS([.A561])))" office:value-type="float" office:value="-0.00608210382250586">
            <text:p>-0,0061</text:p>
          </table:table-cell>
          <table:table-cell table:formula="oooc:=-[.B455]*[.$B$502]" office:value-type="float" office:value="0.00903940466872478">
            <text:p>0,009</text:p>
          </table:table-cell>
          <table:table-cell table:formula="oooc:=([.B355]+[.B255])*SIN(RADIANS([.A561]))-([.B155]+[.B55])*COS(RADIANS([.A561]))" office:value-type="float" office:value="0.590245856514055">
            <text:p>0,5902</text:p>
          </table:table-cell>
          <table:table-cell table:formula="oooc:=-([.B355]+[.B255])*COS(RADIANS([.A561]))-([.B55]+[.B155])*SIN(RADIANS([.A561]))-[.B455]" office:value-type="float" office:value="0.102603603858221">
            <text:p>0,1026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formula="oooc:=[.$B$501]/2*(([.B356]-[.B256])*SIN(RADIANS([.A562]))+([.B56]-[.B156])*COS(RADIANS([.A562])))" office:value-type="float" office:value="-0.00195229978290465">
            <text:p>-0,002</text:p>
          </table:table-cell>
          <table:table-cell table:formula="oooc:=[.$B$501]/2*(([.B356]-[.B256])*COS(RADIANS([.A562]))+([.B156]-[.B56])*SIN(RADIANS([.A562])))" office:value-type="float" office:value="-0.00598846623985278">
            <text:p>-0,006</text:p>
          </table:table-cell>
          <table:table-cell table:formula="oooc:=-[.B456]*[.$B$502]" office:value-type="float" office:value="0.00920959528825617">
            <text:p>0,0092</text:p>
          </table:table-cell>
          <table:table-cell table:formula="oooc:=([.B356]+[.B256])*SIN(RADIANS([.A562]))-([.B156]+[.B56])*COS(RADIANS([.A562]))" office:value-type="float" office:value="0.587679641519398">
            <text:p>0,5877</text:p>
          </table:table-cell>
          <table:table-cell table:formula="oooc:=-([.B356]+[.B256])*COS(RADIANS([.A562]))-([.B56]+[.B156])*SIN(RADIANS([.A562]))-[.B456]" office:value-type="float" office:value="0.101229386672219">
            <text:p>0,1012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formula="oooc:=[.$B$501]/2*(([.B357]-[.B257])*SIN(RADIANS([.A563]))+([.B57]-[.B157])*COS(RADIANS([.A563])))" office:value-type="float" office:value="-0.00215181832741501">
            <text:p>-0,0022</text:p>
          </table:table-cell>
          <table:table-cell table:formula="oooc:=[.$B$501]/2*(([.B357]-[.B257])*COS(RADIANS([.A563]))+([.B157]-[.B57])*SIN(RADIANS([.A563])))" office:value-type="float" office:value="-0.00591353459221634">
            <text:p>-0,0059</text:p>
          </table:table-cell>
          <table:table-cell table:formula="oooc:=-[.B457]*[.$B$502]" office:value-type="float" office:value="0.00984684102907207">
            <text:p>0,0098</text:p>
          </table:table-cell>
          <table:table-cell table:formula="oooc:=([.B357]+[.B257])*SIN(RADIANS([.A563]))-([.B157]+[.B57])*COS(RADIANS([.A563]))" office:value-type="float" office:value="0.590541349046713">
            <text:p>0,5905</text:p>
          </table:table-cell>
          <table:table-cell table:formula="oooc:=-([.B357]+[.B257])*COS(RADIANS([.A563]))-([.B57]+[.B157])*SIN(RADIANS([.A563]))-[.B457]" office:value-type="float" office:value="0.101924104931299">
            <text:p>0,1019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formula="oooc:=[.$B$501]/2*(([.B358]-[.B258])*SIN(RADIANS([.A564]))+([.B58]-[.B158])*COS(RADIANS([.A564])))" office:value-type="float" office:value="-0.00256522030348139">
            <text:p>-0,0026</text:p>
          </table:table-cell>
          <table:table-cell table:formula="oooc:=[.$B$501]/2*(([.B358]-[.B258])*COS(RADIANS([.A564]))+([.B158]-[.B58])*SIN(RADIANS([.A564])))" office:value-type="float" office:value="-0.00586932963212449">
            <text:p>-0,0059</text:p>
          </table:table-cell>
          <table:table-cell table:formula="oooc:=-[.B458]*[.$B$502]" office:value-type="float" office:value="0.00947327716063788">
            <text:p>0,0095</text:p>
          </table:table-cell>
          <table:table-cell table:formula="oooc:=([.B358]+[.B258])*SIN(RADIANS([.A564]))-([.B158]+[.B58])*COS(RADIANS([.A564]))" office:value-type="float" office:value="0.582640385243383">
            <text:p>0,5826</text:p>
          </table:table-cell>
          <table:table-cell table:formula="oooc:=-([.B358]+[.B258])*COS(RADIANS([.A564]))-([.B58]+[.B158])*SIN(RADIANS([.A564]))-[.B458]" office:value-type="float" office:value="0.0964305041776982">
            <text:p>0,0964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formula="oooc:=[.$B$501]/2*(([.B359]-[.B259])*SIN(RADIANS([.A565]))+([.B59]-[.B159])*COS(RADIANS([.A565])))" office:value-type="float" office:value="-0.00226242265686511">
            <text:p>-0,0023</text:p>
          </table:table-cell>
          <table:table-cell table:formula="oooc:=[.$B$501]/2*(([.B359]-[.B259])*COS(RADIANS([.A565]))+([.B159]-[.B59])*SIN(RADIANS([.A565])))" office:value-type="float" office:value="-0.00584760107692237">
            <text:p>-0,0058</text:p>
          </table:table-cell>
          <table:table-cell table:formula="oooc:=-[.B459]*[.$B$502]" office:value-type="float" office:value="0.00948750769007286">
            <text:p>0,0095</text:p>
          </table:table-cell>
          <table:table-cell table:formula="oooc:=([.B359]+[.B259])*SIN(RADIANS([.A565]))-([.B159]+[.B59])*COS(RADIANS([.A565]))" office:value-type="float" office:value="0.582647821734208">
            <text:p>0,5826</text:p>
          </table:table-cell>
          <table:table-cell table:formula="oooc:=-([.B359]+[.B259])*COS(RADIANS([.A565]))-([.B59]+[.B159])*SIN(RADIANS([.A565]))-[.B459]" office:value-type="float" office:value="0.09037258368151">
            <text:p>0,0904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formula="oooc:=[.$B$501]/2*(([.B360]-[.B260])*SIN(RADIANS([.A566]))+([.B60]-[.B160])*COS(RADIANS([.A566])))" office:value-type="float" office:value="-0.00201804235645159">
            <text:p>-0,002</text:p>
          </table:table-cell>
          <table:table-cell table:formula="oooc:=[.$B$501]/2*(([.B360]-[.B260])*COS(RADIANS([.A566]))+([.B160]-[.B60])*SIN(RADIANS([.A566])))" office:value-type="float" office:value="-0.00588485781970766">
            <text:p>-0,0059</text:p>
          </table:table-cell>
          <table:table-cell table:formula="oooc:=-[.B460]*[.$B$502]" office:value-type="float" office:value="0.0109571978336161">
            <text:p>0,011</text:p>
          </table:table-cell>
          <table:table-cell table:formula="oooc:=([.B360]+[.B260])*SIN(RADIANS([.A566]))-([.B160]+[.B60])*COS(RADIANS([.A566]))" office:value-type="float" office:value="0.580538117997374">
            <text:p>0,5805</text:p>
          </table:table-cell>
          <table:table-cell table:formula="oooc:=-([.B360]+[.B260])*COS(RADIANS([.A566]))-([.B60]+[.B160])*SIN(RADIANS([.A566]))-[.B460]" office:value-type="float" office:value="0.105810096906802">
            <text:p>0,1058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formula="oooc:=[.$B$501]/2*(([.B361]-[.B261])*SIN(RADIANS([.A567]))+([.B61]-[.B161])*COS(RADIANS([.A567])))" office:value-type="float" office:value="-0.00199777549889162">
            <text:p>-0,002</text:p>
          </table:table-cell>
          <table:table-cell table:formula="oooc:=[.$B$501]/2*(([.B361]-[.B261])*COS(RADIANS([.A567]))+([.B161]-[.B61])*SIN(RADIANS([.A567])))" office:value-type="float" office:value="-0.00589084497185395">
            <text:p>-0,0059</text:p>
          </table:table-cell>
          <table:table-cell table:formula="oooc:=-[.B461]*[.$B$502]" office:value-type="float" office:value="0.0113608779086719">
            <text:p>0,0114</text:p>
          </table:table-cell>
          <table:table-cell table:formula="oooc:=([.B361]+[.B261])*SIN(RADIANS([.A567]))-([.B161]+[.B61])*COS(RADIANS([.A567]))" office:value-type="float" office:value="0.578940555483945">
            <text:p>0,5789</text:p>
          </table:table-cell>
          <table:table-cell table:formula="oooc:=-([.B361]+[.B261])*COS(RADIANS([.A567]))-([.B61]+[.B161])*SIN(RADIANS([.A567]))-[.B461]" office:value-type="float" office:value="0.106894537448179">
            <text:p>0,1069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formula="oooc:=[.$B$501]/2*(([.B362]-[.B262])*SIN(RADIANS([.A568]))+([.B62]-[.B162])*COS(RADIANS([.A568])))" office:value-type="float" office:value="-0.00172127394653883">
            <text:p>-0,0017</text:p>
          </table:table-cell>
          <table:table-cell table:formula="oooc:=[.$B$501]/2*(([.B362]-[.B262])*COS(RADIANS([.A568]))+([.B162]-[.B62])*SIN(RADIANS([.A568])))" office:value-type="float" office:value="-0.00583170812865977">
            <text:p>-0,0058</text:p>
          </table:table-cell>
          <table:table-cell table:formula="oooc:=-[.B462]*[.$B$502]" office:value-type="float" office:value="0.0118339016770393">
            <text:p>0,0118</text:p>
          </table:table-cell>
          <table:table-cell table:formula="oooc:=([.B362]+[.B262])*SIN(RADIANS([.A568]))-([.B162]+[.B62])*COS(RADIANS([.A568]))" office:value-type="float" office:value="0.5819168560966">
            <text:p>0,5819</text:p>
          </table:table-cell>
          <table:table-cell table:formula="oooc:=-([.B362]+[.B262])*COS(RADIANS([.A568]))-([.B62]+[.B162])*SIN(RADIANS([.A568]))-[.B462]" office:value-type="float" office:value="0.109623906891248">
            <text:p>0,1096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formula="oooc:=[.$B$501]/2*(([.B363]-[.B263])*SIN(RADIANS([.A569]))+([.B63]-[.B163])*COS(RADIANS([.A569])))" office:value-type="float" office:value="-0.00139002016200633">
            <text:p>-0,0014</text:p>
          </table:table-cell>
          <table:table-cell table:formula="oooc:=[.$B$501]/2*(([.B363]-[.B263])*COS(RADIANS([.A569]))+([.B163]-[.B63])*SIN(RADIANS([.A569])))" office:value-type="float" office:value="-0.00565611185248514">
            <text:p>-0,0057</text:p>
          </table:table-cell>
          <table:table-cell table:formula="oooc:=-[.B463]*[.$B$502]" office:value-type="float" office:value="0.0124118503120479">
            <text:p>0,0124</text:p>
          </table:table-cell>
          <table:table-cell table:formula="oooc:=([.B363]+[.B263])*SIN(RADIANS([.A569]))-([.B163]+[.B63])*COS(RADIANS([.A569]))" office:value-type="float" office:value="0.579829640849555">
            <text:p>0,5798</text:p>
          </table:table-cell>
          <table:table-cell table:formula="oooc:=-([.B363]+[.B263])*COS(RADIANS([.A569]))-([.B63]+[.B163])*SIN(RADIANS([.A569]))-[.B463]" office:value-type="float" office:value="0.11145216833388">
            <text:p>0,1115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formula="oooc:=[.$B$501]/2*(([.B364]-[.B264])*SIN(RADIANS([.A570]))+([.B64]-[.B164])*COS(RADIANS([.A570])))" office:value-type="float" office:value="-0.00112301859245416">
            <text:p>-0,0011</text:p>
          </table:table-cell>
          <table:table-cell table:formula="oooc:=[.$B$501]/2*(([.B364]-[.B264])*COS(RADIANS([.A570]))+([.B164]-[.B64])*SIN(RADIANS([.A570])))" office:value-type="float" office:value="-0.00551641234434256">
            <text:p>-0,0055</text:p>
          </table:table-cell>
          <table:table-cell table:formula="oooc:=-[.B464]*[.$B$502]" office:value-type="float" office:value="0.0129377050941478">
            <text:p>0,0129</text:p>
          </table:table-cell>
          <table:table-cell table:formula="oooc:=([.B364]+[.B264])*SIN(RADIANS([.A570]))-([.B164]+[.B64])*COS(RADIANS([.A570]))" office:value-type="float" office:value="0.577577582823172">
            <text:p>0,5776</text:p>
          </table:table-cell>
          <table:table-cell table:formula="oooc:=-([.B364]+[.B264])*COS(RADIANS([.A570]))-([.B64]+[.B164])*SIN(RADIANS([.A570]))-[.B464]" office:value-type="float" office:value="0.116915260931179">
            <text:p>0,1169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formula="oooc:=[.$B$501]/2*(([.B365]-[.B265])*SIN(RADIANS([.A571]))+([.B65]-[.B165])*COS(RADIANS([.A571])))" office:value-type="float" office:value="-0.00105662187352778">
            <text:p>-0,0011</text:p>
          </table:table-cell>
          <table:table-cell table:formula="oooc:=[.$B$501]/2*(([.B365]-[.B265])*COS(RADIANS([.A571]))+([.B165]-[.B65])*SIN(RADIANS([.A571])))" office:value-type="float" office:value="-0.0054698570708532">
            <text:p>-0,0055</text:p>
          </table:table-cell>
          <table:table-cell table:formula="oooc:=-[.B465]*[.$B$502]" office:value-type="float" office:value="0.0131368292760095">
            <text:p>0,0131</text:p>
          </table:table-cell>
          <table:table-cell table:formula="oooc:=([.B365]+[.B265])*SIN(RADIANS([.A571]))-([.B165]+[.B65])*COS(RADIANS([.A571]))" office:value-type="float" office:value="0.573120862414692">
            <text:p>0,5731</text:p>
          </table:table-cell>
          <table:table-cell table:formula="oooc:=-([.B365]+[.B265])*COS(RADIANS([.A571]))-([.B65]+[.B165])*SIN(RADIANS([.A571]))-[.B465]" office:value-type="float" office:value="0.117771105334078">
            <text:p>0,1178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formula="oooc:=[.$B$501]/2*(([.B366]-[.B266])*SIN(RADIANS([.A572]))+([.B66]-[.B166])*COS(RADIANS([.A572])))" office:value-type="float" office:value="-0.000976511079667184">
            <text:p>-0,001</text:p>
          </table:table-cell>
          <table:table-cell table:formula="oooc:=[.$B$501]/2*(([.B366]-[.B266])*COS(RADIANS([.A572]))+([.B166]-[.B66])*SIN(RADIANS([.A572])))" office:value-type="float" office:value="-0.0053700076458625">
            <text:p>-0,0054</text:p>
          </table:table-cell>
          <table:table-cell table:formula="oooc:=-[.B466]*[.$B$502]" office:value-type="float" office:value="0.0132058847560666">
            <text:p>0,0132</text:p>
          </table:table-cell>
          <table:table-cell table:formula="oooc:=([.B366]+[.B266])*SIN(RADIANS([.A572]))-([.B166]+[.B66])*COS(RADIANS([.A572]))" office:value-type="float" office:value="0.570702536600623">
            <text:p>0,5707</text:p>
          </table:table-cell>
          <table:table-cell table:formula="oooc:=-([.B366]+[.B266])*COS(RADIANS([.A572]))-([.B66]+[.B166])*SIN(RADIANS([.A572]))-[.B466]" office:value-type="float" office:value="0.115488768851548">
            <text:p>0,1155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formula="oooc:=[.$B$501]/2*(([.B367]-[.B267])*SIN(RADIANS([.A573]))+([.B67]-[.B167])*COS(RADIANS([.A573])))" office:value-type="float" office:value="-0.000380792008031397">
            <text:p>-0,0004</text:p>
          </table:table-cell>
          <table:table-cell table:formula="oooc:=[.$B$501]/2*(([.B367]-[.B267])*COS(RADIANS([.A573]))+([.B167]-[.B67])*SIN(RADIANS([.A573])))" office:value-type="float" office:value="-0.00548395332812013">
            <text:p>-0,0055</text:p>
          </table:table-cell>
          <table:table-cell table:formula="oooc:=-[.B467]*[.$B$502]" office:value-type="float" office:value="0.0139392755560666">
            <text:p>0,0139</text:p>
          </table:table-cell>
          <table:table-cell table:formula="oooc:=([.B367]+[.B267])*SIN(RADIANS([.A573]))-([.B167]+[.B67])*COS(RADIANS([.A573]))" office:value-type="float" office:value="0.591236672167752">
            <text:p>0,5912</text:p>
          </table:table-cell>
          <table:table-cell table:formula="oooc:=-([.B367]+[.B267])*COS(RADIANS([.A573]))-([.B67]+[.B167])*SIN(RADIANS([.A573]))-[.B467]" office:value-type="float" office:value="0.126148778031522">
            <text:p>0,1261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formula="oooc:=[.$B$501]/2*(([.B368]-[.B268])*SIN(RADIANS([.A574]))+([.B68]-[.B168])*COS(RADIANS([.A574])))" office:value-type="float" office:value="-0.00129304545827152">
            <text:p>-0,0013</text:p>
          </table:table-cell>
          <table:table-cell table:formula="oooc:=[.$B$501]/2*(([.B368]-[.B268])*COS(RADIANS([.A574]))+([.B168]-[.B68])*SIN(RADIANS([.A574])))" office:value-type="float" office:value="-0.0055392758716421">
            <text:p>-0,0055</text:p>
          </table:table-cell>
          <table:table-cell table:formula="oooc:=-[.B468]*[.$B$502]" office:value-type="float" office:value="0.0138666563560666">
            <text:p>0,0139</text:p>
          </table:table-cell>
          <table:table-cell table:formula="oooc:=([.B368]+[.B268])*SIN(RADIANS([.A574]))-([.B168]+[.B68])*COS(RADIANS([.A574]))" office:value-type="float" office:value="0.604135119788014">
            <text:p>0,6041</text:p>
          </table:table-cell>
          <table:table-cell table:formula="oooc:=-([.B368]+[.B268])*COS(RADIANS([.A574]))-([.B68]+[.B168])*SIN(RADIANS([.A574]))-[.B468]" office:value-type="float" office:value="0.128541566599865">
            <text:p>0,1285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formula="oooc:=[.$B$501]/2*(([.B369]-[.B269])*SIN(RADIANS([.A575]))+([.B69]-[.B169])*COS(RADIANS([.A575])))" office:value-type="float" office:value="-0.00139914277257179">
            <text:p>-0,0014</text:p>
          </table:table-cell>
          <table:table-cell table:formula="oooc:=[.$B$501]/2*(([.B369]-[.B269])*COS(RADIANS([.A575]))+([.B169]-[.B69])*SIN(RADIANS([.A575])))" office:value-type="float" office:value="-0.00561800112079605">
            <text:p>-0,0056</text:p>
          </table:table-cell>
          <table:table-cell table:formula="oooc:=-[.B469]*[.$B$502]" office:value-type="float" office:value="0.0144135975560666">
            <text:p>0,0144</text:p>
          </table:table-cell>
          <table:table-cell table:formula="oooc:=([.B369]+[.B269])*SIN(RADIANS([.A575]))-([.B169]+[.B69])*COS(RADIANS([.A575]))" office:value-type="float" office:value="0.611142998903513">
            <text:p>0,6111</text:p>
          </table:table-cell>
          <table:table-cell table:formula="oooc:=-([.B369]+[.B269])*COS(RADIANS([.A575]))-([.B69]+[.B169])*SIN(RADIANS([.A575]))-[.B469]" office:value-type="float" office:value="0.137043096143665">
            <text:p>0,137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formula="oooc:=[.$B$501]/2*(([.B370]-[.B270])*SIN(RADIANS([.A576]))+([.B70]-[.B170])*COS(RADIANS([.A576])))" office:value-type="float" office:value="-0.00126792569391503">
            <text:p>-0,0013</text:p>
          </table:table-cell>
          <table:table-cell table:formula="oooc:=[.$B$501]/2*(([.B370]-[.B270])*COS(RADIANS([.A576]))+([.B170]-[.B70])*SIN(RADIANS([.A576])))" office:value-type="float" office:value="-0.00557693629716861">
            <text:p>-0,0056</text:p>
          </table:table-cell>
          <table:table-cell table:formula="oooc:=-[.B470]*[.$B$502]" office:value-type="float" office:value="0.0140396827560666">
            <text:p>0,014</text:p>
          </table:table-cell>
          <table:table-cell table:formula="oooc:=([.B370]+[.B270])*SIN(RADIANS([.A576]))-([.B170]+[.B70])*COS(RADIANS([.A576]))" office:value-type="float" office:value="0.614438996609116">
            <text:p>0,6144</text:p>
          </table:table-cell>
          <table:table-cell table:formula="oooc:=-([.B370]+[.B270])*COS(RADIANS([.A576]))-([.B70]+[.B170])*SIN(RADIANS([.A576]))-[.B470]" office:value-type="float" office:value="0.132532034261389">
            <text:p>0,1325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formula="oooc:=[.$B$501]/2*(([.B371]-[.B271])*SIN(RADIANS([.A577]))+([.B71]-[.B171])*COS(RADIANS([.A577])))" office:value-type="float" office:value="-0.00106638394648411">
            <text:p>-0,0011</text:p>
          </table:table-cell>
          <table:table-cell table:formula="oooc:=[.$B$501]/2*(([.B371]-[.B271])*COS(RADIANS([.A577]))+([.B171]-[.B71])*SIN(RADIANS([.A577])))" office:value-type="float" office:value="-0.00547537106134412">
            <text:p>-0,0055</text:p>
          </table:table-cell>
          <table:table-cell table:formula="oooc:=-[.B471]*[.$B$502]" office:value-type="float" office:value="0.0137724535560666">
            <text:p>0,0138</text:p>
          </table:table-cell>
          <table:table-cell table:formula="oooc:=([.B371]+[.B271])*SIN(RADIANS([.A577]))-([.B171]+[.B71])*COS(RADIANS([.A577]))" office:value-type="float" office:value="0.605026349592326">
            <text:p>0,605</text:p>
          </table:table-cell>
          <table:table-cell table:formula="oooc:=-([.B371]+[.B271])*COS(RADIANS([.A577]))-([.B71]+[.B171])*SIN(RADIANS([.A577]))-[.B471]" office:value-type="float" office:value="0.134820136582172">
            <text:p>0,1348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formula="oooc:=[.$B$501]/2*(([.B372]-[.B272])*SIN(RADIANS([.A578]))+([.B72]-[.B172])*COS(RADIANS([.A578])))" office:value-type="float" office:value="-0.000394527737158377">
            <text:p>-0,0004</text:p>
          </table:table-cell>
          <table:table-cell table:formula="oooc:=[.$B$501]/2*(([.B372]-[.B272])*COS(RADIANS([.A578]))+([.B172]-[.B72])*SIN(RADIANS([.A578])))" office:value-type="float" office:value="-0.00540713515795795">
            <text:p>-0,0054</text:p>
          </table:table-cell>
          <table:table-cell table:formula="oooc:=-[.B472]*[.$B$502]" office:value-type="float" office:value="0.0151853607560666">
            <text:p>0,0152</text:p>
          </table:table-cell>
          <table:table-cell table:formula="oooc:=([.B372]+[.B272])*SIN(RADIANS([.A578]))-([.B172]+[.B72])*COS(RADIANS([.A578]))" office:value-type="float" office:value="0.618712440327378">
            <text:p>0,6187</text:p>
          </table:table-cell>
          <table:table-cell table:formula="oooc:=-([.B372]+[.B272])*COS(RADIANS([.A578]))-([.B72]+[.B172])*SIN(RADIANS([.A578]))-[.B472]" office:value-type="float" office:value="0.152246825372021">
            <text:p>0,1522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formula="oooc:=[.$B$501]/2*(([.B373]-[.B273])*SIN(RADIANS([.A579]))+([.B73]-[.B173])*COS(RADIANS([.A579])))" office:value-type="float" office:value="-0.00120459205630166">
            <text:p>-0,0012</text:p>
          </table:table-cell>
          <table:table-cell table:formula="oooc:=[.$B$501]/2*(([.B373]-[.B273])*COS(RADIANS([.A579]))+([.B173]-[.B73])*SIN(RADIANS([.A579])))" office:value-type="float" office:value="-0.00560676711173323">
            <text:p>-0,0056</text:p>
          </table:table-cell>
          <table:table-cell table:formula="oooc:=-[.B473]*[.$B$502]" office:value-type="float" office:value="0.0152108347560666">
            <text:p>0,0152</text:p>
          </table:table-cell>
          <table:table-cell table:formula="oooc:=([.B373]+[.B273])*SIN(RADIANS([.A579]))-([.B173]+[.B73])*COS(RADIANS([.A579]))" office:value-type="float" office:value="0.62386737249004">
            <text:p>0,6239</text:p>
          </table:table-cell>
          <table:table-cell table:formula="oooc:=-([.B373]+[.B273])*COS(RADIANS([.A579]))-([.B73]+[.B173])*SIN(RADIANS([.A579]))-[.B473]" office:value-type="float" office:value="0.156254730439658">
            <text:p>0,1563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formula="oooc:=[.$B$501]/2*(([.B374]-[.B274])*SIN(RADIANS([.A580]))+([.B74]-[.B174])*COS(RADIANS([.A580])))" office:value-type="float" office:value="-0.00205691022112052">
            <text:p>-0,0021</text:p>
          </table:table-cell>
          <table:table-cell table:formula="oooc:=[.$B$501]/2*(([.B374]-[.B274])*COS(RADIANS([.A580]))+([.B174]-[.B74])*SIN(RADIANS([.A580])))" office:value-type="float" office:value="-0.00561996796021752">
            <text:p>-0,0056</text:p>
          </table:table-cell>
          <table:table-cell table:formula="oooc:=-[.B474]*[.$B$502]" office:value-type="float" office:value="0.0157171851560666">
            <text:p>0,0157</text:p>
          </table:table-cell>
          <table:table-cell table:formula="oooc:=([.B374]+[.B274])*SIN(RADIANS([.A580]))-([.B174]+[.B74])*COS(RADIANS([.A580]))" office:value-type="float" office:value="0.642132272987737">
            <text:p>0,6421</text:p>
          </table:table-cell>
          <table:table-cell table:formula="oooc:=-([.B374]+[.B274])*COS(RADIANS([.A580]))-([.B74]+[.B174])*SIN(RADIANS([.A580]))-[.B474]" office:value-type="float" office:value="0.167237608678344">
            <text:p>0,1672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formula="oooc:=[.$B$501]/2*(([.B375]-[.B275])*SIN(RADIANS([.A581]))+([.B75]-[.B175])*COS(RADIANS([.A581])))" office:value-type="float" office:value="-0.00220066794450575">
            <text:p>-0,0022</text:p>
          </table:table-cell>
          <table:table-cell table:formula="oooc:=[.$B$501]/2*(([.B375]-[.B275])*COS(RADIANS([.A581]))+([.B175]-[.B75])*SIN(RADIANS([.A581])))" office:value-type="float" office:value="-0.00548671096085576">
            <text:p>-0,0055</text:p>
          </table:table-cell>
          <table:table-cell table:formula="oooc:=-[.B475]*[.$B$502]" office:value-type="float" office:value="0.0156826255560666">
            <text:p>0,0157</text:p>
          </table:table-cell>
          <table:table-cell table:formula="oooc:=([.B375]+[.B275])*SIN(RADIANS([.A581]))-([.B175]+[.B75])*COS(RADIANS([.A581]))" office:value-type="float" office:value="0.641726769794899">
            <text:p>0,6417</text:p>
          </table:table-cell>
          <table:table-cell table:formula="oooc:=-([.B375]+[.B275])*COS(RADIANS([.A581]))-([.B75]+[.B175])*SIN(RADIANS([.A581]))-[.B475]" office:value-type="float" office:value="0.169179250172618">
            <text:p>0,1692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formula="oooc:=[.$B$501]/2*(([.B376]-[.B276])*SIN(RADIANS([.A582]))+([.B76]-[.B176])*COS(RADIANS([.A582])))" office:value-type="float" office:value="-0.0022261957096766">
            <text:p>-0,0022</text:p>
          </table:table-cell>
          <table:table-cell table:formula="oooc:=[.$B$501]/2*(([.B376]-[.B276])*COS(RADIANS([.A582]))+([.B176]-[.B76])*SIN(RADIANS([.A582])))" office:value-type="float" office:value="-0.00542562340377914">
            <text:p>-0,0054</text:p>
          </table:table-cell>
          <table:table-cell table:formula="oooc:=-[.B476]*[.$B$502]" office:value-type="float" office:value="0.0158686447560666">
            <text:p>0,0159</text:p>
          </table:table-cell>
          <table:table-cell table:formula="oooc:=([.B376]+[.B276])*SIN(RADIANS([.A582]))-([.B176]+[.B76])*COS(RADIANS([.A582]))" office:value-type="float" office:value="0.648788984032409">
            <text:p>0,6488</text:p>
          </table:table-cell>
          <table:table-cell table:formula="oooc:=-([.B376]+[.B276])*COS(RADIANS([.A582]))-([.B76]+[.B176])*SIN(RADIANS([.A582]))-[.B476]" office:value-type="float" office:value="0.173474176370721">
            <text:p>0,173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formula="oooc:=[.$B$501]/2*(([.B377]-[.B277])*SIN(RADIANS([.A583]))+([.B77]-[.B177])*COS(RADIANS([.A583])))" office:value-type="float" office:value="-0.000853198098874521">
            <text:p>-0,0009</text:p>
          </table:table-cell>
          <table:table-cell table:formula="oooc:=[.$B$501]/2*(([.B377]-[.B277])*COS(RADIANS([.A583]))+([.B177]-[.B77])*SIN(RADIANS([.A583])))" office:value-type="float" office:value="-0.00536838224169163">
            <text:p>-0,0054</text:p>
          </table:table-cell>
          <table:table-cell table:formula="oooc:=-[.B477]*[.$B$502]" office:value-type="float" office:value="0.0154186999560666">
            <text:p>0,0154</text:p>
          </table:table-cell>
          <table:table-cell table:formula="oooc:=([.B377]+[.B277])*SIN(RADIANS([.A583]))-([.B177]+[.B77])*COS(RADIANS([.A583]))" office:value-type="float" office:value="0.64185143017772">
            <text:p>0,6419</text:p>
          </table:table-cell>
          <table:table-cell table:formula="oooc:=-([.B377]+[.B277])*COS(RADIANS([.A583]))-([.B77]+[.B177])*SIN(RADIANS([.A583]))-[.B477]" office:value-type="float" office:value="0.171819019620049">
            <text:p>0,1718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formula="oooc:=[.$B$501]/2*(([.B378]-[.B278])*SIN(RADIANS([.A584]))+([.B78]-[.B178])*COS(RADIANS([.A584])))" office:value-type="float" office:value="-0.0000516328714022363">
            <text:p>-0,0001</text:p>
          </table:table-cell>
          <table:table-cell table:formula="oooc:=[.$B$501]/2*(([.B378]-[.B278])*COS(RADIANS([.A584]))+([.B178]-[.B78])*SIN(RADIANS([.A584])))" office:value-type="float" office:value="-0.00500697048823315">
            <text:p>-0,005</text:p>
          </table:table-cell>
          <table:table-cell table:formula="oooc:=-[.B478]*[.$B$502]" office:value-type="float" office:value="0.0154560291560666">
            <text:p>0,0155</text:p>
          </table:table-cell>
          <table:table-cell table:formula="oooc:=([.B378]+[.B278])*SIN(RADIANS([.A584]))-([.B178]+[.B78])*COS(RADIANS([.A584]))" office:value-type="float" office:value="0.641598184499929">
            <text:p>0,6416</text:p>
          </table:table-cell>
          <table:table-cell table:formula="oooc:=-([.B378]+[.B278])*COS(RADIANS([.A584]))-([.B78]+[.B178])*SIN(RADIANS([.A584]))-[.B478]" office:value-type="float" office:value="0.180849245070093">
            <text:p>0,1808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formula="oooc:=[.$B$501]/2*(([.B379]-[.B279])*SIN(RADIANS([.A585]))+([.B79]-[.B179])*COS(RADIANS([.A585])))" office:value-type="float" office:value="-0.000242295814607439">
            <text:p>-0,0002</text:p>
          </table:table-cell>
          <table:table-cell table:formula="oooc:=[.$B$501]/2*(([.B379]-[.B279])*COS(RADIANS([.A585]))+([.B179]-[.B79])*SIN(RADIANS([.A585])))" office:value-type="float" office:value="-0.00465673289565455">
            <text:p>-0,0047</text:p>
          </table:table-cell>
          <table:table-cell table:formula="oooc:=-[.B479]*[.$B$502]" office:value-type="float" office:value="0.0155231583560666">
            <text:p>0,0155</text:p>
          </table:table-cell>
          <table:table-cell table:formula="oooc:=([.B379]+[.B279])*SIN(RADIANS([.A585]))-([.B179]+[.B79])*COS(RADIANS([.A585]))" office:value-type="float" office:value="0.647645988463647">
            <text:p>0,6476</text:p>
          </table:table-cell>
          <table:table-cell table:formula="oooc:=-([.B379]+[.B279])*COS(RADIANS([.A585]))-([.B79]+[.B179])*SIN(RADIANS([.A585]))-[.B479]" office:value-type="float" office:value="0.186255651484336">
            <text:p>0,1863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formula="oooc:=[.$B$501]/2*(([.B380]-[.B280])*SIN(RADIANS([.A586]))+([.B80]-[.B180])*COS(RADIANS([.A586])))" office:value-type="float" office:value="0.000594974212668748">
            <text:p>0,0006</text:p>
          </table:table-cell>
          <table:table-cell table:formula="oooc:=[.$B$501]/2*(([.B380]-[.B280])*COS(RADIANS([.A586]))+([.B180]-[.B80])*SIN(RADIANS([.A586])))" office:value-type="float" office:value="-0.00447557150609353">
            <text:p>-0,0045</text:p>
          </table:table-cell>
          <table:table-cell table:formula="oooc:=-[.B480]*[.$B$502]" office:value-type="float" office:value="0.0153488911560666">
            <text:p>0,0153</text:p>
          </table:table-cell>
          <table:table-cell table:formula="oooc:=([.B380]+[.B280])*SIN(RADIANS([.A586]))-([.B180]+[.B80])*COS(RADIANS([.A586]))" office:value-type="float" office:value="0.640617990258759">
            <text:p>0,6406</text:p>
          </table:table-cell>
          <table:table-cell table:formula="oooc:=-([.B380]+[.B280])*COS(RADIANS([.A586]))-([.B80]+[.B180])*SIN(RADIANS([.A586]))-[.B480]" office:value-type="float" office:value="0.188130751629414">
            <text:p>0,1881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formula="oooc:=[.$B$501]/2*(([.B381]-[.B281])*SIN(RADIANS([.A587]))+([.B81]-[.B181])*COS(RADIANS([.A587])))" office:value-type="float" office:value="0.00016112522082334">
            <text:p>0,0002</text:p>
          </table:table-cell>
          <table:table-cell table:formula="oooc:=[.$B$501]/2*(([.B381]-[.B281])*COS(RADIANS([.A587]))+([.B181]-[.B81])*SIN(RADIANS([.A587])))" office:value-type="float" office:value="-0.0044175852152105">
            <text:p>-0,0044</text:p>
          </table:table-cell>
          <table:table-cell table:formula="oooc:=-[.B481]*[.$B$502]" office:value-type="float" office:value="0.0156418387560666">
            <text:p>0,0156</text:p>
          </table:table-cell>
          <table:table-cell table:formula="oooc:=([.B381]+[.B281])*SIN(RADIANS([.A587]))-([.B181]+[.B81])*COS(RADIANS([.A587]))" office:value-type="float" office:value="0.651928185460486">
            <text:p>0,6519</text:p>
          </table:table-cell>
          <table:table-cell table:formula="oooc:=-([.B381]+[.B281])*COS(RADIANS([.A587]))-([.B81]+[.B181])*SIN(RADIANS([.A587]))-[.B481]" office:value-type="float" office:value="0.187982508528075">
            <text:p>0,188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formula="oooc:=[.$B$501]/2*(([.B382]-[.B282])*SIN(RADIANS([.A588]))+([.B82]-[.B182])*COS(RADIANS([.A588])))" office:value-type="float" office:value="0.000790181474631619">
            <text:p>0,0008</text:p>
          </table:table-cell>
          <table:table-cell table:formula="oooc:=[.$B$501]/2*(([.B382]-[.B282])*COS(RADIANS([.A588]))+([.B182]-[.B82])*SIN(RADIANS([.A588])))" office:value-type="float" office:value="-0.004444384230507">
            <text:p>-0,0044</text:p>
          </table:table-cell>
          <table:table-cell table:formula="oooc:=-[.B482]*[.$B$502]" office:value-type="float" office:value="0.0151778643560666">
            <text:p>0,0152</text:p>
          </table:table-cell>
          <table:table-cell table:formula="oooc:=([.B382]+[.B282])*SIN(RADIANS([.A588]))-([.B182]+[.B82])*COS(RADIANS([.A588]))" office:value-type="float" office:value="0.644943086825792">
            <text:p>0,6449</text:p>
          </table:table-cell>
          <table:table-cell table:formula="oooc:=-([.B382]+[.B282])*COS(RADIANS([.A588]))-([.B82]+[.B182])*SIN(RADIANS([.A588]))-[.B482]" office:value-type="float" office:value="0.195394973130983">
            <text:p>0,1954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formula="oooc:=[.$B$501]/2*(([.B383]-[.B283])*SIN(RADIANS([.A589]))+([.B83]-[.B183])*COS(RADIANS([.A589])))" office:value-type="float" office:value="0.00139637848188361">
            <text:p>0,0014</text:p>
          </table:table-cell>
          <table:table-cell table:formula="oooc:=[.$B$501]/2*(([.B383]-[.B283])*COS(RADIANS([.A589]))+([.B183]-[.B83])*SIN(RADIANS([.A589])))" office:value-type="float" office:value="-0.00431517922727228">
            <text:p>-0,0043</text:p>
          </table:table-cell>
          <table:table-cell table:formula="oooc:=-[.B483]*[.$B$502]" office:value-type="float" office:value="0.0149639439560666">
            <text:p>0,015</text:p>
          </table:table-cell>
          <table:table-cell table:formula="oooc:=([.B383]+[.B283])*SIN(RADIANS([.A589]))-([.B183]+[.B83])*COS(RADIANS([.A589]))" office:value-type="float" office:value="0.649108071935031">
            <text:p>0,6491</text:p>
          </table:table-cell>
          <table:table-cell table:formula="oooc:=-([.B383]+[.B283])*COS(RADIANS([.A589]))-([.B83]+[.B183])*SIN(RADIANS([.A589]))-[.B483]" office:value-type="float" office:value="0.192728419771838">
            <text:p>0,1927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formula="oooc:=[.$B$501]/2*(([.B384]-[.B284])*SIN(RADIANS([.A590]))+([.B84]-[.B184])*COS(RADIANS([.A590])))" office:value-type="float" office:value="0.00144061467964127">
            <text:p>0,0014</text:p>
          </table:table-cell>
          <table:table-cell table:formula="oooc:=[.$B$501]/2*(([.B384]-[.B284])*COS(RADIANS([.A590]))+([.B184]-[.B84])*SIN(RADIANS([.A590])))" office:value-type="float" office:value="-0.00456646107171147">
            <text:p>-0,0046</text:p>
          </table:table-cell>
          <table:table-cell table:formula="oooc:=-[.B484]*[.$B$502]" office:value-type="float" office:value="0.0153014183560666">
            <text:p>0,0153</text:p>
          </table:table-cell>
          <table:table-cell table:formula="oooc:=([.B384]+[.B284])*SIN(RADIANS([.A590]))-([.B184]+[.B84])*COS(RADIANS([.A590]))" office:value-type="float" office:value="0.655803270728539">
            <text:p>0,6558</text:p>
          </table:table-cell>
          <table:table-cell table:formula="oooc:=-([.B384]+[.B284])*COS(RADIANS([.A590]))-([.B84]+[.B184])*SIN(RADIANS([.A590]))-[.B484]" office:value-type="float" office:value="0.199123929408025">
            <text:p>0,1991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formula="oooc:=[.$B$501]/2*(([.B385]-[.B285])*SIN(RADIANS([.A591]))+([.B85]-[.B185])*COS(RADIANS([.A591])))" office:value-type="float" office:value="0.00198630363827456">
            <text:p>0,002</text:p>
          </table:table-cell>
          <table:table-cell table:formula="oooc:=[.$B$501]/2*(([.B385]-[.B285])*COS(RADIANS([.A591]))+([.B185]-[.B85])*SIN(RADIANS([.A591])))" office:value-type="float" office:value="-0.00441592910359656">
            <text:p>-0,0044</text:p>
          </table:table-cell>
          <table:table-cell table:formula="oooc:=-[.B485]*[.$B$502]" office:value-type="float" office:value="0.0149409027560666">
            <text:p>0,0149</text:p>
          </table:table-cell>
          <table:table-cell table:formula="oooc:=([.B385]+[.B285])*SIN(RADIANS([.A591]))-([.B185]+[.B85])*COS(RADIANS([.A591]))" office:value-type="float" office:value="0.646237264543946">
            <text:p>0,6462</text:p>
          </table:table-cell>
          <table:table-cell table:formula="oooc:=-([.B385]+[.B285])*COS(RADIANS([.A591]))-([.B85]+[.B185])*SIN(RADIANS([.A591]))-[.B485]" office:value-type="float" office:value="0.197671492478964">
            <text:p>0,1977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formula="oooc:=[.$B$501]/2*(([.B386]-[.B286])*SIN(RADIANS([.A592]))+([.B86]-[.B186])*COS(RADIANS([.A592])))" office:value-type="float" office:value="0.00163224681482811">
            <text:p>0,0016</text:p>
          </table:table-cell>
          <table:table-cell table:formula="oooc:=[.$B$501]/2*(([.B386]-[.B286])*COS(RADIANS([.A592]))+([.B186]-[.B86])*SIN(RADIANS([.A592])))" office:value-type="float" office:value="-0.00454887781539116">
            <text:p>-0,0045</text:p>
          </table:table-cell>
          <table:table-cell table:formula="oooc:=-[.B486]*[.$B$502]" office:value-type="float" office:value="0.0147765891560666">
            <text:p>0,0148</text:p>
          </table:table-cell>
          <table:table-cell table:formula="oooc:=([.B386]+[.B286])*SIN(RADIANS([.A592]))-([.B186]+[.B86])*COS(RADIANS([.A592]))" office:value-type="float" office:value="0.639415866538586">
            <text:p>0,6394</text:p>
          </table:table-cell>
          <table:table-cell table:formula="oooc:=-([.B386]+[.B286])*COS(RADIANS([.A592]))-([.B86]+[.B186])*SIN(RADIANS([.A592]))-[.B486]" office:value-type="float" office:value="0.21011789755002">
            <text:p>0,2101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formula="oooc:=[.$B$501]/2*(([.B387]-[.B287])*SIN(RADIANS([.A593]))+([.B87]-[.B187])*COS(RADIANS([.A593])))" office:value-type="float" office:value="0.00222415265632224">
            <text:p>0,0022</text:p>
          </table:table-cell>
          <table:table-cell table:formula="oooc:=[.$B$501]/2*(([.B387]-[.B287])*COS(RADIANS([.A593]))+([.B187]-[.B87])*SIN(RADIANS([.A593])))" office:value-type="float" office:value="-0.0045016714901801">
            <text:p>-0,0045</text:p>
          </table:table-cell>
          <table:table-cell table:formula="oooc:=-[.B487]*[.$B$502]" office:value-type="float" office:value="0.0150930231560666">
            <text:p>0,0151</text:p>
          </table:table-cell>
          <table:table-cell table:formula="oooc:=([.B387]+[.B287])*SIN(RADIANS([.A593]))-([.B187]+[.B87])*COS(RADIANS([.A593]))" office:value-type="float" office:value="0.655080473609899">
            <text:p>0,6551</text:p>
          </table:table-cell>
          <table:table-cell table:formula="oooc:=-([.B387]+[.B287])*COS(RADIANS([.A593]))-([.B87]+[.B187])*SIN(RADIANS([.A593]))-[.B487]" office:value-type="float" office:value="0.214876935642872">
            <text:p>0,2149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formula="oooc:=[.$B$501]/2*(([.B388]-[.B288])*SIN(RADIANS([.A594]))+([.B88]-[.B188])*COS(RADIANS([.A594])))" office:value-type="float" office:value="0.000773638081390545">
            <text:p>0,0008</text:p>
          </table:table-cell>
          <table:table-cell table:formula="oooc:=[.$B$501]/2*(([.B388]-[.B288])*COS(RADIANS([.A594]))+([.B188]-[.B88])*SIN(RADIANS([.A594])))" office:value-type="float" office:value="-0.00423827905460554">
            <text:p>-0,0042</text:p>
          </table:table-cell>
          <table:table-cell table:formula="oooc:=-[.B488]*[.$B$502]" office:value-type="float" office:value="0.0152821539560666">
            <text:p>0,0153</text:p>
          </table:table-cell>
          <table:table-cell table:formula="oooc:=([.B388]+[.B288])*SIN(RADIANS([.A594]))-([.B188]+[.B88])*COS(RADIANS([.A594]))" office:value-type="float" office:value="0.655350055777358">
            <text:p>0,6554</text:p>
          </table:table-cell>
          <table:table-cell table:formula="oooc:=-([.B388]+[.B288])*COS(RADIANS([.A594]))-([.B88]+[.B188])*SIN(RADIANS([.A594]))-[.B488]" office:value-type="float" office:value="0.226135246753191">
            <text:p>0,2261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formula="oooc:=[.$B$501]/2*(([.B389]-[.B289])*SIN(RADIANS([.A595]))+([.B89]-[.B189])*COS(RADIANS([.A595])))" office:value-type="float" office:value="0.000197881053985002">
            <text:p>0,0002</text:p>
          </table:table-cell>
          <table:table-cell table:formula="oooc:=[.$B$501]/2*(([.B389]-[.B289])*COS(RADIANS([.A595]))+([.B189]-[.B89])*SIN(RADIANS([.A595])))" office:value-type="float" office:value="-0.00383858988277589">
            <text:p>-0,0038</text:p>
          </table:table-cell>
          <table:table-cell table:formula="oooc:=-[.B489]*[.$B$502]" office:value-type="float" office:value="0.0151632099560666">
            <text:p>0,0152</text:p>
          </table:table-cell>
          <table:table-cell table:formula="oooc:=([.B389]+[.B289])*SIN(RADIANS([.A595]))-([.B189]+[.B89])*COS(RADIANS([.A595]))" office:value-type="float" office:value="0.654081813812713">
            <text:p>0,6541</text:p>
          </table:table-cell>
          <table:table-cell table:formula="oooc:=-([.B389]+[.B289])*COS(RADIANS([.A595]))-([.B89]+[.B189])*SIN(RADIANS([.A595]))-[.B489]" office:value-type="float" office:value="0.218555519623916">
            <text:p>0,2186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formula="oooc:=[.$B$501]/2*(([.B390]-[.B290])*SIN(RADIANS([.A596]))+([.B90]-[.B190])*COS(RADIANS([.A596])))" office:value-type="float" office:value="0.00100010006391318">
            <text:p>0,001</text:p>
          </table:table-cell>
          <table:table-cell table:formula="oooc:=[.$B$501]/2*(([.B390]-[.B290])*COS(RADIANS([.A596]))+([.B190]-[.B90])*SIN(RADIANS([.A596])))" office:value-type="float" office:value="-0.00364911239672748">
            <text:p>-0,0036</text:p>
          </table:table-cell>
          <table:table-cell table:formula="oooc:=-[.B490]*[.$B$502]" office:value-type="float" office:value="0.0157062435560666">
            <text:p>0,0157</text:p>
          </table:table-cell>
          <table:table-cell table:formula="oooc:=([.B390]+[.B290])*SIN(RADIANS([.A596]))-([.B190]+[.B90])*COS(RADIANS([.A596]))" office:value-type="float" office:value="0.671764697445144">
            <text:p>0,6718</text:p>
          </table:table-cell>
          <table:table-cell table:formula="oooc:=-([.B390]+[.B290])*COS(RADIANS([.A596]))-([.B90]+[.B190])*SIN(RADIANS([.A596]))-[.B490]" office:value-type="float" office:value="0.232809783734374">
            <text:p>0,2328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formula="oooc:=[.$B$501]/2*(([.B391]-[.B291])*SIN(RADIANS([.A597]))+([.B91]-[.B191])*COS(RADIANS([.A597])))" office:value-type="float" office:value="0.00158819422775921">
            <text:p>0,0016</text:p>
          </table:table-cell>
          <table:table-cell table:formula="oooc:=[.$B$501]/2*(([.B391]-[.B291])*COS(RADIANS([.A597]))+([.B191]-[.B91])*SIN(RADIANS([.A597])))" office:value-type="float" office:value="-0.0037992025401279">
            <text:p>-0,0038</text:p>
          </table:table-cell>
          <table:table-cell table:formula="oooc:=-[.B491]*[.$B$502]" office:value-type="float" office:value="0.0157190975560666">
            <text:p>0,0157</text:p>
          </table:table-cell>
          <table:table-cell table:formula="oooc:=([.B391]+[.B291])*SIN(RADIANS([.A597]))-([.B191]+[.B91])*COS(RADIANS([.A597]))" office:value-type="float" office:value="0.677073676732411">
            <text:p>0,6771</text:p>
          </table:table-cell>
          <table:table-cell table:formula="oooc:=-([.B391]+[.B291])*COS(RADIANS([.A597]))-([.B91]+[.B191])*SIN(RADIANS([.A597]))-[.B491]" office:value-type="float" office:value="0.234406438629478">
            <text:p>0,2344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formula="oooc:=[.$B$501]/2*(([.B392]-[.B292])*SIN(RADIANS([.A598]))+([.B92]-[.B192])*COS(RADIANS([.A598])))" office:value-type="float" office:value="0.0026932441995335">
            <text:p>0,0027</text:p>
          </table:table-cell>
          <table:table-cell table:formula="oooc:=[.$B$501]/2*(([.B392]-[.B292])*COS(RADIANS([.A598]))+([.B192]-[.B92])*SIN(RADIANS([.A598])))" office:value-type="float" office:value="-0.00386402297246453">
            <text:p>-0,0039</text:p>
          </table:table-cell>
          <table:table-cell table:formula="oooc:=-[.B492]*[.$B$502]" office:value-type="float" office:value="0.0157667067560666">
            <text:p>0,0158</text:p>
          </table:table-cell>
          <table:table-cell table:formula="oooc:=([.B392]+[.B292])*SIN(RADIANS([.A598]))-([.B192]+[.B92])*COS(RADIANS([.A598]))" office:value-type="float" office:value="0.684052746209947">
            <text:p>0,6841</text:p>
          </table:table-cell>
          <table:table-cell table:formula="oooc:=-([.B392]+[.B292])*COS(RADIANS([.A598]))-([.B92]+[.B192])*SIN(RADIANS([.A598]))-[.B492]" office:value-type="float" office:value="0.2353345939479">
            <text:p>0,2353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formula="oooc:=[.$B$501]/2*(([.B393]-[.B293])*SIN(RADIANS([.A599]))+([.B93]-[.B193])*COS(RADIANS([.A599])))" office:value-type="float" office:value="0.00282872696374179">
            <text:p>0,0028</text:p>
          </table:table-cell>
          <table:table-cell table:formula="oooc:=[.$B$501]/2*(([.B393]-[.B293])*COS(RADIANS([.A599]))+([.B193]-[.B93])*SIN(RADIANS([.A599])))" office:value-type="float" office:value="-0.00402859777263757">
            <text:p>-0,004</text:p>
          </table:table-cell>
          <table:table-cell table:formula="oooc:=-[.B493]*[.$B$502]" office:value-type="float" office:value="0.0156362647560666">
            <text:p>0,0156</text:p>
          </table:table-cell>
          <table:table-cell table:formula="oooc:=([.B393]+[.B293])*SIN(RADIANS([.A599]))-([.B193]+[.B93])*COS(RADIANS([.A599]))" office:value-type="float" office:value="0.684356976804823">
            <text:p>0,6844</text:p>
          </table:table-cell>
          <table:table-cell table:formula="oooc:=-([.B393]+[.B293])*COS(RADIANS([.A599]))-([.B93]+[.B193])*SIN(RADIANS([.A599]))-[.B493]" office:value-type="float" office:value="0.258192955162179">
            <text:p>0,2582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formula="oooc:=[.$B$501]/2*(([.B394]-[.B294])*SIN(RADIANS([.A600]))+([.B94]-[.B194])*COS(RADIANS([.A600])))" office:value-type="float" office:value="0.0033851939867919">
            <text:p>0,0034</text:p>
          </table:table-cell>
          <table:table-cell table:formula="oooc:=[.$B$501]/2*(([.B394]-[.B294])*COS(RADIANS([.A600]))+([.B194]-[.B94])*SIN(RADIANS([.A600])))" office:value-type="float" office:value="-0.0039361267656957">
            <text:p>-0,0039</text:p>
          </table:table-cell>
          <table:table-cell table:formula="oooc:=-[.B494]*[.$B$502]" office:value-type="float" office:value="0.0160030131560666">
            <text:p>0,016</text:p>
          </table:table-cell>
          <table:table-cell table:formula="oooc:=([.B394]+[.B294])*SIN(RADIANS([.A600]))-([.B194]+[.B94])*COS(RADIANS([.A600]))" office:value-type="float" office:value="0.67321467812939">
            <text:p>0,6732</text:p>
          </table:table-cell>
          <table:table-cell table:formula="oooc:=-([.B394]+[.B294])*COS(RADIANS([.A600]))-([.B94]+[.B194])*SIN(RADIANS([.A600]))-[.B494]" office:value-type="float" office:value="0.260183630308691">
            <text:p>0,2602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formula="oooc:=[.$B$501]/2*(([.B395]-[.B295])*SIN(RADIANS([.A601]))+([.B95]-[.B195])*COS(RADIANS([.A601])))" office:value-type="float" office:value="0.000104741937421357">
            <text:p>0,0001</text:p>
          </table:table-cell>
          <table:table-cell table:formula="oooc:=[.$B$501]/2*(([.B395]-[.B295])*COS(RADIANS([.A601]))+([.B195]-[.B95])*SIN(RADIANS([.A601])))" office:value-type="float" office:value="-0.00422923680938793">
            <text:p>-0,0042</text:p>
          </table:table-cell>
          <table:table-cell table:formula="oooc:=-[.B495]*[.$B$502]" office:value-type="float" office:value="0.0166604559560666">
            <text:p>0,0167</text:p>
          </table:table-cell>
          <table:table-cell table:formula="oooc:=([.B395]+[.B295])*SIN(RADIANS([.A601]))-([.B195]+[.B95])*COS(RADIANS([.A601]))" office:value-type="float" office:value="0.700722494581986">
            <text:p>0,7007</text:p>
          </table:table-cell>
          <table:table-cell table:formula="oooc:=-([.B395]+[.B295])*COS(RADIANS([.A601]))-([.B95]+[.B195])*SIN(RADIANS([.A601]))-[.B495]" office:value-type="float" office:value="0.259888759640797">
            <text:p>0,2599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formula="oooc:=[.$B$501]/2*(([.B396]-[.B296])*SIN(RADIANS([.A602]))+([.B96]-[.B196])*COS(RADIANS([.A602])))" office:value-type="float" office:value="-0.000729493699999999">
            <text:p>-0,0007</text:p>
          </table:table-cell>
          <table:table-cell table:formula="oooc:=[.$B$501]/2*(([.B396]-[.B296])*COS(RADIANS([.A602]))+([.B196]-[.B96])*SIN(RADIANS([.A602])))" office:value-type="float" office:value="-0.00403596895">
            <text:p>-0,004</text:p>
          </table:table-cell>
          <table:table-cell table:formula="oooc:=-[.B496]*[.$B$502]" office:value-type="float" office:value="0.0160328391560666">
            <text:p>0,016</text:p>
          </table:table-cell>
          <table:table-cell table:formula="oooc:=([.B396]+[.B296])*SIN(RADIANS([.A602]))-([.B196]+[.B96])*COS(RADIANS([.A602]))" office:value-type="float" office:value="0.68311376">
            <text:p>0,6831</text:p>
          </table:table-cell>
          <table:table-cell table:formula="oooc:=-([.B396]+[.B296])*COS(RADIANS([.A602]))-([.B96]+[.B196])*SIN(RADIANS([.A602]))-[.B496]" office:value-type="float" office:value="0.266216049450832">
            <text:p>0,2662</text:p>
          </table:table-cell>
          <table:table-cell table:number-columns-repeated="5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10512.7734375">
            <text:p>10512,7734</text:p>
          </table:table-cell>
          <table:table-cell table:number-columns-repeated="9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10492.4609375">
            <text:p>10492,4609</text:p>
          </table:table-cell>
          <table:table-cell table:number-columns-repeated="9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0493.41796875">
            <text:p>10493,418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0493.06640625">
            <text:p>10493,0664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0471.42578125">
            <text:p>10471,4258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451.09375">
            <text:p>10451,0938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451.9140625">
            <text:p>10451,914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31.484375">
            <text:p>10431,484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426.93359375">
            <text:p>10426,9336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401.5625">
            <text:p>10401,562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402.05078125">
            <text:p>10402,0508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391.4453125">
            <text:p>10391,445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382.28515625">
            <text:p>10382,285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371.30859375">
            <text:p>10371,3086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362.03125">
            <text:p>10362,0313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381.30859375">
            <text:p>10381,3086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81.19140625">
            <text:p>10381,191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379.58984375">
            <text:p>10379,5898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371.3671875">
            <text:p>10371,3672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370.44921875">
            <text:p>10370,4492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361.46484375">
            <text:p>10361,4648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362.08984375">
            <text:p>10362,0898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365.8203125">
            <text:p>10365,8203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351.875">
            <text:p>10351,87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360.546875">
            <text:p>10360,54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361.07421875">
            <text:p>10361,0742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371.62109375">
            <text:p>10371,621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366.09375">
            <text:p>10366,0938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380.859375">
            <text:p>10380,8594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389.08203125">
            <text:p>10389,082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384.4921875">
            <text:p>10384,4922</text:p>
          </table:table-cell>
          <table:table-cell office:value-type="float" office:value="10400.8984375">
            <text:p>10400,8984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389.86328125">
            <text:p>10389,8633</text:p>
          </table:table-cell>
          <table:table-cell office:value-type="float" office:value="10397.03125">
            <text:p>10397,0313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390.0390625">
            <text:p>10390,0391</text:p>
          </table:table-cell>
          <table:table-cell office:value-type="float" office:value="10389.8828125">
            <text:p>10389,8828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390.17578125">
            <text:p>10390,1758</text:p>
          </table:table-cell>
          <table:table-cell office:value-type="float" office:value="10391.9921875">
            <text:p>10391,9922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390.56640625">
            <text:p>10390,5664</text:p>
          </table:table-cell>
          <table:table-cell office:value-type="float" office:value="10393.3984375">
            <text:p>10393,3984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389.1796875">
            <text:p>10389,1797</text:p>
          </table:table-cell>
          <table:table-cell office:value-type="float" office:value="10401.03515625">
            <text:p>10401,0352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391.7578125">
            <text:p>10391,7578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01.2890625">
            <text:p>10401,289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402.96875">
            <text:p>10402,9688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409.765625">
            <text:p>10409,7656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411.54296875">
            <text:p>10411,543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411.23046875">
            <text:p>10411,2305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410.44921875">
            <text:p>10410,4492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411.19140625">
            <text:p>10411,1914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410.9765625">
            <text:p>10410,9766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405.859375">
            <text:p>10405,8594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410.41015625">
            <text:p>10410,4102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411.46484375">
            <text:p>10411,4648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399.0625">
            <text:p>10399,0625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399.51171875">
            <text:p>10399,5117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400.52734375">
            <text:p>10400,5273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400.21484375">
            <text:p>10400,2148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398.76953125">
            <text:p>10398,7695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389.62890625">
            <text:p>10389,6289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389.921875">
            <text:p>10389,9219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381.09375">
            <text:p>10381,0938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371.69921875">
            <text:p>10371,6992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355.44921875">
            <text:p>10355,4492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402.08984375">
            <text:p>10402,0898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391.5234375">
            <text:p>10391,5234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380.46875">
            <text:p>10380,4688</text:p>
          </table:table-cell>
          <table:table-cell/>
          <table:table-cell office:value-type="float" office:value="10478.671875">
            <text:p>10478,6719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393.4375">
            <text:p>10393,4375</text:p>
          </table:table-cell>
          <table:table-cell/>
          <table:table-cell office:value-type="float" office:value="10470.9375">
            <text:p>10470,9375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377.3046875">
            <text:p>10377,3047</text:p>
          </table:table-cell>
          <table:table-cell/>
          <table:table-cell office:value-type="float" office:value="10458.359375">
            <text:p>10458,3594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382.83203125">
            <text:p>10382,832</text:p>
          </table:table-cell>
          <table:table-cell/>
          <table:table-cell office:value-type="float" office:value="10459.19921875">
            <text:p>10459,1992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381.34765625">
            <text:p>10381,3477</text:p>
          </table:table-cell>
          <table:table-cell/>
          <table:table-cell office:value-type="float" office:value="10456.4453125">
            <text:p>10456,4453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380.01953125">
            <text:p>10380,0195</text:p>
          </table:table-cell>
          <table:table-cell/>
          <table:table-cell office:value-type="float" office:value="10450">
            <text:p>10450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462.59765625">
            <text:p>10462,5977</text:p>
          </table:table-cell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0475.703125">
            <text:p>10475,7031</text:p>
          </table:table-cell>
          <table:table-cell table:number-columns-repeated="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483.92578125">
            <text:p>10483,9258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450.546875">
            <text:p>10450,5469</text:p>
          </table:table-cell>
          <table:table-cell table:number-columns-repeated="9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530.76171875">
            <text:p>10530,7617</text:p>
          </table:table-cell>
          <table:table-cell table:number-columns-repeated="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469.12109375">
            <text:p>10469,1211</text:p>
          </table:table-cell>
          <table:table-cell table:number-columns-repeated="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480.78125">
            <text:p>10480,7813</text:p>
          </table:table-cell>
          <table:table-cell table:number-columns-repeated="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470.41015625">
            <text:p>10470,4102</text:p>
          </table:table-cell>
          <table:table-cell table:number-columns-repeated="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493.53515625">
            <text:p>10493,5352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463.515625">
            <text:p>10463,5156</text:p>
          </table:table-cell>
          <table:table-cell table:number-columns-repeated="9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481.0546875">
            <text:p>10481,0547</text:p>
          </table:table-cell>
          <table:table-cell table:number-columns-repeated="9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455.6640625">
            <text:p>10455,6641</text:p>
          </table:table-cell>
          <table:table-cell table:number-columns-repeated="9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433.49609375">
            <text:p>10433,4961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391.97265625">
            <text:p>10391,9727</text:p>
          </table:table-cell>
          <table:table-cell table:number-columns-repeated="9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393.75">
            <text:p>10393,75</text:p>
          </table:table-cell>
          <table:table-cell table:number-columns-repeated="9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391.8359375">
            <text:p>10391,8359</text:p>
          </table:table-cell>
          <table:table-cell table:number-columns-repeated="9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0427.63671875">
            <text:p>10427,6367</text:p>
          </table:table-cell>
          <table:table-cell table:number-columns-repeated="9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391.15234375">
            <text:p>10391,1523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357.63671875">
            <text:p>10357,6367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467.109375">
            <text:p>10467,1094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502.24609375">
            <text:p>10502,2461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370.44921875">
            <text:p>10370,4492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473.41796875">
            <text:p>10473,418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562.20703125">
            <text:p>10562,207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431.796875">
            <text:p>10431,7969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502.6953125">
            <text:p>10502,6953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69.6875">
            <text:p>10369,6875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456.62109375">
            <text:p>10456,6211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264.84375">
            <text:p>10264,8438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471.71875">
            <text:p>10471,7188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table:formula="oooc:=[.E710]/(287.053*(273.15+[.F710]))" office:value-type="float" office:value="1.15946185624052">
            <text:p>1,1595</text:p>
          </table:table-cell>
          <table:table-cell table:number-columns-repeated="6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1.01376951">
            <text:p>1,0138</text:p>
          </table:table-cell>
          <table:table-cell table:number-columns-repeated="2"/>
          <table:table-cell office:value-type="float" office:value="98600">
            <text:p>98600</text:p>
          </table:table-cell>
          <table:table-cell office:value-type="float" office:value="23.1">
            <text:p>23,1</text:p>
          </table:table-cell>
          <table:table-cell/>
          <table:table-cell table:formula="oooc:=([.B710]*2/[.$E$709])^(1/2)" office:value-type="float" office:value="1.32238032065745">
            <text:p>1,3224</text:p>
          </table:table-cell>
          <table:table-cell table:formula="oooc:=[.E507]/([.$E$709]*(2*3.1416/60*[.B610])^2*(0.045*2.5)^4)" office:value-type="float" office:value="0.00284588420053182">
            <text:p>0,0028</text:p>
          </table:table-cell>
          <table:table-cell table:formula="oooc:=ABS([.C507])/([.$E$709]*(2*3.1416/60*[.B610])^2*(0.045*2.5)^5)" office:value-type="float" office:value="0.000265903594114399">
            <text:p>0,0003</text:p>
          </table:table-cell>
          <table:table-cell table:formula="oooc:=[.H710]/(2*3.1416/60*[.B610]*(0.045*2.5))" office:value-type="float" office:value="0.0106771886614604">
            <text:p>0,0107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1.03222656">
            <text:p>1,0322</text:p>
          </table:table-cell>
          <table:table-cell table:number-columns-repeated="5"/>
          <table:table-cell table:formula="oooc:=([.B711]*2/[.$E$709])^(1/2)" office:value-type="float" office:value="1.33436388676923">
            <text:p>1,3344</text:p>
          </table:table-cell>
          <table:table-cell table:formula="oooc:=[.E508]/([.$E$709]*(2*3.1416/60*[.B611])^2*(0.045*2.5)^4)" office:value-type="float" office:value="0.00287170445323846">
            <text:p>0,0029</text:p>
          </table:table-cell>
          <table:table-cell table:formula="oooc:=ABS([.C508])/([.$E$709]*(2*3.1416/60*[.B611])^2*(0.045*2.5)^5)" office:value-type="float" office:value="0.000266624658446798">
            <text:p>0,0003</text:p>
          </table:table-cell>
          <table:table-cell table:formula="oooc:=[.H711]/(2*3.1416/60*[.B611]*(0.045*2.5))" office:value-type="float" office:value="0.0107948040338145">
            <text:p>0,0108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95839846">
            <text:p>0,9584</text:p>
          </table:table-cell>
          <table:table-cell table:number-columns-repeated="5"/>
          <table:table-cell table:formula="oooc:=([.B712]*2/[.$E$709])^(1/2)" office:value-type="float" office:value="1.2857597269321">
            <text:p>1,2858</text:p>
          </table:table-cell>
          <table:table-cell table:formula="oooc:=[.E509]/([.$E$709]*(2*3.1416/60*[.B612])^2*(0.045*2.5)^4)" office:value-type="float" office:value="0.0028580780636683">
            <text:p>0,0029</text:p>
          </table:table-cell>
          <table:table-cell table:formula="oooc:=ABS([.C509])/([.$E$709]*(2*3.1416/60*[.B612])^2*(0.045*2.5)^5)" office:value-type="float" office:value="0.000265554874116461">
            <text:p>0,0003</text:p>
          </table:table-cell>
          <table:table-cell table:formula="oooc:=[.H712]/(2*3.1416/60*[.B612]*(0.045*2.5))" office:value-type="float" office:value="0.010400655001301">
            <text:p>0,0104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97685546">
            <text:p>0,9769</text:p>
          </table:table-cell>
          <table:table-cell table:number-columns-repeated="5"/>
          <table:table-cell table:formula="oooc:=([.B713]*2/[.$E$709])^(1/2)" office:value-type="float" office:value="1.29808137611068">
            <text:p>1,2981</text:p>
          </table:table-cell>
          <table:table-cell table:formula="oooc:=[.E510]/([.$E$709]*(2*3.1416/60*[.B613])^2*(0.045*2.5)^4)" office:value-type="float" office:value="0.00284555862273617">
            <text:p>0,0028</text:p>
          </table:table-cell>
          <table:table-cell table:formula="oooc:=ABS([.C510])/([.$E$709]*(2*3.1416/60*[.B613])^2*(0.045*2.5)^5)" office:value-type="float" office:value="0.000265761659653627">
            <text:p>0,0003</text:p>
          </table:table-cell>
          <table:table-cell table:formula="oooc:=[.H713]/(2*3.1416/60*[.B613]*(0.045*2.5))" office:value-type="float" office:value="0.0105006780126806">
            <text:p>0,0105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96113282">
            <text:p>0,9611</text:p>
          </table:table-cell>
          <table:table-cell table:number-columns-repeated="5"/>
          <table:table-cell table:formula="oooc:=([.B714]*2/[.$E$709])^(1/2)" office:value-type="float" office:value="1.28759258979911">
            <text:p>1,2876</text:p>
          </table:table-cell>
          <table:table-cell table:formula="oooc:=[.E511]/([.$E$709]*(2*3.1416/60*[.B614])^2*(0.045*2.5)^4)" office:value-type="float" office:value="0.00284572233584198">
            <text:p>0,0028</text:p>
          </table:table-cell>
          <table:table-cell table:formula="oooc:=ABS([.C511])/([.$E$709]*(2*3.1416/60*[.B614])^2*(0.045*2.5)^5)" office:value-type="float" office:value="0.000268311503213211">
            <text:p>0,0003</text:p>
          </table:table-cell>
          <table:table-cell table:formula="oooc:=[.H714]/(2*3.1416/60*[.B614]*(0.045*2.5))" office:value-type="float" office:value="0.0104373559273533">
            <text:p>0,01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029299">
            <text:p>0,9003</text:p>
          </table:table-cell>
          <table:table-cell table:number-columns-repeated="5"/>
          <table:table-cell table:formula="oooc:=([.B715]*2/[.$E$709])^(1/2)" office:value-type="float" office:value="1.24617403798088">
            <text:p>1,2462</text:p>
          </table:table-cell>
          <table:table-cell table:formula="oooc:=[.E512]/([.$E$709]*(2*3.1416/60*[.B615])^2*(0.045*2.5)^4)" office:value-type="float" office:value="0.00284504779587951">
            <text:p>0,0028</text:p>
          </table:table-cell>
          <table:table-cell table:formula="oooc:=ABS([.C512])/([.$E$709]*(2*3.1416/60*[.B615])^2*(0.045*2.5)^5)" office:value-type="float" office:value="0.000267253379778556">
            <text:p>0,0003</text:p>
          </table:table-cell>
          <table:table-cell table:formula="oooc:=[.H715]/(2*3.1416/60*[.B615]*(0.045*2.5))" office:value-type="float" office:value="0.0101212650873325">
            <text:p>0,0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4677734">
            <text:p>0,9468</text:p>
          </table:table-cell>
          <table:table-cell table:number-columns-repeated="5"/>
          <table:table-cell table:formula="oooc:=([.B716]*2/[.$E$709])^(1/2)" office:value-type="float" office:value="1.27794067235515">
            <text:p>1,2779</text:p>
          </table:table-cell>
          <table:table-cell table:formula="oooc:=[.E513]/([.$E$709]*(2*3.1416/60*[.B616])^2*(0.045*2.5)^4)" office:value-type="float" office:value="0.00284480918162794">
            <text:p>0,0028</text:p>
          </table:table-cell>
          <table:table-cell table:formula="oooc:=ABS([.C513])/([.$E$709]*(2*3.1416/60*[.B616])^2*(0.045*2.5)^5)" office:value-type="float" office:value="0.000266762334901997">
            <text:p>0,0003</text:p>
          </table:table-cell>
          <table:table-cell table:formula="oooc:=[.H716]/(2*3.1416/60*[.B616]*(0.045*2.5))" office:value-type="float" office:value="0.0103784549906171">
            <text:p>0,01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3789065">
            <text:p>0,9379</text:p>
          </table:table-cell>
          <table:table-cell table:number-columns-repeated="5"/>
          <table:table-cell table:formula="oooc:=([.B717]*2/[.$E$709])^(1/2)" office:value-type="float" office:value="1.27192899619801">
            <text:p>1,2719</text:p>
          </table:table-cell>
          <table:table-cell table:formula="oooc:=[.E514]/([.$E$709]*(2*3.1416/60*[.B617])^2*(0.045*2.5)^4)" office:value-type="float" office:value="0.00286492290462434">
            <text:p>0,0029</text:p>
          </table:table-cell>
          <table:table-cell table:formula="oooc:=ABS([.C514])/([.$E$709]*(2*3.1416/60*[.B617])^2*(0.045*2.5)^5)" office:value-type="float" office:value="0.000266668645153736">
            <text:p>0,0003</text:p>
          </table:table-cell>
          <table:table-cell table:formula="oooc:=[.H717]/(2*3.1416/60*[.B617]*(0.045*2.5))" office:value-type="float" office:value="0.0103498629777538">
            <text:p>0,01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296875">
            <text:p>0,9297</text:p>
          </table:table-cell>
          <table:table-cell table:number-columns-repeated="5"/>
          <table:table-cell table:formula="oooc:=([.B718]*2/[.$E$709])^(1/2)" office:value-type="float" office:value="1.26635439151464">
            <text:p>1,2664</text:p>
          </table:table-cell>
          <table:table-cell table:formula="oooc:=[.E515]/([.$E$709]*(2*3.1416/60*[.B618])^2*(0.045*2.5)^4)" office:value-type="float" office:value="0.00287954630998787">
            <text:p>0,0029</text:p>
          </table:table-cell>
          <table:table-cell table:formula="oooc:=ABS([.C515])/([.$E$709]*(2*3.1416/60*[.B618])^2*(0.045*2.5)^5)" office:value-type="float" office:value="0.000266038281425203">
            <text:p>0,0003</text:p>
          </table:table-cell>
          <table:table-cell table:formula="oooc:=[.H718]/(2*3.1416/60*[.B618]*(0.045*2.5))" office:value-type="float" office:value="0.0103089989913078">
            <text:p>0,01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92353517">
            <text:p>0,9235</text:p>
          </table:table-cell>
          <table:table-cell table:number-columns-repeated="5"/>
          <table:table-cell table:formula="oooc:=([.B719]*2/[.$E$709])^(1/2)" office:value-type="float" office:value="1.26215730244817">
            <text:p>1,2622</text:p>
          </table:table-cell>
          <table:table-cell table:formula="oooc:=[.E516]/([.$E$709]*(2*3.1416/60*[.B619])^2*(0.045*2.5)^4)" office:value-type="float" office:value="0.0028935497113806">
            <text:p>0,0029</text:p>
          </table:table-cell>
          <table:table-cell table:formula="oooc:=ABS([.C516])/([.$E$709]*(2*3.1416/60*[.B619])^2*(0.045*2.5)^5)" office:value-type="float" office:value="0.000265362295321206">
            <text:p>0,0003</text:p>
          </table:table-cell>
          <table:table-cell table:formula="oooc:=[.H719]/(2*3.1416/60*[.B619]*(0.045*2.5))" office:value-type="float" office:value="0.0102998937658335">
            <text:p>0,01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3720704">
            <text:p>0,9372</text:p>
          </table:table-cell>
          <table:table-cell table:number-columns-repeated="5"/>
          <table:table-cell table:formula="oooc:=([.B720]*2/[.$E$709])^(1/2)" office:value-type="float" office:value="1.27146536971884">
            <text:p>1,2715</text:p>
          </table:table-cell>
          <table:table-cell table:formula="oooc:=[.E517]/([.$E$709]*(2*3.1416/60*[.B620])^2*(0.045*2.5)^4)" office:value-type="float" office:value="0.00289899067411051">
            <text:p>0,0029</text:p>
          </table:table-cell>
          <table:table-cell table:formula="oooc:=ABS([.C517])/([.$E$709]*(2*3.1416/60*[.B620])^2*(0.045*2.5)^5)" office:value-type="float" office:value="0.000264139986982595">
            <text:p>0,0003</text:p>
          </table:table-cell>
          <table:table-cell table:formula="oooc:=[.H720]/(2*3.1416/60*[.B620]*(0.045*2.5))" office:value-type="float" office:value="0.0103753656331476">
            <text:p>0,01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0986329">
            <text:p>0,9099</text:p>
          </table:table-cell>
          <table:table-cell table:number-columns-repeated="5"/>
          <table:table-cell table:formula="oooc:=([.B721]*2/[.$E$709])^(1/2)" office:value-type="float" office:value="1.25278007192118">
            <text:p>1,2528</text:p>
          </table:table-cell>
          <table:table-cell table:formula="oooc:=[.E518]/([.$E$709]*(2*3.1416/60*[.B621])^2*(0.045*2.5)^4)" office:value-type="float" office:value="0.00290353580169785">
            <text:p>0,0029</text:p>
          </table:table-cell>
          <table:table-cell table:formula="oooc:=ABS([.C518])/([.$E$709]*(2*3.1416/60*[.B621])^2*(0.045*2.5)^5)" office:value-type="float" office:value="0.000262939129399721">
            <text:p>0,0003</text:p>
          </table:table-cell>
          <table:table-cell table:formula="oooc:=[.H721]/(2*3.1416/60*[.B621]*(0.045*2.5))" office:value-type="float" office:value="0.0102333239856053">
            <text:p>0,01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0917969">
            <text:p>0,9092</text:p>
          </table:table-cell>
          <table:table-cell table:number-columns-repeated="5"/>
          <table:table-cell table:formula="oooc:=([.B722]*2/[.$E$709])^(1/2)" office:value-type="float" office:value="1.25230936308772">
            <text:p>1,2523</text:p>
          </table:table-cell>
          <table:table-cell table:formula="oooc:=[.E519]/([.$E$709]*(2*3.1416/60*[.B622])^2*(0.045*2.5)^4)" office:value-type="float" office:value="0.00292005648434949">
            <text:p>0,0029</text:p>
          </table:table-cell>
          <table:table-cell table:formula="oooc:=ABS([.C519])/([.$E$709]*(2*3.1416/60*[.B622])^2*(0.045*2.5)^5)" office:value-type="float" office:value="0.000263046024182429">
            <text:p>0,0003</text:p>
          </table:table-cell>
          <table:table-cell table:formula="oooc:=[.H722]/(2*3.1416/60*[.B622]*(0.045*2.5))" office:value-type="float" office:value="0.0102385043416221">
            <text:p>0,01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3173826">
            <text:p>0,9317</text:p>
          </table:table-cell>
          <table:table-cell table:number-columns-repeated="5"/>
          <table:table-cell table:formula="oooc:=([.B723]*2/[.$E$709])^(1/2)" office:value-type="float" office:value="1.26775032206181">
            <text:p>1,2678</text:p>
          </table:table-cell>
          <table:table-cell table:formula="oooc:=[.E520]/([.$E$709]*(2*3.1416/60*[.B623])^2*(0.045*2.5)^4)" office:value-type="float" office:value="0.00292416185624479">
            <text:p>0,0029</text:p>
          </table:table-cell>
          <table:table-cell table:formula="oooc:=ABS([.C520])/([.$E$709]*(2*3.1416/60*[.B623])^2*(0.045*2.5)^5)" office:value-type="float" office:value="0.000260270254958057">
            <text:p>0,0003</text:p>
          </table:table-cell>
          <table:table-cell table:formula="oooc:=[.H723]/(2*3.1416/60*[.B623]*(0.045*2.5))" office:value-type="float" office:value="0.0103757145894904">
            <text:p>0,01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2558593">
            <text:p>0,9256</text:p>
          </table:table-cell>
          <table:table-cell table:number-columns-repeated="5"/>
          <table:table-cell table:formula="oooc:=([.B724]*2/[.$E$709])^(1/2)" office:value-type="float" office:value="1.26355786978779">
            <text:p>1,2636</text:p>
          </table:table-cell>
          <table:table-cell table:formula="oooc:=[.E521]/([.$E$709]*(2*3.1416/60*[.B624])^2*(0.045*2.5)^4)" office:value-type="float" office:value="0.00293749066476483">
            <text:p>0,0029</text:p>
          </table:table-cell>
          <table:table-cell table:formula="oooc:=ABS([.C521])/([.$E$709]*(2*3.1416/60*[.B624])^2*(0.045*2.5)^5)" office:value-type="float" office:value="0.000261044300076505">
            <text:p>0,0003</text:p>
          </table:table-cell>
          <table:table-cell table:formula="oooc:=[.H724]/(2*3.1416/60*[.B624]*(0.045*2.5))" office:value-type="float" office:value="0.0103506609593366">
            <text:p>0,01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6748046">
            <text:p>0,8675</text:p>
          </table:table-cell>
          <table:table-cell table:number-columns-repeated="5"/>
          <table:table-cell table:formula="oooc:=([.B725]*2/[.$E$709])^(1/2)" office:value-type="float" office:value="1.22325391797439">
            <text:p>1,2233</text:p>
          </table:table-cell>
          <table:table-cell table:formula="oooc:=[.E522]/([.$E$709]*(2*3.1416/60*[.B625])^2*(0.045*2.5)^4)" office:value-type="float" office:value="0.00294564912098339">
            <text:p>0,0029</text:p>
          </table:table-cell>
          <table:table-cell table:formula="oooc:=ABS([.C522])/([.$E$709]*(2*3.1416/60*[.B625])^2*(0.045*2.5)^5)" office:value-type="float" office:value="0.000261416815183952">
            <text:p>0,0003</text:p>
          </table:table-cell>
          <table:table-cell table:formula="oooc:=[.H725]/(2*3.1416/60*[.B625]*(0.045*2.5))" office:value-type="float" office:value="0.0100018965525662">
            <text:p>0,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92490232">
            <text:p>0,9249</text:p>
          </table:table-cell>
          <table:table-cell table:number-columns-repeated="5"/>
          <table:table-cell table:formula="oooc:=([.B726]*2/[.$E$709])^(1/2)" office:value-type="float" office:value="1.26309117063165">
            <text:p>1,2631</text:p>
          </table:table-cell>
          <table:table-cell table:formula="oooc:=[.E523]/([.$E$709]*(2*3.1416/60*[.B626])^2*(0.045*2.5)^4)" office:value-type="float" office:value="0.00294712463399159">
            <text:p>0,0029</text:p>
          </table:table-cell>
          <table:table-cell table:formula="oooc:=ABS([.C523])/([.$E$709]*(2*3.1416/60*[.B626])^2*(0.045*2.5)^5)" office:value-type="float" office:value="0.000261625847493385">
            <text:p>0,0003</text:p>
          </table:table-cell>
          <table:table-cell table:formula="oooc:=[.H726]/(2*3.1416/60*[.B626]*(0.045*2.5))" office:value-type="float" office:value="0.0103277411581246">
            <text:p>0,01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0800784">
            <text:p>0,808</text:p>
          </table:table-cell>
          <table:table-cell table:number-columns-repeated="5"/>
          <table:table-cell table:formula="oooc:=([.B727]*2/[.$E$709])^(1/2)" office:value-type="float" office:value="1.18057763665604">
            <text:p>1,1806</text:p>
          </table:table-cell>
          <table:table-cell table:formula="oooc:=[.E524]/([.$E$709]*(2*3.1416/60*[.B627])^2*(0.045*2.5)^4)" office:value-type="float" office:value="0.00294637335862673">
            <text:p>0,0029</text:p>
          </table:table-cell>
          <table:table-cell table:formula="oooc:=ABS([.C524])/([.$E$709]*(2*3.1416/60*[.B627])^2*(0.045*2.5)^5)" office:value-type="float" office:value="0.000262884326724646">
            <text:p>0,0003</text:p>
          </table:table-cell>
          <table:table-cell table:formula="oooc:=[.H727]/(2*3.1416/60*[.B627]*(0.045*2.5))" office:value-type="float" office:value="0.00965455372976487">
            <text:p>0,009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83671874">
            <text:p>0,8367</text:p>
          </table:table-cell>
          <table:table-cell table:number-columns-repeated="5"/>
          <table:table-cell table:formula="oooc:=([.B728]*2/[.$E$709])^(1/2)" office:value-type="float" office:value="1.20136925346381">
            <text:p>1,2014</text:p>
          </table:table-cell>
          <table:table-cell table:formula="oooc:=[.E525]/([.$E$709]*(2*3.1416/60*[.B628])^2*(0.045*2.5)^4)" office:value-type="float" office:value="0.00294960945271401">
            <text:p>0,0029</text:p>
          </table:table-cell>
          <table:table-cell table:formula="oooc:=ABS([.C525])/([.$E$709]*(2*3.1416/60*[.B628])^2*(0.045*2.5)^5)" office:value-type="float" office:value="0.000265016903084087">
            <text:p>0,0003</text:p>
          </table:table-cell>
          <table:table-cell table:formula="oooc:=[.H728]/(2*3.1416/60*[.B628]*(0.045*2.5))" office:value-type="float" office:value="0.00983237302438275">
            <text:p>0,00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298828">
            <text:p>0,8299</text:p>
          </table:table-cell>
          <table:table-cell table:number-columns-repeated="5"/>
          <table:table-cell table:formula="oooc:=([.B729]*2/[.$E$709])^(1/2)" office:value-type="float" office:value="1.19645163270731">
            <text:p>1,1965</text:p>
          </table:table-cell>
          <table:table-cell table:formula="oooc:=[.E526]/([.$E$709]*(2*3.1416/60*[.B629])^2*(0.045*2.5)^4)" office:value-type="float" office:value="0.00295418571240974">
            <text:p>0,003</text:p>
          </table:table-cell>
          <table:table-cell table:formula="oooc:=ABS([.C526])/([.$E$709]*(2*3.1416/60*[.B629])^2*(0.045*2.5)^5)" office:value-type="float" office:value="0.00026602504045024">
            <text:p>0,0003</text:p>
          </table:table-cell>
          <table:table-cell table:formula="oooc:=[.H729]/(2*3.1416/60*[.B629]*(0.045*2.5))" office:value-type="float" office:value="0.00979299249049127">
            <text:p>0,009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85927737">
            <text:p>0,8593</text:p>
          </table:table-cell>
          <table:table-cell table:number-columns-repeated="5"/>
          <table:table-cell table:formula="oooc:=([.B730]*2/[.$E$709])^(1/2)" office:value-type="float" office:value="1.21745649814485">
            <text:p>1,2175</text:p>
          </table:table-cell>
          <table:table-cell table:formula="oooc:=[.E527]/([.$E$709]*(2*3.1416/60*[.B630])^2*(0.045*2.5)^4)" office:value-type="float" office:value="0.00295464838333875">
            <text:p>0,003</text:p>
          </table:table-cell>
          <table:table-cell table:formula="oooc:=ABS([.C527])/([.$E$709]*(2*3.1416/60*[.B630])^2*(0.045*2.5)^5)" office:value-type="float" office:value="0.000266046272987651">
            <text:p>0,0003</text:p>
          </table:table-cell>
          <table:table-cell table:formula="oooc:=[.H730]/(2*3.1416/60*[.B630]*(0.045*2.5))" office:value-type="float" office:value="0.00997355847509052">
            <text:p>0,0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3720704">
            <text:p>0,9372</text:p>
          </table:table-cell>
          <table:table-cell table:number-columns-repeated="5"/>
          <table:table-cell table:formula="oooc:=([.B731]*2/[.$E$709])^(1/2)" office:value-type="float" office:value="1.27146536971884">
            <text:p>1,2715</text:p>
          </table:table-cell>
          <table:table-cell table:formula="oooc:=[.E528]/([.$E$709]*(2*3.1416/60*[.B631])^2*(0.045*2.5)^4)" office:value-type="float" office:value="0.00295369862662255">
            <text:p>0,003</text:p>
          </table:table-cell>
          <table:table-cell table:formula="oooc:=ABS([.C528])/([.$E$709]*(2*3.1416/60*[.B631])^2*(0.045*2.5)^5)" office:value-type="float" office:value="0.00026742537673437">
            <text:p>0,0003</text:p>
          </table:table-cell>
          <table:table-cell table:formula="oooc:=[.H731]/(2*3.1416/60*[.B631]*(0.045*2.5))" office:value-type="float" office:value="0.0104153777681376">
            <text:p>0,010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86064452">
            <text:p>0,8606</text:p>
          </table:table-cell>
          <table:table-cell table:number-columns-repeated="5"/>
          <table:table-cell table:formula="oooc:=([.B732]*2/[.$E$709])^(1/2)" office:value-type="float" office:value="1.21842462798464">
            <text:p>1,2184</text:p>
          </table:table-cell>
          <table:table-cell table:formula="oooc:=[.E529]/([.$E$709]*(2*3.1416/60*[.B632])^2*(0.045*2.5)^4)" office:value-type="float" office:value="0.0029540075744011">
            <text:p>0,003</text:p>
          </table:table-cell>
          <table:table-cell table:formula="oooc:=ABS([.C529])/([.$E$709]*(2*3.1416/60*[.B632])^2*(0.045*2.5)^5)" office:value-type="float" office:value="0.000267903975923996">
            <text:p>0,0003</text:p>
          </table:table-cell>
          <table:table-cell table:formula="oooc:=[.H732]/(2*3.1416/60*[.B632]*(0.045*2.5))" office:value-type="float" office:value="0.00997729553568957">
            <text:p>0,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8662112">
            <text:p>0,8866</text:p>
          </table:table-cell>
          <table:table-cell table:number-columns-repeated="5"/>
          <table:table-cell table:formula="oooc:=([.B733]*2/[.$E$709])^(1/2)" office:value-type="float" office:value="1.23667562548412">
            <text:p>1,2367</text:p>
          </table:table-cell>
          <table:table-cell table:formula="oooc:=[.E530]/([.$E$709]*(2*3.1416/60*[.B633])^2*(0.045*2.5)^4)" office:value-type="float" office:value="0.00295002607545723">
            <text:p>0,003</text:p>
          </table:table-cell>
          <table:table-cell table:formula="oooc:=ABS([.C530])/([.$E$709]*(2*3.1416/60*[.B633])^2*(0.045*2.5)^5)" office:value-type="float" office:value="0.000267352715606615">
            <text:p>0,0003</text:p>
          </table:table-cell>
          <table:table-cell table:formula="oooc:=[.H733]/(2*3.1416/60*[.B633]*(0.045*2.5))" office:value-type="float" office:value="0.0101403892423484">
            <text:p>0,010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89003909">
            <text:p>0,89</text:p>
          </table:table-cell>
          <table:table-cell table:number-columns-repeated="5"/>
          <table:table-cell table:formula="oooc:=([.B734]*2/[.$E$709])^(1/2)" office:value-type="float" office:value="1.23905705661468">
            <text:p>1,2391</text:p>
          </table:table-cell>
          <table:table-cell table:formula="oooc:=[.E531]/([.$E$709]*(2*3.1416/60*[.B634])^2*(0.045*2.5)^4)" office:value-type="float" office:value="0.00294576139992159">
            <text:p>0,0029</text:p>
          </table:table-cell>
          <table:table-cell table:formula="oooc:=ABS([.C531])/([.$E$709]*(2*3.1416/60*[.B634])^2*(0.045*2.5)^5)" office:value-type="float" office:value="0.000267233319014046">
            <text:p>0,0003</text:p>
          </table:table-cell>
          <table:table-cell table:formula="oooc:=[.H734]/(2*3.1416/60*[.B634]*(0.045*2.5))" office:value-type="float" office:value="0.0101514123565998">
            <text:p>0,010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277345">
            <text:p>0,8928</text:p>
          </table:table-cell>
          <table:table-cell table:number-columns-repeated="5"/>
          <table:table-cell table:formula="oooc:=([.B735]*2/[.$E$709])^(1/2)" office:value-type="float" office:value="1.24095889998489">
            <text:p>1,241</text:p>
          </table:table-cell>
          <table:table-cell table:formula="oooc:=[.E532]/([.$E$709]*(2*3.1416/60*[.B635])^2*(0.045*2.5)^4)" office:value-type="float" office:value="0.00295409023853276">
            <text:p>0,003</text:p>
          </table:table-cell>
          <table:table-cell table:formula="oooc:=ABS([.C532])/([.$E$709]*(2*3.1416/60*[.B635])^2*(0.045*2.5)^5)" office:value-type="float" office:value="0.00026634842497323">
            <text:p>0,0003</text:p>
          </table:table-cell>
          <table:table-cell table:formula="oooc:=[.H735]/(2*3.1416/60*[.B635]*(0.045*2.5))" office:value-type="float" office:value="0.0101664764140968">
            <text:p>0,010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89140624">
            <text:p>0,8914</text:p>
          </table:table-cell>
          <table:table-cell table:number-columns-repeated="5"/>
          <table:table-cell table:formula="oooc:=([.B736]*2/[.$E$709])^(1/2)" office:value-type="float" office:value="1.2400083220491">
            <text:p>1,24</text:p>
          </table:table-cell>
          <table:table-cell table:formula="oooc:=[.E533]/([.$E$709]*(2*3.1416/60*[.B636])^2*(0.045*2.5)^4)" office:value-type="float" office:value="0.00294461938819646">
            <text:p>0,0029</text:p>
          </table:table-cell>
          <table:table-cell table:formula="oooc:=ABS([.C533])/([.$E$709]*(2*3.1416/60*[.B636])^2*(0.045*2.5)^5)" office:value-type="float" office:value="0.000265393424478946">
            <text:p>0,0003</text:p>
          </table:table-cell>
          <table:table-cell table:formula="oooc:=[.H736]/(2*3.1416/60*[.B636]*(0.045*2.5))" office:value-type="float" office:value="0.010148358520398">
            <text:p>0,01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86406249">
            <text:p>0,8641</text:p>
          </table:table-cell>
          <table:table-cell table:number-columns-repeated="5"/>
          <table:table-cell table:formula="oooc:=([.B737]*2/[.$E$709])^(1/2)" office:value-type="float" office:value="1.22084166088793">
            <text:p>1,2208</text:p>
          </table:table-cell>
          <table:table-cell table:formula="oooc:=[.E534]/([.$E$709]*(2*3.1416/60*[.B637])^2*(0.045*2.5)^4)" office:value-type="float" office:value="0.00293470666219486">
            <text:p>0,0029</text:p>
          </table:table-cell>
          <table:table-cell table:formula="oooc:=ABS([.C534])/([.$E$709]*(2*3.1416/60*[.B637])^2*(0.045*2.5)^5)" office:value-type="float" office:value="0.000262868097295313">
            <text:p>0,0003</text:p>
          </table:table-cell>
          <table:table-cell table:formula="oooc:=[.H737]/(2*3.1416/60*[.B637]*(0.045*2.5))" office:value-type="float" office:value="0.00999682415305167">
            <text:p>0,0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89687502">
            <text:p>0,8969</text:p>
          </table:table-cell>
          <table:table-cell table:number-columns-repeated="5"/>
          <table:table-cell table:formula="oooc:=([.B738]*2/[.$E$709])^(1/2)" office:value-type="float" office:value="1.24380623332473">
            <text:p>1,2438</text:p>
          </table:table-cell>
          <table:table-cell table:formula="oooc:=[.E535]/([.$E$709]*(2*3.1416/60*[.B638])^2*(0.045*2.5)^4)" office:value-type="float" office:value="0.00293932447797423">
            <text:p>0,0029</text:p>
          </table:table-cell>
          <table:table-cell table:formula="oooc:=ABS([.C535])/([.$E$709]*(2*3.1416/60*[.B638])^2*(0.045*2.5)^5)" office:value-type="float" office:value="0.000261143706661345">
            <text:p>0,0003</text:p>
          </table:table-cell>
          <table:table-cell table:formula="oooc:=[.H738]/(2*3.1416/60*[.B638]*(0.045*2.5))" office:value-type="float" office:value="0.0101703819935246">
            <text:p>0,01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79365236">
            <text:p>0,7937</text:p>
          </table:table-cell>
          <table:table-cell table:number-columns-repeated="2"/>
          <table:table-cell table:formula="oooc:=[.E740]/(287.053*(273.15+[.F740]))" office:value-type="float" office:value="1.15946185624052">
            <text:p>1,1595</text:p>
          </table:table-cell>
          <table:table-cell table:number-columns-repeated="2"/>
          <table:table-cell table:formula="oooc:=([.B739]*2/[.$E$709])^(1/2)" office:value-type="float" office:value="1.1700432645532">
            <text:p>1,17</text:p>
          </table:table-cell>
          <table:table-cell table:formula="oooc:=[.E536]/([.$E$709]*(2*3.1416/60*[.B639])^2*(0.045*2.5)^4)" office:value-type="float" office:value="0.00293568780773247">
            <text:p>0,0029</text:p>
          </table:table-cell>
          <table:table-cell table:formula="oooc:=ABS([.C536])/([.$E$709]*(2*3.1416/60*[.B639])^2*(0.045*2.5)^5)" office:value-type="float" office:value="0.000260572311033044">
            <text:p>0,0003</text:p>
          </table:table-cell>
          <table:table-cell table:formula="oooc:=[.H739]/(2*3.1416/60*[.B639]*(0.045*2.5))" office:value-type="float" office:value="0.00955966314979865">
            <text:p>0,009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558594">
            <text:p>0,8559</text:p>
          </table:table-cell>
          <table:table-cell office:value-type="float" office:value="0.90029299">
            <text:p>0,9003</text:p>
          </table:table-cell>
          <table:table-cell/>
          <table:table-cell office:value-type="float" office:value="98600">
            <text:p>98600</text:p>
          </table:table-cell>
          <table:table-cell office:value-type="float" office:value="23.1">
            <text:p>23,1</text:p>
          </table:table-cell>
          <table:table-cell/>
          <table:table-cell table:formula="oooc:=([.B740]*2/[.$E$709])^(1/2)" office:value-type="float" office:value="1.21503273124431">
            <text:p>1,215</text:p>
          </table:table-cell>
          <table:table-cell table:formula="oooc:=[.E537]/([.$E$709]*(2*3.1416/60*[.B640])^2*(0.045*2.5)^4)" office:value-type="float" office:value="0.00292996472159494">
            <text:p>0,0029</text:p>
          </table:table-cell>
          <table:table-cell table:formula="oooc:=ABS([.C537])/([.$E$709]*(2*3.1416/60*[.B640])^2*(0.045*2.5)^5)" office:value-type="float" office:value="0.000263945501002481">
            <text:p>0,0003</text:p>
          </table:table-cell>
          <table:table-cell table:formula="oooc:=[.H740]/(2*3.1416/60*[.B640]*(0.045*2.5))" office:value-type="float" office:value="0.0099316305892788">
            <text:p>0,009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81689453">
            <text:p>0,8169</text:p>
          </table:table-cell>
          <table:table-cell office:value-type="float" office:value="0.91943359">
            <text:p>0,9194</text:p>
          </table:table-cell>
          <table:table-cell table:number-columns-repeated="4"/>
          <table:table-cell table:formula="oooc:=([.B741]*2/[.$E$709])^(1/2)" office:value-type="float" office:value="1.18705204050312">
            <text:p>1,1871</text:p>
          </table:table-cell>
          <table:table-cell table:formula="oooc:=[.E538]/([.$E$709]*(2*3.1416/60*[.B641])^2*(0.045*2.5)^4)" office:value-type="float" office:value="0.00292864660598558">
            <text:p>0,0029</text:p>
          </table:table-cell>
          <table:table-cell table:formula="oooc:=ABS([.C538])/([.$E$709]*(2*3.1416/60*[.B641])^2*(0.045*2.5)^5)" office:value-type="float" office:value="0.000261882153336084">
            <text:p>0,0003</text:p>
          </table:table-cell>
          <table:table-cell table:formula="oooc:=[.H741]/(2*3.1416/60*[.B641]*(0.045*2.5))" office:value-type="float" office:value="0.00969790153093119">
            <text:p>0,009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88525391">
            <text:p>0,8853</text:p>
          </table:table-cell>
          <table:table-cell office:value-type="float" office:value="0.87021482">
            <text:p>0,8702</text:p>
          </table:table-cell>
          <table:table-cell table:number-columns-repeated="4"/>
          <table:table-cell table:formula="oooc:=([.B742]*2/[.$E$709])^(1/2)" office:value-type="float" office:value="1.23572175264736">
            <text:p>1,2357</text:p>
          </table:table-cell>
          <table:table-cell table:formula="oooc:=[.E539]/([.$E$709]*(2*3.1416/60*[.B642])^2*(0.045*2.5)^4)" office:value-type="float" office:value="0.00292624285015074">
            <text:p>0,0029</text:p>
          </table:table-cell>
          <table:table-cell table:formula="oooc:=ABS([.C539])/([.$E$709]*(2*3.1416/60*[.B642])^2*(0.045*2.5)^5)" office:value-type="float" office:value="0.000253522934500231">
            <text:p>0,0003</text:p>
          </table:table-cell>
          <table:table-cell table:formula="oooc:=[.H742]/(2*3.1416/60*[.B642]*(0.045*2.5))" office:value-type="float" office:value="0.0100953494212503">
            <text:p>0,010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86611331">
            <text:p>0,8661</text:p>
          </table:table-cell>
          <table:table-cell office:value-type="float" office:value="0.92900389">
            <text:p>0,929</text:p>
          </table:table-cell>
          <table:table-cell table:number-columns-repeated="4"/>
          <table:table-cell table:formula="oooc:=([.B743]*2/[.$E$709])^(1/2)" office:value-type="float" office:value="1.22228961324038">
            <text:p>1,2223</text:p>
          </table:table-cell>
          <table:table-cell table:formula="oooc:=[.E540]/([.$E$709]*(2*3.1416/60*[.B643])^2*(0.045*2.5)^4)" office:value-type="float" office:value="0.0029278955434215">
            <text:p>0,0029</text:p>
          </table:table-cell>
          <table:table-cell table:formula="oooc:=ABS([.C540])/([.$E$709]*(2*3.1416/60*[.B643])^2*(0.045*2.5)^5)" office:value-type="float" office:value="0.000252480511433463">
            <text:p>0,0003</text:p>
          </table:table-cell>
          <table:table-cell table:formula="oooc:=[.H743]/(2*3.1416/60*[.B643]*(0.045*2.5))" office:value-type="float" office:value="0.00998548285251862">
            <text:p>0,0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84765625">
            <text:p>0,8477</text:p>
          </table:table-cell>
          <table:table-cell office:value-type="float" office:value="0.93242186">
            <text:p>0,9324</text:p>
          </table:table-cell>
          <table:table-cell table:number-columns-repeated="4"/>
          <table:table-cell table:formula="oooc:=([.B744]*2/[.$E$709])^(1/2)" office:value-type="float" office:value="1.20919585325709">
            <text:p>1,2092</text:p>
          </table:table-cell>
          <table:table-cell table:formula="oooc:=[.E541]/([.$E$709]*(2*3.1416/60*[.B644])^2*(0.045*2.5)^4)" office:value-type="float" office:value="0.00293288273638387">
            <text:p>0,0029</text:p>
          </table:table-cell>
          <table:table-cell table:formula="oooc:=ABS([.C541])/([.$E$709]*(2*3.1416/60*[.B644])^2*(0.045*2.5)^5)" office:value-type="float" office:value="0.000251097253575619">
            <text:p>0,0003</text:p>
          </table:table-cell>
          <table:table-cell table:formula="oooc:=[.H744]/(2*3.1416/60*[.B644]*(0.045*2.5))" office:value-type="float" office:value="0.00987814213563262">
            <text:p>0,009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2714844">
            <text:p>0,8271</text:p>
          </table:table-cell>
          <table:table-cell office:value-type="float" office:value="1.01718748">
            <text:p>1,0172</text:p>
          </table:table-cell>
          <table:table-cell table:number-columns-repeated="4"/>
          <table:table-cell table:formula="oooc:=([.B745]*2/[.$E$709])^(1/2)" office:value-type="float" office:value="1.19447892719081">
            <text:p>1,1945</text:p>
          </table:table-cell>
          <table:table-cell table:formula="oooc:=[.E542]/([.$E$709]*(2*3.1416/60*[.B645])^2*(0.045*2.5)^4)" office:value-type="float" office:value="0.0029340340847835">
            <text:p>0,0029</text:p>
          </table:table-cell>
          <table:table-cell table:formula="oooc:=ABS([.C542])/([.$E$709]*(2*3.1416/60*[.B645])^2*(0.045*2.5)^5)" office:value-type="float" office:value="0.000251078933463889">
            <text:p>0,0003</text:p>
          </table:table-cell>
          <table:table-cell table:formula="oooc:=[.H745]/(2*3.1416/60*[.B645]*(0.045*2.5))" office:value-type="float" office:value="0.00975921933383074">
            <text:p>0,009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90986329">
            <text:p>0,9099</text:p>
          </table:table-cell>
          <table:table-cell table:number-columns-repeated="5"/>
          <table:table-cell table:formula="oooc:=([.B746]*2/[.$E$739])^(1/2)" office:value-type="float" office:value="1.25278007192118">
            <text:p>1,2528</text:p>
          </table:table-cell>
          <table:table-cell table:formula="oooc:=[.E543]/([.$E$739]*(2*3.1416/60*[.B646])^2*(0.045*2.5)^4)" office:value-type="float" office:value="0.00296172467998724">
            <text:p>0,003</text:p>
          </table:table-cell>
          <table:table-cell table:formula="oooc:=ABS([.C543])/([.$E$739]*(2*3.1416/60*[.B646])^2*(0.045*2.5)^5)" office:value-type="float" office:value="0.00025059692701705">
            <text:p>0,0003</text:p>
          </table:table-cell>
          <table:table-cell table:formula="oooc:=[.H746]/(2*3.1416/60*[.B646]*(0.045*2.5))" office:value-type="float" office:value="0.010233016250013">
            <text:p>0,010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98642576">
            <text:p>0,9864</text:p>
          </table:table-cell>
          <table:table-cell table:number-columns-repeated="5"/>
          <table:table-cell table:formula="oooc:=([.B747]*2/[.$E$739])^(1/2)" office:value-type="float" office:value="1.30442456074342">
            <text:p>1,3044</text:p>
          </table:table-cell>
          <table:table-cell table:formula="oooc:=[.E544]/([.$E$739]*(2*3.1416/60*[.B647])^2*(0.045*2.5)^4)" office:value-type="float" office:value="0.00294569407080506">
            <text:p>0,0029</text:p>
          </table:table-cell>
          <table:table-cell table:formula="oooc:=ABS([.C544])/([.$E$739]*(2*3.1416/60*[.B647])^2*(0.045*2.5)^5)" office:value-type="float" office:value="0.000249247168022829">
            <text:p>0,0002</text:p>
          </table:table-cell>
          <table:table-cell table:formula="oooc:=[.H747]/(2*3.1416/60*[.B647]*(0.045*2.5))" office:value-type="float" office:value="0.0106450975458504">
            <text:p>0,010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00898433">
            <text:p>1,009</text:p>
          </table:table-cell>
          <table:table-cell table:number-columns-repeated="5"/>
          <table:table-cell table:formula="oooc:=([.B748]*2/[.$E$739])^(1/2)" office:value-type="float" office:value="1.31925568897061">
            <text:p>1,3193</text:p>
          </table:table-cell>
          <table:table-cell table:formula="oooc:=[.E545]/([.$E$739]*(2*3.1416/60*[.B648])^2*(0.045*2.5)^4)" office:value-type="float" office:value="0.00290315784081281">
            <text:p>0,0029</text:p>
          </table:table-cell>
          <table:table-cell table:formula="oooc:=ABS([.C545])/([.$E$739]*(2*3.1416/60*[.B648])^2*(0.045*2.5)^5)" office:value-type="float" office:value="0.00024803224787247">
            <text:p>0,0002</text:p>
          </table:table-cell>
          <table:table-cell table:formula="oooc:=[.H748]/(2*3.1416/60*[.B648]*(0.045*2.5))" office:value-type="float" office:value="0.0107643925194428">
            <text:p>0,010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88251954">
            <text:p>0,8825</text:p>
          </table:table-cell>
          <table:table-cell table:number-columns-repeated="5"/>
          <table:table-cell table:formula="oooc:=([.B749]*2/[.$E$739])^(1/2)" office:value-type="float" office:value="1.23381182957994">
            <text:p>1,2338</text:p>
          </table:table-cell>
          <table:table-cell table:formula="oooc:=[.E546]/([.$E$739]*(2*3.1416/60*[.B649])^2*(0.045*2.5)^4)" office:value-type="float" office:value="0.00286791569480586">
            <text:p>0,0029</text:p>
          </table:table-cell>
          <table:table-cell table:formula="oooc:=ABS([.C546])/([.$E$739]*(2*3.1416/60*[.B649])^2*(0.045*2.5)^5)" office:value-type="float" office:value="0.000243984803656047">
            <text:p>0,0002</text:p>
          </table:table-cell>
          <table:table-cell table:formula="oooc:=[.H749]/(2*3.1416/60*[.B649]*(0.045*2.5))" office:value-type="float" office:value="0.0100606449446703">
            <text:p>0,010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2626953">
            <text:p>0,9263</text:p>
          </table:table-cell>
          <table:table-cell table:number-columns-repeated="5"/>
          <table:table-cell table:formula="oooc:=([.B750]*2/[.$E$739])^(1/2)" office:value-type="float" office:value="1.26402438980753">
            <text:p>1,264</text:p>
          </table:table-cell>
          <table:table-cell table:formula="oooc:=[.E547]/([.$E$739]*(2*3.1416/60*[.B650])^2*(0.045*2.5)^4)" office:value-type="float" office:value="0.00284404135877778">
            <text:p>0,0028</text:p>
          </table:table-cell>
          <table:table-cell table:formula="oooc:=ABS([.C547])/([.$E$739]*(2*3.1416/60*[.B650])^2*(0.045*2.5)^5)" office:value-type="float" office:value="0.000242642604936703">
            <text:p>0,0002</text:p>
          </table:table-cell>
          <table:table-cell table:formula="oooc:=[.H750]/(2*3.1416/60*[.B650]*(0.045*2.5))" office:value-type="float" office:value="0.0103052421718288">
            <text:p>0,010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88251954">
            <text:p>0,8825</text:p>
          </table:table-cell>
          <table:table-cell table:number-columns-repeated="5"/>
          <table:table-cell table:formula="oooc:=([.B751]*2/[.$E$739])^(1/2)" office:value-type="float" office:value="1.23381182957994">
            <text:p>1,2338</text:p>
          </table:table-cell>
          <table:table-cell table:formula="oooc:=[.E548]/([.$E$739]*(2*3.1416/60*[.B651])^2*(0.045*2.5)^4)" office:value-type="float" office:value="0.00280584395158447">
            <text:p>0,0028</text:p>
          </table:table-cell>
          <table:table-cell table:formula="oooc:=ABS([.C548])/([.$E$739]*(2*3.1416/60*[.B651])^2*(0.045*2.5)^5)" office:value-type="float" office:value="0.000242984196904555">
            <text:p>0,0002</text:p>
          </table:table-cell>
          <table:table-cell table:formula="oooc:=[.H751]/(2*3.1416/60*[.B651]*(0.045*2.5))" office:value-type="float" office:value="0.0100592294277521">
            <text:p>0,010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86953127">
            <text:p>0,8695</text:p>
          </table:table-cell>
          <table:table-cell table:number-columns-repeated="5"/>
          <table:table-cell table:formula="oooc:=([.B752]*2/[.$E$739])^(1/2)" office:value-type="float" office:value="1.22469901129463">
            <text:p>1,2247</text:p>
          </table:table-cell>
          <table:table-cell table:formula="oooc:=[.E549]/([.$E$739]*(2*3.1416/60*[.B652])^2*(0.045*2.5)^4)" office:value-type="float" office:value="0.00278624786646239">
            <text:p>0,0028</text:p>
          </table:table-cell>
          <table:table-cell table:formula="oooc:=ABS([.C549])/([.$E$739]*(2*3.1416/60*[.B652])^2*(0.045*2.5)^5)" office:value-type="float" office:value="0.00024685127669842">
            <text:p>0,0002</text:p>
          </table:table-cell>
          <table:table-cell table:formula="oooc:=[.H752]/(2*3.1416/60*[.B652]*(0.045*2.5))" office:value-type="float" office:value="0.00998568222124618">
            <text:p>0,0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90302736">
            <text:p>0,903</text:p>
          </table:table-cell>
          <table:table-cell table:number-columns-repeated="5"/>
          <table:table-cell table:formula="oooc:=([.B753]*2/[.$E$739])^(1/2)" office:value-type="float" office:value="1.2480650432137">
            <text:p>1,2481</text:p>
          </table:table-cell>
          <table:table-cell table:formula="oooc:=[.E550]/([.$E$739]*(2*3.1416/60*[.B653])^2*(0.045*2.5)^4)" office:value-type="float" office:value="0.00275309423195072">
            <text:p>0,0028</text:p>
          </table:table-cell>
          <table:table-cell table:formula="oooc:=ABS([.C550])/([.$E$739]*(2*3.1416/60*[.B653])^2*(0.045*2.5)^5)" office:value-type="float" office:value="0.000246501519236671">
            <text:p>0,0002</text:p>
          </table:table-cell>
          <table:table-cell table:formula="oooc:=[.H753]/(2*3.1416/60*[.B653]*(0.045*2.5))" office:value-type="float" office:value="0.0101754736126373">
            <text:p>0,010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88115233">
            <text:p>0,8812</text:p>
          </table:table-cell>
          <table:table-cell table:number-columns-repeated="5"/>
          <table:table-cell table:formula="oooc:=([.B754]*2/[.$E$739])^(1/2)" office:value-type="float" office:value="1.23285574099759">
            <text:p>1,2329</text:p>
          </table:table-cell>
          <table:table-cell table:formula="oooc:=[.E551]/([.$E$739]*(2*3.1416/60*[.B654])^2*(0.045*2.5)^4)" office:value-type="float" office:value="0.00274977818924344">
            <text:p>0,0027</text:p>
          </table:table-cell>
          <table:table-cell table:formula="oooc:=ABS([.C551])/([.$E$739]*(2*3.1416/60*[.B654])^2*(0.045*2.5)^5)" office:value-type="float" office:value="0.000248164652476588">
            <text:p>0,0002</text:p>
          </table:table-cell>
          <table:table-cell table:formula="oooc:=[.H754]/(2*3.1416/60*[.B654]*(0.045*2.5))" office:value-type="float" office:value="0.0100516796049328">
            <text:p>0,010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6455079">
            <text:p>0,9646</text:p>
          </table:table-cell>
          <table:table-cell table:number-columns-repeated="5"/>
          <table:table-cell table:formula="oooc:=([.B755]*2/[.$E$739])^(1/2)" office:value-type="float" office:value="1.28988001929857">
            <text:p>1,2899</text:p>
          </table:table-cell>
          <table:table-cell table:formula="oooc:=[.E552]/([.$E$739]*(2*3.1416/60*[.B655])^2*(0.045*2.5)^4)" office:value-type="float" office:value="0.00274779390977113">
            <text:p>0,0027</text:p>
          </table:table-cell>
          <table:table-cell table:formula="oooc:=ABS([.C552])/([.$E$739]*(2*3.1416/60*[.B655])^2*(0.045*2.5)^5)" office:value-type="float" office:value="0.000247624886715004">
            <text:p>0,0002</text:p>
          </table:table-cell>
          <table:table-cell table:formula="oooc:=[.H755]/(2*3.1416/60*[.B655]*(0.045*2.5))" office:value-type="float" office:value="0.0105217797581503">
            <text:p>0,010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90849608">
            <text:p>0,9085</text:p>
          </table:table-cell>
          <table:table-cell table:number-columns-repeated="5"/>
          <table:table-cell table:formula="oooc:=([.B756]*2/[.$E$739])^(1/2)" office:value-type="float" office:value="1.25183847037154">
            <text:p>1,2518</text:p>
          </table:table-cell>
          <table:table-cell table:formula="oooc:=[.E553]/([.$E$739]*(2*3.1416/60*[.B656])^2*(0.045*2.5)^4)" office:value-type="float" office:value="0.0027511313822578">
            <text:p>0,0028</text:p>
          </table:table-cell>
          <table:table-cell table:formula="oooc:=ABS([.C553])/([.$E$739]*(2*3.1416/60*[.B656])^2*(0.045*2.5)^5)" office:value-type="float" office:value="0.000252130562315244">
            <text:p>0,0003</text:p>
          </table:table-cell>
          <table:table-cell table:formula="oooc:=[.H756]/(2*3.1416/60*[.B656]*(0.045*2.5))" office:value-type="float" office:value="0.0102070042900977">
            <text:p>0,010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8845703">
            <text:p>0,8846</text:p>
          </table:table-cell>
          <table:table-cell table:number-columns-repeated="5"/>
          <table:table-cell table:formula="oooc:=([.B757]*2/[.$E$739])^(1/2)" office:value-type="float" office:value="1.23524453651527">
            <text:p>1,2352</text:p>
          </table:table-cell>
          <table:table-cell table:formula="oooc:=[.E554]/([.$E$739]*(2*3.1416/60*[.B657])^2*(0.045*2.5)^4)" office:value-type="float" office:value="0.00275333397606245">
            <text:p>0,0028</text:p>
          </table:table-cell>
          <table:table-cell table:formula="oooc:=ABS([.C554])/([.$E$739]*(2*3.1416/60*[.B657])^2*(0.045*2.5)^5)" office:value-type="float" office:value="0.000255955732082397">
            <text:p>0,0003</text:p>
          </table:table-cell>
          <table:table-cell table:formula="oooc:=[.H757]/(2*3.1416/60*[.B657]*(0.045*2.5))" office:value-type="float" office:value="0.0100706835340907">
            <text:p>0,010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84287107">
            <text:p>0,8429</text:p>
          </table:table-cell>
          <table:table-cell table:number-columns-repeated="5"/>
          <table:table-cell table:formula="oooc:=([.B758]*2/[.$E$739])^(1/2)" office:value-type="float" office:value="1.20577795300518">
            <text:p>1,2058</text:p>
          </table:table-cell>
          <table:table-cell table:formula="oooc:=[.E555]/([.$E$739]*(2*3.1416/60*[.B658])^2*(0.045*2.5)^4)" office:value-type="float" office:value="0.00275442737485088">
            <text:p>0,0028</text:p>
          </table:table-cell>
          <table:table-cell table:formula="oooc:=ABS([.C555])/([.$E$739]*(2*3.1416/60*[.B658])^2*(0.045*2.5)^5)" office:value-type="float" office:value="0.000257257758960758">
            <text:p>0,0003</text:p>
          </table:table-cell>
          <table:table-cell table:formula="oooc:=[.H758]/(2*3.1416/60*[.B658]*(0.045*2.5))" office:value-type="float" office:value="0.00984217299636836">
            <text:p>0,009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82373047">
            <text:p>0,8237</text:p>
          </table:table-cell>
          <table:table-cell table:number-columns-repeated="5"/>
          <table:table-cell table:formula="oooc:=([.B759]*2/[.$E$739])^(1/2)" office:value-type="float" office:value="1.19200843982868">
            <text:p>1,192</text:p>
          </table:table-cell>
          <table:table-cell table:formula="oooc:=[.E556]/([.$E$739]*(2*3.1416/60*[.B659])^2*(0.045*2.5)^4)" office:value-type="float" office:value="0.00273764474854212">
            <text:p>0,0027</text:p>
          </table:table-cell>
          <table:table-cell table:formula="oooc:=ABS([.C556])/([.$E$739]*(2*3.1416/60*[.B659])^2*(0.045*2.5)^5)" office:value-type="float" office:value="0.000259025638027487">
            <text:p>0,0003</text:p>
          </table:table-cell>
          <table:table-cell table:formula="oooc:=[.H759]/(2*3.1416/60*[.B659]*(0.045*2.5))" office:value-type="float" office:value="0.00972935893678125">
            <text:p>0,009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3056641">
            <text:p>0,8306</text:p>
          </table:table-cell>
          <table:table-cell table:number-columns-repeated="5"/>
          <table:table-cell table:formula="oooc:=([.B760]*2/[.$E$739])^(1/2)" office:value-type="float" office:value="1.19694431548966">
            <text:p>1,1969</text:p>
          </table:table-cell>
          <table:table-cell table:formula="oooc:=[.E557]/([.$E$739]*(2*3.1416/60*[.B660])^2*(0.045*2.5)^4)" office:value-type="float" office:value="0.0027178744794892">
            <text:p>0,0027</text:p>
          </table:table-cell>
          <table:table-cell table:formula="oooc:=ABS([.C557])/([.$E$739]*(2*3.1416/60*[.B660])^2*(0.045*2.5)^5)" office:value-type="float" office:value="0.000259875988129597">
            <text:p>0,0003</text:p>
          </table:table-cell>
          <table:table-cell table:formula="oooc:=[.H760]/(2*3.1416/60*[.B660]*(0.045*2.5))" office:value-type="float" office:value="0.00976869230567756">
            <text:p>0,009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86884767">
            <text:p>0,8688</text:p>
          </table:table-cell>
          <table:table-cell table:number-columns-repeated="5"/>
          <table:table-cell table:formula="oooc:=([.B761]*2/[.$E$739])^(1/2)" office:value-type="float" office:value="1.22421750540514">
            <text:p>1,2242</text:p>
          </table:table-cell>
          <table:table-cell table:formula="oooc:=[.E558]/([.$E$739]*(2*3.1416/60*[.B661])^2*(0.045*2.5)^4)" office:value-type="float" office:value="0.00270976135176817">
            <text:p>0,0027</text:p>
          </table:table-cell>
          <table:table-cell table:formula="oooc:=ABS([.C558])/([.$E$739]*(2*3.1416/60*[.B661])^2*(0.045*2.5)^5)" office:value-type="float" office:value="0.000257437501002717">
            <text:p>0,0003</text:p>
          </table:table-cell>
          <table:table-cell table:formula="oooc:=[.H761]/(2*3.1416/60*[.B661]*(0.045*2.5))" office:value-type="float" office:value="0.00999157881316072">
            <text:p>0,0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85517579">
            <text:p>0,8552</text:p>
          </table:table-cell>
          <table:table-cell table:number-columns-repeated="5"/>
          <table:table-cell table:formula="oooc:=([.B762]*2/[.$E$739])^(1/2)" office:value-type="float" office:value="1.21454738607433">
            <text:p>1,2145</text:p>
          </table:table-cell>
          <table:table-cell table:formula="oooc:=[.E559]/([.$E$739]*(2*3.1416/60*[.B662])^2*(0.045*2.5)^4)" office:value-type="float" office:value="0.00270352316074123">
            <text:p>0,0027</text:p>
          </table:table-cell>
          <table:table-cell table:formula="oooc:=ABS([.C559])/([.$E$739]*(2*3.1416/60*[.B662])^2*(0.045*2.5)^5)" office:value-type="float" office:value="0.000254491667724215">
            <text:p>0,0003</text:p>
          </table:table-cell>
          <table:table-cell table:formula="oooc:=[.H762]/(2*3.1416/60*[.B662]*(0.045*2.5))" office:value-type="float" office:value="0.00991403287403129">
            <text:p>0,009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82714844">
            <text:p>0,8271</text:p>
          </table:table-cell>
          <table:table-cell table:number-columns-repeated="5"/>
          <table:table-cell table:formula="oooc:=([.B763]*2/[.$E$739])^(1/2)" office:value-type="float" office:value="1.19447892719081">
            <text:p>1,1945</text:p>
          </table:table-cell>
          <table:table-cell table:formula="oooc:=[.E560]/([.$E$739]*(2*3.1416/60*[.B663])^2*(0.045*2.5)^4)" office:value-type="float" office:value="0.00269933352024841">
            <text:p>0,0027</text:p>
          </table:table-cell>
          <table:table-cell table:formula="oooc:=ABS([.C560])/([.$E$739]*(2*3.1416/60*[.B663])^2*(0.045*2.5)^5)" office:value-type="float" office:value="0.000250718370075227">
            <text:p>0,0003</text:p>
          </table:table-cell>
          <table:table-cell table:formula="oooc:=[.H763]/(2*3.1416/60*[.B663]*(0.045*2.5))" office:value-type="float" office:value="0.00975879737224292">
            <text:p>0,009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86337888">
            <text:p>0,8634</text:p>
          </table:table-cell>
          <table:table-cell table:number-columns-repeated="5"/>
          <table:table-cell table:formula="oooc:=([.B764]*2/[.$E$739])^(1/2)" office:value-type="float" office:value="1.22035862597213">
            <text:p>1,2204</text:p>
          </table:table-cell>
          <table:table-cell table:formula="oooc:=[.E561]/([.$E$739]*(2*3.1416/60*[.B664])^2*(0.045*2.5)^4)" office:value-type="float" office:value="0.00268461838695635">
            <text:p>0,0027</text:p>
          </table:table-cell>
          <table:table-cell table:formula="oooc:=ABS([.C561])/([.$E$739]*(2*3.1416/60*[.B664])^2*(0.045*2.5)^5)" office:value-type="float" office:value="0.000245895692042022">
            <text:p>0,0002</text:p>
          </table:table-cell>
          <table:table-cell table:formula="oooc:=[.H764]/(2*3.1416/60*[.B664]*(0.045*2.5))" office:value-type="float" office:value="0.00996995130837693">
            <text:p>0,0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2304686">
            <text:p>0,823</text:p>
          </table:table-cell>
          <table:table-cell table:number-columns-repeated="5"/>
          <table:table-cell table:formula="oooc:=([.B765]*2/[.$E$739])^(1/2)" office:value-type="float" office:value="1.19151371609721">
            <text:p>1,1915</text:p>
          </table:table-cell>
          <table:table-cell table:formula="oooc:=[.E562]/([.$E$739]*(2*3.1416/60*[.B665])^2*(0.045*2.5)^4)" office:value-type="float" office:value="0.00267749456002183">
            <text:p>0,0027</text:p>
          </table:table-cell>
          <table:table-cell table:formula="oooc:=ABS([.C562])/([.$E$739]*(2*3.1416/60*[.B665])^2*(0.045*2.5)^5)" office:value-type="float" office:value="0.000242521940296518">
            <text:p>0,0002</text:p>
          </table:table-cell>
          <table:table-cell table:formula="oooc:=[.H765]/(2*3.1416/60*[.B665]*(0.045*2.5))" office:value-type="float" office:value="0.00974257543166923">
            <text:p>0,009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89345706">
            <text:p>0,8935</text:p>
          </table:table-cell>
          <table:table-cell table:number-columns-repeated="5"/>
          <table:table-cell table:formula="oooc:=([.B766]*2/[.$E$739])^(1/2)" office:value-type="float" office:value="1.24143391947648">
            <text:p>1,2414</text:p>
          </table:table-cell>
          <table:table-cell table:formula="oooc:=[.E563]/([.$E$739]*(2*3.1416/60*[.B666])^2*(0.045*2.5)^4)" office:value-type="float" office:value="0.00269540892317221">
            <text:p>0,0027</text:p>
          </table:table-cell>
          <table:table-cell table:formula="oooc:=ABS([.C563])/([.$E$739]*(2*3.1416/60*[.B666])^2*(0.045*2.5)^5)" office:value-type="float" office:value="0.000239921390140348">
            <text:p>0,0002</text:p>
          </table:table-cell>
          <table:table-cell table:formula="oooc:=[.H766]/(2*3.1416/60*[.B666]*(0.045*2.5))" office:value-type="float" office:value="0.0101599492291089">
            <text:p>0,010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88867188">
            <text:p>0,8887</text:p>
          </table:table-cell>
          <table:table-cell table:number-columns-repeated="5"/>
          <table:table-cell table:formula="oooc:=([.B767]*2/[.$E$739])^(1/2)" office:value-type="float" office:value="1.23810501850447">
            <text:p>1,2381</text:p>
          </table:table-cell>
          <table:table-cell table:formula="oooc:=[.E564]/([.$E$739]*(2*3.1416/60*[.B667])^2*(0.045*2.5)^4)" office:value-type="float" office:value="0.00266769929949293">
            <text:p>0,0027</text:p>
          </table:table-cell>
          <table:table-cell table:formula="oooc:=ABS([.C564])/([.$E$739]*(2*3.1416/60*[.B667])^2*(0.045*2.5)^5)" office:value-type="float" office:value="0.000238875863048808">
            <text:p>0,0002</text:p>
          </table:table-cell>
          <table:table-cell table:formula="oooc:=[.H767]/(2*3.1416/60*[.B667]*(0.045*2.5))" office:value-type="float" office:value="0.0101486058240742">
            <text:p>0,010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87636721">
            <text:p>0,8764</text:p>
          </table:table-cell>
          <table:table-cell table:number-columns-repeated="5"/>
          <table:table-cell table:formula="oooc:=([.B768]*2/[.$E$739])^(1/2)" office:value-type="float" office:value="1.22950365677628">
            <text:p>1,2295</text:p>
          </table:table-cell>
          <table:table-cell table:formula="oooc:=[.E565]/([.$E$739]*(2*3.1416/60*[.B668])^2*(0.045*2.5)^4)" office:value-type="float" office:value="0.00264386395180042">
            <text:p>0,0026</text:p>
          </table:table-cell>
          <table:table-cell table:formula="oooc:=ABS([.C565])/([.$E$739]*(2*3.1416/60*[.B668])^2*(0.045*2.5)^5)" office:value-type="float" office:value="0.00023586211643662">
            <text:p>0,0002</text:p>
          </table:table-cell>
          <table:table-cell table:formula="oooc:=[.H768]/(2*3.1416/60*[.B668]*(0.045*2.5))" office:value-type="float" office:value="0.0100329135075606">
            <text:p>0,0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90371096">
            <text:p>0,9037</text:p>
          </table:table-cell>
          <table:table-cell table:number-columns-repeated="2"/>
          <table:table-cell table:formula="oooc:=[.E770]/(287.053*(273.15+[.F770]))" office:value-type="float" office:value="1.15789844905192">
            <text:p>1,1579</text:p>
          </table:table-cell>
          <table:table-cell table:number-columns-repeated="2"/>
          <table:table-cell table:formula="oooc:=([.B769]*2/[.$E$739])^(1/2)" office:value-type="float" office:value="1.24853735219162">
            <text:p>1,2485</text:p>
          </table:table-cell>
          <table:table-cell table:formula="oooc:=[.E566]/([.$E$739]*(2*3.1416/60*[.B669])^2*(0.045*2.5)^4)" office:value-type="float" office:value="0.00263965078320357">
            <text:p>0,0026</text:p>
          </table:table-cell>
          <table:table-cell table:formula="oooc:=ABS([.C566])/([.$E$739]*(2*3.1416/60*[.B669])^2*(0.045*2.5)^5)" office:value-type="float" office:value="0.000237847826142468">
            <text:p>0,0002</text:p>
          </table:table-cell>
          <table:table-cell table:formula="oooc:=[.H769]/(2*3.1416/60*[.B669]*(0.045*2.5))" office:value-type="float" office:value="0.0101985906883892">
            <text:p>0,010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92695314">
            <text:p>0,927</text:p>
          </table:table-cell>
          <table:table-cell/>
          <table:table-cell office:value-type="float" office:value="1.02402341">
            <text:p>1,024</text:p>
          </table:table-cell>
          <table:table-cell office:value-type="float" office:value="98600">
            <text:p>98600</text:p>
          </table:table-cell>
          <table:table-cell office:value-type="float" office:value="23.5">
            <text:p>23,5</text:p>
          </table:table-cell>
          <table:table-cell/>
          <table:table-cell table:formula="oooc:=([.B770]*2/[.$E$739])^(1/2)" office:value-type="float" office:value="1.26449074453051">
            <text:p>1,2645</text:p>
          </table:table-cell>
          <table:table-cell table:formula="oooc:=[.E567]/([.$E$739]*(2*3.1416/60*[.B670])^2*(0.045*2.5)^4)" office:value-type="float" office:value="0.00263799653050436">
            <text:p>0,0026</text:p>
          </table:table-cell>
          <table:table-cell table:formula="oooc:=ABS([.C567])/([.$E$739]*(2*3.1416/60*[.B670])^2*(0.045*2.5)^5)" office:value-type="float" office:value="0.000238597186230587">
            <text:p>0,0002</text:p>
          </table:table-cell>
          <table:table-cell table:formula="oooc:=[.H770]/(2*3.1416/60*[.B670]*(0.045*2.5))" office:value-type="float" office:value="0.0103399046407367">
            <text:p>0,010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92148435">
            <text:p>0,9215</text:p>
          </table:table-cell>
          <table:table-cell/>
          <table:table-cell office:value-type="float" office:value="1.04316401">
            <text:p>1,0432</text:p>
          </table:table-cell>
          <table:table-cell table:number-columns-repeated="3"/>
          <table:table-cell table:formula="oooc:=([.B771]*2/[.$E$739])^(1/2)" office:value-type="float" office:value="1.2607551381801">
            <text:p>1,2608</text:p>
          </table:table-cell>
          <table:table-cell table:formula="oooc:=[.E568]/([.$E$739]*(2*3.1416/60*[.B671])^2*(0.045*2.5)^4)" office:value-type="float" office:value="0.00264494531322794">
            <text:p>0,0026</text:p>
          </table:table-cell>
          <table:table-cell table:formula="oooc:=ABS([.C568])/([.$E$739]*(2*3.1416/60*[.B671])^2*(0.045*2.5)^5)" office:value-type="float" office:value="0.000235612874113662">
            <text:p>0,0002</text:p>
          </table:table-cell>
          <table:table-cell table:formula="oooc:=[.H771]/(2*3.1416/60*[.B671]*(0.045*2.5))" office:value-type="float" office:value="0.0102964942664421">
            <text:p>0,010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91328126">
            <text:p>0,9133</text:p>
          </table:table-cell>
          <table:table-cell/>
          <table:table-cell office:value-type="float" office:value="1.0582031">
            <text:p>1,0582</text:p>
          </table:table-cell>
          <table:table-cell table:number-columns-repeated="3"/>
          <table:table-cell table:formula="oooc:=([.B772]*2/[.$E$739])^(1/2)" office:value-type="float" office:value="1.25513094754409">
            <text:p>1,2551</text:p>
          </table:table-cell>
          <table:table-cell table:formula="oooc:=[.E569]/([.$E$739]*(2*3.1416/60*[.B672])^2*(0.045*2.5)^4)" office:value-type="float" office:value="0.00264365910841188">
            <text:p>0,0026</text:p>
          </table:table-cell>
          <table:table-cell table:formula="oooc:=ABS([.C569])/([.$E$739]*(2*3.1416/60*[.B672])^2*(0.045*2.5)^5)" office:value-type="float" office:value="0.000229229500277359">
            <text:p>0,0002</text:p>
          </table:table-cell>
          <table:table-cell table:formula="oooc:=[.H772]/(2*3.1416/60*[.B672]*(0.045*2.5))" office:value-type="float" office:value="0.0102664976912297">
            <text:p>0,010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91601563">
            <text:p>0,916</text:p>
          </table:table-cell>
          <table:table-cell/>
          <table:table-cell office:value-type="float" office:value="1.09716797">
            <text:p>1,0972</text:p>
          </table:table-cell>
          <table:table-cell table:number-columns-repeated="3"/>
          <table:table-cell table:formula="oooc:=([.B773]*2/[.$E$739])^(1/2)" office:value-type="float" office:value="1.25700847834745">
            <text:p>1,257</text:p>
          </table:table-cell>
          <table:table-cell table:formula="oooc:=[.E570]/([.$E$739]*(2*3.1416/60*[.B673])^2*(0.045*2.5)^4)" office:value-type="float" office:value="0.00263058809068564">
            <text:p>0,0026</text:p>
          </table:table-cell>
          <table:table-cell table:formula="oooc:=ABS([.C570])/([.$E$739]*(2*3.1416/60*[.B673])^2*(0.045*2.5)^5)" office:value-type="float" office:value="0.00022332982208451">
            <text:p>0,0002</text:p>
          </table:table-cell>
          <table:table-cell table:formula="oooc:=[.H773]/(2*3.1416/60*[.B673]*(0.045*2.5))" office:value-type="float" office:value="0.0102763815966537">
            <text:p>0,010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88935548">
            <text:p>0,8894</text:p>
          </table:table-cell>
          <table:table-cell/>
          <table:table-cell office:value-type="float" office:value="1.06982422">
            <text:p>1,0698</text:p>
          </table:table-cell>
          <table:table-cell table:number-columns-repeated="3"/>
          <table:table-cell table:formula="oooc:=([.B774]*2/[.$E$739])^(1/2)" office:value-type="float" office:value="1.23858112555117">
            <text:p>1,2386</text:p>
          </table:table-cell>
          <table:table-cell table:formula="oooc:=[.E571]/([.$E$739]*(2*3.1416/60*[.B674])^2*(0.045*2.5)^4)" office:value-type="float" office:value="0.00261103638974439">
            <text:p>0,0026</text:p>
          </table:table-cell>
          <table:table-cell table:formula="oooc:=ABS([.C571])/([.$E$739]*(2*3.1416/60*[.B674])^2*(0.045*2.5)^5)" office:value-type="float" office:value="0.000221508380910558">
            <text:p>0,0002</text:p>
          </table:table-cell>
          <table:table-cell table:formula="oooc:=[.H774]/(2*3.1416/60*[.B674]*(0.045*2.5))" office:value-type="float" office:value="0.0101271808690276">
            <text:p>0,010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92626953">
            <text:p>0,9263</text:p>
          </table:table-cell>
          <table:table-cell/>
          <table:table-cell office:value-type="float" office:value="1.09785151">
            <text:p>1,0979</text:p>
          </table:table-cell>
          <table:table-cell table:number-columns-repeated="3"/>
          <table:table-cell table:formula="oooc:=([.B775]*2/[.$E$739])^(1/2)" office:value-type="float" office:value="1.26402438980753">
            <text:p>1,264</text:p>
          </table:table-cell>
          <table:table-cell table:formula="oooc:=[.E572]/([.$E$739]*(2*3.1416/60*[.B675])^2*(0.045*2.5)^4)" office:value-type="float" office:value="0.00260068431698802">
            <text:p>0,0026</text:p>
          </table:table-cell>
          <table:table-cell table:formula="oooc:=ABS([.C572])/([.$E$739]*(2*3.1416/60*[.B675])^2*(0.045*2.5)^5)" office:value-type="float" office:value="0.000217520512328334">
            <text:p>0,0002</text:p>
          </table:table-cell>
          <table:table-cell table:formula="oooc:=[.H775]/(2*3.1416/60*[.B675]*(0.045*2.5))" office:value-type="float" office:value="0.0103365385154">
            <text:p>0,010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.0670898">
            <text:p>1,0671</text:p>
          </table:table-cell>
          <table:table-cell table:number-columns-repeated="5"/>
          <table:table-cell table:formula="oooc:=([.B776]*2/[.$E$769])^(1/2)" office:value-type="float" office:value="1.35762631086603">
            <text:p>1,3576</text:p>
          </table:table-cell>
          <table:table-cell table:formula="oooc:=[.E573]/([.$E$769]*(2*3.1416/60*[.B676])^2*(0.045*2.5)^4)" office:value-type="float" office:value="0.00265547664083596">
            <text:p>0,0027</text:p>
          </table:table-cell>
          <table:table-cell table:formula="oooc:=ABS([.C573])/([.$E$769]*(2*3.1416/60*[.B676])^2*(0.045*2.5)^5)" office:value-type="float" office:value="0.000218938606299979">
            <text:p>0,0002</text:p>
          </table:table-cell>
          <table:table-cell table:formula="oooc:=[.H776]/(2*3.1416/60*[.B676]*(0.045*2.5))" office:value-type="float" office:value="0.0110143422031477">
            <text:p>0,01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.06777346">
            <text:p>1,0678</text:p>
          </table:table-cell>
          <table:table-cell table:number-columns-repeated="5"/>
          <table:table-cell table:formula="oooc:=([.B777]*2/[.$E$769])^(1/2)" office:value-type="float" office:value="1.35806114127552">
            <text:p>1,3581</text:p>
          </table:table-cell>
          <table:table-cell table:formula="oooc:=[.E574]/([.$E$769]*(2*3.1416/60*[.B677])^2*(0.045*2.5)^4)" office:value-type="float" office:value="0.00270662375634965">
            <text:p>0,0027</text:p>
          </table:table-cell>
          <table:table-cell table:formula="oooc:=ABS([.C574])/([.$E$769]*(2*3.1416/60*[.B677])^2*(0.045*2.5)^5)" office:value-type="float" office:value="0.000220594296078397">
            <text:p>0,0002</text:p>
          </table:table-cell>
          <table:table-cell table:formula="oooc:=[.H777]/(2*3.1416/60*[.B677]*(0.045*2.5))" office:value-type="float" office:value="0.0110040862183164">
            <text:p>0,01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.04179692">
            <text:p>1,0418</text:p>
          </table:table-cell>
          <table:table-cell table:number-columns-repeated="5"/>
          <table:table-cell table:formula="oooc:=([.B778]*2/[.$E$769])^(1/2)" office:value-type="float" office:value="1.34144013589866">
            <text:p>1,3414</text:p>
          </table:table-cell>
          <table:table-cell table:formula="oooc:=[.E575]/([.$E$769]*(2*3.1416/60*[.B678])^2*(0.045*2.5)^4)" office:value-type="float" office:value="0.00273372696307757">
            <text:p>0,0027</text:p>
          </table:table-cell>
          <table:table-cell table:formula="oooc:=ABS([.C575])/([.$E$769]*(2*3.1416/60*[.B678])^2*(0.045*2.5)^5)" office:value-type="float" office:value="0.000223378615262439">
            <text:p>0,0002</text:p>
          </table:table-cell>
          <table:table-cell table:formula="oooc:=[.H778]/(2*3.1416/60*[.B678]*(0.045*2.5))" office:value-type="float" office:value="0.0108608846824498">
            <text:p>0,010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.03359377">
            <text:p>1,0336</text:p>
          </table:table-cell>
          <table:table-cell table:number-columns-repeated="5"/>
          <table:table-cell table:formula="oooc:=([.B779]*2/[.$E$769])^(1/2)" office:value-type="float" office:value="1.33614842227688">
            <text:p>1,3361</text:p>
          </table:table-cell>
          <table:table-cell table:formula="oooc:=[.E576]/([.$E$769]*(2*3.1416/60*[.B679])^2*(0.045*2.5)^4)" office:value-type="float" office:value="0.00276605560940297">
            <text:p>0,0028</text:p>
          </table:table-cell>
          <table:table-cell table:formula="oooc:=ABS([.C576])/([.$E$769]*(2*3.1416/60*[.B679])^2*(0.045*2.5)^5)" office:value-type="float" office:value="0.000223164596043587">
            <text:p>0,0002</text:p>
          </table:table-cell>
          <table:table-cell table:formula="oooc:=[.H779]/(2*3.1416/60*[.B679]*(0.045*2.5))" office:value-type="float" office:value="0.0108525933363691">
            <text:p>0,010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.01308596">
            <text:p>1,0131</text:p>
          </table:table-cell>
          <table:table-cell table:number-columns-repeated="5"/>
          <table:table-cell table:formula="oooc:=([.B780]*2/[.$E$769])^(1/2)" office:value-type="float" office:value="1.32282657178041">
            <text:p>1,3228</text:p>
          </table:table-cell>
          <table:table-cell table:formula="oooc:=[.E577]/([.$E$769]*(2*3.1416/60*[.B680])^2*(0.045*2.5)^4)" office:value-type="float" office:value="0.00268234655889956">
            <text:p>0,0027</text:p>
          </table:table-cell>
          <table:table-cell table:formula="oooc:=ABS([.C577])/([.$E$769]*(2*3.1416/60*[.B680])^2*(0.045*2.5)^5)" office:value-type="float" office:value="0.000215775252102521">
            <text:p>0,0002</text:p>
          </table:table-cell>
          <table:table-cell table:formula="oooc:=[.H780]/(2*3.1416/60*[.B680]*(0.045*2.5))" office:value-type="float" office:value="0.0106625472334687">
            <text:p>0,010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.06914067">
            <text:p>1,0691</text:p>
          </table:table-cell>
          <table:table-cell table:number-columns-repeated="5"/>
          <table:table-cell table:formula="oooc:=([.B781]*2/[.$E$769])^(1/2)" office:value-type="float" office:value="1.35893031477591">
            <text:p>1,3589</text:p>
          </table:table-cell>
          <table:table-cell table:formula="oooc:=[.E578]/([.$E$769]*(2*3.1416/60*[.B681])^2*(0.045*2.5)^4)" office:value-type="float" office:value="0.00277541910100445">
            <text:p>0,0028</text:p>
          </table:table-cell>
          <table:table-cell table:formula="oooc:=ABS([.C578])/([.$E$769]*(2*3.1416/60*[.B681])^2*(0.045*2.5)^5)" office:value-type="float" office:value="0.000215602815294127">
            <text:p>0,0002</text:p>
          </table:table-cell>
          <table:table-cell table:formula="oooc:=[.H781]/(2*3.1416/60*[.B681]*(0.045*2.5))" office:value-type="float" office:value="0.0110180517464311">
            <text:p>0,01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.04111326">
            <text:p>1,0411</text:p>
          </table:table-cell>
          <table:table-cell table:number-columns-repeated="5"/>
          <table:table-cell table:formula="oooc:=([.B782]*2/[.$E$769])^(1/2)" office:value-type="float" office:value="1.34099991600035">
            <text:p>1,341</text:p>
          </table:table-cell>
          <table:table-cell table:formula="oooc:=[.E579]/([.$E$769]*(2*3.1416/60*[.B682])^2*(0.045*2.5)^4)" office:value-type="float" office:value="0.00279231963811574">
            <text:p>0,0028</text:p>
          </table:table-cell>
          <table:table-cell table:formula="oooc:=ABS([.C579])/([.$E$769]*(2*3.1416/60*[.B682])^2*(0.045*2.5)^5)" office:value-type="float" office:value="0.000223065729142567">
            <text:p>0,0002</text:p>
          </table:table-cell>
          <table:table-cell table:formula="oooc:=[.H782]/(2*3.1416/60*[.B682]*(0.045*2.5))" office:value-type="float" office:value="0.0108605779737433">
            <text:p>0,010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.04111326">
            <text:p>1,0411</text:p>
          </table:table-cell>
          <table:table-cell table:number-columns-repeated="5"/>
          <table:table-cell table:formula="oooc:=([.B783]*2/[.$E$769])^(1/2)" office:value-type="float" office:value="1.34099991600035">
            <text:p>1,341</text:p>
          </table:table-cell>
          <table:table-cell table:formula="oooc:=[.E580]/([.$E$769]*(2*3.1416/60*[.B683])^2*(0.045*2.5)^4)" office:value-type="float" office:value="0.00287976652754293">
            <text:p>0,0029</text:p>
          </table:table-cell>
          <table:table-cell table:formula="oooc:=ABS([.C580])/([.$E$769]*(2*3.1416/60*[.B683])^2*(0.045*2.5)^5)" office:value-type="float" office:value="0.000224034085582409">
            <text:p>0,0002</text:p>
          </table:table-cell>
          <table:table-cell table:formula="oooc:=[.H783]/(2*3.1416/60*[.B683]*(0.045*2.5))" office:value-type="float" office:value="0.0108713355343989">
            <text:p>0,010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.00419927">
            <text:p>1,0042</text:p>
          </table:table-cell>
          <table:table-cell table:number-columns-repeated="5"/>
          <table:table-cell table:formula="oooc:=([.B784]*2/[.$E$769])^(1/2)" office:value-type="float" office:value="1.31701194032046">
            <text:p>1,317</text:p>
          </table:table-cell>
          <table:table-cell table:formula="oooc:=[.E581]/([.$E$769]*(2*3.1416/60*[.B684])^2*(0.045*2.5)^4)" office:value-type="float" office:value="0.0028652774611766">
            <text:p>0,0029</text:p>
          </table:table-cell>
          <table:table-cell table:formula="oooc:=ABS([.C581])/([.$E$769]*(2*3.1416/60*[.B684])^2*(0.045*2.5)^5)" office:value-type="float" office:value="0.000217758986701946">
            <text:p>0,0002</text:p>
          </table:table-cell>
          <table:table-cell table:formula="oooc:=[.H784]/(2*3.1416/60*[.B684]*(0.045*2.5))" office:value-type="float" office:value="0.0106533386959328">
            <text:p>0,010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.05888677">
            <text:p>1,0589</text:p>
          </table:table-cell>
          <table:table-cell table:number-columns-repeated="5"/>
          <table:table-cell table:formula="oooc:=([.B785]*2/[.$E$769])^(1/2)" office:value-type="float" office:value="1.35239800923432">
            <text:p>1,3524</text:p>
          </table:table-cell>
          <table:table-cell table:formula="oooc:=[.E582]/([.$E$769]*(2*3.1416/60*[.B685])^2*(0.045*2.5)^4)" office:value-type="float" office:value="0.00291345546475919">
            <text:p>0,0029</text:p>
          </table:table-cell>
          <table:table-cell table:formula="oooc:=ABS([.C582])/([.$E$769]*(2*3.1416/60*[.B685])^2*(0.045*2.5)^5)" office:value-type="float" office:value="0.000216571866724078">
            <text:p>0,0002</text:p>
          </table:table-cell>
          <table:table-cell table:formula="oooc:=[.H785]/(2*3.1416/60*[.B685]*(0.045*2.5))" office:value-type="float" office:value="0.010970962728563">
            <text:p>0,01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.04589844">
            <text:p>1,0459</text:p>
          </table:table-cell>
          <table:table-cell table:number-columns-repeated="5"/>
          <table:table-cell table:formula="oooc:=([.B786]*2/[.$E$769])^(1/2)" office:value-type="float" office:value="1.34407814472356">
            <text:p>1,3441</text:p>
          </table:table-cell>
          <table:table-cell table:formula="oooc:=[.E583]/([.$E$769]*(2*3.1416/60*[.B686])^2*(0.045*2.5)^4)" office:value-type="float" office:value="0.00287266319441054">
            <text:p>0,0029</text:p>
          </table:table-cell>
          <table:table-cell table:formula="oooc:=ABS([.C583])/([.$E$769]*(2*3.1416/60*[.B686])^2*(0.045*2.5)^5)" office:value-type="float" office:value="0.000213570421844121">
            <text:p>0,0002</text:p>
          </table:table-cell>
          <table:table-cell table:formula="oooc:=[.H786]/(2*3.1416/60*[.B686]*(0.045*2.5))" office:value-type="float" office:value="0.010885224145013">
            <text:p>0,010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.04794919">
            <text:p>1,0479</text:p>
          </table:table-cell>
          <table:table-cell table:number-columns-repeated="5"/>
          <table:table-cell table:formula="oooc:=([.B787]*2/[.$E$769])^(1/2)" office:value-type="float" office:value="1.3453952030213">
            <text:p>1,3454</text:p>
          </table:table-cell>
          <table:table-cell table:formula="oooc:=[.E584]/([.$E$769]*(2*3.1416/60*[.B687])^2*(0.045*2.5)^4)" office:value-type="float" office:value="0.00288549320017874">
            <text:p>0,0029</text:p>
          </table:table-cell>
          <table:table-cell table:formula="oooc:=ABS([.C584])/([.$E$769]*(2*3.1416/60*[.B687])^2*(0.045*2.5)^5)" office:value-type="float" office:value="0.000200160988901704">
            <text:p>0,0002</text:p>
          </table:table-cell>
          <table:table-cell table:formula="oooc:=[.H787]/(2*3.1416/60*[.B687]*(0.045*2.5))" office:value-type="float" office:value="0.0109223502195554">
            <text:p>0,010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.05410159">
            <text:p>1,0541</text:p>
          </table:table-cell>
          <table:table-cell table:number-columns-repeated="5"/>
          <table:table-cell table:formula="oooc:=([.B788]*2/[.$E$769])^(1/2)" office:value-type="float" office:value="1.3493387606418">
            <text:p>1,3493</text:p>
          </table:table-cell>
          <table:table-cell table:formula="oooc:=[.E585]/([.$E$769]*(2*3.1416/60*[.B688])^2*(0.045*2.5)^4)" office:value-type="float" office:value="0.00292508260507921">
            <text:p>0,0029</text:p>
          </table:table-cell>
          <table:table-cell table:formula="oooc:=ABS([.C585])/([.$E$769]*(2*3.1416/60*[.B688])^2*(0.045*2.5)^5)" office:value-type="float" office:value="0.000186951632111953">
            <text:p>0,0002</text:p>
          </table:table-cell>
          <table:table-cell table:formula="oooc:=[.H788]/(2*3.1416/60*[.B688]*(0.045*2.5))" office:value-type="float" office:value="0.0109776399419731">
            <text:p>0,01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.0657227">
            <text:p>1,0657</text:p>
          </table:table-cell>
          <table:table-cell table:number-columns-repeated="5"/>
          <table:table-cell table:formula="oooc:=([.B789]*2/[.$E$769])^(1/2)" office:value-type="float" office:value="1.35675637200668">
            <text:p>1,3568</text:p>
          </table:table-cell>
          <table:table-cell table:formula="oooc:=[.E586]/([.$E$769]*(2*3.1416/60*[.B689])^2*(0.045*2.5)^4)" office:value-type="float" office:value="0.00291650893241706">
            <text:p>0,0029</text:p>
          </table:table-cell>
          <table:table-cell table:formula="oooc:=ABS([.C586])/([.$E$769]*(2*3.1416/60*[.B689])^2*(0.045*2.5)^5)" office:value-type="float" office:value="0.000181117392874141">
            <text:p>0,0002</text:p>
          </table:table-cell>
          <table:table-cell table:formula="oooc:=[.H789]/(2*3.1416/60*[.B689]*(0.045*2.5))" office:value-type="float" office:value="0.0110820911676847">
            <text:p>0,011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.00009763">
            <text:p>1,0001</text:p>
          </table:table-cell>
          <table:table-cell table:number-columns-repeated="5"/>
          <table:table-cell table:formula="oooc:=([.B790]*2/[.$E$769])^(1/2)" office:value-type="float" office:value="1.31431952840658">
            <text:p>1,3143</text:p>
          </table:table-cell>
          <table:table-cell table:formula="oooc:=[.E587]/([.$E$769]*(2*3.1416/60*[.B690])^2*(0.045*2.5)^4)" office:value-type="float" office:value="0.00296698530625176">
            <text:p>0,003</text:p>
          </table:table-cell>
          <table:table-cell table:formula="oooc:=ABS([.C587])/([.$E$769]*(2*3.1416/60*[.B690])^2*(0.045*2.5)^5)" office:value-type="float" office:value="0.000178709669288518">
            <text:p>0,0002</text:p>
          </table:table-cell>
          <table:table-cell table:formula="oooc:=[.H790]/(2*3.1416/60*[.B690]*(0.045*2.5))" office:value-type="float" office:value="0.0107336279639527">
            <text:p>0,010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.04794919">
            <text:p>1,0479</text:p>
          </table:table-cell>
          <table:table-cell table:number-columns-repeated="5"/>
          <table:table-cell table:formula="oooc:=([.B791]*2/[.$E$769])^(1/2)" office:value-type="float" office:value="1.3453952030213">
            <text:p>1,3454</text:p>
          </table:table-cell>
          <table:table-cell table:formula="oooc:=[.E588]/([.$E$769]*(2*3.1416/60*[.B691])^2*(0.045*2.5)^4)" office:value-type="float" office:value="0.00293627683943015">
            <text:p>0,0029</text:p>
          </table:table-cell>
          <table:table-cell table:formula="oooc:=ABS([.C588])/([.$E$769]*(2*3.1416/60*[.B691])^2*(0.045*2.5)^5)" office:value-type="float" office:value="0.000179860038962425">
            <text:p>0,0002</text:p>
          </table:table-cell>
          <table:table-cell table:formula="oooc:=[.H791]/(2*3.1416/60*[.B691]*(0.045*2.5))" office:value-type="float" office:value="0.010989436838253">
            <text:p>0,01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.07939458">
            <text:p>1,0794</text:p>
          </table:table-cell>
          <table:table-cell table:number-columns-repeated="5"/>
          <table:table-cell table:formula="oooc:=([.B792]*2/[.$E$769])^(1/2)" office:value-type="float" office:value="1.36543137605873">
            <text:p>1,3654</text:p>
          </table:table-cell>
          <table:table-cell table:formula="oooc:=[.E589]/([.$E$769]*(2*3.1416/60*[.B692])^2*(0.045*2.5)^4)" office:value-type="float" office:value="0.0029349816841573">
            <text:p>0,0029</text:p>
          </table:table-cell>
          <table:table-cell table:formula="oooc:=ABS([.C589])/([.$E$769]*(2*3.1416/60*[.B692])^2*(0.045*2.5)^5)" office:value-type="float" office:value="0.000173434184105654">
            <text:p>0,0002</text:p>
          </table:table-cell>
          <table:table-cell table:formula="oooc:=[.H792]/(2*3.1416/60*[.B692]*(0.045*2.5))" office:value-type="float" office:value="0.0111148045340239">
            <text:p>0,011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.03564453">
            <text:p>1,0356</text:p>
          </table:table-cell>
          <table:table-cell table:number-columns-repeated="5"/>
          <table:table-cell table:formula="oooc:=([.B793]*2/[.$E$769])^(1/2)" office:value-type="float" office:value="1.33747329573897">
            <text:p>1,3375</text:p>
          </table:table-cell>
          <table:table-cell table:formula="oooc:=[.E590]/([.$E$769]*(2*3.1416/60*[.B693])^2*(0.045*2.5)^4)" office:value-type="float" office:value="0.00298611359812124">
            <text:p>0,003</text:p>
          </table:table-cell>
          <table:table-cell table:formula="oooc:=ABS([.C590])/([.$E$769]*(2*3.1416/60*[.B693])^2*(0.045*2.5)^5)" office:value-type="float" office:value="0.000184824689017629">
            <text:p>0,0002</text:p>
          </table:table-cell>
          <table:table-cell table:formula="oooc:=[.H793]/(2*3.1416/60*[.B693]*(0.045*2.5))" office:value-type="float" office:value="0.0109254479301895">
            <text:p>0,010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.0746094">
            <text:p>1,0746</text:p>
          </table:table-cell>
          <table:table-cell table:number-columns-repeated="5"/>
          <table:table-cell table:formula="oooc:=([.B794]*2/[.$E$769])^(1/2)" office:value-type="float" office:value="1.36240139397867">
            <text:p>1,3624</text:p>
          </table:table-cell>
          <table:table-cell table:formula="oooc:=[.E591]/([.$E$769]*(2*3.1416/60*[.B694])^2*(0.045*2.5)^4)" office:value-type="float" office:value="0.00296163012653892">
            <text:p>0,003</text:p>
          </table:table-cell>
          <table:table-cell table:formula="oooc:=ABS([.C591])/([.$E$769]*(2*3.1416/60*[.B694])^2*(0.045*2.5)^5)" office:value-type="float" office:value="0.000179890567373387">
            <text:p>0,0002</text:p>
          </table:table-cell>
          <table:table-cell table:formula="oooc:=[.H794]/(2*3.1416/60*[.B694]*(0.045*2.5))" office:value-type="float" office:value="0.0111650905274419">
            <text:p>0,011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09033203">
            <text:p>1,0903</text:p>
          </table:table-cell>
          <table:table-cell table:number-columns-repeated="5"/>
          <table:table-cell table:formula="oooc:=([.B795]*2/[.$E$769])^(1/2)" office:value-type="float" office:value="1.37233186265171">
            <text:p>1,3723</text:p>
          </table:table-cell>
          <table:table-cell table:formula="oooc:=[.E592]/([.$E$769]*(2*3.1416/60*[.B695])^2*(0.045*2.5)^4)" office:value-type="float" office:value="0.00286939313547096">
            <text:p>0,0029</text:p>
          </table:table-cell>
          <table:table-cell table:formula="oooc:=ABS([.C592])/([.$E$769]*(2*3.1416/60*[.B695])^2*(0.045*2.5)^5)" office:value-type="float" office:value="0.000181450594527965">
            <text:p>0,0002</text:p>
          </table:table-cell>
          <table:table-cell table:formula="oooc:=[.H795]/(2*3.1416/60*[.B695]*(0.045*2.5))" office:value-type="float" office:value="0.011128848455823">
            <text:p>0,011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.10605466">
            <text:p>1,1061</text:p>
          </table:table-cell>
          <table:table-cell table:number-columns-repeated="5"/>
          <table:table-cell table:formula="oooc:=([.B796]*2/[.$E$769])^(1/2)" office:value-type="float" office:value="1.38219098686947">
            <text:p>1,3822</text:p>
          </table:table-cell>
          <table:table-cell table:formula="oooc:=[.E593]/([.$E$769]*(2*3.1416/60*[.B696])^2*(0.045*2.5)^4)" office:value-type="float" office:value="0.00292005104872523">
            <text:p>0,0029</text:p>
          </table:table-cell>
          <table:table-cell table:formula="oooc:=ABS([.C593])/([.$E$769]*(2*3.1416/60*[.B696])^2*(0.045*2.5)^5)" office:value-type="float" office:value="0.000178368050752321">
            <text:p>0,0002</text:p>
          </table:table-cell>
          <table:table-cell table:formula="oooc:=[.H796]/(2*3.1416/60*[.B696]*(0.045*2.5))" office:value-type="float" office:value="0.0111712998777594">
            <text:p>0,011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.03974605">
            <text:p>1,0397</text:p>
          </table:table-cell>
          <table:table-cell table:number-columns-repeated="5"/>
          <table:table-cell table:formula="oooc:=([.B797]*2/[.$E$769])^(1/2)" office:value-type="float" office:value="1.34011911326515">
            <text:p>1,3401</text:p>
          </table:table-cell>
          <table:table-cell table:formula="oooc:=[.E594]/([.$E$769]*(2*3.1416/60*[.B697])^2*(0.045*2.5)^4)" office:value-type="float" office:value="0.00299597629795088">
            <text:p>0,003</text:p>
          </table:table-cell>
          <table:table-cell table:formula="oooc:=ABS([.C594])/([.$E$769]*(2*3.1416/60*[.B697])^2*(0.045*2.5)^5)" office:value-type="float" office:value="0.000172227325666272">
            <text:p>0,0002</text:p>
          </table:table-cell>
          <table:table-cell table:formula="oooc:=[.H797]/(2*3.1416/60*[.B697]*(0.045*2.5))" office:value-type="float" office:value="0.0109689151268683">
            <text:p>0,01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.05205083">
            <text:p>1,0521</text:p>
          </table:table-cell>
          <table:table-cell table:number-columns-repeated="5"/>
          <table:table-cell table:formula="oooc:=([.B798]*2/[.$E$769])^(1/2)" office:value-type="float" office:value="1.34802554890792">
            <text:p>1,348</text:p>
          </table:table-cell>
          <table:table-cell table:formula="oooc:=[.E595]/([.$E$769]*(2*3.1416/60*[.B698])^2*(0.045*2.5)^4)" office:value-type="float" office:value="0.00293167196511427">
            <text:p>0,0029</text:p>
          </table:table-cell>
          <table:table-cell table:formula="oooc:=ABS([.C595])/([.$E$769]*(2*3.1416/60*[.B698])^2*(0.045*2.5)^5)" office:value-type="float" office:value="0.000152933452085146">
            <text:p>0,0002</text:p>
          </table:table-cell>
          <table:table-cell table:formula="oooc:=[.H798]/(2*3.1416/60*[.B698]*(0.045*2.5))" office:value-type="float" office:value="0.0109251531048633">
            <text:p>0,010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.04111326">
            <text:p>1,0411</text:p>
          </table:table-cell>
          <table:table-cell table:number-columns-repeated="5"/>
          <table:table-cell table:formula="oooc:=([.B799]*2/[.$E$769])^(1/2)" office:value-type="float" office:value="1.34099991600035">
            <text:p>1,341</text:p>
          </table:table-cell>
          <table:table-cell table:formula="oooc:=[.E596]/([.$E$769]*(2*3.1416/60*[.B699])^2*(0.045*2.5)^4)" office:value-type="float" office:value="0.00296051997853122">
            <text:p>0,003</text:p>
          </table:table-cell>
          <table:table-cell table:formula="oooc:=ABS([.C596])/([.$E$769]*(2*3.1416/60*[.B699])^2*(0.045*2.5)^5)" office:value-type="float" office:value="0.000142950453342496">
            <text:p>0,0001</text:p>
          </table:table-cell>
          <table:table-cell table:formula="oooc:=[.H799]/(2*3.1416/60*[.B699]*(0.045*2.5))" office:value-type="float" office:value="0.0107768520021047">
            <text:p>0,010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.05205083">
            <text:p>1,0521</text:p>
          </table:table-cell>
          <table:table-cell table:number-columns-repeated="5"/>
          <table:table-cell table:formula="oooc:=([.B800]*2/[.$E$769])^(1/2)" office:value-type="float" office:value="1.34802554890792">
            <text:p>1,348</text:p>
          </table:table-cell>
          <table:table-cell table:formula="oooc:=[.E597]/([.$E$769]*(2*3.1416/60*[.B700])^2*(0.045*2.5)^4)" office:value-type="float" office:value="0.00305898858606905">
            <text:p>0,0031</text:p>
          </table:table-cell>
          <table:table-cell table:formula="oooc:=ABS([.C597])/([.$E$769]*(2*3.1416/60*[.B700])^2*(0.045*2.5)^5)" office:value-type="float" office:value="0.000152574463453474">
            <text:p>0,0002</text:p>
          </table:table-cell>
          <table:table-cell table:formula="oooc:=[.H800]/(2*3.1416/60*[.B700]*(0.045*2.5))" office:value-type="float" office:value="0.0109687426059875">
            <text:p>0,01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.04453123">
            <text:p>1,0445</text:p>
          </table:table-cell>
          <table:table-cell table:number-columns-repeated="5"/>
          <table:table-cell table:formula="oooc:=([.B801]*2/[.$E$769])^(1/2)" office:value-type="float" office:value="1.3431993605378">
            <text:p>1,3432</text:p>
          </table:table-cell>
          <table:table-cell table:formula="oooc:=[.E598]/([.$E$769]*(2*3.1416/60*[.B701])^2*(0.045*2.5)^4)" office:value-type="float" office:value="0.00304893544007274">
            <text:p>0,003</text:p>
          </table:table-cell>
          <table:table-cell table:formula="oooc:=ABS([.C598])/([.$E$769]*(2*3.1416/60*[.B701])^2*(0.045*2.5)^5)" office:value-type="float" office:value="0.000153089644651291">
            <text:p>0,0002</text:p>
          </table:table-cell>
          <table:table-cell table:formula="oooc:=[.H801]/(2*3.1416/60*[.B701]*(0.045*2.5))" office:value-type="float" office:value="0.0108556930209974">
            <text:p>0,010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.03291011">
            <text:p>1,0329</text:p>
          </table:table-cell>
          <table:table-cell table:number-columns-repeated="5"/>
          <table:table-cell table:formula="oooc:=([.B802]*2/[.$E$769])^(1/2)" office:value-type="float" office:value="1.33570645834559">
            <text:p>1,3357</text:p>
          </table:table-cell>
          <table:table-cell table:formula="oooc:=[.E599]/([.$E$769]*(2*3.1416/60*[.B702])^2*(0.045*2.5)^4)" office:value-type="float" office:value="0.00312904300872951">
            <text:p>0,0031</text:p>
          </table:table-cell>
          <table:table-cell table:formula="oooc:=ABS([.C599])/([.$E$769]*(2*3.1416/60*[.B702])^2*(0.045*2.5)^5)" office:value-type="float" office:value="0.000163730737971923">
            <text:p>0,0002</text:p>
          </table:table-cell>
          <table:table-cell table:formula="oooc:=[.H802]/(2*3.1416/60*[.B702]*(0.045*2.5))" office:value-type="float" office:value="0.0109336004967478">
            <text:p>0,010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.04248047">
            <text:p>1,0425</text:p>
          </table:table-cell>
          <table:table-cell table:number-columns-repeated="5"/>
          <table:table-cell table:formula="oooc:=([.B803]*2/[.$E$769])^(1/2)" office:value-type="float" office:value="1.3418801405816">
            <text:p>1,3419</text:p>
          </table:table-cell>
          <table:table-cell table:formula="oooc:=[.E600]/([.$E$769]*(2*3.1416/60*[.B703])^2*(0.045*2.5)^4)" office:value-type="float" office:value="0.00302712953112465">
            <text:p>0,003</text:p>
          </table:table-cell>
          <table:table-cell table:formula="oooc:=ABS([.C600])/([.$E$769]*(2*3.1416/60*[.B703])^2*(0.045*2.5)^5)" office:value-type="float" office:value="0.000157323638790598">
            <text:p>0,0002</text:p>
          </table:table-cell>
          <table:table-cell table:formula="oooc:=[.H803]/(2*3.1416/60*[.B703]*(0.045*2.5))" office:value-type="float" office:value="0.0108928167692469">
            <text:p>0,010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.04658198">
            <text:p>1,0466</text:p>
          </table:table-cell>
          <table:table-cell table:number-columns-repeated="5"/>
          <table:table-cell table:formula="oooc:=([.B804]*2/[.$E$769])^(1/2)" office:value-type="float" office:value="1.34451727967265">
            <text:p>1,3445</text:p>
          </table:table-cell>
          <table:table-cell table:formula="oooc:=[.E601]/([.$E$769]*(2*3.1416/60*[.B704])^2*(0.045*2.5)^4)" office:value-type="float" office:value="0.00326965209531897">
            <text:p>0,0033</text:p>
          </table:table-cell>
          <table:table-cell table:formula="oooc:=ABS([.C601])/([.$E$769]*(2*3.1416/60*[.B704])^2*(0.045*2.5)^5)" office:value-type="float" office:value="0.000175414288377243">
            <text:p>0,0002</text:p>
          </table:table-cell>
          <table:table-cell table:formula="oooc:=[.H804]/(2*3.1416/60*[.B704]*(0.045*2.5))" office:value-type="float" office:value="0.011118133619383">
            <text:p>0,0111</text:p>
          </table:table-cell>
        </table:table-row>
        <table:table-row table:style-name="ro1">
          <table:table-cell office:value-type="float" office:value="90">
            <text:p>90</text:p>
            <draw:frame table:end-cell-address="Feuille1.F827" table:end-x="0.782cm" table:end-y="0.454cm" draw:z-index="10" svg:width="12.071cm" svg:height="10.387cm" svg:x="0cm" svg:y="0.001cm">
              <draw:object draw:notify-on-update-of-ranges="Feuille1.A710:Feuille1.A805 Feuille1.I710:Feuille1.I805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office:value-type="float" office:value="1.05478513">
            <text:p>1,0548</text:p>
          </table:table-cell>
          <table:table-cell table:number-columns-repeated="5"/>
          <table:table-cell table:formula="oooc:=([.B805]*2/[.$E$769])^(1/2)" office:value-type="float" office:value="1.349776184108">
            <text:p>1,3498</text:p>
          </table:table-cell>
          <table:table-cell table:formula="oooc:=[.E602]/([.$E$769]*(2*3.1416/60*[.B705])^2*(0.045*2.5)^4)" office:value-type="float" office:value="0.00306279031812707">
            <text:p>0,0031</text:p>
          </table:table-cell>
          <table:table-cell table:formula="oooc:=ABS([.C602])/([.$E$769]*(2*3.1416/60*[.B705])^2*(0.045*2.5)^5)" office:value-type="float" office:value="0.000160849429943934">
            <text:p>0,0002</text:p>
          </table:table-cell>
          <table:table-cell table:formula="oooc:=[.H805]/(2*3.1416/60*[.B705]*(0.045*2.5))" office:value-type="float" office:value="0.0109411163304346">
            <text:p>0,0109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3">03/12/2006</text:date>, <text:time>16:2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20T22:20:43</meta:creation-date>
    <dc:date>2006-12-03T16:23:42</dc:date>
    <dc:language>fr-FR</dc:language>
    <meta:editing-cycles>11</meta:editing-cycles>
    <meta:editing-duration>PT1H28M30S</meta:editing-duration>
    <meta:user-defined meta:name="Info 1"/>
    <meta:user-defined meta:name="Info 2"/>
    <meta:user-defined meta:name="Info 3"/>
    <meta:user-defined meta:name="Info 4"/>
    <meta:document-statistic meta:table-count="3" meta:cell-count="278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7000007629395pt" style:font-family-asian="'Lucida Sans Unicode'" style:font-family-generic-asian="system" style:font-pitch-asian="variable" style:font-size-asian="21.7000007629395pt" style:font-family-complex="Tahoma" style:font-family-generic-complex="system" style:font-pitch-complex="variable" style:font-size-complex="21.7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492cm" svg:height="11.664cm" chart:class="chart:scatter" chart:style-name="ch1">
        <chart:title svg:x="7.85cm" svg:y="0.232cm" chart:style-name="ch2">
          <text:p>Trainée droite</text:p>
        </chart:title>
        <chart:legend chart:legend-position="end" svg:x="17.879cm" svg:y="5.504cm" chart:style-name="ch3"/>
        <chart:plot-area chart:style-name="ch4" table:cell-range-address="Feuille1.$A$1:.$B$96" chart:table-number-list="0" svg:x="0.408cm" svg:y="1.569cm" svg:width="16.656cm" svg:height="9.863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-5">
                <text:p>-5</text:p>
              </table:table-cell>
              <table:table-cell office:value-type="float" office:value="-0.33213868">
                <text:p>-0.33213868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-4">
                <text:p>-4</text:p>
              </table:table-cell>
              <table:table-cell office:value-type="float" office:value="-0.33373117">
                <text:p>-0.33373117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-3">
                <text:p>-3</text:p>
              </table:table-cell>
              <table:table-cell office:value-type="float" office:value="-0.33136713">
                <text:p>-0.33136713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-2">
                <text:p>-2</text:p>
              </table:table-cell>
              <table:table-cell office:value-type="float" office:value="-0.32752001">
                <text:p>-0.32752001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-1">
                <text:p>-1</text:p>
              </table:table-cell>
              <table:table-cell office:value-type="float" office:value="-0.3223982">
                <text:p>-0.322398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-0.3155156">
                <text:p>-0.3155156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">
                <text:p>1</text:p>
              </table:table-cell>
              <table:table-cell office:value-type="float" office:value="-0.30846315">
                <text:p>-0.30846315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2">
                <text:p>2</text:p>
              </table:table-cell>
              <table:table-cell office:value-type="float" office:value="-0.30696201">
                <text:p>-0.30696201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3">
                <text:p>3</text:p>
              </table:table-cell>
              <table:table-cell office:value-type="float" office:value="-0.30958624">
                <text:p>-0.30958624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4">
                <text:p>4</text:p>
              </table:table-cell>
              <table:table-cell office:value-type="float" office:value="-0.31055372">
                <text:p>-0.31055372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5">
                <text:p>5</text:p>
              </table:table-cell>
              <table:table-cell office:value-type="float" office:value="-0.31010657">
                <text:p>-0.3101065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">
                <text:p>6</text:p>
              </table:table-cell>
              <table:table-cell office:value-type="float" office:value="-0.30772415">
                <text:p>-0.3077241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7">
                <text:p>7</text:p>
              </table:table-cell>
              <table:table-cell office:value-type="float" office:value="-0.30268802">
                <text:p>-0.30268802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8">
                <text:p>8</text:p>
              </table:table-cell>
              <table:table-cell office:value-type="float" office:value="-0.29912676">
                <text:p>-0.29912676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9">
                <text:p>9</text:p>
              </table:table-cell>
              <table:table-cell office:value-type="float" office:value="-0.2985861">
                <text:p>-0.2985861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0">
                <text:p>10</text:p>
              </table:table-cell>
              <table:table-cell office:value-type="float" office:value="-0.29995697">
                <text:p>-0.29995697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1">
                <text:p>11</text:p>
              </table:table-cell>
              <table:table-cell office:value-type="float" office:value="-0.29747437">
                <text:p>-0.29747437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2">
                <text:p>12</text:p>
              </table:table-cell>
              <table:table-cell office:value-type="float" office:value="-0.29696264">
                <text:p>-0.2969626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3">
                <text:p>13</text:p>
              </table:table-cell>
              <table:table-cell office:value-type="float" office:value="-0.29484034">
                <text:p>-0.29484034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4">
                <text:p>14</text:p>
              </table:table-cell>
              <table:table-cell office:value-type="float" office:value="-0.29341707">
                <text:p>-0.29341707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5">
                <text:p>15</text:p>
              </table:table-cell>
              <table:table-cell office:value-type="float" office:value="-0.28973532">
                <text:p>-0.28973532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6">
                <text:p>16</text:p>
              </table:table-cell>
              <table:table-cell office:value-type="float" office:value="-0.28753267">
                <text:p>-0.28753267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7">
                <text:p>17</text:p>
              </table:table-cell>
              <table:table-cell office:value-type="float" office:value="-0.28651126">
                <text:p>-0.28651126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8">
                <text:p>18</text:p>
              </table:table-cell>
              <table:table-cell office:value-type="float" office:value="-0.28156169">
                <text:p>-0.28156169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9">
                <text:p>19</text:p>
              </table:table-cell>
              <table:table-cell office:value-type="float" office:value="-0.27917768">
                <text:p>-0.27917768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0">
                <text:p>20</text:p>
              </table:table-cell>
              <table:table-cell office:value-type="float" office:value="-0.27714563">
                <text:p>-0.27714563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1">
                <text:p>21</text:p>
              </table:table-cell>
              <table:table-cell office:value-type="float" office:value="-0.27266784">
                <text:p>-0.27266784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2">
                <text:p>22</text:p>
              </table:table-cell>
              <table:table-cell office:value-type="float" office:value="-0.2698125">
                <text:p>-0.2698125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3">
                <text:p>23</text:p>
              </table:table-cell>
              <table:table-cell office:value-type="float" office:value="-0.26674946">
                <text:p>-0.26674946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4">
                <text:p>24</text:p>
              </table:table-cell>
              <table:table-cell office:value-type="float" office:value="-0.26493831">
                <text:p>-0.26493831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25">
                <text:p>25</text:p>
              </table:table-cell>
              <table:table-cell office:value-type="float" office:value="-0.26304369">
                <text:p>-0.26304369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26">
                <text:p>26</text:p>
              </table:table-cell>
              <table:table-cell office:value-type="float" office:value="-0.25881321">
                <text:p>-0.25881321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27">
                <text:p>27</text:p>
              </table:table-cell>
              <table:table-cell office:value-type="float" office:value="-0.25859827">
                <text:p>-0.25859827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28">
                <text:p>28</text:p>
              </table:table-cell>
              <table:table-cell office:value-type="float" office:value="-0.25725831">
                <text:p>-0.25725831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9">
                <text:p>29</text:p>
              </table:table-cell>
              <table:table-cell office:value-type="float" office:value="-0.25510396">
                <text:p>-0.25510396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0">
                <text:p>30</text:p>
              </table:table-cell>
              <table:table-cell office:value-type="float" office:value="-0.25082895">
                <text:p>-0.25082895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31">
                <text:p>31</text:p>
              </table:table-cell>
              <table:table-cell office:value-type="float" office:value="-0.25447784">
                <text:p>-0.25447784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2">
                <text:p>32</text:p>
              </table:table-cell>
              <table:table-cell office:value-type="float" office:value="-0.25126149">
                <text:p>-0.25126149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3">
                <text:p>33</text:p>
              </table:table-cell>
              <table:table-cell office:value-type="float" office:value="-0.24333783">
                <text:p>-0.24333783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34">
                <text:p>34</text:p>
              </table:table-cell>
              <table:table-cell office:value-type="float" office:value="-0.23584603">
                <text:p>-0.23584603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35">
                <text:p>35</text:p>
              </table:table-cell>
              <table:table-cell office:value-type="float" office:value="-0.22937568">
                <text:p>-0.22937568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36">
                <text:p>36</text:p>
              </table:table-cell>
              <table:table-cell office:value-type="float" office:value="-0.22369534">
                <text:p>-0.22369534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37">
                <text:p>37</text:p>
              </table:table-cell>
              <table:table-cell office:value-type="float" office:value="-0.21003258">
                <text:p>-0.21003258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38">
                <text:p>38</text:p>
              </table:table-cell>
              <table:table-cell office:value-type="float" office:value="-0.20320253">
                <text:p>-0.20320253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39">
                <text:p>39</text:p>
              </table:table-cell>
              <table:table-cell office:value-type="float" office:value="-0.19465277">
                <text:p>-0.19465277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0">
                <text:p>40</text:p>
              </table:table-cell>
              <table:table-cell office:value-type="float" office:value="-0.18887994">
                <text:p>-0.18887994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41">
                <text:p>41</text:p>
              </table:table-cell>
              <table:table-cell office:value-type="float" office:value="-0.18769841">
                <text:p>-0.18769841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42">
                <text:p>42</text:p>
              </table:table-cell>
              <table:table-cell office:value-type="float" office:value="-0.18182209">
                <text:p>-0.18182209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43">
                <text:p>43</text:p>
              </table:table-cell>
              <table:table-cell office:value-type="float" office:value="-0.17747824">
                <text:p>-0.17747824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44">
                <text:p>44</text:p>
              </table:table-cell>
              <table:table-cell office:value-type="float" office:value="-0.17155223">
                <text:p>-0.17155223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45">
                <text:p>45</text:p>
              </table:table-cell>
              <table:table-cell office:value-type="float" office:value="-0.16890057">
                <text:p>-0.16890057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46">
                <text:p>46</text:p>
              </table:table-cell>
              <table:table-cell office:value-type="float" office:value="-0.16298179">
                <text:p>-0.16298179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47">
                <text:p>47</text:p>
              </table:table-cell>
              <table:table-cell office:value-type="float" office:value="-0.15477919">
                <text:p>-0.15477919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48">
                <text:p>48</text:p>
              </table:table-cell>
              <table:table-cell office:value-type="float" office:value="-0.14898927">
                <text:p>-0.14898927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49">
                <text:p>49</text:p>
              </table:table-cell>
              <table:table-cell office:value-type="float" office:value="-0.13948574">
                <text:p>-0.13948574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50">
                <text:p>50</text:p>
              </table:table-cell>
              <table:table-cell office:value-type="float" office:value="-0.13228671">
                <text:p>-0.13228671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51">
                <text:p>51</text:p>
              </table:table-cell>
              <table:table-cell office:value-type="float" office:value="-0.12772793">
                <text:p>-0.12772793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52">
                <text:p>52</text:p>
              </table:table-cell>
              <table:table-cell office:value-type="float" office:value="-0.12383396">
                <text:p>-0.12383396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53">
                <text:p>53</text:p>
              </table:table-cell>
              <table:table-cell office:value-type="float" office:value="-0.11315321">
                <text:p>-0.11315321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54">
                <text:p>54</text:p>
              </table:table-cell>
              <table:table-cell office:value-type="float" office:value="-0.10301693">
                <text:p>-0.10301693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55">
                <text:p>55</text:p>
              </table:table-cell>
              <table:table-cell office:value-type="float" office:value="-0.09504093">
                <text:p>-0.09504093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56">
                <text:p>56</text:p>
              </table:table-cell>
              <table:table-cell office:value-type="float" office:value="-0.08725386">
                <text:p>-0.08725386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57">
                <text:p>57</text:p>
              </table:table-cell>
              <table:table-cell office:value-type="float" office:value="-0.07824405">
                <text:p>-0.07824405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58">
                <text:p>58</text:p>
              </table:table-cell>
              <table:table-cell office:value-type="float" office:value="-0.07121938">
                <text:p>-0.07121938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59">
                <text:p>59</text:p>
              </table:table-cell>
              <table:table-cell office:value-type="float" office:value="-0.0639267">
                <text:p>-0.0639267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0">
                <text:p>60</text:p>
              </table:table-cell>
              <table:table-cell office:value-type="float" office:value="-0.05716929">
                <text:p>-0.05716929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1">
                <text:p>61</text:p>
              </table:table-cell>
              <table:table-cell office:value-type="float" office:value="-0.05133725">
                <text:p>-0.05133725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2">
                <text:p>62</text:p>
              </table:table-cell>
              <table:table-cell office:value-type="float" office:value="-0.05613253">
                <text:p>-0.05613253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3">
                <text:p>63</text:p>
              </table:table-cell>
              <table:table-cell office:value-type="float" office:value="-0.05227527">
                <text:p>-0.05227527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4">
                <text:p>64</text:p>
              </table:table-cell>
              <table:table-cell office:value-type="float" office:value="-0.04680373">
                <text:p>-0.04680373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5">
                <text:p>65</text:p>
              </table:table-cell>
              <table:table-cell office:value-type="float" office:value="-0.04151811">
                <text:p>-0.04151811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6">
                <text:p>66</text:p>
              </table:table-cell>
              <table:table-cell office:value-type="float" office:value="-0.0351394">
                <text:p>-0.0351394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7">
                <text:p>67</text:p>
              </table:table-cell>
              <table:table-cell office:value-type="float" office:value="-0.03412876">
                <text:p>-0.03412876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8">
                <text:p>68</text:p>
              </table:table-cell>
              <table:table-cell office:value-type="float" office:value="-0.03841305">
                <text:p>-0.03841305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9">
                <text:p>69</text:p>
              </table:table-cell>
              <table:table-cell office:value-type="float" office:value="-0.03578083">
                <text:p>-0.03578083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70">
                <text:p>70</text:p>
              </table:table-cell>
              <table:table-cell office:value-type="float" office:value="-0.03253455">
                <text:p>-0.03253455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71">
                <text:p>71</text:p>
              </table:table-cell>
              <table:table-cell office:value-type="float" office:value="-0.02077816">
                <text:p>-0.02077816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72">
                <text:p>72</text:p>
              </table:table-cell>
              <table:table-cell office:value-type="float" office:value="-0.02024435">
                <text:p>-0.02024435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73">
                <text:p>73</text:p>
              </table:table-cell>
              <table:table-cell office:value-type="float" office:value="-0.02353305">
                <text:p>-0.02353305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74">
                <text:p>74</text:p>
              </table:table-cell>
              <table:table-cell office:value-type="float" office:value="-0.01778553">
                <text:p>-0.01778553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75">
                <text:p>75</text:p>
              </table:table-cell>
              <table:table-cell office:value-type="float" office:value="-0.0144353">
                <text:p>-0.0144353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76">
                <text:p>76</text:p>
              </table:table-cell>
              <table:table-cell office:value-type="float" office:value="-0.01147946">
                <text:p>-0.01147946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77">
                <text:p>77</text:p>
              </table:table-cell>
              <table:table-cell office:value-type="float" office:value="-0.00625712">
                <text:p>-0.00625712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78">
                <text:p>78</text:p>
              </table:table-cell>
              <table:table-cell office:value-type="float" office:value="0.00130920999999999">
                <text:p>0.00130920999999999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79">
                <text:p>79</text:p>
              </table:table-cell>
              <table:table-cell office:value-type="float" office:value="0.00551118999999999">
                <text:p>0.00551118999999999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80">
                <text:p>80</text:p>
              </table:table-cell>
              <table:table-cell office:value-type="float" office:value="0.00525115999999999">
                <text:p>0.00525115999999999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81">
                <text:p>81</text:p>
              </table:table-cell>
              <table:table-cell office:value-type="float" office:value="0.00957236999999999">
                <text:p>0.00957236999999999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82">
                <text:p>82</text:p>
              </table:table-cell>
              <table:table-cell office:value-type="float" office:value="0.00323930999999999">
                <text:p>0.00323930999999999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83">
                <text:p>83</text:p>
              </table:table-cell>
              <table:table-cell office:value-type="float" office:value="0.00473022999999999">
                <text:p>0.00473022999999999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84">
                <text:p>84</text:p>
              </table:table-cell>
              <table:table-cell office:value-type="float" office:value="0.00419072999999999">
                <text:p>0.00419072999999999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85">
                <text:p>85</text:p>
              </table:table-cell>
              <table:table-cell office:value-type="float" office:value="0.01196425">
                <text:p>0.01196425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86">
                <text:p>86</text:p>
              </table:table-cell>
              <table:table-cell office:value-type="float" office:value="0.01925468">
                <text:p>0.01925468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87">
                <text:p>87</text:p>
              </table:table-cell>
              <table:table-cell office:value-type="float" office:value="0.01493602">
                <text:p>0.01493602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88">
                <text:p>88</text:p>
              </table:table-cell>
              <table:table-cell office:value-type="float" office:value="0.02053438">
                <text:p>0.02053438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89">
                <text:p>89</text:p>
              </table:table-cell>
              <table:table-cell office:value-type="float" office:value="0.03315615">
                <text:p>0.03315615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90">
                <text:p>90</text:p>
              </table:table-cell>
              <table:table-cell office:value-type="float" office:value="0.02918905">
                <text:p>0.0291890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126cm" svg:y="0.14cm" chart:style-name="ch2">
          <text:p>Portance</text:p>
        </chart:title>
        <chart:legend chart:legend-position="end" svg:x="6.543cm" svg:y="3.298cm" chart:style-name="ch3"/>
        <chart:plot-area chart:style-name="ch4" table:cell-range-address="Feuille1.$A$507:.$A$602 Feuille1.$F$507:.$F$602" chart:table-number-list="0 0" svg:x="0.006cm" svg:y="0.923cm" svg:width="6.064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149753410969094">
                <text:p>0.149753410969094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059245954315488">
                <text:p>0.059245954315488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0912032174507504">
                <text:p>0.0912032174507504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0612673662110211">
                <text:p>0.0612673662110211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0940168038220252">
                <text:p>0.0940168038220252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16079305">
                <text:p>0.16079305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114364603034889">
                <text:p>0.114364603034889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139309548503558">
                <text:p>0.139309548503558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131173868369031">
                <text:p>0.131173868369031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102064891376351">
                <text:p>0.102064891376351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121242340283033">
                <text:p>0.121242340283033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123524362373457">
                <text:p>0.123524362373457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125715501914774">
                <text:p>0.125715501914774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116415017465436">
                <text:p>0.116415017465436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116256897954985">
                <text:p>0.116256897954985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116183871801981">
                <text:p>0.116183871801981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116429997792499">
                <text:p>0.116429997792499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119454134835629">
                <text:p>0.119454134835629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120846679575475">
                <text:p>0.120846679575475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122881145923775">
                <text:p>0.122881145923775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122735641789264">
                <text:p>0.122735641789264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123698700207511">
                <text:p>0.123698700207511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12424147379233">
                <text:p>0.12424147379233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125220753425205">
                <text:p>0.125220753425205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12789518437352">
                <text:p>0.12789518437352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128560302607376">
                <text:p>0.128560302607376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128345173721458">
                <text:p>0.128345173721458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129913390667502">
                <text:p>0.129913390667502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131534474409093">
                <text:p>0.131534474409093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131895515333152">
                <text:p>0.131895515333152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133863657151086">
                <text:p>0.133863657151086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133379980147008">
                <text:p>0.133379980147008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138054369663163">
                <text:p>0.138054369663163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139963850423393">
                <text:p>0.139963850423393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140775591182581">
                <text:p>0.140775591182581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14706786353389">
                <text:p>0.14706786353389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148588342785762">
                <text:p>0.148588342785762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157099133338939">
                <text:p>0.157099133338939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16009382883447">
                <text:p>0.16009382883447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157022302397773">
                <text:p>0.157022302397773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157119516768294">
                <text:p>0.157119516768294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154453226898861">
                <text:p>0.154453226898861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147699107490042">
                <text:p>0.147699107490042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145743662044288">
                <text:p>0.145743662044288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13827661561457">
                <text:p>0.13827661561457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130392466741728">
                <text:p>0.130392466741728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127773689192362">
                <text:p>0.127773689192362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122350052779302">
                <text:p>0.122350052779302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116116504235165">
                <text:p>0.116116504235165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112613042271826">
                <text:p>0.112613042271826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113660899738273">
                <text:p>0.113660899738273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108833407324214">
                <text:p>0.108833407324214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105451141561783">
                <text:p>0.105451141561783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103759140127798">
                <text:p>0.103759140127798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102603603858221">
                <text:p>0.102603603858221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101229386672219">
                <text:p>0.101229386672219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101924104931299">
                <text:p>0.101924104931299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0964305041776982">
                <text:p>0.0964305041776982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09037258368151">
                <text:p>0.09037258368151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105810096906802">
                <text:p>0.105810096906802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106894537448179">
                <text:p>0.106894537448179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109623906891248">
                <text:p>0.109623906891248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11145216833388">
                <text:p>0.11145216833388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116915260931179">
                <text:p>0.116915260931179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117771105334078">
                <text:p>0.117771105334078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115488768851548">
                <text:p>0.115488768851548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126148778031522">
                <text:p>0.126148778031522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128541566599865">
                <text:p>0.128541566599865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137043096143665">
                <text:p>0.137043096143665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132532034261389">
                <text:p>0.132532034261389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134820136582172">
                <text:p>0.134820136582172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152246825372021">
                <text:p>0.152246825372021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156254730439658">
                <text:p>0.156254730439658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167237608678344">
                <text:p>0.167237608678344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169179250172618">
                <text:p>0.169179250172618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173474176370721">
                <text:p>0.173474176370721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171819019620049">
                <text:p>0.171819019620049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180849245070093">
                <text:p>0.180849245070093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186255651484336">
                <text:p>0.186255651484336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188130751629414">
                <text:p>0.188130751629414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187982508528075">
                <text:p>0.187982508528075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195394973130983">
                <text:p>0.195394973130983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192728419771838">
                <text:p>0.192728419771838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199123929408025">
                <text:p>0.199123929408025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197671492478964">
                <text:p>0.197671492478964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21011789755002">
                <text:p>0.21011789755002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214876935642872">
                <text:p>0.214876935642872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226135246753191">
                <text:p>0.226135246753191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218555519623916">
                <text:p>0.218555519623916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232809783734374">
                <text:p>0.232809783734374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234406438629478">
                <text:p>0.234406438629478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2353345939479">
                <text:p>0.2353345939479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258192955162179">
                <text:p>0.258192955162179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260183630308691">
                <text:p>0.260183630308691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259888759640797">
                <text:p>0.259888759640797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266216049450832">
                <text:p>0.266216049450832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9.2999992370605pt" style:font-family-asian="'Lucida Sans Unicode'" style:font-family-generic-asian="system" style:font-pitch-asian="variable" style:font-size-asian="19.2999992370605pt" style:font-family-complex="Tahoma" style:font-family-generic-complex="system" style:font-pitch-complex="variable" style:font-size-complex="19.2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89999961853027pt" style:font-family-asian="'Lucida Sans Unicode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999996185303pt" style:font-family-asian="'Lucida Sans Unicode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0.0065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999996185303pt" style:font-family-asian="'Lucida Sans Unicode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8.89999961853027pt" style:font-family-asian="'Lucida Sans Unicode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2.072cm" svg:height="10.388cm" chart:class="chart:scatter" chart:style-name="ch1">
        <chart:title svg:x="4.536cm" svg:y="0.206cm" chart:style-name="ch2">
          <text:p>Main Title</text:p>
        </chart:title>
        <chart:legend chart:legend-position="end" svg:x="10cm" svg:y="4.912cm" chart:style-name="ch3"/>
        <chart:plot-area chart:style-name="ch4" table:cell-range-address="Feuille1.$A$710:.$A$805 Feuille1.$I$710:.$I$805" chart:table-number-list="0 0" svg:x="0.24cm" svg:y="1.393cm" svg:width="9.281cm" svg:height="8.78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Row 710</text:p>
              </table:table-cell>
              <table:table-cell office:value-type="float" office:value="-5">
                <text:p>-5</text:p>
              </table:table-cell>
              <table:table-cell office:value-type="float" office:value="0.00284588420053182">
                <text:p>0.00284588420053182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-4">
                <text:p>-4</text:p>
              </table:table-cell>
              <table:table-cell office:value-type="float" office:value="0.00287170445323846">
                <text:p>0.00287170445323846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-3">
                <text:p>-3</text:p>
              </table:table-cell>
              <table:table-cell office:value-type="float" office:value="0.0028580780636683">
                <text:p>0.0028580780636683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-2">
                <text:p>-2</text:p>
              </table:table-cell>
              <table:table-cell office:value-type="float" office:value="0.00284555862273617">
                <text:p>0.00284555862273617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-1">
                <text:p>-1</text:p>
              </table:table-cell>
              <table:table-cell office:value-type="float" office:value="0.00284572233584198">
                <text:p>0.00284572233584198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0">
                <text:p>0</text:p>
              </table:table-cell>
              <table:table-cell office:value-type="float" office:value="0.00284504779587951">
                <text:p>0.00284504779587951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1">
                <text:p>1</text:p>
              </table:table-cell>
              <table:table-cell office:value-type="float" office:value="0.00284480918162794">
                <text:p>0.00284480918162794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2">
                <text:p>2</text:p>
              </table:table-cell>
              <table:table-cell office:value-type="float" office:value="0.00286492290462434">
                <text:p>0.00286492290462434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3">
                <text:p>3</text:p>
              </table:table-cell>
              <table:table-cell office:value-type="float" office:value="0.00287954630998787">
                <text:p>0.00287954630998787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4">
                <text:p>4</text:p>
              </table:table-cell>
              <table:table-cell office:value-type="float" office:value="0.0028935497113806">
                <text:p>0.0028935497113806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5">
                <text:p>5</text:p>
              </table:table-cell>
              <table:table-cell office:value-type="float" office:value="0.00289899067411051">
                <text:p>0.00289899067411051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6">
                <text:p>6</text:p>
              </table:table-cell>
              <table:table-cell office:value-type="float" office:value="0.00290353580169785">
                <text:p>0.00290353580169785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7">
                <text:p>7</text:p>
              </table:table-cell>
              <table:table-cell office:value-type="float" office:value="0.00292005648434949">
                <text:p>0.00292005648434949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8">
                <text:p>8</text:p>
              </table:table-cell>
              <table:table-cell office:value-type="float" office:value="0.00292416185624479">
                <text:p>0.00292416185624479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9">
                <text:p>9</text:p>
              </table:table-cell>
              <table:table-cell office:value-type="float" office:value="0.00293749066476483">
                <text:p>0.00293749066476483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10">
                <text:p>10</text:p>
              </table:table-cell>
              <table:table-cell office:value-type="float" office:value="0.00294564912098339">
                <text:p>0.00294564912098339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11">
                <text:p>11</text:p>
              </table:table-cell>
              <table:table-cell office:value-type="float" office:value="0.00294712463399159">
                <text:p>0.00294712463399159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12">
                <text:p>12</text:p>
              </table:table-cell>
              <table:table-cell office:value-type="float" office:value="0.00294637335862673">
                <text:p>0.00294637335862673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13">
                <text:p>13</text:p>
              </table:table-cell>
              <table:table-cell office:value-type="float" office:value="0.00294960945271401">
                <text:p>0.00294960945271401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14">
                <text:p>14</text:p>
              </table:table-cell>
              <table:table-cell office:value-type="float" office:value="0.00295418571240974">
                <text:p>0.00295418571240974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15">
                <text:p>15</text:p>
              </table:table-cell>
              <table:table-cell office:value-type="float" office:value="0.00295464838333875">
                <text:p>0.00295464838333875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16">
                <text:p>16</text:p>
              </table:table-cell>
              <table:table-cell office:value-type="float" office:value="0.00295369862662255">
                <text:p>0.00295369862662255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17">
                <text:p>17</text:p>
              </table:table-cell>
              <table:table-cell office:value-type="float" office:value="0.0029540075744011">
                <text:p>0.0029540075744011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18">
                <text:p>18</text:p>
              </table:table-cell>
              <table:table-cell office:value-type="float" office:value="0.00295002607545723">
                <text:p>0.00295002607545723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19">
                <text:p>19</text:p>
              </table:table-cell>
              <table:table-cell office:value-type="float" office:value="0.00294576139992159">
                <text:p>0.00294576139992159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20">
                <text:p>20</text:p>
              </table:table-cell>
              <table:table-cell office:value-type="float" office:value="0.00295409023853276">
                <text:p>0.00295409023853276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21">
                <text:p>21</text:p>
              </table:table-cell>
              <table:table-cell office:value-type="float" office:value="0.00294461938819646">
                <text:p>0.00294461938819646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22">
                <text:p>22</text:p>
              </table:table-cell>
              <table:table-cell office:value-type="float" office:value="0.00293470666219486">
                <text:p>0.00293470666219486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23">
                <text:p>23</text:p>
              </table:table-cell>
              <table:table-cell office:value-type="float" office:value="0.00293932447797423">
                <text:p>0.00293932447797423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24">
                <text:p>24</text:p>
              </table:table-cell>
              <table:table-cell office:value-type="float" office:value="0.00293568780773247">
                <text:p>0.00293568780773247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25">
                <text:p>25</text:p>
              </table:table-cell>
              <table:table-cell office:value-type="float" office:value="0.00292996472159494">
                <text:p>0.00292996472159494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26">
                <text:p>26</text:p>
              </table:table-cell>
              <table:table-cell office:value-type="float" office:value="0.00292864660598558">
                <text:p>0.00292864660598558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27">
                <text:p>27</text:p>
              </table:table-cell>
              <table:table-cell office:value-type="float" office:value="0.00292624285015074">
                <text:p>0.00292624285015074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28">
                <text:p>28</text:p>
              </table:table-cell>
              <table:table-cell office:value-type="float" office:value="0.0029278955434215">
                <text:p>0.0029278955434215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29">
                <text:p>29</text:p>
              </table:table-cell>
              <table:table-cell office:value-type="float" office:value="0.00293288273638387">
                <text:p>0.00293288273638387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30">
                <text:p>30</text:p>
              </table:table-cell>
              <table:table-cell office:value-type="float" office:value="0.0029340340847835">
                <text:p>0.0029340340847835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31">
                <text:p>31</text:p>
              </table:table-cell>
              <table:table-cell office:value-type="float" office:value="0.00296172467998724">
                <text:p>0.00296172467998724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32">
                <text:p>32</text:p>
              </table:table-cell>
              <table:table-cell office:value-type="float" office:value="0.00294569407080506">
                <text:p>0.00294569407080506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33">
                <text:p>33</text:p>
              </table:table-cell>
              <table:table-cell office:value-type="float" office:value="0.00290315784081281">
                <text:p>0.00290315784081281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34">
                <text:p>34</text:p>
              </table:table-cell>
              <table:table-cell office:value-type="float" office:value="0.00286791569480586">
                <text:p>0.00286791569480586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35">
                <text:p>35</text:p>
              </table:table-cell>
              <table:table-cell office:value-type="float" office:value="0.00284404135877778">
                <text:p>0.00284404135877778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36">
                <text:p>36</text:p>
              </table:table-cell>
              <table:table-cell office:value-type="float" office:value="0.00280584395158447">
                <text:p>0.00280584395158447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37">
                <text:p>37</text:p>
              </table:table-cell>
              <table:table-cell office:value-type="float" office:value="0.00278624786646239">
                <text:p>0.00278624786646239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38">
                <text:p>38</text:p>
              </table:table-cell>
              <table:table-cell office:value-type="float" office:value="0.00275309423195072">
                <text:p>0.00275309423195072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39">
                <text:p>39</text:p>
              </table:table-cell>
              <table:table-cell office:value-type="float" office:value="0.00274977818924344">
                <text:p>0.00274977818924344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40">
                <text:p>40</text:p>
              </table:table-cell>
              <table:table-cell office:value-type="float" office:value="0.00274779390977113">
                <text:p>0.00274779390977113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41">
                <text:p>41</text:p>
              </table:table-cell>
              <table:table-cell office:value-type="float" office:value="0.0027511313822578">
                <text:p>0.0027511313822578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42">
                <text:p>42</text:p>
              </table:table-cell>
              <table:table-cell office:value-type="float" office:value="0.00275333397606245">
                <text:p>0.00275333397606245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43">
                <text:p>43</text:p>
              </table:table-cell>
              <table:table-cell office:value-type="float" office:value="0.00275442737485088">
                <text:p>0.00275442737485088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44">
                <text:p>44</text:p>
              </table:table-cell>
              <table:table-cell office:value-type="float" office:value="0.00273764474854212">
                <text:p>0.00273764474854212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45">
                <text:p>45</text:p>
              </table:table-cell>
              <table:table-cell office:value-type="float" office:value="0.0027178744794892">
                <text:p>0.0027178744794892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46">
                <text:p>46</text:p>
              </table:table-cell>
              <table:table-cell office:value-type="float" office:value="0.00270976135176817">
                <text:p>0.00270976135176817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47">
                <text:p>47</text:p>
              </table:table-cell>
              <table:table-cell office:value-type="float" office:value="0.00270352316074123">
                <text:p>0.00270352316074123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48">
                <text:p>48</text:p>
              </table:table-cell>
              <table:table-cell office:value-type="float" office:value="0.00269933352024841">
                <text:p>0.00269933352024841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49">
                <text:p>49</text:p>
              </table:table-cell>
              <table:table-cell office:value-type="float" office:value="0.00268461838695635">
                <text:p>0.00268461838695635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50">
                <text:p>50</text:p>
              </table:table-cell>
              <table:table-cell office:value-type="float" office:value="0.00267749456002183">
                <text:p>0.00267749456002183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51">
                <text:p>51</text:p>
              </table:table-cell>
              <table:table-cell office:value-type="float" office:value="0.00269540892317221">
                <text:p>0.00269540892317221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52">
                <text:p>52</text:p>
              </table:table-cell>
              <table:table-cell office:value-type="float" office:value="0.00266769929949293">
                <text:p>0.00266769929949293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53">
                <text:p>53</text:p>
              </table:table-cell>
              <table:table-cell office:value-type="float" office:value="0.00264386395180042">
                <text:p>0.00264386395180042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54">
                <text:p>54</text:p>
              </table:table-cell>
              <table:table-cell office:value-type="float" office:value="0.00263965078320357">
                <text:p>0.00263965078320357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55">
                <text:p>55</text:p>
              </table:table-cell>
              <table:table-cell office:value-type="float" office:value="0.00263799653050436">
                <text:p>0.00263799653050436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56">
                <text:p>56</text:p>
              </table:table-cell>
              <table:table-cell office:value-type="float" office:value="0.00264494531322794">
                <text:p>0.00264494531322794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57">
                <text:p>57</text:p>
              </table:table-cell>
              <table:table-cell office:value-type="float" office:value="0.00264365910841188">
                <text:p>0.00264365910841188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58">
                <text:p>58</text:p>
              </table:table-cell>
              <table:table-cell office:value-type="float" office:value="0.00263058809068564">
                <text:p>0.00263058809068564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59">
                <text:p>59</text:p>
              </table:table-cell>
              <table:table-cell office:value-type="float" office:value="0.00261103638974439">
                <text:p>0.00261103638974439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60">
                <text:p>60</text:p>
              </table:table-cell>
              <table:table-cell office:value-type="float" office:value="0.00260068431698802">
                <text:p>0.00260068431698802</text:p>
              </table:table-cell>
            </table:table-row>
            <table:table-row>
              <table:table-cell office:value-type="string">
                <text:p>Row 776</text:p>
              </table:table-cell>
              <table:table-cell office:value-type="float" office:value="61">
                <text:p>61</text:p>
              </table:table-cell>
              <table:table-cell office:value-type="float" office:value="0.00265547664083596">
                <text:p>0.00265547664083596</text:p>
              </table:table-cell>
            </table:table-row>
            <table:table-row>
              <table:table-cell office:value-type="string">
                <text:p>Row 777</text:p>
              </table:table-cell>
              <table:table-cell office:value-type="float" office:value="62">
                <text:p>62</text:p>
              </table:table-cell>
              <table:table-cell office:value-type="float" office:value="0.00270662375634965">
                <text:p>0.00270662375634965</text:p>
              </table:table-cell>
            </table:table-row>
            <table:table-row>
              <table:table-cell office:value-type="string">
                <text:p>Row 778</text:p>
              </table:table-cell>
              <table:table-cell office:value-type="float" office:value="63">
                <text:p>63</text:p>
              </table:table-cell>
              <table:table-cell office:value-type="float" office:value="0.00273372696307757">
                <text:p>0.00273372696307757</text:p>
              </table:table-cell>
            </table:table-row>
            <table:table-row>
              <table:table-cell office:value-type="string">
                <text:p>Row 779</text:p>
              </table:table-cell>
              <table:table-cell office:value-type="float" office:value="64">
                <text:p>64</text:p>
              </table:table-cell>
              <table:table-cell office:value-type="float" office:value="0.00276605560940297">
                <text:p>0.00276605560940297</text:p>
              </table:table-cell>
            </table:table-row>
            <table:table-row>
              <table:table-cell office:value-type="string">
                <text:p>Row 780</text:p>
              </table:table-cell>
              <table:table-cell office:value-type="float" office:value="65">
                <text:p>65</text:p>
              </table:table-cell>
              <table:table-cell office:value-type="float" office:value="0.00268234655889956">
                <text:p>0.00268234655889956</text:p>
              </table:table-cell>
            </table:table-row>
            <table:table-row>
              <table:table-cell office:value-type="string">
                <text:p>Row 781</text:p>
              </table:table-cell>
              <table:table-cell office:value-type="float" office:value="66">
                <text:p>66</text:p>
              </table:table-cell>
              <table:table-cell office:value-type="float" office:value="0.00277541910100445">
                <text:p>0.00277541910100445</text:p>
              </table:table-cell>
            </table:table-row>
            <table:table-row>
              <table:table-cell office:value-type="string">
                <text:p>Row 782</text:p>
              </table:table-cell>
              <table:table-cell office:value-type="float" office:value="67">
                <text:p>67</text:p>
              </table:table-cell>
              <table:table-cell office:value-type="float" office:value="0.00279231963811574">
                <text:p>0.00279231963811574</text:p>
              </table:table-cell>
            </table:table-row>
            <table:table-row>
              <table:table-cell office:value-type="string">
                <text:p>Row 783</text:p>
              </table:table-cell>
              <table:table-cell office:value-type="float" office:value="68">
                <text:p>68</text:p>
              </table:table-cell>
              <table:table-cell office:value-type="float" office:value="0.00287976652754293">
                <text:p>0.00287976652754293</text:p>
              </table:table-cell>
            </table:table-row>
            <table:table-row>
              <table:table-cell office:value-type="string">
                <text:p>Row 784</text:p>
              </table:table-cell>
              <table:table-cell office:value-type="float" office:value="69">
                <text:p>69</text:p>
              </table:table-cell>
              <table:table-cell office:value-type="float" office:value="0.0028652774611766">
                <text:p>0.0028652774611766</text:p>
              </table:table-cell>
            </table:table-row>
            <table:table-row>
              <table:table-cell office:value-type="string">
                <text:p>Row 785</text:p>
              </table:table-cell>
              <table:table-cell office:value-type="float" office:value="70">
                <text:p>70</text:p>
              </table:table-cell>
              <table:table-cell office:value-type="float" office:value="0.00291345546475919">
                <text:p>0.00291345546475919</text:p>
              </table:table-cell>
            </table:table-row>
            <table:table-row>
              <table:table-cell office:value-type="string">
                <text:p>Row 786</text:p>
              </table:table-cell>
              <table:table-cell office:value-type="float" office:value="71">
                <text:p>71</text:p>
              </table:table-cell>
              <table:table-cell office:value-type="float" office:value="0.00287266319441054">
                <text:p>0.00287266319441054</text:p>
              </table:table-cell>
            </table:table-row>
            <table:table-row>
              <table:table-cell office:value-type="string">
                <text:p>Row 787</text:p>
              </table:table-cell>
              <table:table-cell office:value-type="float" office:value="72">
                <text:p>72</text:p>
              </table:table-cell>
              <table:table-cell office:value-type="float" office:value="0.00288549320017874">
                <text:p>0.00288549320017874</text:p>
              </table:table-cell>
            </table:table-row>
            <table:table-row>
              <table:table-cell office:value-type="string">
                <text:p>Row 788</text:p>
              </table:table-cell>
              <table:table-cell office:value-type="float" office:value="73">
                <text:p>73</text:p>
              </table:table-cell>
              <table:table-cell office:value-type="float" office:value="0.00292508260507921">
                <text:p>0.00292508260507921</text:p>
              </table:table-cell>
            </table:table-row>
            <table:table-row>
              <table:table-cell office:value-type="string">
                <text:p>Row 789</text:p>
              </table:table-cell>
              <table:table-cell office:value-type="float" office:value="74">
                <text:p>74</text:p>
              </table:table-cell>
              <table:table-cell office:value-type="float" office:value="0.00291650893241706">
                <text:p>0.00291650893241706</text:p>
              </table:table-cell>
            </table:table-row>
            <table:table-row>
              <table:table-cell office:value-type="string">
                <text:p>Row 790</text:p>
              </table:table-cell>
              <table:table-cell office:value-type="float" office:value="75">
                <text:p>75</text:p>
              </table:table-cell>
              <table:table-cell office:value-type="float" office:value="0.00296698530625176">
                <text:p>0.00296698530625176</text:p>
              </table:table-cell>
            </table:table-row>
            <table:table-row>
              <table:table-cell office:value-type="string">
                <text:p>Row 791</text:p>
              </table:table-cell>
              <table:table-cell office:value-type="float" office:value="76">
                <text:p>76</text:p>
              </table:table-cell>
              <table:table-cell office:value-type="float" office:value="0.00293627683943015">
                <text:p>0.00293627683943015</text:p>
              </table:table-cell>
            </table:table-row>
            <table:table-row>
              <table:table-cell office:value-type="string">
                <text:p>Row 792</text:p>
              </table:table-cell>
              <table:table-cell office:value-type="float" office:value="77">
                <text:p>77</text:p>
              </table:table-cell>
              <table:table-cell office:value-type="float" office:value="0.0029349816841573">
                <text:p>0.0029349816841573</text:p>
              </table:table-cell>
            </table:table-row>
            <table:table-row>
              <table:table-cell office:value-type="string">
                <text:p>Row 793</text:p>
              </table:table-cell>
              <table:table-cell office:value-type="float" office:value="78">
                <text:p>78</text:p>
              </table:table-cell>
              <table:table-cell office:value-type="float" office:value="0.00298611359812124">
                <text:p>0.00298611359812124</text:p>
              </table:table-cell>
            </table:table-row>
            <table:table-row>
              <table:table-cell office:value-type="string">
                <text:p>Row 794</text:p>
              </table:table-cell>
              <table:table-cell office:value-type="float" office:value="79">
                <text:p>79</text:p>
              </table:table-cell>
              <table:table-cell office:value-type="float" office:value="0.00296163012653892">
                <text:p>0.00296163012653892</text:p>
              </table:table-cell>
            </table:table-row>
            <table:table-row>
              <table:table-cell office:value-type="string">
                <text:p>Row 795</text:p>
              </table:table-cell>
              <table:table-cell office:value-type="float" office:value="80">
                <text:p>80</text:p>
              </table:table-cell>
              <table:table-cell office:value-type="float" office:value="0.00286939313547096">
                <text:p>0.00286939313547096</text:p>
              </table:table-cell>
            </table:table-row>
            <table:table-row>
              <table:table-cell office:value-type="string">
                <text:p>Row 796</text:p>
              </table:table-cell>
              <table:table-cell office:value-type="float" office:value="81">
                <text:p>81</text:p>
              </table:table-cell>
              <table:table-cell office:value-type="float" office:value="0.00292005104872523">
                <text:p>0.00292005104872523</text:p>
              </table:table-cell>
            </table:table-row>
            <table:table-row>
              <table:table-cell office:value-type="string">
                <text:p>Row 797</text:p>
              </table:table-cell>
              <table:table-cell office:value-type="float" office:value="82">
                <text:p>82</text:p>
              </table:table-cell>
              <table:table-cell office:value-type="float" office:value="0.00299597629795088">
                <text:p>0.00299597629795088</text:p>
              </table:table-cell>
            </table:table-row>
            <table:table-row>
              <table:table-cell office:value-type="string">
                <text:p>Row 798</text:p>
              </table:table-cell>
              <table:table-cell office:value-type="float" office:value="83">
                <text:p>83</text:p>
              </table:table-cell>
              <table:table-cell office:value-type="float" office:value="0.00293167196511427">
                <text:p>0.00293167196511427</text:p>
              </table:table-cell>
            </table:table-row>
            <table:table-row>
              <table:table-cell office:value-type="string">
                <text:p>Row 799</text:p>
              </table:table-cell>
              <table:table-cell office:value-type="float" office:value="84">
                <text:p>84</text:p>
              </table:table-cell>
              <table:table-cell office:value-type="float" office:value="0.00296051997853122">
                <text:p>0.00296051997853122</text:p>
              </table:table-cell>
            </table:table-row>
            <table:table-row>
              <table:table-cell office:value-type="string">
                <text:p>Row 800</text:p>
              </table:table-cell>
              <table:table-cell office:value-type="float" office:value="85">
                <text:p>85</text:p>
              </table:table-cell>
              <table:table-cell office:value-type="float" office:value="0.00305898858606905">
                <text:p>0.00305898858606905</text:p>
              </table:table-cell>
            </table:table-row>
            <table:table-row>
              <table:table-cell office:value-type="string">
                <text:p>Row 801</text:p>
              </table:table-cell>
              <table:table-cell office:value-type="float" office:value="86">
                <text:p>86</text:p>
              </table:table-cell>
              <table:table-cell office:value-type="float" office:value="0.00304893544007274">
                <text:p>0.00304893544007274</text:p>
              </table:table-cell>
            </table:table-row>
            <table:table-row>
              <table:table-cell office:value-type="string">
                <text:p>Row 802</text:p>
              </table:table-cell>
              <table:table-cell office:value-type="float" office:value="87">
                <text:p>87</text:p>
              </table:table-cell>
              <table:table-cell office:value-type="float" office:value="0.00312904300872951">
                <text:p>0.00312904300872951</text:p>
              </table:table-cell>
            </table:table-row>
            <table:table-row>
              <table:table-cell office:value-type="string">
                <text:p>Row 803</text:p>
              </table:table-cell>
              <table:table-cell office:value-type="float" office:value="88">
                <text:p>88</text:p>
              </table:table-cell>
              <table:table-cell office:value-type="float" office:value="0.00302712953112465">
                <text:p>0.00302712953112465</text:p>
              </table:table-cell>
            </table:table-row>
            <table:table-row>
              <table:table-cell office:value-type="string">
                <text:p>Row 804</text:p>
              </table:table-cell>
              <table:table-cell office:value-type="float" office:value="89">
                <text:p>89</text:p>
              </table:table-cell>
              <table:table-cell office:value-type="float" office:value="0.00326965209531897">
                <text:p>0.00326965209531897</text:p>
              </table:table-cell>
            </table:table-row>
            <table:table-row>
              <table:table-cell office:value-type="string">
                <text:p>Row 805</text:p>
              </table:table-cell>
              <table:table-cell office:value-type="float" office:value="90">
                <text:p>90</text:p>
              </table:table-cell>
              <table:table-cell office:value-type="float" office:value="0.00306279031812707">
                <text:p>0.00306279031812707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7999992370605pt" style:font-family-asian="'Lucida Sans Unicode'" style:font-family-generic-asian="system" style:font-pitch-asian="variable" style:font-size-asian="21.7999992370605pt" style:font-family-complex="Tahoma" style:font-family-generic-complex="system" style:font-pitch-complex="variable" style:font-size-complex="21.7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269cm" svg:height="11.717cm" chart:class="chart:scatter" chart:style-name="ch1">
        <chart:title svg:x="7.447cm" svg:y="0.234cm" chart:style-name="ch2">
          <text:p>Trainée gauche</text:p>
        </chart:title>
        <chart:legend chart:legend-position="end" svg:x="17.66cm" svg:y="5.53cm" chart:style-name="ch3"/>
        <chart:plot-area chart:style-name="ch4" table:cell-range-address="Feuille1.$A$101:.$B$196" chart:table-number-list="0" svg:x="0.404cm" svg:y="1.575cm" svg:width="16.449cm" svg:height="9.908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01</text:p>
              </table:table-cell>
              <table:table-cell office:value-type="float" office:value="-5">
                <text:p>-5</text:p>
              </table:table-cell>
              <table:table-cell office:value-type="float" office:value="-0.30662344">
                <text:p>-0.30662344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-4">
                <text:p>-4</text:p>
              </table:table-cell>
              <table:table-cell office:value-type="float" office:value="-0.30906497">
                <text:p>-0.30906497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-3">
                <text:p>-3</text:p>
              </table:table-cell>
              <table:table-cell office:value-type="float" office:value="-0.3090213">
                <text:p>-0.3090213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-2">
                <text:p>-2</text:p>
              </table:table-cell>
              <table:table-cell office:value-type="float" office:value="-0.31030542">
                <text:p>-0.31030542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-1">
                <text:p>-1</text:p>
              </table:table-cell>
              <table:table-cell office:value-type="float" office:value="-0.31303797">
                <text:p>-0.31303797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0">
                <text:p>0</text:p>
              </table:table-cell>
              <table:table-cell office:value-type="float" office:value="-0.31738991">
                <text:p>-0.31738991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1">
                <text:p>1</text:p>
              </table:table-cell>
              <table:table-cell office:value-type="float" office:value="-0.32442332">
                <text:p>-0.32442332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2">
                <text:p>2</text:p>
              </table:table-cell>
              <table:table-cell office:value-type="float" office:value="-0.3277187">
                <text:p>-0.3277187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3">
                <text:p>3</text:p>
              </table:table-cell>
              <table:table-cell office:value-type="float" office:value="-0.32738603">
                <text:p>-0.32738603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4">
                <text:p>4</text:p>
              </table:table-cell>
              <table:table-cell office:value-type="float" office:value="-0.32595746">
                <text:p>-0.32595746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5">
                <text:p>5</text:p>
              </table:table-cell>
              <table:table-cell office:value-type="float" office:value="-0.32701931">
                <text:p>-0.32701931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6">
                <text:p>6</text:p>
              </table:table-cell>
              <table:table-cell office:value-type="float" office:value="-0.32837919">
                <text:p>-0.32837919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7">
                <text:p>7</text:p>
              </table:table-cell>
              <table:table-cell office:value-type="float" office:value="-0.33484409">
                <text:p>-0.33484409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8">
                <text:p>8</text:p>
              </table:table-cell>
              <table:table-cell office:value-type="float" office:value="-0.33716047">
                <text:p>-0.33716047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9">
                <text:p>9</text:p>
              </table:table-cell>
              <table:table-cell office:value-type="float" office:value="-0.33825617">
                <text:p>-0.33825617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0">
                <text:p>10</text:p>
              </table:table-cell>
              <table:table-cell office:value-type="float" office:value="-0.33958971">
                <text:p>-0.33958971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1">
                <text:p>11</text:p>
              </table:table-cell>
              <table:table-cell office:value-type="float" office:value="-0.33975039">
                <text:p>-0.33975039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2">
                <text:p>12</text:p>
              </table:table-cell>
              <table:table-cell office:value-type="float" office:value="-0.33858837">
                <text:p>-0.33858837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3">
                <text:p>13</text:p>
              </table:table-cell>
              <table:table-cell office:value-type="float" office:value="-0.33867555">
                <text:p>-0.33867555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4">
                <text:p>14</text:p>
              </table:table-cell>
              <table:table-cell office:value-type="float" office:value="-0.338992">
                <text:p>-0.338992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15">
                <text:p>15</text:p>
              </table:table-cell>
              <table:table-cell office:value-type="float" office:value="-0.33930634">
                <text:p>-0.33930634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6">
                <text:p>16</text:p>
              </table:table-cell>
              <table:table-cell office:value-type="float" office:value="-0.33891954">
                <text:p>-0.33891954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17">
                <text:p>17</text:p>
              </table:table-cell>
              <table:table-cell office:value-type="float" office:value="-0.33773444">
                <text:p>-0.33773444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8">
                <text:p>18</text:p>
              </table:table-cell>
              <table:table-cell office:value-type="float" office:value="-0.33753166">
                <text:p>-0.33753166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9">
                <text:p>19</text:p>
              </table:table-cell>
              <table:table-cell office:value-type="float" office:value="-0.33650179">
                <text:p>-0.33650179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20">
                <text:p>20</text:p>
              </table:table-cell>
              <table:table-cell office:value-type="float" office:value="-0.33757399">
                <text:p>-0.33757399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21">
                <text:p>21</text:p>
              </table:table-cell>
              <table:table-cell office:value-type="float" office:value="-0.33824623">
                <text:p>-0.33824623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22">
                <text:p>22</text:p>
              </table:table-cell>
              <table:table-cell office:value-type="float" office:value="-0.33568193">
                <text:p>-0.33568193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23">
                <text:p>23</text:p>
              </table:table-cell>
              <table:table-cell office:value-type="float" office:value="-0.33839882">
                <text:p>-0.33839882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24">
                <text:p>24</text:p>
              </table:table-cell>
              <table:table-cell office:value-type="float" office:value="-0.33681076">
                <text:p>-0.33681076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25">
                <text:p>25</text:p>
              </table:table-cell>
              <table:table-cell office:value-type="float" office:value="-0.33436796">
                <text:p>-0.33436796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26">
                <text:p>26</text:p>
              </table:table-cell>
              <table:table-cell office:value-type="float" office:value="-0.33322506">
                <text:p>-0.33322506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27">
                <text:p>27</text:p>
              </table:table-cell>
              <table:table-cell office:value-type="float" office:value="-0.32965241">
                <text:p>-0.32965241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28">
                <text:p>28</text:p>
              </table:table-cell>
              <table:table-cell office:value-type="float" office:value="-0.32769729">
                <text:p>-0.32769729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29">
                <text:p>29</text:p>
              </table:table-cell>
              <table:table-cell office:value-type="float" office:value="-0.32625013">
                <text:p>-0.32625013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30">
                <text:p>30</text:p>
              </table:table-cell>
              <table:table-cell office:value-type="float" office:value="-0.32502093">
                <text:p>-0.32502093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31">
                <text:p>31</text:p>
              </table:table-cell>
              <table:table-cell office:value-type="float" office:value="-0.31855201">
                <text:p>-0.31855201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32">
                <text:p>32</text:p>
              </table:table-cell>
              <table:table-cell office:value-type="float" office:value="-0.31776898">
                <text:p>-0.31776898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33">
                <text:p>33</text:p>
              </table:table-cell>
              <table:table-cell office:value-type="float" office:value="-0.31583782">
                <text:p>-0.31583782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34">
                <text:p>34</text:p>
              </table:table-cell>
              <table:table-cell office:value-type="float" office:value="-0.31121644">
                <text:p>-0.31121644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35">
                <text:p>35</text:p>
              </table:table-cell>
              <table:table-cell office:value-type="float" office:value="-0.30922872">
                <text:p>-0.30922872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36">
                <text:p>36</text:p>
              </table:table-cell>
              <table:table-cell office:value-type="float" office:value="-0.30272603">
                <text:p>-0.30272603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37">
                <text:p>37</text:p>
              </table:table-cell>
              <table:table-cell office:value-type="float" office:value="-0.30563642">
                <text:p>-0.30563642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38">
                <text:p>38</text:p>
              </table:table-cell>
              <table:table-cell office:value-type="float" office:value="-0.30144197">
                <text:p>-0.30144197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39">
                <text:p>39</text:p>
              </table:table-cell>
              <table:table-cell office:value-type="float" office:value="-0.29882434">
                <text:p>-0.29882434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40">
                <text:p>40</text:p>
              </table:table-cell>
              <table:table-cell office:value-type="float" office:value="-0.29281533">
                <text:p>-0.29281533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41">
                <text:p>41</text:p>
              </table:table-cell>
              <table:table-cell office:value-type="float" office:value="-0.28389112">
                <text:p>-0.28389112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42">
                <text:p>42</text:p>
              </table:table-cell>
              <table:table-cell office:value-type="float" office:value="-0.27914671">
                <text:p>-0.27914671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43">
                <text:p>43</text:p>
              </table:table-cell>
              <table:table-cell office:value-type="float" office:value="-0.27179546">
                <text:p>-0.27179546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44">
                <text:p>44</text:p>
              </table:table-cell>
              <table:table-cell office:value-type="float" office:value="-0.26677594">
                <text:p>-0.26677594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45">
                <text:p>45</text:p>
              </table:table-cell>
              <table:table-cell office:value-type="float" office:value="-0.26076797">
                <text:p>-0.26076797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46">
                <text:p>46</text:p>
              </table:table-cell>
              <table:table-cell office:value-type="float" office:value="-0.25358377">
                <text:p>-0.25358377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47">
                <text:p>47</text:p>
              </table:table-cell>
              <table:table-cell office:value-type="float" office:value="-0.24964131">
                <text:p>-0.24964131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48">
                <text:p>48</text:p>
              </table:table-cell>
              <table:table-cell office:value-type="float" office:value="-0.24270101">
                <text:p>-0.24270101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49">
                <text:p>49</text:p>
              </table:table-cell>
              <table:table-cell office:value-type="float" office:value="-0.23990974">
                <text:p>-0.23990974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50">
                <text:p>50</text:p>
              </table:table-cell>
              <table:table-cell office:value-type="float" office:value="-0.2348257">
                <text:p>-0.2348257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51">
                <text:p>51</text:p>
              </table:table-cell>
              <table:table-cell office:value-type="float" office:value="-0.22746628">
                <text:p>-0.22746628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52">
                <text:p>52</text:p>
              </table:table-cell>
              <table:table-cell office:value-type="float" office:value="-0.2175505">
                <text:p>-0.2175505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53">
                <text:p>53</text:p>
              </table:table-cell>
              <table:table-cell office:value-type="float" office:value="-0.2149545">
                <text:p>-0.2149545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54">
                <text:p>54</text:p>
              </table:table-cell>
              <table:table-cell office:value-type="float" office:value="-0.21300999">
                <text:p>-0.21300999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55">
                <text:p>55</text:p>
              </table:table-cell>
              <table:table-cell office:value-type="float" office:value="-0.20826003">
                <text:p>-0.20826003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56">
                <text:p>56</text:p>
              </table:table-cell>
              <table:table-cell office:value-type="float" office:value="-0.20639789">
                <text:p>-0.20639789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57">
                <text:p>57</text:p>
              </table:table-cell>
              <table:table-cell office:value-type="float" office:value="-0.20090729">
                <text:p>-0.20090729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58">
                <text:p>58</text:p>
              </table:table-cell>
              <table:table-cell office:value-type="float" office:value="-0.19685242">
                <text:p>-0.19685242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59">
                <text:p>59</text:p>
              </table:table-cell>
              <table:table-cell office:value-type="float" office:value="-0.19144615">
                <text:p>-0.19144615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60">
                <text:p>60</text:p>
              </table:table-cell>
              <table:table-cell office:value-type="float" office:value="-0.18524029">
                <text:p>-0.18524029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61">
                <text:p>61</text:p>
              </table:table-cell>
              <table:table-cell office:value-type="float" office:value="-0.19323762">
                <text:p>-0.19323762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62">
                <text:p>62</text:p>
              </table:table-cell>
              <table:table-cell office:value-type="float" office:value="-0.18794306">
                <text:p>-0.18794306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63">
                <text:p>63</text:p>
              </table:table-cell>
              <table:table-cell office:value-type="float" office:value="-0.18675152">
                <text:p>-0.18675152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64">
                <text:p>64</text:p>
              </table:table-cell>
              <table:table-cell office:value-type="float" office:value="-0.18393281">
                <text:p>-0.18393281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65">
                <text:p>65</text:p>
              </table:table-cell>
              <table:table-cell office:value-type="float" office:value="-0.18033959">
                <text:p>-0.18033959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66">
                <text:p>66</text:p>
              </table:table-cell>
              <table:table-cell office:value-type="float" office:value="-0.18219155">
                <text:p>-0.18219155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67">
                <text:p>67</text:p>
              </table:table-cell>
              <table:table-cell office:value-type="float" office:value="-0.17844829">
                <text:p>-0.17844829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68">
                <text:p>68</text:p>
              </table:table-cell>
              <table:table-cell office:value-type="float" office:value="-0.17503494">
                <text:p>-0.17503494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69">
                <text:p>69</text:p>
              </table:table-cell>
              <table:table-cell office:value-type="float" office:value="-0.16912351">
                <text:p>-0.16912351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70">
                <text:p>70</text:p>
              </table:table-cell>
              <table:table-cell office:value-type="float" office:value="-0.16598115">
                <text:p>-0.16598115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71">
                <text:p>71</text:p>
              </table:table-cell>
              <table:table-cell office:value-type="float" office:value="-0.16841296">
                <text:p>-0.16841296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72">
                <text:p>72</text:p>
              </table:table-cell>
              <table:table-cell office:value-type="float" office:value="-0.16627378">
                <text:p>-0.16627378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73">
                <text:p>73</text:p>
              </table:table-cell>
              <table:table-cell office:value-type="float" office:value="-0.1583766">
                <text:p>-0.1583766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74">
                <text:p>74</text:p>
              </table:table-cell>
              <table:table-cell office:value-type="float" office:value="-0.15520684">
                <text:p>-0.15520684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75">
                <text:p>75</text:p>
              </table:table-cell>
              <table:table-cell office:value-type="float" office:value="-0.14701259">
                <text:p>-0.14701259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76">
                <text:p>76</text:p>
              </table:table-cell>
              <table:table-cell office:value-type="float" office:value="-0.15004959">
                <text:p>-0.15004959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77">
                <text:p>77</text:p>
              </table:table-cell>
              <table:table-cell office:value-type="float" office:value="-0.14529399">
                <text:p>-0.14529399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78">
                <text:p>78</text:p>
              </table:table-cell>
              <table:table-cell office:value-type="float" office:value="-0.1453429">
                <text:p>-0.1453429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79">
                <text:p>79</text:p>
              </table:table-cell>
              <table:table-cell office:value-type="float" office:value="-0.13952883">
                <text:p>-0.13952883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80">
                <text:p>80</text:p>
              </table:table-cell>
              <table:table-cell office:value-type="float" office:value="-0.14130905">
                <text:p>-0.14130905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81">
                <text:p>81</text:p>
              </table:table-cell>
              <table:table-cell office:value-type="float" office:value="-0.13794094">
                <text:p>-0.13794094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82">
                <text:p>82</text:p>
              </table:table-cell>
              <table:table-cell office:value-type="float" office:value="-0.12921306">
                <text:p>-0.12921306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83">
                <text:p>83</text:p>
              </table:table-cell>
              <table:table-cell office:value-type="float" office:value="-0.11324187">
                <text:p>-0.11324187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84">
                <text:p>84</text:p>
              </table:table-cell>
              <table:table-cell office:value-type="float" office:value="-0.11069115">
                <text:p>-0.11069115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85">
                <text:p>85</text:p>
              </table:table-cell>
              <table:table-cell office:value-type="float" office:value="-0.10874854">
                <text:p>-0.10874854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86">
                <text:p>86</text:p>
              </table:table-cell>
              <table:table-cell office:value-type="float" office:value="-0.10512937">
                <text:p>-0.10512937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87">
                <text:p>87</text:p>
              </table:table-cell>
              <table:table-cell office:value-type="float" office:value="-0.11340616">
                <text:p>-0.11340616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88">
                <text:p>88</text:p>
              </table:table-cell>
              <table:table-cell office:value-type="float" office:value="-0.10413856">
                <text:p>-0.10413856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89">
                <text:p>89</text:p>
              </table:table-cell>
              <table:table-cell office:value-type="float" office:value="-0.09701064">
                <text:p>-0.09701064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90">
                <text:p>90</text:p>
              </table:table-cell>
              <table:table-cell office:value-type="float" office:value="-0.09499461">
                <text:p>-0.09499461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6000003814697pt" style:font-family-asian="'Lucida Sans Unicode'" style:font-family-generic-asian="system" style:font-pitch-asian="variable" style:font-size-asian="21.6000003814697pt" style:font-family-complex="Tahoma" style:font-family-generic-complex="system" style:font-pitch-complex="variable" style:font-size-complex="21.6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000003814697pt" style:font-family-asian="'Lucida Sans Unicode'" style:font-family-generic-asian="system" style:font-pitch-asian="variable" style:font-size-asian="11.6000003814697pt" style:font-family-complex="Tahoma" style:font-family-generic-complex="system" style:font-pitch-complex="variable" style:font-size-complex="11.6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000003814697pt" style:font-family-asian="'Lucida Sans Unicode'" style:font-family-generic-asian="system" style:font-pitch-asian="variable" style:font-size-asian="11.6000003814697pt" style:font-family-complex="Tahoma" style:font-family-generic-complex="system" style:font-pitch-complex="variable" style:font-size-complex="11.600000381469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9.99cm" svg:height="11.61cm" chart:class="chart:scatter" chart:style-name="ch1">
        <chart:title svg:x="7.388cm" svg:y="0.232cm" chart:style-name="ch2">
          <text:p>Portance droite</text:p>
        </chart:title>
        <chart:legend chart:legend-position="end" svg:x="17.387cm" svg:y="5.477cm" chart:style-name="ch3"/>
        <chart:plot-area chart:style-name="ch4" table:cell-range-address="Feuille1.$A$201:.$B$296" chart:table-number-list="0" svg:x="0.398cm" svg:y="1.569cm" svg:width="16.194cm" svg:height="9.80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201</text:p>
              </table:table-cell>
              <table:table-cell office:value-type="float" office:value="-5">
                <text:p>-5</text:p>
              </table:table-cell>
              <table:table-cell office:value-type="float" office:value="0.07846135">
                <text:p>0.07846135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-4">
                <text:p>-4</text:p>
              </table:table-cell>
              <table:table-cell office:value-type="float" office:value="0.08370609">
                <text:p>0.08370609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-3">
                <text:p>-3</text:p>
              </table:table-cell>
              <table:table-cell office:value-type="float" office:value="0.08874446">
                <text:p>0.08874446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-2">
                <text:p>-2</text:p>
              </table:table-cell>
              <table:table-cell office:value-type="float" office:value="0.09321116">
                <text:p>0.09321116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-1">
                <text:p>-1</text:p>
              </table:table-cell>
              <table:table-cell office:value-type="float" office:value="0.09843673">
                <text:p>0.09843673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0">
                <text:p>0</text:p>
              </table:table-cell>
              <table:table-cell office:value-type="float" office:value="0.10236962">
                <text:p>0.10236962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1">
                <text:p>1</text:p>
              </table:table-cell>
              <table:table-cell office:value-type="float" office:value="0.10723513">
                <text:p>0.10723513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2">
                <text:p>2</text:p>
              </table:table-cell>
              <table:table-cell office:value-type="float" office:value="0.11120735">
                <text:p>0.11120735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3">
                <text:p>3</text:p>
              </table:table-cell>
              <table:table-cell office:value-type="float" office:value="0.11617626">
                <text:p>0.11617626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4">
                <text:p>4</text:p>
              </table:table-cell>
              <table:table-cell office:value-type="float" office:value="0.11989082">
                <text:p>0.11989082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5">
                <text:p>5</text:p>
              </table:table-cell>
              <table:table-cell office:value-type="float" office:value="0.12429152">
                <text:p>0.12429152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6">
                <text:p>6</text:p>
              </table:table-cell>
              <table:table-cell office:value-type="float" office:value="0.12799367">
                <text:p>0.12799367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7">
                <text:p>7</text:p>
              </table:table-cell>
              <table:table-cell office:value-type="float" office:value="0.13272312">
                <text:p>0.13272312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8">
                <text:p>8</text:p>
              </table:table-cell>
              <table:table-cell office:value-type="float" office:value="0.13476375">
                <text:p>0.13476375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9">
                <text:p>9</text:p>
              </table:table-cell>
              <table:table-cell office:value-type="float" office:value="0.13965338">
                <text:p>0.13965338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10">
                <text:p>10</text:p>
              </table:table-cell>
              <table:table-cell office:value-type="float" office:value="0.14553016">
                <text:p>0.14553016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11">
                <text:p>11</text:p>
              </table:table-cell>
              <table:table-cell office:value-type="float" office:value="0.15310098">
                <text:p>0.15310098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12">
                <text:p>12</text:p>
              </table:table-cell>
              <table:table-cell office:value-type="float" office:value="0.15739312">
                <text:p>0.15739312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13">
                <text:p>13</text:p>
              </table:table-cell>
              <table:table-cell office:value-type="float" office:value="0.16233817">
                <text:p>0.16233817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14">
                <text:p>14</text:p>
              </table:table-cell>
              <table:table-cell office:value-type="float" office:value="0.1674065">
                <text:p>0.1674065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15">
                <text:p>15</text:p>
              </table:table-cell>
              <table:table-cell office:value-type="float" office:value="0.17188295">
                <text:p>0.17188295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16">
                <text:p>16</text:p>
              </table:table-cell>
              <table:table-cell office:value-type="float" office:value="0.17728738">
                <text:p>0.17728738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17">
                <text:p>17</text:p>
              </table:table-cell>
              <table:table-cell office:value-type="float" office:value="0.18292432">
                <text:p>0.18292432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18">
                <text:p>18</text:p>
              </table:table-cell>
              <table:table-cell office:value-type="float" office:value="0.18619307">
                <text:p>0.18619307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19">
                <text:p>19</text:p>
              </table:table-cell>
              <table:table-cell office:value-type="float" office:value="0.19208878">
                <text:p>0.19208878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20">
                <text:p>20</text:p>
              </table:table-cell>
              <table:table-cell office:value-type="float" office:value="0.19602836">
                <text:p>0.19602836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21">
                <text:p>21</text:p>
              </table:table-cell>
              <table:table-cell office:value-type="float" office:value="0.19956174">
                <text:p>0.19956174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22">
                <text:p>22</text:p>
              </table:table-cell>
              <table:table-cell office:value-type="float" office:value="0.20202426">
                <text:p>0.20202426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23">
                <text:p>23</text:p>
              </table:table-cell>
              <table:table-cell office:value-type="float" office:value="0.20526844">
                <text:p>0.20526844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24">
                <text:p>24</text:p>
              </table:table-cell>
              <table:table-cell office:value-type="float" office:value="0.21006378">
                <text:p>0.21006378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25">
                <text:p>25</text:p>
              </table:table-cell>
              <table:table-cell office:value-type="float" office:value="0.21484373">
                <text:p>0.21484373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26">
                <text:p>26</text:p>
              </table:table-cell>
              <table:table-cell office:value-type="float" office:value="0.2202117">
                <text:p>0.2202117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27">
                <text:p>27</text:p>
              </table:table-cell>
              <table:table-cell office:value-type="float" office:value="0.22150944">
                <text:p>0.22150944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28">
                <text:p>28</text:p>
              </table:table-cell>
              <table:table-cell office:value-type="float" office:value="0.22564846">
                <text:p>0.22564846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29">
                <text:p>29</text:p>
              </table:table-cell>
              <table:table-cell office:value-type="float" office:value="0.23026402">
                <text:p>0.23026402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30">
                <text:p>30</text:p>
              </table:table-cell>
              <table:table-cell office:value-type="float" office:value="0.23518079">
                <text:p>0.23518079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31">
                <text:p>31</text:p>
              </table:table-cell>
              <table:table-cell office:value-type="float" office:value="0.24758008">
                <text:p>0.24758008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32">
                <text:p>32</text:p>
              </table:table-cell>
              <table:table-cell office:value-type="float" office:value="0.24840481">
                <text:p>0.24840481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33">
                <text:p>33</text:p>
              </table:table-cell>
              <table:table-cell office:value-type="float" office:value="0.24620602">
                <text:p>0.24620602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34">
                <text:p>34</text:p>
              </table:table-cell>
              <table:table-cell office:value-type="float" office:value="0.2474279">
                <text:p>0.2474279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35">
                <text:p>35</text:p>
              </table:table-cell>
              <table:table-cell office:value-type="float" office:value="0.24798399">
                <text:p>0.24798399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36">
                <text:p>36</text:p>
              </table:table-cell>
              <table:table-cell office:value-type="float" office:value="0.25069183">
                <text:p>0.25069183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37">
                <text:p>37</text:p>
              </table:table-cell>
              <table:table-cell office:value-type="float" office:value="0.25087003">
                <text:p>0.25087003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38">
                <text:p>38</text:p>
              </table:table-cell>
              <table:table-cell office:value-type="float" office:value="0.25178994">
                <text:p>0.25178994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39">
                <text:p>39</text:p>
              </table:table-cell>
              <table:table-cell office:value-type="float" office:value="0.25741813">
                <text:p>0.25741813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40">
                <text:p>40</text:p>
              </table:table-cell>
              <table:table-cell office:value-type="float" office:value="0.26412457">
                <text:p>0.26412457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41">
                <text:p>41</text:p>
              </table:table-cell>
              <table:table-cell office:value-type="float" office:value="0.27737473">
                <text:p>0.27737473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42">
                <text:p>42</text:p>
              </table:table-cell>
              <table:table-cell office:value-type="float" office:value="0.28603403">
                <text:p>0.28603403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43">
                <text:p>43</text:p>
              </table:table-cell>
              <table:table-cell office:value-type="float" office:value="0.29398637">
                <text:p>0.29398637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44">
                <text:p>44</text:p>
              </table:table-cell>
              <table:table-cell office:value-type="float" office:value="0.29838606">
                <text:p>0.29838606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45">
                <text:p>45</text:p>
              </table:table-cell>
              <table:table-cell office:value-type="float" office:value="0.30277042">
                <text:p>0.30277042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46">
                <text:p>46</text:p>
              </table:table-cell>
              <table:table-cell office:value-type="float" office:value="0.30818816">
                <text:p>0.30818816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47">
                <text:p>47</text:p>
              </table:table-cell>
              <table:table-cell office:value-type="float" office:value="0.30987514">
                <text:p>0.30987514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48">
                <text:p>48</text:p>
              </table:table-cell>
              <table:table-cell office:value-type="float" office:value="0.31347684">
                <text:p>0.31347684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49">
                <text:p>49</text:p>
              </table:table-cell>
              <table:table-cell office:value-type="float" office:value="0.31100331">
                <text:p>0.31100331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50">
                <text:p>50</text:p>
              </table:table-cell>
              <table:table-cell office:value-type="float" office:value="0.31178732">
                <text:p>0.31178732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51">
                <text:p>51</text:p>
              </table:table-cell>
              <table:table-cell office:value-type="float" office:value="0.31910837">
                <text:p>0.31910837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52">
                <text:p>52</text:p>
              </table:table-cell>
              <table:table-cell office:value-type="float" office:value="0.32302265">
                <text:p>0.32302265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53">
                <text:p>53</text:p>
              </table:table-cell>
              <table:table-cell office:value-type="float" office:value="0.32309246">
                <text:p>0.32309246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54">
                <text:p>54</text:p>
              </table:table-cell>
              <table:table-cell office:value-type="float" office:value="0.32232207">
                <text:p>0.32232207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55">
                <text:p>55</text:p>
              </table:table-cell>
              <table:table-cell office:value-type="float" office:value="0.3243501">
                <text:p>0.3243501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56">
                <text:p>56</text:p>
              </table:table-cell>
              <table:table-cell office:value-type="float" office:value="0.32404783">
                <text:p>0.32404783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57">
                <text:p>57</text:p>
              </table:table-cell>
              <table:table-cell office:value-type="float" office:value="0.32037011">
                <text:p>0.32037011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58">
                <text:p>58</text:p>
              </table:table-cell>
              <table:table-cell office:value-type="float" office:value="0.31640361">
                <text:p>0.31640361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59">
                <text:p>59</text:p>
              </table:table-cell>
              <table:table-cell office:value-type="float" office:value="0.3148644">
                <text:p>0.3148644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60">
                <text:p>60</text:p>
              </table:table-cell>
              <table:table-cell office:value-type="float" office:value="0.31383591">
                <text:p>0.31383591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61">
                <text:p>61</text:p>
              </table:table-cell>
              <table:table-cell office:value-type="float" office:value="0.31623788">
                <text:p>0.31623788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62">
                <text:p>62</text:p>
              </table:table-cell>
              <table:table-cell office:value-type="float" office:value="0.3347967">
                <text:p>0.3347967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63">
                <text:p>63</text:p>
              </table:table-cell>
              <table:table-cell office:value-type="float" office:value="0.34047371">
                <text:p>0.34047371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64">
                <text:p>64</text:p>
              </table:table-cell>
              <table:table-cell office:value-type="float" office:value="0.34068833">
                <text:p>0.34068833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65">
                <text:p>65</text:p>
              </table:table-cell>
              <table:table-cell office:value-type="float" office:value="0.33252806">
                <text:p>0.33252806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66">
                <text:p>66</text:p>
              </table:table-cell>
              <table:table-cell office:value-type="float" office:value="0.32963154">
                <text:p>0.32963154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67">
                <text:p>67</text:p>
              </table:table-cell>
              <table:table-cell office:value-type="float" office:value="0.34451823">
                <text:p>0.34451823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68">
                <text:p>68</text:p>
              </table:table-cell>
              <table:table-cell office:value-type="float" office:value="0.36489109">
                <text:p>0.36489109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69">
                <text:p>69</text:p>
              </table:table-cell>
              <table:table-cell office:value-type="float" office:value="0.36622138">
                <text:p>0.36622138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70">
                <text:p>70</text:p>
              </table:table-cell>
              <table:table-cell office:value-type="float" office:value="0.369819">
                <text:p>0.369819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71">
                <text:p>71</text:p>
              </table:table-cell>
              <table:table-cell office:value-type="float" office:value="0.34614564">
                <text:p>0.34614564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72">
                <text:p>72</text:p>
              </table:table-cell>
              <table:table-cell office:value-type="float" office:value="0.33156557">
                <text:p>0.33156557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73">
                <text:p>73</text:p>
              </table:table-cell>
              <table:table-cell office:value-type="float" office:value="0.33532221">
                <text:p>0.33532221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74">
                <text:p>74</text:p>
              </table:table-cell>
              <table:table-cell office:value-type="float" office:value="0.31859502">
                <text:p>0.31859502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75">
                <text:p>75</text:p>
              </table:table-cell>
              <table:table-cell office:value-type="float" office:value="0.33102864">
                <text:p>0.33102864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76">
                <text:p>76</text:p>
              </table:table-cell>
              <table:table-cell office:value-type="float" office:value="0.31695262">
                <text:p>0.31695262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77">
                <text:p>77</text:p>
              </table:table-cell>
              <table:table-cell office:value-type="float" office:value="0.30959874">
                <text:p>0.30959874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78">
                <text:p>78</text:p>
              </table:table-cell>
              <table:table-cell office:value-type="float" office:value="0.31284699">
                <text:p>0.31284699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79">
                <text:p>79</text:p>
              </table:table-cell>
              <table:table-cell office:value-type="float" office:value="0.29910714">
                <text:p>0.29910714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80">
                <text:p>80</text:p>
              </table:table-cell>
              <table:table-cell office:value-type="float" office:value="0.30006699">
                <text:p>0.30006699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81">
                <text:p>81</text:p>
              </table:table-cell>
              <table:table-cell office:value-type="float" office:value="0.29849492">
                <text:p>0.29849492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82">
                <text:p>82</text:p>
              </table:table-cell>
              <table:table-cell office:value-type="float" office:value="0.31933144">
                <text:p>0.31933144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83">
                <text:p>83</text:p>
              </table:table-cell>
              <table:table-cell office:value-type="float" office:value="0.32701054">
                <text:p>0.32701054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84">
                <text:p>84</text:p>
              </table:table-cell>
              <table:table-cell office:value-type="float" office:value="0.32270204">
                <text:p>0.32270204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85">
                <text:p>85</text:p>
              </table:table-cell>
              <table:table-cell office:value-type="float" office:value="0.31634964">
                <text:p>0.31634964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86">
                <text:p>86</text:p>
              </table:table-cell>
              <table:table-cell office:value-type="float" office:value="0.30267228">
                <text:p>0.30267228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87">
                <text:p>87</text:p>
              </table:table-cell>
              <table:table-cell office:value-type="float" office:value="0.29985224">
                <text:p>0.29985224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88">
                <text:p>88</text:p>
              </table:table-cell>
              <table:table-cell office:value-type="float" office:value="0.28541794">
                <text:p>0.28541794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89">
                <text:p>89</text:p>
              </table:table-cell>
              <table:table-cell office:value-type="float" office:value="0.3493817">
                <text:p>0.3493817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90">
                <text:p>90</text:p>
              </table:table-cell>
              <table:table-cell office:value-type="float" office:value="0.35277986">
                <text:p>0.35277986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6000003814697pt" style:font-family-asian="'Lucida Sans Unicode'" style:font-family-generic-asian="system" style:font-pitch-asian="variable" style:font-size-asian="21.6000003814697pt" style:font-family-complex="Tahoma" style:font-family-generic-complex="system" style:font-pitch-complex="variable" style:font-size-complex="21.6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000003814697pt" style:font-family-asian="'Lucida Sans Unicode'" style:font-family-generic-asian="system" style:font-pitch-asian="variable" style:font-size-asian="11.6000003814697pt" style:font-family-complex="Tahoma" style:font-family-generic-complex="system" style:font-pitch-complex="variable" style:font-size-complex="11.6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000003814697pt" style:font-family-asian="'Lucida Sans Unicode'" style:font-family-generic-asian="system" style:font-pitch-asian="variable" style:font-size-asian="11.6000003814697pt" style:font-family-complex="Tahoma" style:font-family-generic-complex="system" style:font-pitch-complex="variable" style:font-size-complex="11.600000381469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9.934cm" svg:height="11.691cm" chart:class="chart:scatter" chart:style-name="ch1">
        <chart:title svg:x="7.069cm" svg:y="0.232cm" chart:style-name="ch2">
          <text:p>Portance gauche</text:p>
        </chart:title>
        <chart:legend chart:legend-position="end" svg:x="17.331cm" svg:y="5.517cm" chart:style-name="ch3"/>
        <chart:plot-area chart:style-name="ch4" table:cell-range-address="Feuille1.$A$301:.$B$396" chart:table-number-list="0" svg:x="0.398cm" svg:y="1.569cm" svg:width="16.138cm" svg:height="9.8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301</text:p>
              </table:table-cell>
              <table:table-cell office:value-type="float" office:value="-5">
                <text:p>-5</text:p>
              </table:table-cell>
              <table:table-cell office:value-type="float" office:value="-0.12728061">
                <text:p>-0.12728061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-4">
                <text:p>-4</text:p>
              </table:table-cell>
              <table:table-cell office:value-type="float" office:value="-0.12201707">
                <text:p>-0.12201707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-3">
                <text:p>-3</text:p>
              </table:table-cell>
              <table:table-cell office:value-type="float" office:value="-0.11651729">
                <text:p>-0.11651729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-2">
                <text:p>-2</text:p>
              </table:table-cell>
              <table:table-cell office:value-type="float" office:value="-0.11261008">
                <text:p>-0.11261008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-1">
                <text:p>-1</text:p>
              </table:table-cell>
              <table:table-cell office:value-type="float" office:value="-0.10884923">
                <text:p>-0.10884923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0">
                <text:p>0</text:p>
              </table:table-cell>
              <table:table-cell office:value-type="float" office:value="-0.10342863">
                <text:p>-0.10342863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1">
                <text:p>1</text:p>
              </table:table-cell>
              <table:table-cell office:value-type="float" office:value="-0.09796995">
                <text:p>-0.09796995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2">
                <text:p>2</text:p>
              </table:table-cell>
              <table:table-cell office:value-type="float" office:value="-0.09277062">
                <text:p>-0.09277062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3">
                <text:p>3</text:p>
              </table:table-cell>
              <table:table-cell office:value-type="float" office:value="-0.08708722">
                <text:p>-0.08708722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4">
                <text:p>4</text:p>
              </table:table-cell>
              <table:table-cell office:value-type="float" office:value="-0.08193603">
                <text:p>-0.08193603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5">
                <text:p>5</text:p>
              </table:table-cell>
              <table:table-cell office:value-type="float" office:value="-0.07649479">
                <text:p>-0.07649479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6">
                <text:p>6</text:p>
              </table:table-cell>
              <table:table-cell office:value-type="float" office:value="-0.07110944">
                <text:p>-0.07110944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7">
                <text:p>7</text:p>
              </table:table-cell>
              <table:table-cell office:value-type="float" office:value="-0.06472975">
                <text:p>-0.06472975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8">
                <text:p>8</text:p>
              </table:table-cell>
              <table:table-cell office:value-type="float" office:value="-0.05920315">
                <text:p>-0.05920315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9">
                <text:p>9</text:p>
              </table:table-cell>
              <table:table-cell office:value-type="float" office:value="-0.05413216">
                <text:p>-0.05413216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10">
                <text:p>10</text:p>
              </table:table-cell>
              <table:table-cell office:value-type="float" office:value="-0.04917007">
                <text:p>-0.04917007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11">
                <text:p>11</text:p>
              </table:table-cell>
              <table:table-cell office:value-type="float" office:value="-0.04118066">
                <text:p>-0.04118066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12">
                <text:p>12</text:p>
              </table:table-cell>
              <table:table-cell office:value-type="float" office:value="-0.03789321">
                <text:p>-0.03789321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13">
                <text:p>13</text:p>
              </table:table-cell>
              <table:table-cell office:value-type="float" office:value="-0.03380245">
                <text:p>-0.03380245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14">
                <text:p>14</text:p>
              </table:table-cell>
              <table:table-cell office:value-type="float" office:value="-0.02910839">
                <text:p>-0.02910839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15">
                <text:p>15</text:p>
              </table:table-cell>
              <table:table-cell office:value-type="float" office:value="-0.02330796">
                <text:p>-0.02330796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16">
                <text:p>16</text:p>
              </table:table-cell>
              <table:table-cell office:value-type="float" office:value="-0.01857394">
                <text:p>-0.01857394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17">
                <text:p>17</text:p>
              </table:table-cell>
              <table:table-cell office:value-type="float" office:value="-0.01363463">
                <text:p>-0.01363463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18">
                <text:p>18</text:p>
              </table:table-cell>
              <table:table-cell office:value-type="float" office:value="-0.00800004999999999">
                <text:p>-0.00800004999999999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19">
                <text:p>19</text:p>
              </table:table-cell>
              <table:table-cell office:value-type="float" office:value="-0.00205822">
                <text:p>-0.00205822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20">
                <text:p>20</text:p>
              </table:table-cell>
              <table:table-cell office:value-type="float" office:value="0.00350195">
                <text:p>0.00350195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21">
                <text:p>21</text:p>
              </table:table-cell>
              <table:table-cell office:value-type="float" office:value="0.00914588">
                <text:p>0.00914588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22">
                <text:p>22</text:p>
              </table:table-cell>
              <table:table-cell office:value-type="float" office:value="0.01385554">
                <text:p>0.01385554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23">
                <text:p>23</text:p>
              </table:table-cell>
              <table:table-cell office:value-type="float" office:value="0.02014814">
                <text:p>0.02014814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24">
                <text:p>24</text:p>
              </table:table-cell>
              <table:table-cell office:value-type="float" office:value="0.02501963">
                <text:p>0.02501963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25">
                <text:p>25</text:p>
              </table:table-cell>
              <table:table-cell office:value-type="float" office:value="0.0266893">
                <text:p>0.0266893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26">
                <text:p>26</text:p>
              </table:table-cell>
              <table:table-cell office:value-type="float" office:value="0.03475645">
                <text:p>0.03475645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27">
                <text:p>27</text:p>
              </table:table-cell>
              <table:table-cell office:value-type="float" office:value="0.04115958">
                <text:p>0.04115958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28">
                <text:p>28</text:p>
              </table:table-cell>
              <table:table-cell office:value-type="float" office:value="0.04546404">
                <text:p>0.04546404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29">
                <text:p>29</text:p>
              </table:table-cell>
              <table:table-cell office:value-type="float" office:value="0.0511785">
                <text:p>0.0511785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30">
                <text:p>30</text:p>
              </table:table-cell>
              <table:table-cell office:value-type="float" office:value="0.05739948">
                <text:p>0.05739948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31">
                <text:p>31</text:p>
              </table:table-cell>
              <table:table-cell office:value-type="float" office:value="0.06350125">
                <text:p>0.06350125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32">
                <text:p>32</text:p>
              </table:table-cell>
              <table:table-cell office:value-type="float" office:value="0.06579249">
                <text:p>0.06579249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33">
                <text:p>33</text:p>
              </table:table-cell>
              <table:table-cell office:value-type="float" office:value="0.06764275">
                <text:p>0.06764275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34">
                <text:p>34</text:p>
              </table:table-cell>
              <table:table-cell office:value-type="float" office:value="0.07343009">
                <text:p>0.07343009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35">
                <text:p>35</text:p>
              </table:table-cell>
              <table:table-cell office:value-type="float" office:value="0.07752308">
                <text:p>0.07752308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36">
                <text:p>36</text:p>
              </table:table-cell>
              <table:table-cell office:value-type="float" office:value="0.07859154">
                <text:p>0.07859154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37">
                <text:p>37</text:p>
              </table:table-cell>
              <table:table-cell office:value-type="float" office:value="0.08674489">
                <text:p>0.08674489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38">
                <text:p>38</text:p>
              </table:table-cell>
              <table:table-cell office:value-type="float" office:value="0.089496">
                <text:p>0.089496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39">
                <text:p>39</text:p>
              </table:table-cell>
              <table:table-cell office:value-type="float" office:value="0.09776032">
                <text:p>0.09776032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40">
                <text:p>40</text:p>
              </table:table-cell>
              <table:table-cell office:value-type="float" office:value="0.10456737">
                <text:p>0.10456737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41">
                <text:p>41</text:p>
              </table:table-cell>
              <table:table-cell office:value-type="float" office:value="0.10573758">
                <text:p>0.10573758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42">
                <text:p>42</text:p>
              </table:table-cell>
              <table:table-cell office:value-type="float" office:value="0.11045086">
                <text:p>0.11045086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43">
                <text:p>43</text:p>
              </table:table-cell>
              <table:table-cell office:value-type="float" office:value="0.11375984">
                <text:p>0.11375984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44">
                <text:p>44</text:p>
              </table:table-cell>
              <table:table-cell office:value-type="float" office:value="0.11578741">
                <text:p>0.11578741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45">
                <text:p>45</text:p>
              </table:table-cell>
              <table:table-cell office:value-type="float" office:value="0.11436121">
                <text:p>0.11436121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46">
                <text:p>46</text:p>
              </table:table-cell>
              <table:table-cell office:value-type="float" office:value="0.11940406">
                <text:p>0.11940406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47">
                <text:p>47</text:p>
              </table:table-cell>
              <table:table-cell office:value-type="float" office:value="0.12712402">
                <text:p>0.12712402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48">
                <text:p>48</text:p>
              </table:table-cell>
              <table:table-cell office:value-type="float" office:value="0.13240628">
                <text:p>0.13240628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49">
                <text:p>49</text:p>
              </table:table-cell>
              <table:table-cell office:value-type="float" office:value="0.14127666">
                <text:p>0.14127666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50">
                <text:p>50</text:p>
              </table:table-cell>
              <table:table-cell office:value-type="float" office:value="0.14733008">
                <text:p>0.14733008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51">
                <text:p>51</text:p>
              </table:table-cell>
              <table:table-cell office:value-type="float" office:value="0.15314576">
                <text:p>0.15314576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52">
                <text:p>52</text:p>
              </table:table-cell>
              <table:table-cell office:value-type="float" office:value="0.14963984">
                <text:p>0.14963984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53">
                <text:p>53</text:p>
              </table:table-cell>
              <table:table-cell office:value-type="float" office:value="0.15921476">
                <text:p>0.15921476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54">
                <text:p>54</text:p>
              </table:table-cell>
              <table:table-cell office:value-type="float" office:value="0.16565551">
                <text:p>0.16565551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55">
                <text:p>55</text:p>
              </table:table-cell>
              <table:table-cell office:value-type="float" office:value="0.1700322">
                <text:p>0.1700322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56">
                <text:p>56</text:p>
              </table:table-cell>
              <table:table-cell office:value-type="float" office:value="0.17980012">
                <text:p>0.17980012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57">
                <text:p>57</text:p>
              </table:table-cell>
              <table:table-cell office:value-type="float" office:value="0.18971447">
                <text:p>0.18971447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58">
                <text:p>58</text:p>
              </table:table-cell>
              <table:table-cell office:value-type="float" office:value="0.19715355">
                <text:p>0.19715355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59">
                <text:p>59</text:p>
              </table:table-cell>
              <table:table-cell office:value-type="float" office:value="0.20031405">
                <text:p>0.20031405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60">
                <text:p>60</text:p>
              </table:table-cell>
              <table:table-cell office:value-type="float" office:value="0.20519938">
                <text:p>0.20519938</text:p>
              </table:table-cell>
            </table:table-row>
            <table:table-row>
              <table:table-cell office:value-type="string">
                <text:p>Row 367</text:p>
              </table:table-cell>
              <table:table-cell office:value-type="float" office:value="61">
                <text:p>61</text:p>
              </table:table-cell>
              <table:table-cell office:value-type="float" office:value="0.22418491">
                <text:p>0.22418491</text:p>
              </table:table-cell>
            </table:table-row>
            <table:table-row>
              <table:table-cell office:value-type="string">
                <text:p>Row 368</text:p>
              </table:table-cell>
              <table:table-cell office:value-type="float" office:value="62">
                <text:p>62</text:p>
              </table:table-cell>
              <table:table-cell office:value-type="float" office:value="0.21965135">
                <text:p>0.21965135</text:p>
              </table:table-cell>
            </table:table-row>
            <table:table-row>
              <table:table-cell office:value-type="string">
                <text:p>Row 369</text:p>
              </table:table-cell>
              <table:table-cell office:value-type="float" office:value="63">
                <text:p>63</text:p>
              </table:table-cell>
              <table:table-cell office:value-type="float" office:value="0.22363788">
                <text:p>0.22363788</text:p>
              </table:table-cell>
            </table:table-row>
            <table:table-row>
              <table:table-cell office:value-type="string">
                <text:p>Row 370</text:p>
              </table:table-cell>
              <table:table-cell office:value-type="float" office:value="64">
                <text:p>64</text:p>
              </table:table-cell>
              <table:table-cell office:value-type="float" office:value="0.23039996">
                <text:p>0.23039996</text:p>
              </table:table-cell>
            </table:table-row>
            <table:table-row>
              <table:table-cell office:value-type="string">
                <text:p>Row 371</text:p>
              </table:table-cell>
              <table:table-cell office:value-type="float" office:value="65">
                <text:p>65</text:p>
              </table:table-cell>
              <table:table-cell office:value-type="float" office:value="0.23159071">
                <text:p>0.23159071</text:p>
              </table:table-cell>
            </table:table-row>
            <table:table-row>
              <table:table-cell office:value-type="string">
                <text:p>Row 372</text:p>
              </table:table-cell>
              <table:table-cell office:value-type="float" office:value="66">
                <text:p>66</text:p>
              </table:table-cell>
              <table:table-cell office:value-type="float" office:value="0.25087157">
                <text:p>0.25087157</text:p>
              </table:table-cell>
            </table:table-row>
            <table:table-row>
              <table:table-cell office:value-type="string">
                <text:p>Row 373</text:p>
              </table:table-cell>
              <table:table-cell office:value-type="float" office:value="67">
                <text:p>67</text:p>
              </table:table-cell>
              <table:table-cell office:value-type="float" office:value="0.24299296">
                <text:p>0.24299296</text:p>
              </table:table-cell>
            </table:table-row>
            <table:table-row>
              <table:table-cell office:value-type="string">
                <text:p>Row 374</text:p>
              </table:table-cell>
              <table:table-cell office:value-type="float" office:value="68">
                <text:p>68</text:p>
              </table:table-cell>
              <table:table-cell office:value-type="float" office:value="0.24143229">
                <text:p>0.24143229</text:p>
              </table:table-cell>
            </table:table-row>
            <table:table-row>
              <table:table-cell office:value-type="string">
                <text:p>Row 375</text:p>
              </table:table-cell>
              <table:table-cell office:value-type="float" office:value="69">
                <text:p>69</text:p>
              </table:table-cell>
              <table:table-cell office:value-type="float" office:value="0.24250563">
                <text:p>0.24250563</text:p>
              </table:table-cell>
            </table:table-row>
            <table:table-row>
              <table:table-cell office:value-type="string">
                <text:p>Row 376</text:p>
              </table:table-cell>
              <table:table-cell office:value-type="float" office:value="70">
                <text:p>70</text:p>
              </table:table-cell>
              <table:table-cell office:value-type="float" office:value="0.24835401">
                <text:p>0.24835401</text:p>
              </table:table-cell>
            </table:table-row>
            <table:table-row>
              <table:table-cell office:value-type="string">
                <text:p>Row 377</text:p>
              </table:table-cell>
              <table:table-cell office:value-type="float" office:value="71">
                <text:p>71</text:p>
              </table:table-cell>
              <table:table-cell office:value-type="float" office:value="0.26754598">
                <text:p>0.26754598</text:p>
              </table:table-cell>
            </table:table-row>
            <table:table-row>
              <table:table-cell office:value-type="string">
                <text:p>Row 378</text:p>
              </table:table-cell>
              <table:table-cell office:value-type="float" office:value="72">
                <text:p>72</text:p>
              </table:table-cell>
              <table:table-cell office:value-type="float" office:value="0.28244727">
                <text:p>0.28244727</text:p>
              </table:table-cell>
            </table:table-row>
            <table:table-row>
              <table:table-cell office:value-type="string">
                <text:p>Row 379</text:p>
              </table:table-cell>
              <table:table-cell office:value-type="float" office:value="73">
                <text:p>73</text:p>
              </table:table-cell>
              <table:table-cell office:value-type="float" office:value="0.2863005">
                <text:p>0.2863005</text:p>
              </table:table-cell>
            </table:table-row>
            <table:table-row>
              <table:table-cell office:value-type="string">
                <text:p>Row 380</text:p>
              </table:table-cell>
              <table:table-cell office:value-type="float" office:value="74">
                <text:p>74</text:p>
              </table:table-cell>
              <table:table-cell office:value-type="float" office:value="0.29823475">
                <text:p>0.29823475</text:p>
              </table:table-cell>
            </table:table-row>
            <table:table-row>
              <table:table-cell office:value-type="string">
                <text:p>Row 381</text:p>
              </table:table-cell>
              <table:table-cell office:value-type="float" office:value="75">
                <text:p>75</text:p>
              </table:table-cell>
              <table:table-cell office:value-type="float" office:value="0.30063725">
                <text:p>0.30063725</text:p>
              </table:table-cell>
            </table:table-row>
            <table:table-row>
              <table:table-cell office:value-type="string">
                <text:p>Row 382</text:p>
              </table:table-cell>
              <table:table-cell office:value-type="float" office:value="76">
                <text:p>76</text:p>
              </table:table-cell>
              <table:table-cell office:value-type="float" office:value="0.3074608">
                <text:p>0.3074608</text:p>
              </table:table-cell>
            </table:table-row>
            <table:table-row>
              <table:table-cell office:value-type="string">
                <text:p>Row 383</text:p>
              </table:table-cell>
              <table:table-cell office:value-type="float" office:value="77">
                <text:p>77</text:p>
              </table:table-cell>
              <table:table-cell office:value-type="float" office:value="0.32159521">
                <text:p>0.32159521</text:p>
              </table:table-cell>
            </table:table-row>
            <table:table-row>
              <table:table-cell office:value-type="string">
                <text:p>Row 384</text:p>
              </table:table-cell>
              <table:table-cell office:value-type="float" office:value="78">
                <text:p>78</text:p>
              </table:table-cell>
              <table:table-cell office:value-type="float" office:value="0.32699201">
                <text:p>0.32699201</text:p>
              </table:table-cell>
            </table:table-row>
            <table:table-row>
              <table:table-cell office:value-type="string">
                <text:p>Row 385</text:p>
              </table:table-cell>
              <table:table-cell office:value-type="float" office:value="79">
                <text:p>79</text:p>
              </table:table-cell>
              <table:table-cell office:value-type="float" office:value="0.33317516">
                <text:p>0.33317516</text:p>
              </table:table-cell>
            </table:table-row>
            <table:table-row>
              <table:table-cell office:value-type="string">
                <text:p>Row 386</text:p>
              </table:table-cell>
              <table:table-cell office:value-type="float" office:value="80">
                <text:p>80</text:p>
              </table:table-cell>
              <table:table-cell office:value-type="float" office:value="0.32522222">
                <text:p>0.32522222</text:p>
              </table:table-cell>
            </table:table-row>
            <table:table-row>
              <table:table-cell office:value-type="string">
                <text:p>Row 387</text:p>
              </table:table-cell>
              <table:table-cell office:value-type="float" office:value="81">
                <text:p>81</text:p>
              </table:table-cell>
              <table:table-cell office:value-type="float" office:value="0.34441963">
                <text:p>0.34441963</text:p>
              </table:table-cell>
            </table:table-row>
            <table:table-row>
              <table:table-cell office:value-type="string">
                <text:p>Row 388</text:p>
              </table:table-cell>
              <table:table-cell office:value-type="float" office:value="82">
                <text:p>82</text:p>
              </table:table-cell>
              <table:table-cell office:value-type="float" office:value="0.32475466">
                <text:p>0.32475466</text:p>
              </table:table-cell>
            </table:table-row>
            <table:table-row>
              <table:table-cell office:value-type="string">
                <text:p>Row 389</text:p>
              </table:table-cell>
              <table:table-cell office:value-type="float" office:value="83">
                <text:p>83</text:p>
              </table:table-cell>
              <table:table-cell office:value-type="float" office:value="0.31865976">
                <text:p>0.31865976</text:p>
              </table:table-cell>
            </table:table-row>
            <table:table-row>
              <table:table-cell office:value-type="string">
                <text:p>Row 390</text:p>
              </table:table-cell>
              <table:table-cell office:value-type="float" office:value="84">
                <text:p>84</text:p>
              </table:table-cell>
              <table:table-cell office:value-type="float" office:value="0.34156928">
                <text:p>0.34156928</text:p>
              </table:table-cell>
            </table:table-row>
            <table:table-row>
              <table:table-cell office:value-type="string">
                <text:p>Row 391</text:p>
              </table:table-cell>
              <table:table-cell office:value-type="float" office:value="85">
                <text:p>85</text:p>
              </table:table-cell>
              <table:table-cell office:value-type="float" office:value="0.35484282">
                <text:p>0.35484282</text:p>
              </table:table-cell>
            </table:table-row>
            <table:table-row>
              <table:table-cell office:value-type="string">
                <text:p>Row 392</text:p>
              </table:table-cell>
              <table:table-cell office:value-type="float" office:value="86">
                <text:p>86</text:p>
              </table:table-cell>
              <table:table-cell office:value-type="float" office:value="0.37704591">
                <text:p>0.37704591</text:p>
              </table:table-cell>
            </table:table-row>
            <table:table-row>
              <table:table-cell office:value-type="string">
                <text:p>Row 393</text:p>
              </table:table-cell>
              <table:table-cell office:value-type="float" office:value="87">
                <text:p>87</text:p>
              </table:table-cell>
              <table:table-cell office:value-type="float" office:value="0.38028331">
                <text:p>0.38028331</text:p>
              </table:table-cell>
            </table:table-row>
            <table:table-row>
              <table:table-cell office:value-type="string">
                <text:p>Row 394</text:p>
              </table:table-cell>
              <table:table-cell office:value-type="float" office:value="88">
                <text:p>88</text:p>
              </table:table-cell>
              <table:table-cell office:value-type="float" office:value="0.38528757">
                <text:p>0.38528757</text:p>
              </table:table-cell>
            </table:table-row>
            <table:table-row>
              <table:table-cell office:value-type="string">
                <text:p>Row 395</text:p>
              </table:table-cell>
              <table:table-cell office:value-type="float" office:value="89">
                <text:p>89</text:p>
              </table:table-cell>
              <table:table-cell office:value-type="float" office:value="0.35033295">
                <text:p>0.35033295</text:p>
              </table:table-cell>
            </table:table-row>
            <table:table-row>
              <table:table-cell office:value-type="string">
                <text:p>Row 396</text:p>
              </table:table-cell>
              <table:table-cell office:value-type="float" office:value="90">
                <text:p>90</text:p>
              </table:table-cell>
              <table:table-cell office:value-type="float" office:value="0.3303339">
                <text:p>0.3303339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7999992370605pt" style:font-family-asian="'Lucida Sans Unicode'" style:font-family-generic-asian="system" style:font-pitch-asian="variable" style:font-size-asian="21.7999992370605pt" style:font-family-complex="Tahoma" style:font-family-generic-complex="system" style:font-pitch-complex="variable" style:font-size-complex="21.7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9.962cm" svg:height="11.743cm" chart:class="chart:scatter" chart:style-name="ch1">
        <chart:title svg:x="8.124cm" svg:y="0.233cm" chart:style-name="ch2">
          <text:p>Portance 3</text:p>
        </chart:title>
        <chart:legend chart:legend-position="end" svg:x="17.353cm" svg:y="5.542cm" chart:style-name="ch3"/>
        <chart:plot-area chart:style-name="ch4" table:cell-range-address="Feuille1.$A$401:.$B$496" chart:table-number-list="0" svg:x="0.398cm" svg:y="1.575cm" svg:width="16.16cm" svg:height="9.934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401</text:p>
              </table:table-cell>
              <table:table-cell office:value-type="float" office:value="-5">
                <text:p>-5</text:p>
              </table:table-cell>
              <table:table-cell office:value-type="float" office:value="-0.15679171">
                <text:p>-0.15679171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-4">
                <text:p>-4</text:p>
              </table:table-cell>
              <table:table-cell office:value-type="float" office:value="-0.06586749">
                <text:p>-0.06586749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-3">
                <text:p>-3</text:p>
              </table:table-cell>
              <table:table-cell office:value-type="float" office:value="-0.09698379">
                <text:p>-0.09698379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-2">
                <text:p>-2</text:p>
              </table:table-cell>
              <table:table-cell office:value-type="float" office:value="-0.0641400500000001">
                <text:p>-0.0641400500000001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-1">
                <text:p>-1</text:p>
              </table:table-cell>
              <table:table-cell office:value-type="float" office:value="-0.09469578">
                <text:p>-0.09469578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0">
                <text:p>0</text:p>
              </table:table-cell>
              <table:table-cell office:value-type="float" office:value="-0.15973404">
                <text:p>-0.15973404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1">
                <text:p>1</text:p>
              </table:table-cell>
              <table:table-cell office:value-type="float" office:value="-0.11258298">
                <text:p>-0.11258298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2">
                <text:p>2</text:p>
              </table:table-cell>
              <table:table-cell office:value-type="float" office:value="-0.13558501">
                <text:p>-0.13558501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3">
                <text:p>3</text:p>
              </table:table-cell>
              <table:table-cell office:value-type="float" office:value="-0.12688649">
                <text:p>-0.12688649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4">
                <text:p>4</text:p>
              </table:table-cell>
              <table:table-cell office:value-type="float" office:value="-0.09552645">
                <text:p>-0.09552645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5">
                <text:p>5</text:p>
              </table:table-cell>
              <table:table-cell office:value-type="float" office:value="-0.11332801">
                <text:p>-0.11332801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6">
                <text:p>6</text:p>
              </table:table-cell>
              <table:table-cell office:value-type="float" office:value="-0.11360607">
                <text:p>-0.11360607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7">
                <text:p>7</text:p>
              </table:table-cell>
              <table:table-cell office:value-type="float" office:value="-0.11550644">
                <text:p>-0.11550644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8">
                <text:p>8</text:p>
              </table:table-cell>
              <table:table-cell office:value-type="float" office:value="-0.1026862">
                <text:p>-0.1026862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9">
                <text:p>9</text:p>
              </table:table-cell>
              <table:table-cell office:value-type="float" office:value="-0.10110113">
                <text:p>-0.10110113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10">
                <text:p>10</text:p>
              </table:table-cell>
              <table:table-cell office:value-type="float" office:value="-0.10002392">
                <text:p>-0.10002392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11">
                <text:p>11</text:p>
              </table:table-cell>
              <table:table-cell office:value-type="float" office:value="-0.10470581">
                <text:p>-0.10470581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12">
                <text:p>12</text:p>
              </table:table-cell>
              <table:table-cell office:value-type="float" office:value="-0.1042042">
                <text:p>-0.1042042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13">
                <text:p>13</text:p>
              </table:table-cell>
              <table:table-cell office:value-type="float" office:value="-0.10357797">
                <text:p>-0.10357797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14">
                <text:p>14</text:p>
              </table:table-cell>
              <table:table-cell office:value-type="float" office:value="-0.10407761">
                <text:p>-0.10407761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15">
                <text:p>15</text:p>
              </table:table-cell>
              <table:table-cell office:value-type="float" office:value="-0.1034401">
                <text:p>-0.1034401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16">
                <text:p>16</text:p>
              </table:table-cell>
              <table:table-cell office:value-type="float" office:value="-0.10359022">
                <text:p>-0.10359022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17">
                <text:p>17</text:p>
              </table:table-cell>
              <table:table-cell office:value-type="float" office:value="-0.10362223">
                <text:p>-0.10362223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18">
                <text:p>18</text:p>
              </table:table-cell>
              <table:table-cell office:value-type="float" office:value="-0.10338202">
                <text:p>-0.10338202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19">
                <text:p>19</text:p>
              </table:table-cell>
              <table:table-cell office:value-type="float" office:value="-0.10712698">
                <text:p>-0.10712698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20">
                <text:p>20</text:p>
              </table:table-cell>
              <table:table-cell office:value-type="float" office:value="-0.10581097">
                <text:p>-0.10581097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21">
                <text:p>21</text:p>
              </table:table-cell>
              <table:table-cell office:value-type="float" office:value="-0.1042585">
                <text:p>-0.1042585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22">
                <text:p>22</text:p>
              </table:table-cell>
              <table:table-cell office:value-type="float" office:value="-0.10325145">
                <text:p>-0.10325145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23">
                <text:p>23</text:p>
              </table:table-cell>
              <table:table-cell office:value-type="float" office:value="-0.10258126">
                <text:p>-0.10258126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24">
                <text:p>24</text:p>
              </table:table-cell>
              <table:table-cell office:value-type="float" office:value="-0.1019015">
                <text:p>-0.1019015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25">
                <text:p>25</text:p>
              </table:table-cell>
              <table:table-cell office:value-type="float" office:value="-0.10028985">
                <text:p>-0.10028985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26">
                <text:p>26</text:p>
              </table:table-cell>
              <table:table-cell office:value-type="float" office:value="-0.10301134">
                <text:p>-0.10301134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27">
                <text:p>27</text:p>
              </table:table-cell>
              <table:table-cell office:value-type="float" office:value="-0.10503396">
                <text:p>-0.10503396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28">
                <text:p>28</text:p>
              </table:table-cell>
              <table:table-cell office:value-type="float" office:value="-0.10472196">
                <text:p>-0.10472196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29">
                <text:p>29</text:p>
              </table:table-cell>
              <table:table-cell office:value-type="float" office:value="-0.10508471">
                <text:p>-0.10508471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30">
                <text:p>30</text:p>
              </table:table-cell>
              <table:table-cell office:value-type="float" office:value="-0.11252487">
                <text:p>-0.11252487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31">
                <text:p>31</text:p>
              </table:table-cell>
              <table:table-cell office:value-type="float" office:value="-0.120104895910688">
                <text:p>-0.120104895910688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32">
                <text:p>32</text:p>
              </table:table-cell>
              <table:table-cell office:value-type="float" office:value="-0.122013347432754">
                <text:p>-0.122013347432754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33">
                <text:p>33</text:p>
              </table:table-cell>
              <table:table-cell office:value-type="float" office:value="-0.118760668599442">
                <text:p>-0.118760668599442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34">
                <text:p>34</text:p>
              </table:table-cell>
              <table:table-cell office:value-type="float" office:value="-0.117112180583084">
                <text:p>-0.117112180583084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35">
                <text:p>35</text:p>
              </table:table-cell>
              <table:table-cell office:value-type="float" office:value="-0.114828506234321">
                <text:p>-0.114828506234321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36">
                <text:p>36</text:p>
              </table:table-cell>
              <table:table-cell office:value-type="float" office:value="-0.111426351416316">
                <text:p>-0.111426351416316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37">
                <text:p>37</text:p>
              </table:table-cell>
              <table:table-cell office:value-type="float" office:value="-0.106993020150024">
                <text:p>-0.106993020150024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38">
                <text:p>38</text:p>
              </table:table-cell>
              <table:table-cell office:value-type="float" office:value="-0.103990475434088">
                <text:p>-0.103990475434088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39">
                <text:p>39</text:p>
              </table:table-cell>
              <table:table-cell office:value-type="float" office:value="-0.103746905789273">
                <text:p>-0.103746905789273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40">
                <text:p>40</text:p>
              </table:table-cell>
              <table:table-cell office:value-type="float" office:value="-0.103199127400872">
                <text:p>-0.103199127400872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41">
                <text:p>41</text:p>
              </table:table-cell>
              <table:table-cell office:value-type="float" office:value="-0.107521650716748">
                <text:p>-0.107521650716748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42">
                <text:p>42</text:p>
              </table:table-cell>
              <table:table-cell office:value-type="float" office:value="-0.108547414506261">
                <text:p>-0.108547414506261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43">
                <text:p>43</text:p>
              </table:table-cell>
              <table:table-cell office:value-type="float" office:value="-0.107919277620642">
                <text:p>-0.107919277620642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44">
                <text:p>44</text:p>
              </table:table-cell>
              <table:table-cell office:value-type="float" office:value="-0.106056171188718">
                <text:p>-0.106056171188718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45">
                <text:p>45</text:p>
              </table:table-cell>
              <table:table-cell office:value-type="float" office:value="-0.104795965662148">
                <text:p>-0.104795965662148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46">
                <text:p>46</text:p>
              </table:table-cell>
              <table:table-cell office:value-type="float" office:value="-0.106211735332">
                <text:p>-0.106211735332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47">
                <text:p>47</text:p>
              </table:table-cell>
              <table:table-cell office:value-type="float" office:value="-0.107709422344797">
                <text:p>-0.107709422344797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48">
                <text:p>48</text:p>
              </table:table-cell>
              <table:table-cell office:value-type="float" office:value="-0.111030577806786">
                <text:p>-0.111030577806786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49">
                <text:p>49</text:p>
              </table:table-cell>
              <table:table-cell office:value-type="float" office:value="-0.11299255835906">
                <text:p>-0.11299255835906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50">
                <text:p>50</text:p>
              </table:table-cell>
              <table:table-cell office:value-type="float" office:value="-0.115119941103202">
                <text:p>-0.115119941103202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51">
                <text:p>51</text:p>
              </table:table-cell>
              <table:table-cell office:value-type="float" office:value="-0.123085512863401">
                <text:p>-0.123085512863401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52">
                <text:p>52</text:p>
              </table:table-cell>
              <table:table-cell office:value-type="float" office:value="-0.118415964507973">
                <text:p>-0.118415964507973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53">
                <text:p>53</text:p>
              </table:table-cell>
              <table:table-cell office:value-type="float" office:value="-0.118593846125911">
                <text:p>-0.118593846125911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54">
                <text:p>54</text:p>
              </table:table-cell>
              <table:table-cell office:value-type="float" office:value="-0.136964972920201">
                <text:p>-0.136964972920201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55">
                <text:p>55</text:p>
              </table:table-cell>
              <table:table-cell office:value-type="float" office:value="-0.142010973858399">
                <text:p>-0.142010973858399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56">
                <text:p>56</text:p>
              </table:table-cell>
              <table:table-cell office:value-type="float" office:value="-0.147923770962991">
                <text:p>-0.147923770962991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57">
                <text:p>57</text:p>
              </table:table-cell>
              <table:table-cell office:value-type="float" office:value="-0.155148128900599">
                <text:p>-0.155148128900599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58">
                <text:p>58</text:p>
              </table:table-cell>
              <table:table-cell office:value-type="float" office:value="-0.161721313676847">
                <text:p>-0.161721313676847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59">
                <text:p>59</text:p>
              </table:table-cell>
              <table:table-cell office:value-type="float" office:value="-0.164210365950118">
                <text:p>-0.164210365950118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60">
                <text:p>60</text:p>
              </table:table-cell>
              <table:table-cell office:value-type="float" office:value="-0.165073559450832">
                <text:p>-0.165073559450832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61">
                <text:p>61</text:p>
              </table:table-cell>
              <table:table-cell office:value-type="float" office:value="-0.174240944450832">
                <text:p>-0.174240944450832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62">
                <text:p>62</text:p>
              </table:table-cell>
              <table:table-cell office:value-type="float" office:value="-0.173333204450832">
                <text:p>-0.173333204450832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63">
                <text:p>63</text:p>
              </table:table-cell>
              <table:table-cell office:value-type="float" office:value="-0.180169969450832">
                <text:p>-0.180169969450832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64">
                <text:p>64</text:p>
              </table:table-cell>
              <table:table-cell office:value-type="float" office:value="-0.175496034450832">
                <text:p>-0.175496034450832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65">
                <text:p>65</text:p>
              </table:table-cell>
              <table:table-cell office:value-type="float" office:value="-0.172155669450832">
                <text:p>-0.172155669450832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66">
                <text:p>66</text:p>
              </table:table-cell>
              <table:table-cell office:value-type="float" office:value="-0.189817009450832">
                <text:p>-0.189817009450832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67">
                <text:p>67</text:p>
              </table:table-cell>
              <table:table-cell office:value-type="float" office:value="-0.190135434450832">
                <text:p>-0.190135434450832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68">
                <text:p>68</text:p>
              </table:table-cell>
              <table:table-cell office:value-type="float" office:value="-0.196464814450832">
                <text:p>-0.196464814450832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69">
                <text:p>69</text:p>
              </table:table-cell>
              <table:table-cell office:value-type="float" office:value="-0.196032819450832">
                <text:p>-0.196032819450832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70">
                <text:p>70</text:p>
              </table:table-cell>
              <table:table-cell office:value-type="float" office:value="-0.198358059450832">
                <text:p>-0.198358059450832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71">
                <text:p>71</text:p>
              </table:table-cell>
              <table:table-cell office:value-type="float" office:value="-0.192733749450832">
                <text:p>-0.192733749450832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72">
                <text:p>72</text:p>
              </table:table-cell>
              <table:table-cell office:value-type="float" office:value="-0.193200364450832">
                <text:p>-0.193200364450832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73">
                <text:p>73</text:p>
              </table:table-cell>
              <table:table-cell office:value-type="float" office:value="-0.194039479450832">
                <text:p>-0.194039479450832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74">
                <text:p>74</text:p>
              </table:table-cell>
              <table:table-cell office:value-type="float" office:value="-0.191861139450832">
                <text:p>-0.191861139450832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75">
                <text:p>75</text:p>
              </table:table-cell>
              <table:table-cell office:value-type="float" office:value="-0.195522984450832">
                <text:p>-0.195522984450832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76">
                <text:p>76</text:p>
              </table:table-cell>
              <table:table-cell office:value-type="float" office:value="-0.189723304450832">
                <text:p>-0.189723304450832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77">
                <text:p>77</text:p>
              </table:table-cell>
              <table:table-cell office:value-type="float" office:value="-0.187049299450832">
                <text:p>-0.187049299450832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78">
                <text:p>78</text:p>
              </table:table-cell>
              <table:table-cell office:value-type="float" office:value="-0.191267729450832">
                <text:p>-0.191267729450832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79">
                <text:p>79</text:p>
              </table:table-cell>
              <table:table-cell office:value-type="float" office:value="-0.186761284450832">
                <text:p>-0.186761284450832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80">
                <text:p>80</text:p>
              </table:table-cell>
              <table:table-cell office:value-type="float" office:value="-0.184707364450832">
                <text:p>-0.184707364450832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81">
                <text:p>81</text:p>
              </table:table-cell>
              <table:table-cell office:value-type="float" office:value="-0.188662789450832">
                <text:p>-0.188662789450832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82">
                <text:p>82</text:p>
              </table:table-cell>
              <table:table-cell office:value-type="float" office:value="-0.191026924450832">
                <text:p>-0.191026924450832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83">
                <text:p>83</text:p>
              </table:table-cell>
              <table:table-cell office:value-type="float" office:value="-0.189540124450832">
                <text:p>-0.189540124450832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84">
                <text:p>84</text:p>
              </table:table-cell>
              <table:table-cell office:value-type="float" office:value="-0.196328044450832">
                <text:p>-0.196328044450832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85">
                <text:p>85</text:p>
              </table:table-cell>
              <table:table-cell office:value-type="float" office:value="-0.196488719450832">
                <text:p>-0.196488719450832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86">
                <text:p>86</text:p>
              </table:table-cell>
              <table:table-cell office:value-type="float" office:value="-0.197083834450832">
                <text:p>-0.197083834450832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87">
                <text:p>87</text:p>
              </table:table-cell>
              <table:table-cell office:value-type="float" office:value="-0.195453309450832">
                <text:p>-0.195453309450832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88">
                <text:p>88</text:p>
              </table:table-cell>
              <table:table-cell office:value-type="float" office:value="-0.200037664450832">
                <text:p>-0.200037664450832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89">
                <text:p>89</text:p>
              </table:table-cell>
              <table:table-cell office:value-type="float" office:value="-0.208255699450832">
                <text:p>-0.208255699450832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90">
                <text:p>90</text:p>
              </table:table-cell>
              <table:table-cell office:value-type="float" office:value="-0.200410489450832">
                <text:p>-0.200410489450832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pt" style:font-family-asian="'Lucida Sans Unicode'" style:font-family-generic-asian="system" style:font-pitch-asian="variable" style:font-size-asian="21pt" style:font-family-complex="Tahoma" style:font-family-generic-complex="system" style:font-pitch-complex="variable" style:font-size-complex="21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3000001907349pt" style:font-family-asian="'Lucida Sans Unicode'" style:font-family-generic-asian="system" style:font-pitch-asian="variable" style:font-size-asian="11.3000001907349pt" style:font-family-complex="Tahoma" style:font-family-generic-complex="system" style:font-pitch-complex="variable" style:font-size-complex="11.3000001907349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4.6000003814697pt" style:font-family-asian="'Lucida Sans Unicode'" style:font-family-generic-asian="system" style:font-pitch-asian="variable" style:font-size-asian="14.6000003814697pt" style:font-family-complex="Tahoma" style:font-family-generic-complex="system" style:font-pitch-complex="variable" style:font-size-complex="14.600000381469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-0.02" chart:maximum="0.02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3000001907349pt" style:font-family-asian="'Lucida Sans Unicode'" style:font-family-generic-asian="system" style:font-pitch-asian="variable" style:font-size-asian="11.3000001907349pt" style:font-family-complex="Tahoma" style:font-family-generic-complex="system" style:font-pitch-complex="variable" style:font-size-complex="11.3000001907349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9.69999980926514pt" style:font-family-asian="'Lucida Sans Unicode'" style:font-family-generic-asian="system" style:font-pitch-asian="variable" style:font-size-asian="9.69999980926514pt" style:font-family-complex="Tahoma" style:font-family-generic-complex="system" style:font-pitch-complex="variable" style:font-size-complex="9.69999980926514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3.23cm" svg:height="11.308cm" chart:class="chart:scatter" chart:style-name="ch1">
        <chart:title svg:x="4.071cm" svg:y="0.226cm" chart:style-name="ch2">
          <text:p>Couple de Lacet</text:p>
        </chart:title>
        <chart:plot-area chart:style-name="ch3" table:cell-range-address="Feuille1.$A$507:.$B$602" chart:table-number-list="0" svg:x="0.264cm" svg:y="1.491cm" svg:width="11.696cm" svg:height="9.59cm">
          <chart:axis chart:dimension="x" chart:name="primary-x" chart:style-name="ch4">
            <chart:title svg:x="6.216cm" svg:y="10.506cm" chart:style-name="ch5">
              <text:p>incidence</text:p>
            </chart:title>
            <chart:categories table:cell-range-address="local-table.A2:.A97"/>
          </chart:axis>
          <chart:axis chart:dimension="y" chart:name="primary-y" chart:style-name="ch6">
            <chart:title svg:x="0.264cm" svg:y="7.165cm" chart:style-name="ch5">
              <text:p>couple en N.m</text:p>
            </chart:title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igne 507</text:p>
              </table:table-cell>
              <table:table-cell office:value-type="float" office:value="-5">
                <text:p>-5</text:p>
              </table:table-cell>
              <table:table-cell office:value-type="float" office:value="-0.000243312987787332">
                <text:p>-0.000243312987787332</text:p>
              </table:table-cell>
            </table:table-row>
            <table:table-row>
              <table:table-cell office:value-type="string">
                <text:p>Ligne 508</text:p>
              </table:table-cell>
              <table:table-cell office:value-type="float" office:value="-4">
                <text:p>-4</text:p>
              </table:table-cell>
              <table:table-cell office:value-type="float" office:value="-0.000333306745441163">
                <text:p>-0.000333306745441163</text:p>
              </table:table-cell>
            </table:table-row>
            <table:table-row>
              <table:table-cell office:value-type="string">
                <text:p>Ligne 509</text:p>
              </table:table-cell>
              <table:table-cell office:value-type="float" office:value="-3">
                <text:p>-3</text:p>
              </table:table-cell>
              <table:table-cell office:value-type="float" office:value="-0.000376110665133279">
                <text:p>-0.000376110665133279</text:p>
              </table:table-cell>
            </table:table-row>
            <table:table-row>
              <table:table-cell office:value-type="string">
                <text:p>Ligne 510</text:p>
              </table:table-cell>
              <table:table-cell office:value-type="float" office:value="-2">
                <text:p>-2</text:p>
              </table:table-cell>
              <table:table-cell office:value-type="float" office:value="-0.000325683983631826">
                <text:p>-0.000325683983631826</text:p>
              </table:table-cell>
            </table:table-row>
            <table:table-row>
              <table:table-cell office:value-type="string">
                <text:p>Ligne 511</text:p>
              </table:table-cell>
              <table:table-cell office:value-type="float" office:value="-1">
                <text:p>-1</text:p>
              </table:table-cell>
              <table:table-cell office:value-type="float" office:value="-0.000186587880991564">
                <text:p>-0.000186587880991564</text:p>
              </table:table-cell>
            </table:table-row>
            <table:table-row>
              <table:table-cell office:value-type="string">
                <text:p>Ligne 512</text:p>
              </table:table-cell>
              <table:table-cell office:value-type="float" office:value="0">
                <text:p>0</text:p>
              </table:table-cell>
              <table:table-cell office:value-type="float" office:value="0.0000609150749999997">
                <text:p>0.0000609150749999997</text:p>
              </table:table-cell>
            </table:table-row>
            <table:table-row>
              <table:table-cell office:value-type="string">
                <text:p>Ligne 513</text:p>
              </table:table-cell>
              <table:table-cell office:value-type="float" office:value="1">
                <text:p>1</text:p>
              </table:table-cell>
              <table:table-cell office:value-type="float" office:value="0.000402233543713589">
                <text:p>0.000402233543713589</text:p>
              </table:table-cell>
            </table:table-row>
            <table:table-row>
              <table:table-cell office:value-type="string">
                <text:p>Ligne 514</text:p>
              </table:table-cell>
              <table:table-cell office:value-type="float" office:value="2">
                <text:p>2</text:p>
              </table:table-cell>
              <table:table-cell office:value-type="float" office:value="0.000442822805551136">
                <text:p>0.000442822805551136</text:p>
              </table:table-cell>
            </table:table-row>
            <table:table-row>
              <table:table-cell office:value-type="string">
                <text:p>Ligne 515</text:p>
              </table:table-cell>
              <table:table-cell office:value-type="float" office:value="3">
                <text:p>3</text:p>
              </table:table-cell>
              <table:table-cell office:value-type="float" office:value="0.00023196574086922">
                <text:p>0.00023196574086922</text:p>
              </table:table-cell>
            </table:table-row>
            <table:table-row>
              <table:table-cell office:value-type="string">
                <text:p>Ligne 516</text:p>
              </table:table-cell>
              <table:table-cell office:value-type="float" office:value="4">
                <text:p>4</text:p>
              </table:table-cell>
              <table:table-cell office:value-type="float" office:value="0.0000418433567716043">
                <text:p>0.0000418433567716043</text:p>
              </table:table-cell>
            </table:table-row>
            <table:table-row>
              <table:table-cell office:value-type="string">
                <text:p>Ligne 517</text:p>
              </table:table-cell>
              <table:table-cell office:value-type="float" office:value="5">
                <text:p>5</text:p>
              </table:table-cell>
              <table:table-cell office:value-type="float" office:value="-0.0000211671870607397">
                <text:p>-0.0000211671870607397</text:p>
              </table:table-cell>
            </table:table-row>
            <table:table-row>
              <table:table-cell office:value-type="string">
                <text:p>Ligne 518</text:p>
              </table:table-cell>
              <table:table-cell office:value-type="float" office:value="6">
                <text:p>6</text:p>
              </table:table-cell>
              <table:table-cell office:value-type="float" office:value="-0.00000877670918810101">
                <text:p>-0.00000877670918810101</text:p>
              </table:table-cell>
            </table:table-row>
            <table:table-row>
              <table:table-cell office:value-type="string">
                <text:p>Ligne 519</text:p>
              </table:table-cell>
              <table:table-cell office:value-type="float" office:value="7">
                <text:p>7</text:p>
              </table:table-cell>
              <table:table-cell office:value-type="float" office:value="0.000255220287076528">
                <text:p>0.000255220287076528</text:p>
              </table:table-cell>
            </table:table-row>
            <table:table-row>
              <table:table-cell office:value-type="string">
                <text:p>Ligne 520</text:p>
              </table:table-cell>
              <table:table-cell office:value-type="float" office:value="8">
                <text:p>8</text:p>
              </table:table-cell>
              <table:table-cell office:value-type="float" office:value="0.000346729291745396">
                <text:p>0.000346729291745396</text:p>
              </table:table-cell>
            </table:table-row>
            <table:table-row>
              <table:table-cell office:value-type="string">
                <text:p>Ligne 521</text:p>
              </table:table-cell>
              <table:table-cell office:value-type="float" office:value="9">
                <text:p>9</text:p>
              </table:table-cell>
              <table:table-cell office:value-type="float" office:value="0.000288175170632725">
                <text:p>0.000288175170632725</text:p>
              </table:table-cell>
            </table:table-row>
            <table:table-row>
              <table:table-cell office:value-type="string">
                <text:p>Ligne 522</text:p>
              </table:table-cell>
              <table:table-cell office:value-type="float" office:value="10">
                <text:p>10</text:p>
              </table:table-cell>
              <table:table-cell office:value-type="float" office:value="0.000169691908564258">
                <text:p>0.000169691908564258</text:p>
              </table:table-cell>
            </table:table-row>
            <table:table-row>
              <table:table-cell office:value-type="string">
                <text:p>Ligne 523</text:p>
              </table:table-cell>
              <table:table-cell office:value-type="float" office:value="11">
                <text:p>11</text:p>
              </table:table-cell>
              <table:table-cell office:value-type="float" office:value="0.000143929691472762">
                <text:p>0.000143929691472762</text:p>
              </table:table-cell>
            </table:table-row>
            <table:table-row>
              <table:table-cell office:value-type="string">
                <text:p>Ligne 524</text:p>
              </table:table-cell>
              <table:table-cell office:value-type="float" office:value="12">
                <text:p>12</text:p>
              </table:table-cell>
              <table:table-cell office:value-type="float" office:value="0.00000369839809294482">
                <text:p>0.00000369839809294482</text:p>
              </table:table-cell>
            </table:table-row>
            <table:table-row>
              <table:table-cell office:value-type="string">
                <text:p>Ligne 525</text:p>
              </table:table-cell>
              <table:table-cell office:value-type="float" office:value="13">
                <text:p>13</text:p>
              </table:table-cell>
              <table:table-cell office:value-type="float" office:value="-0.0000458354929852616">
                <text:p>-0.0000458354929852616</text:p>
              </table:table-cell>
            </table:table-row>
            <table:table-row>
              <table:table-cell office:value-type="string">
                <text:p>Ligne 526</text:p>
              </table:table-cell>
              <table:table-cell office:value-type="float" office:value="14">
                <text:p>14</text:p>
              </table:table-cell>
              <table:table-cell office:value-type="float" office:value="-0.000107903084186057">
                <text:p>-0.000107903084186057</text:p>
              </table:table-cell>
            </table:table-row>
            <table:table-row>
              <table:table-cell office:value-type="string">
                <text:p>Ligne 527</text:p>
              </table:table-cell>
              <table:table-cell office:value-type="float" office:value="15">
                <text:p>15</text:p>
              </table:table-cell>
              <table:table-cell office:value-type="float" office:value="-0.0000857088857755054">
                <text:p>-0.0000857088857755054</text:p>
              </table:table-cell>
            </table:table-row>
            <table:table-row>
              <table:table-cell office:value-type="string">
                <text:p>Ligne 528</text:p>
              </table:table-cell>
              <table:table-cell office:value-type="float" office:value="16">
                <text:p>16</text:p>
              </table:table-cell>
              <table:table-cell office:value-type="float" office:value="-0.000149190162760119">
                <text:p>-0.000149190162760119</text:p>
              </table:table-cell>
            </table:table-row>
            <table:table-row>
              <table:table-cell office:value-type="string">
                <text:p>Ligne 529</text:p>
              </table:table-cell>
              <table:table-cell office:value-type="float" office:value="17">
                <text:p>17</text:p>
              </table:table-cell>
              <table:table-cell office:value-type="float" office:value="-0.000275707400814967">
                <text:p>-0.000275707400814967</text:p>
              </table:table-cell>
            </table:table-row>
            <table:table-row>
              <table:table-cell office:value-type="string">
                <text:p>Ligne 530</text:p>
              </table:table-cell>
              <table:table-cell office:value-type="float" office:value="18">
                <text:p>18</text:p>
              </table:table-cell>
              <table:table-cell office:value-type="float" office:value="-0.000220297011523851">
                <text:p>-0.000220297011523851</text:p>
              </table:table-cell>
            </table:table-row>
            <table:table-row>
              <table:table-cell office:value-type="string">
                <text:p>Ligne 531</text:p>
              </table:table-cell>
              <table:table-cell office:value-type="float" office:value="19">
                <text:p>19</text:p>
              </table:table-cell>
              <table:table-cell office:value-type="float" office:value="-0.000292729763582588">
                <text:p>-0.000292729763582588</text:p>
              </table:table-cell>
            </table:table-row>
            <table:table-row>
              <table:table-cell office:value-type="string">
                <text:p>Ligne 532</text:p>
              </table:table-cell>
              <table:table-cell office:value-type="float" office:value="20">
                <text:p>20</text:p>
              </table:table-cell>
              <table:table-cell office:value-type="float" office:value="-0.00029457435682942">
                <text:p>-0.00029457435682942</text:p>
              </table:table-cell>
            </table:table-row>
            <table:table-row>
              <table:table-cell office:value-type="string">
                <text:p>Ligne 533</text:p>
              </table:table-cell>
              <table:table-cell office:value-type="float" office:value="21">
                <text:p>21</text:p>
              </table:table-cell>
              <table:table-cell office:value-type="float" office:value="-0.000228027800126917">
                <text:p>-0.000228027800126917</text:p>
              </table:table-cell>
            </table:table-row>
            <table:table-row>
              <table:table-cell office:value-type="string">
                <text:p>Ligne 534</text:p>
              </table:table-cell>
              <table:table-cell office:value-type="float" office:value="22">
                <text:p>22</text:p>
              </table:table-cell>
              <table:table-cell office:value-type="float" office:value="-0.000306025563386251">
                <text:p>-0.000306025563386251</text:p>
              </table:table-cell>
            </table:table-row>
            <table:table-row>
              <table:table-cell office:value-type="string">
                <text:p>Ligne 535</text:p>
              </table:table-cell>
              <table:table-cell office:value-type="float" office:value="23">
                <text:p>23</text:p>
              </table:table-cell>
              <table:table-cell office:value-type="float" office:value="-0.000207307103201632">
                <text:p>-0.000207307103201632</text:p>
              </table:table-cell>
            </table:table-row>
            <table:table-row>
              <table:table-cell office:value-type="string">
                <text:p>Ligne 536</text:p>
              </table:table-cell>
              <table:table-cell office:value-type="float" office:value="24">
                <text:p>24</text:p>
              </table:table-cell>
              <table:table-cell office:value-type="float" office:value="-0.000312178300351772">
                <text:p>-0.000312178300351772</text:p>
              </table:table-cell>
            </table:table-row>
            <table:table-row>
              <table:table-cell office:value-type="string">
                <text:p>Ligne 537</text:p>
              </table:table-cell>
              <table:table-cell office:value-type="float" office:value="25">
                <text:p>25</text:p>
              </table:table-cell>
              <table:table-cell office:value-type="float" office:value="-0.000483462097290496">
                <text:p>-0.000483462097290496</text:p>
              </table:table-cell>
            </table:table-row>
            <table:table-row>
              <table:table-cell office:value-type="string">
                <text:p>Ligne 538</text:p>
              </table:table-cell>
              <table:table-cell office:value-type="float" office:value="26">
                <text:p>26</text:p>
              </table:table-cell>
              <table:table-cell office:value-type="float" office:value="-0.000468562343159572">
                <text:p>-0.000468562343159572</text:p>
              </table:table-cell>
            </table:table-row>
            <table:table-row>
              <table:table-cell office:value-type="string">
                <text:p>Ligne 539</text:p>
              </table:table-cell>
              <table:table-cell office:value-type="float" office:value="27">
                <text:p>27</text:p>
              </table:table-cell>
              <table:table-cell office:value-type="float" office:value="-0.000603441174659818">
                <text:p>-0.000603441174659818</text:p>
              </table:table-cell>
            </table:table-row>
            <table:table-row>
              <table:table-cell office:value-type="string">
                <text:p>Ligne 540</text:p>
              </table:table-cell>
              <table:table-cell office:value-type="float" office:value="28">
                <text:p>28</text:p>
              </table:table-cell>
              <table:table-cell office:value-type="float" office:value="-0.000727919835910513">
                <text:p>-0.000727919835910513</text:p>
              </table:table-cell>
            </table:table-row>
            <table:table-row>
              <table:table-cell office:value-type="string">
                <text:p>Ligne 541</text:p>
              </table:table-cell>
              <table:table-cell office:value-type="float" office:value="29">
                <text:p>29</text:p>
              </table:table-cell>
              <table:table-cell office:value-type="float" office:value="-0.000799387568633165">
                <text:p>-0.000799387568633165</text:p>
              </table:table-cell>
            </table:table-row>
            <table:table-row>
              <table:table-cell office:value-type="string">
                <text:p>Ligne 542</text:p>
              </table:table-cell>
              <table:table-cell office:value-type="float" office:value="30">
                <text:p>30</text:p>
              </table:table-cell>
              <table:table-cell office:value-type="float" office:value="-0.000800751755795322">
                <text:p>-0.000800751755795322</text:p>
              </table:table-cell>
            </table:table-row>
            <table:table-row>
              <table:table-cell office:value-type="string">
                <text:p>Ligne 543</text:p>
              </table:table-cell>
              <table:table-cell office:value-type="float" office:value="31">
                <text:p>31</text:p>
              </table:table-cell>
              <table:table-cell office:value-type="float" office:value="-0.00129627299396617">
                <text:p>-0.00129627299396617</text:p>
              </table:table-cell>
            </table:table-row>
            <table:table-row>
              <table:table-cell office:value-type="string">
                <text:p>Ligne 544</text:p>
              </table:table-cell>
              <table:table-cell office:value-type="float" office:value="32">
                <text:p>32</text:p>
              </table:table-cell>
              <table:table-cell office:value-type="float" office:value="-0.00131196766933947">
                <text:p>-0.00131196766933947</text:p>
              </table:table-cell>
            </table:table-row>
            <table:table-row>
              <table:table-cell office:value-type="string">
                <text:p>Ligne 545</text:p>
              </table:table-cell>
              <table:table-cell office:value-type="float" office:value="33">
                <text:p>33</text:p>
              </table:table-cell>
              <table:table-cell office:value-type="float" office:value="-0.00118458987635918">
                <text:p>-0.00118458987635918</text:p>
              </table:table-cell>
            </table:table-row>
            <table:table-row>
              <table:table-cell office:value-type="string">
                <text:p>Ligne 546</text:p>
              </table:table-cell>
              <table:table-cell office:value-type="float" office:value="34">
                <text:p>34</text:p>
              </table:table-cell>
              <table:table-cell office:value-type="float" office:value="-0.00113143676173363">
                <text:p>-0.00113143676173363</text:p>
              </table:table-cell>
            </table:table-row>
            <table:table-row>
              <table:table-cell office:value-type="string">
                <text:p>Ligne 547</text:p>
              </table:table-cell>
              <table:table-cell office:value-type="float" office:value="35">
                <text:p>35</text:p>
              </table:table-cell>
              <table:table-cell office:value-type="float" office:value="-0.00105171886092864">
                <text:p>-0.00105171886092864</text:p>
              </table:table-cell>
            </table:table-row>
            <table:table-row>
              <table:table-cell office:value-type="string">
                <text:p>Ligne 548</text:p>
              </table:table-cell>
              <table:table-cell office:value-type="float" office:value="36">
                <text:p>36</text:p>
              </table:table-cell>
              <table:table-cell office:value-type="float" office:value="-0.00120967733542759">
                <text:p>-0.00120967733542759</text:p>
              </table:table-cell>
            </table:table-row>
            <table:table-row>
              <table:table-cell office:value-type="string">
                <text:p>Ligne 549</text:p>
              </table:table-cell>
              <table:table-cell office:value-type="float" office:value="37">
                <text:p>37</text:p>
              </table:table-cell>
              <table:table-cell office:value-type="float" office:value="-0.000728661485761736">
                <text:p>-0.000728661485761736</text:p>
              </table:table-cell>
            </table:table-row>
            <table:table-row>
              <table:table-cell office:value-type="string">
                <text:p>Ligne 550</text:p>
              </table:table-cell>
              <table:table-cell office:value-type="float" office:value="38">
                <text:p>38</text:p>
              </table:table-cell>
              <table:table-cell office:value-type="float" office:value="-0.000731392720126624">
                <text:p>-0.000731392720126624</text:p>
              </table:table-cell>
            </table:table-row>
            <table:table-row>
              <table:table-cell office:value-type="string">
                <text:p>Ligne 551</text:p>
              </table:table-cell>
              <table:table-cell office:value-type="float" office:value="39">
                <text:p>39</text:p>
              </table:table-cell>
              <table:table-cell office:value-type="float" office:value="-0.000634380516224926">
                <text:p>-0.000634380516224926</text:p>
              </table:table-cell>
            </table:table-row>
            <table:table-row>
              <table:table-cell office:value-type="string">
                <text:p>Ligne 552</text:p>
              </table:table-cell>
              <table:table-cell office:value-type="float" office:value="40">
                <text:p>40</text:p>
              </table:table-cell>
              <table:table-cell office:value-type="float" office:value="-0.000745623555409633">
                <text:p>-0.000745623555409633</text:p>
              </table:table-cell>
            </table:table-row>
            <table:table-row>
              <table:table-cell office:value-type="string">
                <text:p>Ligne 553</text:p>
              </table:table-cell>
              <table:table-cell office:value-type="float" office:value="41">
                <text:p>41</text:p>
              </table:table-cell>
              <table:table-cell office:value-type="float" office:value="-0.00130021262095098">
                <text:p>-0.00130021262095098</text:p>
              </table:table-cell>
            </table:table-row>
            <table:table-row>
              <table:table-cell office:value-type="string">
                <text:p>Ligne 554</text:p>
              </table:table-cell>
              <table:table-cell office:value-type="float" office:value="42">
                <text:p>42</text:p>
              </table:table-cell>
              <table:table-cell office:value-type="float" office:value="-0.0014677580210786">
                <text:p>-0.0014677580210786</text:p>
              </table:table-cell>
            </table:table-row>
            <table:table-row>
              <table:table-cell office:value-type="string">
                <text:p>Ligne 555</text:p>
              </table:table-cell>
              <table:table-cell office:value-type="float" office:value="43">
                <text:p>43</text:p>
              </table:table-cell>
              <table:table-cell office:value-type="float" office:value="-0.00175288587260556">
                <text:p>-0.00175288587260556</text:p>
              </table:table-cell>
            </table:table-row>
            <table:table-row>
              <table:table-cell office:value-type="string">
                <text:p>Ligne 556</text:p>
              </table:table-cell>
              <table:table-cell office:value-type="float" office:value="44">
                <text:p>44</text:p>
              </table:table-cell>
              <table:table-cell office:value-type="float" office:value="-0.00189622797383848">
                <text:p>-0.00189622797383848</text:p>
              </table:table-cell>
            </table:table-row>
            <table:table-row>
              <table:table-cell office:value-type="string">
                <text:p>Ligne 557</text:p>
              </table:table-cell>
              <table:table-cell office:value-type="float" office:value="45">
                <text:p>45</text:p>
              </table:table-cell>
              <table:table-cell office:value-type="float" office:value="-0.00221862447686826">
                <text:p>-0.00221862447686826</text:p>
              </table:table-cell>
            </table:table-row>
            <table:table-row>
              <table:table-cell office:value-type="string">
                <text:p>Ligne 558</text:p>
              </table:table-cell>
              <table:table-cell office:value-type="float" office:value="46">
                <text:p>46</text:p>
              </table:table-cell>
              <table:table-cell office:value-type="float" office:value="-0.00236803102295348">
                <text:p>-0.00236803102295348</text:p>
              </table:table-cell>
            </table:table-row>
            <table:table-row>
              <table:table-cell office:value-type="string">
                <text:p>Ligne 559</text:p>
              </table:table-cell>
              <table:table-cell office:value-type="float" office:value="47">
                <text:p>47</text:p>
              </table:table-cell>
              <table:table-cell office:value-type="float" office:value="-0.00224119667898741">
                <text:p>-0.00224119667898741</text:p>
              </table:table-cell>
            </table:table-row>
            <table:table-row>
              <table:table-cell office:value-type="string">
                <text:p>Ligne 560</text:p>
              </table:table-cell>
              <table:table-cell office:value-type="float" office:value="48">
                <text:p>48</text:p>
              </table:table-cell>
              <table:table-cell office:value-type="float" office:value="-0.00233532832978739">
                <text:p>-0.00233532832978739</text:p>
              </table:table-cell>
            </table:table-row>
            <table:table-row>
              <table:table-cell office:value-type="string">
                <text:p>Ligne 561</text:p>
              </table:table-cell>
              <table:table-cell office:value-type="float" office:value="49">
                <text:p>49</text:p>
              </table:table-cell>
              <table:table-cell office:value-type="float" office:value="-0.00202183334752018">
                <text:p>-0.00202183334752018</text:p>
              </table:table-cell>
            </table:table-row>
            <table:table-row>
              <table:table-cell office:value-type="string">
                <text:p>Ligne 562</text:p>
              </table:table-cell>
              <table:table-cell office:value-type="float" office:value="50">
                <text:p>50</text:p>
              </table:table-cell>
              <table:table-cell office:value-type="float" office:value="-0.00195229978290465">
                <text:p>-0.00195229978290465</text:p>
              </table:table-cell>
            </table:table-row>
            <table:table-row>
              <table:table-cell office:value-type="string">
                <text:p>Ligne 563</text:p>
              </table:table-cell>
              <table:table-cell office:value-type="float" office:value="51">
                <text:p>51</text:p>
              </table:table-cell>
              <table:table-cell office:value-type="float" office:value="-0.00215181832741501">
                <text:p>-0.00215181832741501</text:p>
              </table:table-cell>
            </table:table-row>
            <table:table-row>
              <table:table-cell office:value-type="string">
                <text:p>Ligne 564</text:p>
              </table:table-cell>
              <table:table-cell office:value-type="float" office:value="52">
                <text:p>52</text:p>
              </table:table-cell>
              <table:table-cell office:value-type="float" office:value="-0.00256522030348139">
                <text:p>-0.00256522030348139</text:p>
              </table:table-cell>
            </table:table-row>
            <table:table-row>
              <table:table-cell office:value-type="string">
                <text:p>Ligne 565</text:p>
              </table:table-cell>
              <table:table-cell office:value-type="float" office:value="53">
                <text:p>53</text:p>
              </table:table-cell>
              <table:table-cell office:value-type="float" office:value="-0.00226242265686511">
                <text:p>-0.00226242265686511</text:p>
              </table:table-cell>
            </table:table-row>
            <table:table-row>
              <table:table-cell office:value-type="string">
                <text:p>Ligne 566</text:p>
              </table:table-cell>
              <table:table-cell office:value-type="float" office:value="54">
                <text:p>54</text:p>
              </table:table-cell>
              <table:table-cell office:value-type="float" office:value="-0.00201804235645159">
                <text:p>-0.00201804235645159</text:p>
              </table:table-cell>
            </table:table-row>
            <table:table-row>
              <table:table-cell office:value-type="string">
                <text:p>Ligne 567</text:p>
              </table:table-cell>
              <table:table-cell office:value-type="float" office:value="55">
                <text:p>55</text:p>
              </table:table-cell>
              <table:table-cell office:value-type="float" office:value="-0.00199777549889162">
                <text:p>-0.00199777549889162</text:p>
              </table:table-cell>
            </table:table-row>
            <table:table-row>
              <table:table-cell office:value-type="string">
                <text:p>Ligne 568</text:p>
              </table:table-cell>
              <table:table-cell office:value-type="float" office:value="56">
                <text:p>56</text:p>
              </table:table-cell>
              <table:table-cell office:value-type="float" office:value="-0.00172127394653883">
                <text:p>-0.00172127394653883</text:p>
              </table:table-cell>
            </table:table-row>
            <table:table-row>
              <table:table-cell office:value-type="string">
                <text:p>Ligne 569</text:p>
              </table:table-cell>
              <table:table-cell office:value-type="float" office:value="57">
                <text:p>57</text:p>
              </table:table-cell>
              <table:table-cell office:value-type="float" office:value="-0.00139002016200633">
                <text:p>-0.00139002016200633</text:p>
              </table:table-cell>
            </table:table-row>
            <table:table-row>
              <table:table-cell office:value-type="string">
                <text:p>Ligne 570</text:p>
              </table:table-cell>
              <table:table-cell office:value-type="float" office:value="58">
                <text:p>58</text:p>
              </table:table-cell>
              <table:table-cell office:value-type="float" office:value="-0.00112301859245416">
                <text:p>-0.00112301859245416</text:p>
              </table:table-cell>
            </table:table-row>
            <table:table-row>
              <table:table-cell office:value-type="string">
                <text:p>Ligne 571</text:p>
              </table:table-cell>
              <table:table-cell office:value-type="float" office:value="59">
                <text:p>59</text:p>
              </table:table-cell>
              <table:table-cell office:value-type="float" office:value="-0.00105662187352778">
                <text:p>-0.00105662187352778</text:p>
              </table:table-cell>
            </table:table-row>
            <table:table-row>
              <table:table-cell office:value-type="string">
                <text:p>Ligne 572</text:p>
              </table:table-cell>
              <table:table-cell office:value-type="float" office:value="60">
                <text:p>60</text:p>
              </table:table-cell>
              <table:table-cell office:value-type="float" office:value="-0.000976511079667184">
                <text:p>-0.000976511079667184</text:p>
              </table:table-cell>
            </table:table-row>
            <table:table-row>
              <table:table-cell office:value-type="string">
                <text:p>Ligne 573</text:p>
              </table:table-cell>
              <table:table-cell office:value-type="float" office:value="61">
                <text:p>61</text:p>
              </table:table-cell>
              <table:table-cell office:value-type="float" office:value="-0.000380792008031397">
                <text:p>-0.000380792008031397</text:p>
              </table:table-cell>
            </table:table-row>
            <table:table-row>
              <table:table-cell office:value-type="string">
                <text:p>Ligne 574</text:p>
              </table:table-cell>
              <table:table-cell office:value-type="float" office:value="62">
                <text:p>62</text:p>
              </table:table-cell>
              <table:table-cell office:value-type="float" office:value="-0.00129304545827152">
                <text:p>-0.00129304545827152</text:p>
              </table:table-cell>
            </table:table-row>
            <table:table-row>
              <table:table-cell office:value-type="string">
                <text:p>Ligne 575</text:p>
              </table:table-cell>
              <table:table-cell office:value-type="float" office:value="63">
                <text:p>63</text:p>
              </table:table-cell>
              <table:table-cell office:value-type="float" office:value="-0.00139914277257179">
                <text:p>-0.00139914277257179</text:p>
              </table:table-cell>
            </table:table-row>
            <table:table-row>
              <table:table-cell office:value-type="string">
                <text:p>Ligne 576</text:p>
              </table:table-cell>
              <table:table-cell office:value-type="float" office:value="64">
                <text:p>64</text:p>
              </table:table-cell>
              <table:table-cell office:value-type="float" office:value="-0.00126792569391503">
                <text:p>-0.00126792569391503</text:p>
              </table:table-cell>
            </table:table-row>
            <table:table-row>
              <table:table-cell office:value-type="string">
                <text:p>Ligne 577</text:p>
              </table:table-cell>
              <table:table-cell office:value-type="float" office:value="65">
                <text:p>65</text:p>
              </table:table-cell>
              <table:table-cell office:value-type="float" office:value="-0.00106638394648411">
                <text:p>-0.00106638394648411</text:p>
              </table:table-cell>
            </table:table-row>
            <table:table-row>
              <table:table-cell office:value-type="string">
                <text:p>Ligne 578</text:p>
              </table:table-cell>
              <table:table-cell office:value-type="float" office:value="66">
                <text:p>66</text:p>
              </table:table-cell>
              <table:table-cell office:value-type="float" office:value="-0.000394527737158377">
                <text:p>-0.000394527737158377</text:p>
              </table:table-cell>
            </table:table-row>
            <table:table-row>
              <table:table-cell office:value-type="string">
                <text:p>Ligne 579</text:p>
              </table:table-cell>
              <table:table-cell office:value-type="float" office:value="67">
                <text:p>67</text:p>
              </table:table-cell>
              <table:table-cell office:value-type="float" office:value="-0.00120459205630166">
                <text:p>-0.00120459205630166</text:p>
              </table:table-cell>
            </table:table-row>
            <table:table-row>
              <table:table-cell office:value-type="string">
                <text:p>Ligne 580</text:p>
              </table:table-cell>
              <table:table-cell office:value-type="float" office:value="68">
                <text:p>68</text:p>
              </table:table-cell>
              <table:table-cell office:value-type="float" office:value="-0.00205691022112052">
                <text:p>-0.00205691022112052</text:p>
              </table:table-cell>
            </table:table-row>
            <table:table-row>
              <table:table-cell office:value-type="string">
                <text:p>Ligne 581</text:p>
              </table:table-cell>
              <table:table-cell office:value-type="float" office:value="69">
                <text:p>69</text:p>
              </table:table-cell>
              <table:table-cell office:value-type="float" office:value="-0.00220066794450575">
                <text:p>-0.00220066794450575</text:p>
              </table:table-cell>
            </table:table-row>
            <table:table-row>
              <table:table-cell office:value-type="string">
                <text:p>Ligne 582</text:p>
              </table:table-cell>
              <table:table-cell office:value-type="float" office:value="70">
                <text:p>70</text:p>
              </table:table-cell>
              <table:table-cell office:value-type="float" office:value="-0.0022261957096766">
                <text:p>-0.0022261957096766</text:p>
              </table:table-cell>
            </table:table-row>
            <table:table-row>
              <table:table-cell office:value-type="string">
                <text:p>Ligne 583</text:p>
              </table:table-cell>
              <table:table-cell office:value-type="float" office:value="71">
                <text:p>71</text:p>
              </table:table-cell>
              <table:table-cell office:value-type="float" office:value="-0.000853198098874521">
                <text:p>-0.000853198098874521</text:p>
              </table:table-cell>
            </table:table-row>
            <table:table-row>
              <table:table-cell office:value-type="string">
                <text:p>Ligne 584</text:p>
              </table:table-cell>
              <table:table-cell office:value-type="float" office:value="72">
                <text:p>72</text:p>
              </table:table-cell>
              <table:table-cell office:value-type="float" office:value="-0.0000516328714022363">
                <text:p>-0.0000516328714022363</text:p>
              </table:table-cell>
            </table:table-row>
            <table:table-row>
              <table:table-cell office:value-type="string">
                <text:p>Ligne 585</text:p>
              </table:table-cell>
              <table:table-cell office:value-type="float" office:value="73">
                <text:p>73</text:p>
              </table:table-cell>
              <table:table-cell office:value-type="float" office:value="-0.000242295814607439">
                <text:p>-0.000242295814607439</text:p>
              </table:table-cell>
            </table:table-row>
            <table:table-row>
              <table:table-cell office:value-type="string">
                <text:p>Ligne 586</text:p>
              </table:table-cell>
              <table:table-cell office:value-type="float" office:value="74">
                <text:p>74</text:p>
              </table:table-cell>
              <table:table-cell office:value-type="float" office:value="0.000594974212668748">
                <text:p>0.000594974212668748</text:p>
              </table:table-cell>
            </table:table-row>
            <table:table-row>
              <table:table-cell office:value-type="string">
                <text:p>Ligne 587</text:p>
              </table:table-cell>
              <table:table-cell office:value-type="float" office:value="75">
                <text:p>75</text:p>
              </table:table-cell>
              <table:table-cell office:value-type="float" office:value="0.00016112522082334">
                <text:p>0.00016112522082334</text:p>
              </table:table-cell>
            </table:table-row>
            <table:table-row>
              <table:table-cell office:value-type="string">
                <text:p>Ligne 588</text:p>
              </table:table-cell>
              <table:table-cell office:value-type="float" office:value="76">
                <text:p>76</text:p>
              </table:table-cell>
              <table:table-cell office:value-type="float" office:value="0.000790181474631619">
                <text:p>0.000790181474631619</text:p>
              </table:table-cell>
            </table:table-row>
            <table:table-row>
              <table:table-cell office:value-type="string">
                <text:p>Ligne 589</text:p>
              </table:table-cell>
              <table:table-cell office:value-type="float" office:value="77">
                <text:p>77</text:p>
              </table:table-cell>
              <table:table-cell office:value-type="float" office:value="0.00139637848188361">
                <text:p>0.00139637848188361</text:p>
              </table:table-cell>
            </table:table-row>
            <table:table-row>
              <table:table-cell office:value-type="string">
                <text:p>Ligne 590</text:p>
              </table:table-cell>
              <table:table-cell office:value-type="float" office:value="78">
                <text:p>78</text:p>
              </table:table-cell>
              <table:table-cell office:value-type="float" office:value="0.00144061467964127">
                <text:p>0.00144061467964127</text:p>
              </table:table-cell>
            </table:table-row>
            <table:table-row>
              <table:table-cell office:value-type="string">
                <text:p>Ligne 591</text:p>
              </table:table-cell>
              <table:table-cell office:value-type="float" office:value="79">
                <text:p>79</text:p>
              </table:table-cell>
              <table:table-cell office:value-type="float" office:value="0.00198630363827456">
                <text:p>0.00198630363827456</text:p>
              </table:table-cell>
            </table:table-row>
            <table:table-row>
              <table:table-cell office:value-type="string">
                <text:p>Ligne 592</text:p>
              </table:table-cell>
              <table:table-cell office:value-type="float" office:value="80">
                <text:p>80</text:p>
              </table:table-cell>
              <table:table-cell office:value-type="float" office:value="0.00163224681482811">
                <text:p>0.00163224681482811</text:p>
              </table:table-cell>
            </table:table-row>
            <table:table-row>
              <table:table-cell office:value-type="string">
                <text:p>Ligne 593</text:p>
              </table:table-cell>
              <table:table-cell office:value-type="float" office:value="81">
                <text:p>81</text:p>
              </table:table-cell>
              <table:table-cell office:value-type="float" office:value="0.00222415265632224">
                <text:p>0.00222415265632224</text:p>
              </table:table-cell>
            </table:table-row>
            <table:table-row>
              <table:table-cell office:value-type="string">
                <text:p>Ligne 594</text:p>
              </table:table-cell>
              <table:table-cell office:value-type="float" office:value="82">
                <text:p>82</text:p>
              </table:table-cell>
              <table:table-cell office:value-type="float" office:value="0.000773638081390545">
                <text:p>0.000773638081390545</text:p>
              </table:table-cell>
            </table:table-row>
            <table:table-row>
              <table:table-cell office:value-type="string">
                <text:p>Ligne 595</text:p>
              </table:table-cell>
              <table:table-cell office:value-type="float" office:value="83">
                <text:p>83</text:p>
              </table:table-cell>
              <table:table-cell office:value-type="float" office:value="0.000197881053985002">
                <text:p>0.000197881053985002</text:p>
              </table:table-cell>
            </table:table-row>
            <table:table-row>
              <table:table-cell office:value-type="string">
                <text:p>Ligne 596</text:p>
              </table:table-cell>
              <table:table-cell office:value-type="float" office:value="84">
                <text:p>84</text:p>
              </table:table-cell>
              <table:table-cell office:value-type="float" office:value="0.00100010006391318">
                <text:p>0.00100010006391318</text:p>
              </table:table-cell>
            </table:table-row>
            <table:table-row>
              <table:table-cell office:value-type="string">
                <text:p>Ligne 597</text:p>
              </table:table-cell>
              <table:table-cell office:value-type="float" office:value="85">
                <text:p>85</text:p>
              </table:table-cell>
              <table:table-cell office:value-type="float" office:value="0.00158819422775921">
                <text:p>0.00158819422775921</text:p>
              </table:table-cell>
            </table:table-row>
            <table:table-row>
              <table:table-cell office:value-type="string">
                <text:p>Ligne 598</text:p>
              </table:table-cell>
              <table:table-cell office:value-type="float" office:value="86">
                <text:p>86</text:p>
              </table:table-cell>
              <table:table-cell office:value-type="float" office:value="0.0026932441995335">
                <text:p>0.0026932441995335</text:p>
              </table:table-cell>
            </table:table-row>
            <table:table-row>
              <table:table-cell office:value-type="string">
                <text:p>Ligne 599</text:p>
              </table:table-cell>
              <table:table-cell office:value-type="float" office:value="87">
                <text:p>87</text:p>
              </table:table-cell>
              <table:table-cell office:value-type="float" office:value="0.00282872696374179">
                <text:p>0.00282872696374179</text:p>
              </table:table-cell>
            </table:table-row>
            <table:table-row>
              <table:table-cell office:value-type="string">
                <text:p>Ligne 600</text:p>
              </table:table-cell>
              <table:table-cell office:value-type="float" office:value="88">
                <text:p>88</text:p>
              </table:table-cell>
              <table:table-cell office:value-type="float" office:value="0.0033851939867919">
                <text:p>0.0033851939867919</text:p>
              </table:table-cell>
            </table:table-row>
            <table:table-row>
              <table:table-cell office:value-type="string">
                <text:p>Ligne 601</text:p>
              </table:table-cell>
              <table:table-cell office:value-type="float" office:value="89">
                <text:p>89</text:p>
              </table:table-cell>
              <table:table-cell office:value-type="float" office:value="0.000104741937421357">
                <text:p>0.000104741937421357</text:p>
              </table:table-cell>
            </table:table-row>
            <table:table-row>
              <table:table-cell office:value-type="string">
                <text:p>Ligne 602</text:p>
              </table:table-cell>
              <table:table-cell office:value-type="float" office:value="90">
                <text:p>90</text:p>
              </table:table-cell>
              <table:table-cell office:value-type="float" office:value="-0.000729493699999999">
                <text:p>-0.000729493699999999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2.372cm" svg:y="0.14cm" chart:style-name="ch2">
          <text:p>Couple de Roulis</text:p>
        </chart:title>
        <chart:legend chart:legend-position="end" svg:x="6.516cm" svg:y="3.298cm" chart:style-name="ch3"/>
        <chart:plot-area chart:style-name="ch4" table:cell-range-address="Feuille1.$A$507:.$A$602 Feuille1.$C$507:.$C$602" chart:table-number-list="0 0" svg:x="0.16cm" svg:y="0.923cm" svg:width="6.037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Ligne 507</text:p>
              </table:table-cell>
              <table:table-cell office:value-type="float" office:value="-5">
                <text:p>-5</text:p>
              </table:table-cell>
              <table:table-cell office:value-type="float" office:value="-0.00673344260616913">
                <text:p>-0.00673344260616913</text:p>
              </table:table-cell>
            </table:table-row>
            <table:table-row>
              <table:table-cell office:value-type="string">
                <text:p>Ligne 508</text:p>
              </table:table-cell>
              <table:table-cell office:value-type="float" office:value="-4">
                <text:p>-4</text:p>
              </table:table-cell>
              <table:table-cell office:value-type="float" office:value="-0.00672563631527181">
                <text:p>-0.00672563631527181</text:p>
              </table:table-cell>
            </table:table-row>
            <table:table-row>
              <table:table-cell office:value-type="string">
                <text:p>Ligne 509</text:p>
              </table:table-cell>
              <table:table-cell office:value-type="float" office:value="-3">
                <text:p>-3</text:p>
              </table:table-cell>
              <table:table-cell office:value-type="float" office:value="-0.00669987292931131">
                <text:p>-0.00669987292931131</text:p>
              </table:table-cell>
            </table:table-row>
            <table:table-row>
              <table:table-cell office:value-type="string">
                <text:p>Ligne 510</text:p>
              </table:table-cell>
              <table:table-cell office:value-type="float" office:value="-2">
                <text:p>-2</text:p>
              </table:table-cell>
              <table:table-cell office:value-type="float" office:value="-0.00670464079313066">
                <text:p>-0.00670464079313066</text:p>
              </table:table-cell>
            </table:table-row>
            <table:table-row>
              <table:table-cell office:value-type="string">
                <text:p>Ligne 511</text:p>
              </table:table-cell>
              <table:table-cell office:value-type="float" office:value="-1">
                <text:p>-1</text:p>
              </table:table-cell>
              <table:table-cell office:value-type="float" office:value="-0.00674107680618406">
                <text:p>-0.00674107680618406</text:p>
              </table:table-cell>
            </table:table-row>
            <table:table-row>
              <table:table-cell office:value-type="string">
                <text:p>Ligne 512</text:p>
              </table:table-cell>
              <table:table-cell office:value-type="float" office:value="0">
                <text:p>0</text:p>
              </table:table-cell>
              <table:table-cell office:value-type="float" office:value="-0.006688443125">
                <text:p>-0.006688443125</text:p>
              </table:table-cell>
            </table:table-row>
            <table:table-row>
              <table:table-cell office:value-type="string">
                <text:p>Ligne 513</text:p>
              </table:table-cell>
              <table:table-cell office:value-type="float" office:value="1">
                <text:p>1</text:p>
              </table:table-cell>
              <table:table-cell office:value-type="float" office:value="-0.00667720201349601">
                <text:p>-0.00667720201349601</text:p>
              </table:table-cell>
            </table:table-row>
            <table:table-row>
              <table:table-cell office:value-type="string">
                <text:p>Ligne 514</text:p>
              </table:table-cell>
              <table:table-cell office:value-type="float" office:value="2">
                <text:p>2</text:p>
              </table:table-cell>
              <table:table-cell office:value-type="float" office:value="-0.00664878858040105">
                <text:p>-0.00664878858040105</text:p>
              </table:table-cell>
            </table:table-row>
            <table:table-row>
              <table:table-cell office:value-type="string">
                <text:p>Ligne 515</text:p>
              </table:table-cell>
              <table:table-cell office:value-type="float" office:value="3">
                <text:p>3</text:p>
              </table:table-cell>
              <table:table-cell office:value-type="float" office:value="-0.006627285713606">
                <text:p>-0.006627285713606</text:p>
              </table:table-cell>
            </table:table-row>
            <table:table-row>
              <table:table-cell office:value-type="string">
                <text:p>Ligne 516</text:p>
              </table:table-cell>
              <table:table-cell office:value-type="float" office:value="4">
                <text:p>4</text:p>
              </table:table-cell>
              <table:table-cell office:value-type="float" office:value="-0.00657831591696673">
                <text:p>-0.00657831591696673</text:p>
              </table:table-cell>
            </table:table-row>
            <table:table-row>
              <table:table-cell office:value-type="string">
                <text:p>Ligne 517</text:p>
              </table:table-cell>
              <table:table-cell office:value-type="float" office:value="5">
                <text:p>5</text:p>
              </table:table-cell>
              <table:table-cell office:value-type="float" office:value="-0.00654862974636012">
                <text:p>-0.00654862974636012</text:p>
              </table:table-cell>
            </table:table-row>
            <table:table-row>
              <table:table-cell office:value-type="string">
                <text:p>Ligne 518</text:p>
              </table:table-cell>
              <table:table-cell office:value-type="float" office:value="6">
                <text:p>6</text:p>
              </table:table-cell>
              <table:table-cell office:value-type="float" office:value="-0.00650557186242762">
                <text:p>-0.00650557186242762</text:p>
              </table:table-cell>
            </table:table-row>
            <table:table-row>
              <table:table-cell office:value-type="string">
                <text:p>Ligne 519</text:p>
              </table:table-cell>
              <table:table-cell office:value-type="float" office:value="7">
                <text:p>7</text:p>
              </table:table-cell>
              <table:table-cell office:value-type="float" office:value="-0.00649674757505879">
                <text:p>-0.00649674757505879</text:p>
              </table:table-cell>
            </table:table-row>
            <table:table-row>
              <table:table-cell office:value-type="string">
                <text:p>Ligne 520</text:p>
              </table:table-cell>
              <table:table-cell office:value-type="float" office:value="8">
                <text:p>8</text:p>
              </table:table-cell>
              <table:table-cell office:value-type="float" office:value="-0.00641460614679642">
                <text:p>-0.00641460614679642</text:p>
              </table:table-cell>
            </table:table-row>
            <table:table-row>
              <table:table-cell office:value-type="string">
                <text:p>Ligne 521</text:p>
              </table:table-cell>
              <table:table-cell office:value-type="float" office:value="9">
                <text:p>9</text:p>
              </table:table-cell>
              <table:table-cell office:value-type="float" office:value="-0.00642217824990596">
                <text:p>-0.00642217824990596</text:p>
              </table:table-cell>
            </table:table-row>
            <table:table-row>
              <table:table-cell office:value-type="string">
                <text:p>Ligne 522</text:p>
              </table:table-cell>
              <table:table-cell office:value-type="float" office:value="10">
                <text:p>10</text:p>
              </table:table-cell>
              <table:table-cell office:value-type="float" office:value="-0.00645529459556174">
                <text:p>-0.00645529459556174</text:p>
              </table:table-cell>
            </table:table-row>
            <table:table-row>
              <table:table-cell office:value-type="string">
                <text:p>Ligne 523</text:p>
              </table:table-cell>
              <table:table-cell office:value-type="float" office:value="11">
                <text:p>11</text:p>
              </table:table-cell>
              <table:table-cell office:value-type="float" office:value="-0.00646031047913913">
                <text:p>-0.00646031047913913</text:p>
              </table:table-cell>
            </table:table-row>
            <table:table-row>
              <table:table-cell office:value-type="string">
                <text:p>Ligne 524</text:p>
              </table:table-cell>
              <table:table-cell office:value-type="float" office:value="12">
                <text:p>12</text:p>
              </table:table-cell>
              <table:table-cell office:value-type="float" office:value="-0.0064893832591716">
                <text:p>-0.0064893832591716</text:p>
              </table:table-cell>
            </table:table-row>
            <table:table-row>
              <table:table-cell office:value-type="string">
                <text:p>Ligne 525</text:p>
              </table:table-cell>
              <table:table-cell office:value-type="float" office:value="13">
                <text:p>13</text:p>
              </table:table-cell>
              <table:table-cell office:value-type="float" office:value="-0.00653166557300728">
                <text:p>-0.00653166557300728</text:p>
              </table:table-cell>
            </table:table-row>
            <table:table-row>
              <table:table-cell office:value-type="string">
                <text:p>Ligne 526</text:p>
              </table:table-cell>
              <table:table-cell office:value-type="float" office:value="14">
                <text:p>14</text:p>
              </table:table-cell>
              <table:table-cell office:value-type="float" office:value="-0.00655535176965564">
                <text:p>-0.00655535176965564</text:p>
              </table:table-cell>
            </table:table-row>
            <table:table-row>
              <table:table-cell office:value-type="string">
                <text:p>Ligne 527</text:p>
              </table:table-cell>
              <table:table-cell office:value-type="float" office:value="15">
                <text:p>15</text:p>
              </table:table-cell>
              <table:table-cell office:value-type="float" office:value="-0.00654452061532825">
                <text:p>-0.00654452061532825</text:p>
              </table:table-cell>
            </table:table-row>
            <table:table-row>
              <table:table-cell office:value-type="string">
                <text:p>Ligne 528</text:p>
              </table:table-cell>
              <table:table-cell office:value-type="float" office:value="16">
                <text:p>16</text:p>
              </table:table-cell>
              <table:table-cell office:value-type="float" office:value="-0.00657923908207896">
                <text:p>-0.00657923908207896</text:p>
              </table:table-cell>
            </table:table-row>
            <table:table-row>
              <table:table-cell office:value-type="string">
                <text:p>Ligne 529</text:p>
              </table:table-cell>
              <table:table-cell office:value-type="float" office:value="17">
                <text:p>17</text:p>
              </table:table-cell>
              <table:table-cell office:value-type="float" office:value="-0.00659576018302565">
                <text:p>-0.00659576018302565</text:p>
              </table:table-cell>
            </table:table-row>
            <table:table-row>
              <table:table-cell office:value-type="string">
                <text:p>Ligne 530</text:p>
              </table:table-cell>
              <table:table-cell office:value-type="float" office:value="18">
                <text:p>18</text:p>
              </table:table-cell>
              <table:table-cell office:value-type="float" office:value="-0.00656448988326114">
                <text:p>-0.00656448988326114</text:p>
              </table:table-cell>
            </table:table-row>
            <table:table-row>
              <table:table-cell office:value-type="string">
                <text:p>Ligne 531</text:p>
              </table:table-cell>
              <table:table-cell office:value-type="float" office:value="19">
                <text:p>19</text:p>
              </table:table-cell>
              <table:table-cell office:value-type="float" office:value="-0.00657255623685309">
                <text:p>-0.00657255623685309</text:p>
              </table:table-cell>
            </table:table-row>
            <table:table-row>
              <table:table-cell office:value-type="string">
                <text:p>Ligne 532</text:p>
              </table:table-cell>
              <table:table-cell office:value-type="float" office:value="20">
                <text:p>20</text:p>
              </table:table-cell>
              <table:table-cell office:value-type="float" office:value="-0.00655145930177497">
                <text:p>-0.00655145930177497</text:p>
              </table:table-cell>
            </table:table-row>
            <table:table-row>
              <table:table-cell office:value-type="string">
                <text:p>Ligne 533</text:p>
              </table:table-cell>
              <table:table-cell office:value-type="float" office:value="21">
                <text:p>21</text:p>
              </table:table-cell>
              <table:table-cell office:value-type="float" office:value="-0.00654126567085594">
                <text:p>-0.00654126567085594</text:p>
              </table:table-cell>
            </table:table-row>
            <table:table-row>
              <table:table-cell office:value-type="string">
                <text:p>Ligne 534</text:p>
              </table:table-cell>
              <table:table-cell office:value-type="float" office:value="22">
                <text:p>22</text:p>
              </table:table-cell>
              <table:table-cell office:value-type="float" office:value="-0.00647211896178401">
                <text:p>-0.00647211896178401</text:p>
              </table:table-cell>
            </table:table-row>
            <table:table-row>
              <table:table-cell office:value-type="string">
                <text:p>Ligne 535</text:p>
              </table:table-cell>
              <table:table-cell office:value-type="float" office:value="23">
                <text:p>23</text:p>
              </table:table-cell>
              <table:table-cell office:value-type="float" office:value="-0.00644799252210445">
                <text:p>-0.00644799252210445</text:p>
              </table:table-cell>
            </table:table-row>
            <table:table-row>
              <table:table-cell office:value-type="string">
                <text:p>Ligne 536</text:p>
              </table:table-cell>
              <table:table-cell office:value-type="float" office:value="24">
                <text:p>24</text:p>
              </table:table-cell>
              <table:table-cell office:value-type="float" office:value="-0.00644408055650026">
                <text:p>-0.00644408055650026</text:p>
              </table:table-cell>
            </table:table-row>
            <table:table-row>
              <table:table-cell office:value-type="string">
                <text:p>Ligne 537</text:p>
              </table:table-cell>
              <table:table-cell office:value-type="float" office:value="25">
                <text:p>25</text:p>
              </table:table-cell>
              <table:table-cell office:value-type="float" office:value="-0.00652173483265741">
                <text:p>-0.00652173483265741</text:p>
              </table:table-cell>
            </table:table-row>
            <table:table-row>
              <table:table-cell office:value-type="string">
                <text:p>Ligne 538</text:p>
              </table:table-cell>
              <table:table-cell office:value-type="float" office:value="26">
                <text:p>26</text:p>
              </table:table-cell>
              <table:table-cell office:value-type="float" office:value="-0.00647744768365891">
                <text:p>-0.00647744768365891</text:p>
              </table:table-cell>
            </table:table-row>
            <table:table-row>
              <table:table-cell office:value-type="string">
                <text:p>Ligne 539</text:p>
              </table:table-cell>
              <table:table-cell office:value-type="float" office:value="27">
                <text:p>27</text:p>
              </table:table-cell>
              <table:table-cell office:value-type="float" office:value="-0.00627090120876773">
                <text:p>-0.00627090120876773</text:p>
              </table:table-cell>
            </table:table-row>
            <table:table-row>
              <table:table-cell office:value-type="string">
                <text:p>Ligne 540</text:p>
              </table:table-cell>
              <table:table-cell office:value-type="float" office:value="28">
                <text:p>28</text:p>
              </table:table-cell>
              <table:table-cell office:value-type="float" office:value="-0.0062452811827681">
                <text:p>-0.0062452811827681</text:p>
              </table:table-cell>
            </table:table-row>
            <table:table-row>
              <table:table-cell office:value-type="string">
                <text:p>Ligne 541</text:p>
              </table:table-cell>
              <table:table-cell office:value-type="float" office:value="29">
                <text:p>29</text:p>
              </table:table-cell>
              <table:table-cell office:value-type="float" office:value="-0.0062115323632371">
                <text:p>-0.0062115323632371</text:p>
              </table:table-cell>
            </table:table-row>
            <table:table-row>
              <table:table-cell office:value-type="string">
                <text:p>Ligne 542</text:p>
              </table:table-cell>
              <table:table-cell office:value-type="float" office:value="30">
                <text:p>30</text:p>
              </table:table-cell>
              <table:table-cell office:value-type="float" office:value="-0.00620942142528749">
                <text:p>-0.00620942142528749</text:p>
              </table:table-cell>
            </table:table-row>
            <table:table-row>
              <table:table-cell office:value-type="string">
                <text:p>Ligne 543</text:p>
              </table:table-cell>
              <table:table-cell office:value-type="float" office:value="31">
                <text:p>31</text:p>
              </table:table-cell>
              <table:table-cell office:value-type="float" office:value="-0.00620057720736228">
                <text:p>-0.00620057720736228</text:p>
              </table:table-cell>
            </table:table-row>
            <table:table-row>
              <table:table-cell office:value-type="string">
                <text:p>Ligne 544</text:p>
              </table:table-cell>
              <table:table-cell office:value-type="float" office:value="32">
                <text:p>32</text:p>
              </table:table-cell>
              <table:table-cell office:value-type="float" office:value="-0.00617849799051892">
                <text:p>-0.00617849799051892</text:p>
              </table:table-cell>
            </table:table-row>
            <table:table-row>
              <table:table-cell office:value-type="string">
                <text:p>Ligne 545</text:p>
              </table:table-cell>
              <table:table-cell office:value-type="float" office:value="33">
                <text:p>33</text:p>
              </table:table-cell>
              <table:table-cell office:value-type="float" office:value="-0.00615036771886196">
                <text:p>-0.00615036771886196</text:p>
              </table:table-cell>
            </table:table-row>
            <table:table-row>
              <table:table-cell office:value-type="string">
                <text:p>Ligne 546</text:p>
              </table:table-cell>
              <table:table-cell office:value-type="float" office:value="34">
                <text:p>34</text:p>
              </table:table-cell>
              <table:table-cell office:value-type="float" office:value="-0.00605791291416915">
                <text:p>-0.00605791291416915</text:p>
              </table:table-cell>
            </table:table-row>
            <table:table-row>
              <table:table-cell office:value-type="string">
                <text:p>Ligne 547</text:p>
              </table:table-cell>
              <table:table-cell office:value-type="float" office:value="35">
                <text:p>35</text:p>
              </table:table-cell>
              <table:table-cell office:value-type="float" office:value="-0.00602664481291793">
                <text:p>-0.00602664481291793</text:p>
              </table:table-cell>
            </table:table-row>
            <table:table-row>
              <table:table-cell office:value-type="string">
                <text:p>Ligne 548</text:p>
              </table:table-cell>
              <table:table-cell office:value-type="float" office:value="36">
                <text:p>36</text:p>
              </table:table-cell>
              <table:table-cell office:value-type="float" office:value="-0.00603476683573904">
                <text:p>-0.00603476683573904</text:p>
              </table:table-cell>
            </table:table-row>
            <table:table-row>
              <table:table-cell office:value-type="string">
                <text:p>Ligne 549</text:p>
              </table:table-cell>
              <table:table-cell office:value-type="float" office:value="37">
                <text:p>37</text:p>
              </table:table-cell>
              <table:table-cell office:value-type="float" office:value="-0.00612988974255151">
                <text:p>-0.00612988974255151</text:p>
              </table:table-cell>
            </table:table-row>
            <table:table-row>
              <table:table-cell office:value-type="string">
                <text:p>Ligne 550</text:p>
              </table:table-cell>
              <table:table-cell office:value-type="float" office:value="38">
                <text:p>38</text:p>
              </table:table-cell>
              <table:table-cell office:value-type="float" office:value="-0.00612207727725004">
                <text:p>-0.00612207727725004</text:p>
              </table:table-cell>
            </table:table-row>
            <table:table-row>
              <table:table-cell office:value-type="string">
                <text:p>Ligne 551</text:p>
              </table:table-cell>
              <table:table-cell office:value-type="float" office:value="39">
                <text:p>39</text:p>
              </table:table-cell>
              <table:table-cell office:value-type="float" office:value="-0.0061631282513203">
                <text:p>-0.0061631282513203</text:p>
              </table:table-cell>
            </table:table-row>
            <table:table-row>
              <table:table-cell office:value-type="string">
                <text:p>Ligne 552</text:p>
              </table:table-cell>
              <table:table-cell office:value-type="float" office:value="40">
                <text:p>40</text:p>
              </table:table-cell>
              <table:table-cell office:value-type="float" office:value="-0.00614367933788575">
                <text:p>-0.00614367933788575</text:p>
              </table:table-cell>
            </table:table-row>
            <table:table-row>
              <table:table-cell office:value-type="string">
                <text:p>Ligne 553</text:p>
              </table:table-cell>
              <table:table-cell office:value-type="float" office:value="41">
                <text:p>41</text:p>
              </table:table-cell>
              <table:table-cell office:value-type="float" office:value="-0.0062609396637352">
                <text:p>-0.0062609396637352</text:p>
              </table:table-cell>
            </table:table-row>
            <table:table-row>
              <table:table-cell office:value-type="string">
                <text:p>Ligne 554</text:p>
              </table:table-cell>
              <table:table-cell office:value-type="float" office:value="42">
                <text:p>42</text:p>
              </table:table-cell>
              <table:table-cell office:value-type="float" office:value="-0.00635721470217155">
                <text:p>-0.00635721470217155</text:p>
              </table:table-cell>
            </table:table-row>
            <table:table-row>
              <table:table-cell office:value-type="string">
                <text:p>Ligne 555</text:p>
              </table:table-cell>
              <table:table-cell office:value-type="float" office:value="43">
                <text:p>43</text:p>
              </table:table-cell>
              <table:table-cell office:value-type="float" office:value="-0.0063743396993618">
                <text:p>-0.0063743396993618</text:p>
              </table:table-cell>
            </table:table-row>
            <table:table-row>
              <table:table-cell office:value-type="string">
                <text:p>Ligne 556</text:p>
              </table:table-cell>
              <table:table-cell office:value-type="float" office:value="44">
                <text:p>44</text:p>
              </table:table-cell>
              <table:table-cell office:value-type="float" office:value="-0.00641869876864994">
                <text:p>-0.00641869876864994</text:p>
              </table:table-cell>
            </table:table-row>
            <table:table-row>
              <table:table-cell office:value-type="string">
                <text:p>Ligne 557</text:p>
              </table:table-cell>
              <table:table-cell office:value-type="float" office:value="45">
                <text:p>45</text:p>
              </table:table-cell>
              <table:table-cell office:value-type="float" office:value="-0.00644102847501676">
                <text:p>-0.00644102847501676</text:p>
              </table:table-cell>
            </table:table-row>
            <table:table-row>
              <table:table-cell office:value-type="string">
                <text:p>Ligne 558</text:p>
              </table:table-cell>
              <table:table-cell office:value-type="float" office:value="46">
                <text:p>46</text:p>
              </table:table-cell>
              <table:table-cell office:value-type="float" office:value="-0.00638020712803678">
                <text:p>-0.00638020712803678</text:p>
              </table:table-cell>
            </table:table-row>
            <table:table-row>
              <table:table-cell office:value-type="string">
                <text:p>Ligne 559</text:p>
              </table:table-cell>
              <table:table-cell office:value-type="float" office:value="47">
                <text:p>47</text:p>
              </table:table-cell>
              <table:table-cell office:value-type="float" office:value="-0.00630544611921337">
                <text:p>-0.00630544611921337</text:p>
              </table:table-cell>
            </table:table-row>
            <table:table-row>
              <table:table-cell office:value-type="string">
                <text:p>Ligne 560</text:p>
              </table:table-cell>
              <table:table-cell office:value-type="float" office:value="48">
                <text:p>48</text:p>
              </table:table-cell>
              <table:table-cell office:value-type="float" office:value="-0.00620104056890568">
                <text:p>-0.00620104056890568</text:p>
              </table:table-cell>
            </table:table-row>
            <table:table-row>
              <table:table-cell office:value-type="string">
                <text:p>Ligne 561</text:p>
              </table:table-cell>
              <table:table-cell office:value-type="float" office:value="49">
                <text:p>49</text:p>
              </table:table-cell>
              <table:table-cell office:value-type="float" office:value="-0.00608210382250586">
                <text:p>-0.00608210382250586</text:p>
              </table:table-cell>
            </table:table-row>
            <table:table-row>
              <table:table-cell office:value-type="string">
                <text:p>Ligne 562</text:p>
              </table:table-cell>
              <table:table-cell office:value-type="float" office:value="50">
                <text:p>50</text:p>
              </table:table-cell>
              <table:table-cell office:value-type="float" office:value="-0.00598846623985278">
                <text:p>-0.00598846623985278</text:p>
              </table:table-cell>
            </table:table-row>
            <table:table-row>
              <table:table-cell office:value-type="string">
                <text:p>Ligne 563</text:p>
              </table:table-cell>
              <table:table-cell office:value-type="float" office:value="51">
                <text:p>51</text:p>
              </table:table-cell>
              <table:table-cell office:value-type="float" office:value="-0.00591353459221634">
                <text:p>-0.00591353459221634</text:p>
              </table:table-cell>
            </table:table-row>
            <table:table-row>
              <table:table-cell office:value-type="string">
                <text:p>Ligne 564</text:p>
              </table:table-cell>
              <table:table-cell office:value-type="float" office:value="52">
                <text:p>52</text:p>
              </table:table-cell>
              <table:table-cell office:value-type="float" office:value="-0.00586932963212449">
                <text:p>-0.00586932963212449</text:p>
              </table:table-cell>
            </table:table-row>
            <table:table-row>
              <table:table-cell office:value-type="string">
                <text:p>Ligne 565</text:p>
              </table:table-cell>
              <table:table-cell office:value-type="float" office:value="53">
                <text:p>53</text:p>
              </table:table-cell>
              <table:table-cell office:value-type="float" office:value="-0.00584760107692237">
                <text:p>-0.00584760107692237</text:p>
              </table:table-cell>
            </table:table-row>
            <table:table-row>
              <table:table-cell office:value-type="string">
                <text:p>Ligne 566</text:p>
              </table:table-cell>
              <table:table-cell office:value-type="float" office:value="54">
                <text:p>54</text:p>
              </table:table-cell>
              <table:table-cell office:value-type="float" office:value="-0.00588485781970766">
                <text:p>-0.00588485781970766</text:p>
              </table:table-cell>
            </table:table-row>
            <table:table-row>
              <table:table-cell office:value-type="string">
                <text:p>Ligne 567</text:p>
              </table:table-cell>
              <table:table-cell office:value-type="float" office:value="55">
                <text:p>55</text:p>
              </table:table-cell>
              <table:table-cell office:value-type="float" office:value="-0.00589084497185395">
                <text:p>-0.00589084497185395</text:p>
              </table:table-cell>
            </table:table-row>
            <table:table-row>
              <table:table-cell office:value-type="string">
                <text:p>Ligne 568</text:p>
              </table:table-cell>
              <table:table-cell office:value-type="float" office:value="56">
                <text:p>56</text:p>
              </table:table-cell>
              <table:table-cell office:value-type="float" office:value="-0.00583170812865977">
                <text:p>-0.00583170812865977</text:p>
              </table:table-cell>
            </table:table-row>
            <table:table-row>
              <table:table-cell office:value-type="string">
                <text:p>Ligne 569</text:p>
              </table:table-cell>
              <table:table-cell office:value-type="float" office:value="57">
                <text:p>57</text:p>
              </table:table-cell>
              <table:table-cell office:value-type="float" office:value="-0.00565611185248514">
                <text:p>-0.00565611185248514</text:p>
              </table:table-cell>
            </table:table-row>
            <table:table-row>
              <table:table-cell office:value-type="string">
                <text:p>Ligne 570</text:p>
              </table:table-cell>
              <table:table-cell office:value-type="float" office:value="58">
                <text:p>58</text:p>
              </table:table-cell>
              <table:table-cell office:value-type="float" office:value="-0.00551641234434256">
                <text:p>-0.00551641234434256</text:p>
              </table:table-cell>
            </table:table-row>
            <table:table-row>
              <table:table-cell office:value-type="string">
                <text:p>Ligne 571</text:p>
              </table:table-cell>
              <table:table-cell office:value-type="float" office:value="59">
                <text:p>59</text:p>
              </table:table-cell>
              <table:table-cell office:value-type="float" office:value="-0.0054698570708532">
                <text:p>-0.0054698570708532</text:p>
              </table:table-cell>
            </table:table-row>
            <table:table-row>
              <table:table-cell office:value-type="string">
                <text:p>Ligne 572</text:p>
              </table:table-cell>
              <table:table-cell office:value-type="float" office:value="60">
                <text:p>60</text:p>
              </table:table-cell>
              <table:table-cell office:value-type="float" office:value="-0.0053700076458625">
                <text:p>-0.0053700076458625</text:p>
              </table:table-cell>
            </table:table-row>
            <table:table-row>
              <table:table-cell office:value-type="string">
                <text:p>Ligne 573</text:p>
              </table:table-cell>
              <table:table-cell office:value-type="float" office:value="61">
                <text:p>61</text:p>
              </table:table-cell>
              <table:table-cell office:value-type="float" office:value="-0.00548395332812013">
                <text:p>-0.00548395332812013</text:p>
              </table:table-cell>
            </table:table-row>
            <table:table-row>
              <table:table-cell office:value-type="string">
                <text:p>Ligne 574</text:p>
              </table:table-cell>
              <table:table-cell office:value-type="float" office:value="62">
                <text:p>62</text:p>
              </table:table-cell>
              <table:table-cell office:value-type="float" office:value="-0.0055392758716421">
                <text:p>-0.0055392758716421</text:p>
              </table:table-cell>
            </table:table-row>
            <table:table-row>
              <table:table-cell office:value-type="string">
                <text:p>Ligne 575</text:p>
              </table:table-cell>
              <table:table-cell office:value-type="float" office:value="63">
                <text:p>63</text:p>
              </table:table-cell>
              <table:table-cell office:value-type="float" office:value="-0.00561800112079605">
                <text:p>-0.00561800112079605</text:p>
              </table:table-cell>
            </table:table-row>
            <table:table-row>
              <table:table-cell office:value-type="string">
                <text:p>Ligne 576</text:p>
              </table:table-cell>
              <table:table-cell office:value-type="float" office:value="64">
                <text:p>64</text:p>
              </table:table-cell>
              <table:table-cell office:value-type="float" office:value="-0.00557693629716861">
                <text:p>-0.00557693629716861</text:p>
              </table:table-cell>
            </table:table-row>
            <table:table-row>
              <table:table-cell office:value-type="string">
                <text:p>Ligne 577</text:p>
              </table:table-cell>
              <table:table-cell office:value-type="float" office:value="65">
                <text:p>65</text:p>
              </table:table-cell>
              <table:table-cell office:value-type="float" office:value="-0.00547537106134412">
                <text:p>-0.00547537106134412</text:p>
              </table:table-cell>
            </table:table-row>
            <table:table-row>
              <table:table-cell office:value-type="string">
                <text:p>Ligne 578</text:p>
              </table:table-cell>
              <table:table-cell office:value-type="float" office:value="66">
                <text:p>66</text:p>
              </table:table-cell>
              <table:table-cell office:value-type="float" office:value="-0.00540713515795795">
                <text:p>-0.00540713515795795</text:p>
              </table:table-cell>
            </table:table-row>
            <table:table-row>
              <table:table-cell office:value-type="string">
                <text:p>Ligne 579</text:p>
              </table:table-cell>
              <table:table-cell office:value-type="float" office:value="67">
                <text:p>67</text:p>
              </table:table-cell>
              <table:table-cell office:value-type="float" office:value="-0.00560676711173323">
                <text:p>-0.00560676711173323</text:p>
              </table:table-cell>
            </table:table-row>
            <table:table-row>
              <table:table-cell office:value-type="string">
                <text:p>Ligne 580</text:p>
              </table:table-cell>
              <table:table-cell office:value-type="float" office:value="68">
                <text:p>68</text:p>
              </table:table-cell>
              <table:table-cell office:value-type="float" office:value="-0.00561996796021752">
                <text:p>-0.00561996796021752</text:p>
              </table:table-cell>
            </table:table-row>
            <table:table-row>
              <table:table-cell office:value-type="string">
                <text:p>Ligne 581</text:p>
              </table:table-cell>
              <table:table-cell office:value-type="float" office:value="69">
                <text:p>69</text:p>
              </table:table-cell>
              <table:table-cell office:value-type="float" office:value="-0.00548671096085576">
                <text:p>-0.00548671096085576</text:p>
              </table:table-cell>
            </table:table-row>
            <table:table-row>
              <table:table-cell office:value-type="string">
                <text:p>Ligne 582</text:p>
              </table:table-cell>
              <table:table-cell office:value-type="float" office:value="70">
                <text:p>70</text:p>
              </table:table-cell>
              <table:table-cell office:value-type="float" office:value="-0.00542562340377914">
                <text:p>-0.00542562340377914</text:p>
              </table:table-cell>
            </table:table-row>
            <table:table-row>
              <table:table-cell office:value-type="string">
                <text:p>Ligne 583</text:p>
              </table:table-cell>
              <table:table-cell office:value-type="float" office:value="71">
                <text:p>71</text:p>
              </table:table-cell>
              <table:table-cell office:value-type="float" office:value="-0.00536838224169163">
                <text:p>-0.00536838224169163</text:p>
              </table:table-cell>
            </table:table-row>
            <table:table-row>
              <table:table-cell office:value-type="string">
                <text:p>Ligne 584</text:p>
              </table:table-cell>
              <table:table-cell office:value-type="float" office:value="72">
                <text:p>72</text:p>
              </table:table-cell>
              <table:table-cell office:value-type="float" office:value="-0.00500697048823315">
                <text:p>-0.00500697048823315</text:p>
              </table:table-cell>
            </table:table-row>
            <table:table-row>
              <table:table-cell office:value-type="string">
                <text:p>Ligne 585</text:p>
              </table:table-cell>
              <table:table-cell office:value-type="float" office:value="73">
                <text:p>73</text:p>
              </table:table-cell>
              <table:table-cell office:value-type="float" office:value="-0.00465673289565455">
                <text:p>-0.00465673289565455</text:p>
              </table:table-cell>
            </table:table-row>
            <table:table-row>
              <table:table-cell office:value-type="string">
                <text:p>Ligne 586</text:p>
              </table:table-cell>
              <table:table-cell office:value-type="float" office:value="74">
                <text:p>74</text:p>
              </table:table-cell>
              <table:table-cell office:value-type="float" office:value="-0.00447557150609353">
                <text:p>-0.00447557150609353</text:p>
              </table:table-cell>
            </table:table-row>
            <table:table-row>
              <table:table-cell office:value-type="string">
                <text:p>Ligne 587</text:p>
              </table:table-cell>
              <table:table-cell office:value-type="float" office:value="75">
                <text:p>75</text:p>
              </table:table-cell>
              <table:table-cell office:value-type="float" office:value="-0.0044175852152105">
                <text:p>-0.0044175852152105</text:p>
              </table:table-cell>
            </table:table-row>
            <table:table-row>
              <table:table-cell office:value-type="string">
                <text:p>Ligne 588</text:p>
              </table:table-cell>
              <table:table-cell office:value-type="float" office:value="76">
                <text:p>76</text:p>
              </table:table-cell>
              <table:table-cell office:value-type="float" office:value="-0.004444384230507">
                <text:p>-0.004444384230507</text:p>
              </table:table-cell>
            </table:table-row>
            <table:table-row>
              <table:table-cell office:value-type="string">
                <text:p>Ligne 589</text:p>
              </table:table-cell>
              <table:table-cell office:value-type="float" office:value="77">
                <text:p>77</text:p>
              </table:table-cell>
              <table:table-cell office:value-type="float" office:value="-0.00431517922727228">
                <text:p>-0.00431517922727228</text:p>
              </table:table-cell>
            </table:table-row>
            <table:table-row>
              <table:table-cell office:value-type="string">
                <text:p>Ligne 590</text:p>
              </table:table-cell>
              <table:table-cell office:value-type="float" office:value="78">
                <text:p>78</text:p>
              </table:table-cell>
              <table:table-cell office:value-type="float" office:value="-0.00456646107171147">
                <text:p>-0.00456646107171147</text:p>
              </table:table-cell>
            </table:table-row>
            <table:table-row>
              <table:table-cell office:value-type="string">
                <text:p>Ligne 591</text:p>
              </table:table-cell>
              <table:table-cell office:value-type="float" office:value="79">
                <text:p>79</text:p>
              </table:table-cell>
              <table:table-cell office:value-type="float" office:value="-0.00441592910359656">
                <text:p>-0.00441592910359656</text:p>
              </table:table-cell>
            </table:table-row>
            <table:table-row>
              <table:table-cell office:value-type="string">
                <text:p>Ligne 592</text:p>
              </table:table-cell>
              <table:table-cell office:value-type="float" office:value="80">
                <text:p>80</text:p>
              </table:table-cell>
              <table:table-cell office:value-type="float" office:value="-0.00454887781539116">
                <text:p>-0.00454887781539116</text:p>
              </table:table-cell>
            </table:table-row>
            <table:table-row>
              <table:table-cell office:value-type="string">
                <text:p>Ligne 593</text:p>
              </table:table-cell>
              <table:table-cell office:value-type="float" office:value="81">
                <text:p>81</text:p>
              </table:table-cell>
              <table:table-cell office:value-type="float" office:value="-0.0045016714901801">
                <text:p>-0.0045016714901801</text:p>
              </table:table-cell>
            </table:table-row>
            <table:table-row>
              <table:table-cell office:value-type="string">
                <text:p>Ligne 594</text:p>
              </table:table-cell>
              <table:table-cell office:value-type="float" office:value="82">
                <text:p>82</text:p>
              </table:table-cell>
              <table:table-cell office:value-type="float" office:value="-0.00423827905460554">
                <text:p>-0.00423827905460554</text:p>
              </table:table-cell>
            </table:table-row>
            <table:table-row>
              <table:table-cell office:value-type="string">
                <text:p>Ligne 595</text:p>
              </table:table-cell>
              <table:table-cell office:value-type="float" office:value="83">
                <text:p>83</text:p>
              </table:table-cell>
              <table:table-cell office:value-type="float" office:value="-0.00383858988277589">
                <text:p>-0.00383858988277589</text:p>
              </table:table-cell>
            </table:table-row>
            <table:table-row>
              <table:table-cell office:value-type="string">
                <text:p>Ligne 596</text:p>
              </table:table-cell>
              <table:table-cell office:value-type="float" office:value="84">
                <text:p>84</text:p>
              </table:table-cell>
              <table:table-cell office:value-type="float" office:value="-0.00364911239672748">
                <text:p>-0.00364911239672748</text:p>
              </table:table-cell>
            </table:table-row>
            <table:table-row>
              <table:table-cell office:value-type="string">
                <text:p>Ligne 597</text:p>
              </table:table-cell>
              <table:table-cell office:value-type="float" office:value="85">
                <text:p>85</text:p>
              </table:table-cell>
              <table:table-cell office:value-type="float" office:value="-0.0037992025401279">
                <text:p>-0.0037992025401279</text:p>
              </table:table-cell>
            </table:table-row>
            <table:table-row>
              <table:table-cell office:value-type="string">
                <text:p>Ligne 598</text:p>
              </table:table-cell>
              <table:table-cell office:value-type="float" office:value="86">
                <text:p>86</text:p>
              </table:table-cell>
              <table:table-cell office:value-type="float" office:value="-0.00386402297246453">
                <text:p>-0.00386402297246453</text:p>
              </table:table-cell>
            </table:table-row>
            <table:table-row>
              <table:table-cell office:value-type="string">
                <text:p>Ligne 599</text:p>
              </table:table-cell>
              <table:table-cell office:value-type="float" office:value="87">
                <text:p>87</text:p>
              </table:table-cell>
              <table:table-cell office:value-type="float" office:value="-0.00402859777263757">
                <text:p>-0.00402859777263757</text:p>
              </table:table-cell>
            </table:table-row>
            <table:table-row>
              <table:table-cell office:value-type="string">
                <text:p>Ligne 600</text:p>
              </table:table-cell>
              <table:table-cell office:value-type="float" office:value="88">
                <text:p>88</text:p>
              </table:table-cell>
              <table:table-cell office:value-type="float" office:value="-0.0039361267656957">
                <text:p>-0.0039361267656957</text:p>
              </table:table-cell>
            </table:table-row>
            <table:table-row>
              <table:table-cell office:value-type="string">
                <text:p>Ligne 601</text:p>
              </table:table-cell>
              <table:table-cell office:value-type="float" office:value="89">
                <text:p>89</text:p>
              </table:table-cell>
              <table:table-cell office:value-type="float" office:value="-0.00422923680938793">
                <text:p>-0.00422923680938793</text:p>
              </table:table-cell>
            </table:table-row>
            <table:table-row>
              <table:table-cell office:value-type="string">
                <text:p>Ligne 602</text:p>
              </table:table-cell>
              <table:table-cell office:value-type="float" office:value="90">
                <text:p>90</text:p>
              </table:table-cell>
              <table:table-cell office:value-type="float" office:value="-0.00403596895">
                <text:p>-0.00403596895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0pt" style:font-family-asian="'Lucida Sans Unicode'" style:font-family-generic-asian="system" style:font-pitch-asian="variable" style:font-size-asian="20pt" style:font-family-complex="Tahoma" style:font-family-generic-complex="system" style:font-pitch-complex="variable" style:font-size-complex="20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8000001907349pt" style:font-family-asian="'Lucida Sans Unicode'" style:font-family-generic-asian="system" style:font-pitch-asian="variable" style:font-size-asian="10.8000001907349pt" style:font-family-complex="Tahoma" style:font-family-generic-complex="system" style:font-pitch-complex="variable" style:font-size-complex="10.8000001907349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3.8999996185303pt" style:font-family-asian="'Lucida Sans Unicode'" style:font-family-generic-asian="system" style:font-pitch-asian="variable" style:font-size-asian="13.8999996185303pt" style:font-family-complex="Tahoma" style:font-family-generic-complex="system" style:font-pitch-complex="variable" style:font-size-complex="13.8999996185303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0.03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8000001907349pt" style:font-family-asian="'Lucida Sans Unicode'" style:font-family-generic-asian="system" style:font-pitch-asian="variable" style:font-size-asian="10.8000001907349pt" style:font-family-complex="Tahoma" style:font-family-generic-complex="system" style:font-pitch-complex="variable" style:font-size-complex="10.8000001907349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9.30000019073486pt" style:font-family-asian="'Lucida Sans Unicode'" style:font-family-generic-asian="system" style:font-pitch-asian="variable" style:font-size-asian="9.30000019073486pt" style:font-family-complex="Tahoma" style:font-family-generic-complex="system" style:font-pitch-complex="variable" style:font-size-complex="9.3000001907348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3.048cm" svg:height="10.789cm" chart:class="chart:scatter" chart:style-name="ch1">
        <chart:title svg:x="3.562cm" svg:y="0.214cm" chart:style-name="ch2">
          <text:p>Couple de Tangage</text:p>
        </chart:title>
        <chart:plot-area chart:style-name="ch3" table:cell-range-address="Feuille1.$A$507:.$A$602 Feuille1.$D$507:.$D$602" chart:table-number-list="0 0" svg:x="0.51cm" svg:y="1.501cm" svg:width="11.181cm" svg:height="9.15cm">
          <chart:axis chart:dimension="x" chart:name="primary-x" chart:style-name="ch4">
            <chart:title svg:x="6.187cm" svg:y="10.089cm" chart:style-name="ch5">
              <text:p>incidence</text:p>
            </chart:title>
            <chart:categories table:cell-range-address="local-table.A2:.A97"/>
          </chart:axis>
          <chart:axis chart:dimension="y" chart:name="primary-y" chart:style-name="ch6">
            <chart:title svg:x="0.51cm" svg:y="6.97cm" chart:style-name="ch5">
              <text:p>couple en N.m</text:p>
            </chart:title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0125433368">
                <text:p>0.0125433368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0052693992">
                <text:p>0.0052693992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0077587032">
                <text:p>0.0077587032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00513120400000001">
                <text:p>0.00513120400000001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0075756624">
                <text:p>0.0075756624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0127787232">
                <text:p>0.0127787232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0090066384">
                <text:p>0.0090066384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0108468008">
                <text:p>0.0108468008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0101509192">
                <text:p>0.0101509192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007642116">
                <text:p>0.007642116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0090662408">
                <text:p>0.0090662408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0090884856">
                <text:p>0.0090884856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0092405152">
                <text:p>0.0092405152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008214896">
                <text:p>0.008214896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0080880904">
                <text:p>0.0080880904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0080019136">
                <text:p>0.0080019136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0083764648">
                <text:p>0.0083764648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008336336">
                <text:p>0.008336336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0082862376">
                <text:p>0.0082862376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0083262088">
                <text:p>0.0083262088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008275208">
                <text:p>0.008275208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0082872176">
                <text:p>0.0082872176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0082897784">
                <text:p>0.0082897784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0082705616">
                <text:p>0.0082705616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0085701584">
                <text:p>0.0085701584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0084648776">
                <text:p>0.0084648776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00834068">
                <text:p>0.00834068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008260116">
                <text:p>0.008260116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0082065008">
                <text:p>0.0082065008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00815212">
                <text:p>0.00815212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008023188">
                <text:p>0.008023188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0082409072">
                <text:p>0.0082409072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0084027168">
                <text:p>0.0084027168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0083777568">
                <text:p>0.0083777568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0084067768">
                <text:p>0.0084067768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0090019896">
                <text:p>0.0090019896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00960839167285503">
                <text:p>0.00960839167285503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00976106779462029">
                <text:p>0.00976106779462029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00950085348795534">
                <text:p>0.00950085348795534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00936897444664672">
                <text:p>0.00936897444664672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00918628049874565">
                <text:p>0.00918628049874565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00891410811330525">
                <text:p>0.00891410811330525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00855944161200195">
                <text:p>0.00855944161200195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00831923803472701">
                <text:p>0.00831923803472701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00829975246314186">
                <text:p>0.00829975246314186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00825593019206972">
                <text:p>0.00825593019206972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00860173205733988">
                <text:p>0.00860173205733988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00868379316050088">
                <text:p>0.00868379316050088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00863354220965136">
                <text:p>0.00863354220965136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00848449369509748">
                <text:p>0.00848449369509748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0083836772529718">
                <text:p>0.0083836772529718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00849693882656002">
                <text:p>0.00849693882656002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00861675378758376">
                <text:p>0.00861675378758376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00888244622454289">
                <text:p>0.00888244622454289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00903940466872478">
                <text:p>0.00903940466872478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00920959528825617">
                <text:p>0.00920959528825617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00984684102907207">
                <text:p>0.00984684102907207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00947327716063788">
                <text:p>0.00947327716063788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00948750769007286">
                <text:p>0.00948750769007286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0109571978336161">
                <text:p>0.0109571978336161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0113608779086719">
                <text:p>0.0113608779086719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0118339016770393">
                <text:p>0.0118339016770393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0124118503120479">
                <text:p>0.0124118503120479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0129377050941478">
                <text:p>0.0129377050941478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0131368292760095">
                <text:p>0.0131368292760095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0132058847560666">
                <text:p>0.0132058847560666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0139392755560666">
                <text:p>0.0139392755560666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0138666563560666">
                <text:p>0.0138666563560666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0144135975560666">
                <text:p>0.0144135975560666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0140396827560666">
                <text:p>0.0140396827560666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0137724535560666">
                <text:p>0.0137724535560666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0151853607560666">
                <text:p>0.0151853607560666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0152108347560666">
                <text:p>0.0152108347560666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0157171851560666">
                <text:p>0.0157171851560666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0156826255560666">
                <text:p>0.0156826255560666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0158686447560666">
                <text:p>0.0158686447560666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0154186999560666">
                <text:p>0.0154186999560666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0154560291560666">
                <text:p>0.0154560291560666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0155231583560666">
                <text:p>0.0155231583560666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0153488911560666">
                <text:p>0.0153488911560666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0156418387560666">
                <text:p>0.0156418387560666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0151778643560666">
                <text:p>0.0151778643560666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0149639439560666">
                <text:p>0.0149639439560666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0153014183560666">
                <text:p>0.0153014183560666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0149409027560666">
                <text:p>0.0149409027560666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0147765891560666">
                <text:p>0.0147765891560666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0150930231560666">
                <text:p>0.0150930231560666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0152821539560666">
                <text:p>0.0152821539560666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0151632099560666">
                <text:p>0.0151632099560666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0157062435560666">
                <text:p>0.0157062435560666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0157190975560666">
                <text:p>0.0157190975560666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0157667067560666">
                <text:p>0.0157667067560666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0156362647560666">
                <text:p>0.0156362647560666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0160030131560666">
                <text:p>0.0160030131560666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0166604559560666">
                <text:p>0.0166604559560666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0160328391560666">
                <text:p>0.0160328391560666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159cm" svg:y="0.14cm" chart:style-name="ch2">
          <text:p>Poussée</text:p>
        </chart:title>
        <chart:legend chart:legend-position="end" svg:x="6.543cm" svg:y="3.298cm" chart:style-name="ch3"/>
        <chart:plot-area chart:style-name="ch4" table:cell-range-address="Feuille1.$A$507:.$A$602 Feuille1.$E$507:.$E$602" chart:table-number-list="0 0" svg:x="0.16cm" svg:y="0.923cm" svg:width="6.064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640586316151534">
                <text:p>0.640586316151534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643902759780263">
                <text:p>0.643902759780263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640964317528735">
                <text:p>0.640964317528735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638113896526083">
                <text:p>0.638113896526083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635521113175533">
                <text:p>0.635521113175533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63290551">
                <text:p>0.63290551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632951778012239">
                <text:p>0.632951778012239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634937512257807">
                <text:p>0.634937512257807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637621724366254">
                <text:p>0.637621724366254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637608263068559">
                <text:p>0.637608263068559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638867183177097">
                <text:p>0.638867183177097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638564720492953">
                <text:p>0.638564720492953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641066349686075">
                <text:p>0.641066349686075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640610929429426">
                <text:p>0.640610929429426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642380151177429">
                <text:p>0.642380151177429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646563282905539">
                <text:p>0.646563282905539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646872550203335">
                <text:p>0.646872550203335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646508123916117">
                <text:p>0.646508123916117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646193164516624">
                <text:p>0.646193164516624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647081158808229">
                <text:p>0.647081158808229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646061622243664">
                <text:p>0.646061622243664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645931866743128">
                <text:p>0.645931866743128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646464647056758">
                <text:p>0.646464647056758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643857436171491">
                <text:p>0.643857436171491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644004274209802">
                <text:p>0.644004274209802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645890875990333">
                <text:p>0.645890875990333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645131539857621">
                <text:p>0.645131539857621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642274655991428">
                <text:p>0.642274655991428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645119203481989">
                <text:p>0.645119203481989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645342166565371">
                <text:p>0.645342166565371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643515099752978">
                <text:p>0.643515099752978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643891152567448">
                <text:p>0.643891152567448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643384433394141">
                <text:p>0.643384433394141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643764748015139">
                <text:p>0.643764748015139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644909785182462">
                <text:p>0.644909785182462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644990759846221">
                <text:p>0.644990759846221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651401179089895">
                <text:p>0.651401179089895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649064408778556">
                <text:p>0.649064408778556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639898451200205">
                <text:p>0.639898451200205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632956853194653">
                <text:p>0.632956853194653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627902080540717">
                <text:p>0.627902080540717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619431743243308">
                <text:p>0.619431743243308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615013305726854">
                <text:p>0.615013305726854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607781898076791">
                <text:p>0.607781898076791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607024784154432">
                <text:p>0.607024784154432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605990595683489">
                <text:p>0.605990595683489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607257426316665">
                <text:p>0.607257426316665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607866753284349">
                <text:p>0.607866753284349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60666023007684">
                <text:p>0.60666023007684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603015966048155">
                <text:p>0.603015966048155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598778142516921">
                <text:p>0.598778142516921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5969548552601">
                <text:p>0.5969548552601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595415071046124">
                <text:p>0.595415071046124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593447687956987">
                <text:p>0.593447687956987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590245856514055">
                <text:p>0.590245856514055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587679641519398">
                <text:p>0.587679641519398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590541349046713">
                <text:p>0.590541349046713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582640385243383">
                <text:p>0.582640385243383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582647821734208">
                <text:p>0.582647821734208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580538117997374">
                <text:p>0.580538117997374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578940555483945">
                <text:p>0.578940555483945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5819168560966">
                <text:p>0.5819168560966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579829640849555">
                <text:p>0.579829640849555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577577582823172">
                <text:p>0.577577582823172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573120862414692">
                <text:p>0.573120862414692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570702536600623">
                <text:p>0.570702536600623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591236672167752">
                <text:p>0.591236672167752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604135119788014">
                <text:p>0.604135119788014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611142998903513">
                <text:p>0.611142998903513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614438996609116">
                <text:p>0.614438996609116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605026349592326">
                <text:p>0.605026349592326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618712440327378">
                <text:p>0.618712440327378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62386737249004">
                <text:p>0.62386737249004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642132272987737">
                <text:p>0.642132272987737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641726769794899">
                <text:p>0.641726769794899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648788984032409">
                <text:p>0.648788984032409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64185143017772">
                <text:p>0.64185143017772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641598184499929">
                <text:p>0.641598184499929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647645988463647">
                <text:p>0.647645988463647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640617990258759">
                <text:p>0.640617990258759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651928185460486">
                <text:p>0.651928185460486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644943086825792">
                <text:p>0.644943086825792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649108071935031">
                <text:p>0.649108071935031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655803270728539">
                <text:p>0.655803270728539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646237264543946">
                <text:p>0.646237264543946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639415866538586">
                <text:p>0.639415866538586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655080473609899">
                <text:p>0.655080473609899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655350055777358">
                <text:p>0.655350055777358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654081813812713">
                <text:p>0.654081813812713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671764697445144">
                <text:p>0.671764697445144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677073676732411">
                <text:p>0.677073676732411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684052746209947">
                <text:p>0.684052746209947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684356976804823">
                <text:p>0.684356976804823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67321467812939">
                <text:p>0.67321467812939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700722494581986">
                <text:p>0.700722494581986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68311376">
                <text:p>0.68311376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